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Pictures/100000000000000800000008CE4222A95D42848C.png" manifest:media-type="image/png"/>
  <manifest:file-entry manifest:full-path="Pictures/100000000000005E0000005E01D0683C6212004A.png" manifest:media-type="image/png"/>
  <manifest:file-entry manifest:full-path="meta.xml" manifest:media-type="text/xml"/>
  <manifest:file-entry manifest:full-path="Dialogs/dialog-lc.xml" manifest:media-type="text/xml"/>
  <manifest:file-entry manifest:full-path="Dialogs/JakartaBaru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JakartaBaru/script-lb.xml" manifest:media-type="text/xml"/>
  <manifest:file-entry manifest:full-path="Basic/JakartaBaru/Kantin.xml" manifest:media-type="text/xml"/>
  <manifest:file-entry manifest:full-path="Basic/JakartaBaru/PulsaElektrik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4.48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2.47mm"/>
    </style:style>
    <style:style style:name="co11" style:family="table-column">
      <style:table-column-properties fo:break-before="auto" style:column-width="29.77mm"/>
    </style:style>
    <style:style style:name="co12" style:family="table-column">
      <style:table-column-properties fo:break-before="auto" style:column-width="31.57mm"/>
    </style:style>
    <style:style style:name="co13" style:family="table-column">
      <style:table-column-properties fo:break-before="auto" style:column-width="49.37mm"/>
    </style:style>
    <style:style style:name="co14" style:family="table-column">
      <style:table-column-properties fo:break-before="auto" style:column-width="36.3mm"/>
    </style:style>
    <style:style style:name="co15" style:family="table-column">
      <style:table-column-properties fo:break-before="auto" style:column-width="43.92mm"/>
    </style:style>
    <style:style style:name="co16" style:family="table-column">
      <style:table-column-properties fo:break-before="auto" style:column-width="41.03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57.01mm"/>
    </style:style>
    <style:style style:name="co19" style:family="table-column">
      <style:table-column-properties fo:break-before="auto" style:column-width="33.76mm"/>
    </style:style>
    <style:style style:name="co20" style:family="table-column">
      <style:table-column-properties fo:break-before="auto" style:column-width="50.84mm"/>
    </style:style>
    <style:style style:name="co21" style:family="table-column">
      <style:table-column-properties fo:break-before="auto" style:column-width="40.66mm"/>
    </style:style>
    <style:style style:name="co22" style:family="table-column">
      <style:table-column-properties fo:break-before="auto" style:column-width="25.95mm"/>
    </style:style>
    <style:style style:name="co23" style:family="table-column">
      <style:table-column-properties fo:break-before="auto" style:column-width="31.4mm"/>
    </style:style>
    <style:style style:name="co24" style:family="table-column">
      <style:table-column-properties fo:break-before="auto" style:column-width="27.41mm"/>
    </style:style>
    <style:style style:name="co25" style:family="table-column">
      <style:table-column-properties fo:break-before="auto" style:column-width="45.38mm"/>
    </style:style>
    <style:style style:name="co26" style:family="table-column">
      <style:table-column-properties fo:break-before="auto" style:column-width="28.31mm"/>
    </style:style>
    <style:style style:name="co27" style:family="table-column">
      <style:table-column-properties fo:break-before="auto" style:column-width="34.85mm"/>
    </style:style>
    <style:style style:name="co28" style:family="table-column">
      <style:table-column-properties fo:break-before="auto" style:column-width="33.39mm"/>
    </style:style>
    <style:style style:name="co29" style:family="table-column">
      <style:table-column-properties fo:break-before="auto" style:column-width="50.09mm"/>
    </style:style>
    <style:style style:name="co30" style:family="table-column">
      <style:table-column-properties fo:break-before="auto" style:column-width="25.77mm"/>
    </style:style>
    <style:style style:name="co31" style:family="table-column">
      <style:table-column-properties fo:break-before="auto" style:column-width="45.74mm"/>
    </style:style>
    <style:style style:name="co32" style:family="table-column">
      <style:table-column-properties fo:break-before="auto" style:column-width="94.03mm"/>
    </style:style>
    <style:style style:name="co33" style:family="table-column">
      <style:table-column-properties fo:break-before="auto" style:column-width="53mm"/>
    </style:style>
    <style:style style:name="co34" style:family="table-column">
      <style:table-column-properties fo:break-before="auto" style:column-width="59.18mm"/>
    </style:style>
    <style:style style:name="co35" style:family="table-column">
      <style:table-column-properties fo:break-before="auto" style:column-width="45.01mm"/>
    </style:style>
    <style:style style:name="co36" style:family="table-column">
      <style:table-column-properties fo:break-before="auto" style:column-width="39.56mm"/>
    </style:style>
    <style:style style:name="co37" style:family="table-column">
      <style:table-column-properties fo:break-before="auto" style:column-width="29.95mm"/>
    </style:style>
    <style:style style:name="co38" style:family="table-column">
      <style:table-column-properties fo:break-before="auto" style:column-width="38.12mm"/>
    </style:style>
    <style:style style:name="co39" style:family="table-column">
      <style:table-column-properties fo:break-before="auto" style:column-width="24.85mm"/>
    </style:style>
    <style:style style:name="co40" style:family="table-column">
      <style:table-column-properties fo:break-before="auto" style:column-width="25.59mm"/>
    </style:style>
    <style:style style:name="co41" style:family="table-column">
      <style:table-column-properties fo:break-before="auto" style:column-width="37.57mm"/>
    </style:style>
    <style:style style:name="co42" style:family="table-column">
      <style:table-column-properties fo:break-before="auto" style:column-width="28.13mm"/>
    </style:style>
    <style:style style:name="co43" style:family="table-column">
      <style:table-column-properties fo:break-before="auto" style:column-width="67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date-style style:name="N2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C121" number:language="en" number:country="US">
      <number:number number:decimal-places="0" loext:min-decimal-places="0" number:min-integer-digits="0"/>
    </number:number-style>
    <number:date-style style:name="C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fo:border-bottom="4pt solid #000000" style:text-align-source="fix" style:repeat-content="false" fo:border-left="0.74pt solid #000000" fo:border-right="4pt solid #000000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4pt solid #000000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order-bottom="4pt solid #000000" style:text-align-source="fix" style:repeat-content="false" fo:border-left="4pt solid #000000" fo:border-right="4pt solid #000000" fo:border-top="0.74pt solid #000000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4pt solid #000000" fo:border-right="4pt solid #000000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3.49pt solid #000000" fo:border-right="0.74pt solid #000000" fo:border-top="0.74pt solid #000000"/>
      <style:paragraph-properties fo:text-align="center" fo:margin-left="0mm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20038">
      <style:table-cell-properties fo:border="0.74pt solid #000000"/>
    </style:style>
    <style:style style:name="ce13" style:family="table-cell" style:parent-style-name="Default" style:data-style-name="N100">
      <style:table-cell-properties fo:border="0.74pt solid #000000"/>
    </style:style>
    <style:style style:name="ce14" style:family="table-cell" style:parent-style-name="Default" style:data-style-name="N20038">
      <style:table-cell-properties style:text-align-source="fix" style:repeat-content="false" fo:border="0.74pt solid #000000"/>
      <style:paragraph-properties fo:text-align="start" fo:margin-left="0mm"/>
    </style:style>
    <style:style style:name="ce15" style:family="table-cell" style:parent-style-name="Default" style:data-style-name="N20038"/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20_2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Normal_20_2">
      <style:table-cell-properties fo:border-bottom="none" fo:background-color="#ff0000" style:diagonal-bl-tr="none" style:diagonal-tl-br="none" fo:border-left="2.49pt double-thin #000000" style:border-line-width-left="0.18mm 0.53mm 0.18mm" fo:border-right="0.74pt solid #000000" style:rotation-align="none" fo:border-top="2.49pt double-thin #000000" style:border-line-width-top="0.18mm 0.53mm 0.18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Normal_20_2">
      <style:table-cell-properties fo:border-bottom="none" fo:background-color="#ff000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Normal_20_2">
      <style:table-cell-properties fo:border-bottom="2.49pt double-thin #000000" style:border-line-width-bottom="0.18mm 0.53mm 0.18mm" fo:background-color="#ff000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Normal_20_2">
      <style:table-cell-properties fo:border-bottom="none" fo:background-color="#ffff0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Normal_20_2">
      <style:table-cell-properties fo:border-bottom="2.49pt double-thin #000000" style:border-line-width-bottom="0.18mm 0.53mm 0.18mm" fo:background-color="#ffff0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Normal_20_2">
      <style:table-cell-properties fo:border-bottom="none" fo:background-color="#0070c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Normal_20_2">
      <style:table-cell-properties fo:border-bottom="2.49pt double-thin #000000" style:border-line-width-bottom="0.18mm 0.53mm 0.18mm" fo:background-color="#0070c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Normal_20_2">
      <style:table-cell-properties fo:border-bottom="none" fo:background-color="#92d050" style:diagonal-bl-tr="none" style:diagonal-tl-br="none" fo:border-left="2.49pt double-thin #000000" style:border-line-width-left="0.18mm 0.53mm 0.18mm" fo:border-right="0.74pt solid #000000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Normal_20_2">
      <style:table-cell-properties fo:border-bottom="2.49pt double-thin #000000" style:border-line-width-bottom="0.18mm 0.53mm 0.18mm" fo:background-color="#8eb4e3" style:diagonal-bl-tr="none" style:diagonal-tl-br="none" fo:border-left="2.49pt double-thin #000000" style:border-line-width-left="0.18mm 0.53mm 0.18mm" fo:border-right="0.74pt solid #000000" style:rotation-align="none" fo:border-top="2.49pt double-thin #000000" style:border-line-width-top="0.18mm 0.53mm 0.18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2.49pt double-thin #000000" style:border-line-width-bottom="0.18mm 0.53mm 0.18mm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0127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Normal_20_2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Normal_20_2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Normal_20_2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Normal_20_2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20_2">
      <style:table-cell-properties fo:border-bottom="2.49pt double-thin #000000" style:border-line-width-bottom="0.18mm 0.53mm 0.18mm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42" style:family="table-cell" style:parent-style-name="Normal_20_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Normal_20_2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46" style:family="table-cell" style:parent-style-name="Normal_20_2">
      <style:table-cell-properties fo:border-bottom="0.74pt solid #000000" fo:background-color="#0070c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Normal_20_2">
      <style:table-cell-properties fo:border-bottom="0.74pt solid #000000" fo:background-color="#7030a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Normal_20_2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20_2">
      <style:table-cell-properties fo:border-bottom="2.49pt double-thin #000000" style:border-line-width-bottom="0.18mm 0.53mm 0.18mm" fo:background-color="#0070c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50" style:family="table-cell" style:parent-style-name="Normal_20_2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Normal_20_2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Normal_20_2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Normal_20_2">
      <style:table-cell-properties fo:border-bottom="2.49pt double-thin #000000" style:border-line-width-bottom="0.18mm 0.53mm 0.18mm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Normal_20_2">
      <style:table-cell-properties fo:border-bottom="2.49pt double-thin #000000" style:border-line-width-bottom="0.18mm 0.53mm 0.18mm" fo:background-color="#8eb4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39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0" style:family="table-cell" style:parent-style-name="Normal_20_2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Normal_20_2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Comma_20_2" style:data-style-name="N129">
      <style:table-cell-properties fo:border-bottom="0.74pt fine-dashe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Normal_20_2">
      <style:table-cell-properties fo:border-bottom="2.49pt double-thin #000000" style:border-line-width-bottom="0.18mm 0.53mm 0.18mm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64" style:family="table-cell" style:parent-style-name="Normal_20_2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Normal_20_2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66" style:family="table-cell" style:parent-style-name="Normal_20_2">
      <style:table-cell-properties fo:border-bottom="0.74pt solid #000000" fo:background-color="#007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Normal_20_2">
      <style:table-cell-properties fo:border-bottom="2.49pt double-thin #000000" style:border-line-width-bottom="0.18mm 0.53mm 0.18mm" fo:background-color="#007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68" style:family="table-cell" style:parent-style-name="Normal_20_2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Normal_20_2">
      <style:table-cell-properties fo:border-bottom="2.49pt double-thin #000000" style:border-line-width-bottom="0.18mm 0.53mm 0.18mm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70" style:family="table-cell" style:parent-style-name="Normal_20_2">
      <style:table-cell-properties fo:border-bottom="2.49pt double-thin #000000" style:border-line-width-bottom="0.18mm 0.53mm 0.18mm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ccc1da" style:diagonal-bl-tr="none" style:diagonal-tl-br="none" fo:border-left="0.74pt solid #000000" fo:border-right="0.74pt solid #000000" style:rotation-align="none" fo:border-top="non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2">
      <style:table-cell-properties fo:border-bottom="2.49pt double-thin #000000" style:border-line-width-bottom="0.18mm 0.53mm 0.18mm" fo:background-color="#93c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93cddd" style:diagonal-bl-tr="none" style:diagonal-tl-br="none" fo:border-left="0.74pt solid #000000" fo:border-right="0.74pt solid #000000" style:rotation-align="none" fo:border-top="non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Normal_20_2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Comma_20_2" style:data-style-name="N12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Comma_20_2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Excel_20_Built-in_20_Comma" style:data-style-name="N134">
      <style:table-cell-properties fo:border-bottom="2.49pt double-thin #000000" style:border-line-width-bottom="0.18mm 0.53mm 0.18mm" fo:background-color="#99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2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Normal_20_2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Comma_20_2" style:data-style-name="N129">
      <style:table-cell-properties fo:border-bottom="0.74pt fine-dashe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Comma_20_2" style:data-style-name="N129">
      <style:table-cell-properties fo:border-bottom="none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" style:family="table-cell" style:parent-style-name="Excel_20_Built-in_20_Comma" style:data-style-name="N134">
      <style:table-cell-properties fo:border-bottom="2.49pt double-thin #000000" style:border-line-width-bottom="0.18mm 0.53mm 0.18mm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6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93cddd" style:diagonal-bl-tr="none" style:diagonal-tl-br="none" fo:border-left="0.74pt solid #000000" fo:border-right="2.49pt double-thin #000000" style:border-line-width-right="0.18mm 0.53mm 0.18mm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93cddd" style:diagonal-bl-tr="none" style:diagonal-tl-br="none" fo:border-left="0.74pt solid #000000" fo:border-right="2.49pt double-thin #000000" style:border-line-width-right="0.18mm 0.53mm 0.18mm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order-bottom="none" fo:background-color="#93cddd" style:diagonal-bl-tr="none" style:diagonal-tl-br="none" fo:border-left="0.74pt solid #000000" fo:border-right="2.49pt double-thin #000000" style:border-line-width-right="0.18mm 0.53mm 0.18mm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2.49pt double-thin #000000" style:border-line-width-bottom="0.18mm 0.53mm 0.18mm" fo:background-color="#93cddd" style:diagonal-bl-tr="none" style:diagonal-tl-br="none" fo:border-left="0.74pt solid #000000" fo:border-right="2.49pt double-thin #000000" style:border-line-width-right="0.18mm 0.53mm 0.18mm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Normal_20_2" style:data-style-name="N129">
      <style:table-cell-properties fo:border-bottom="0.74pt fine-dashed #000000" fo:background-color="#ffc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3" style:family="table-cell" style:parent-style-name="Default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Comma_20_2" style:data-style-name="N134">
      <style:table-cell-properties fo:border-bottom="0.74pt fine-dashe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fo:border-bottom="2.49pt double-thin #000000" style:border-line-width-bottom="0.18mm 0.53mm 0.18mm" fo:background-color="#93cddd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0" style:family="table-cell" style:parent-style-name="Normal_20_3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1" style:family="table-cell" style:parent-style-name="Normal_20_2" style:data-style-name="N140">
      <style:table-cell-properties fo:border-bottom="0.74pt fine-dashed #000000" fo:background-color="#ffc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Normal_20_2">
      <style:table-cell-properties fo:border-bottom="2.49pt double-thin #000000" style:border-line-width-bottom="0.18mm 0.53mm 0.18mm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3" style:family="table-cell" style:parent-style-name="Normal_20_2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4" style:family="table-cell" style:parent-style-name="Normal_20_2">
      <style:table-cell-properties fo:border-bottom="2.49pt double-thin #000000" style:border-line-width-bottom="0.18mm 0.53mm 0.18mm" fo:background-color="#007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5" style:family="table-cell" style:parent-style-name="Comma_20_2" style:data-style-name="N125">
      <style:table-cell-properties fo:border-bottom="0.74pt fine-dashe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Normal_20_2">
      <style:table-cell-properties fo:border-bottom="2.49pt double-thin #000000" style:border-line-width-bottom="0.18mm 0.53mm 0.18mm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7" style:family="table-cell" style:parent-style-name="Normal_20_2">
      <style:table-cell-properties fo:border-bottom="2.49pt double-thin #000000" style:border-line-width-bottom="0.18mm 0.53mm 0.18mm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8" style:family="table-cell" style:parent-style-name="Comma_20_2" style:data-style-name="N138">
      <style:table-cell-properties fo:border-bottom="0.74pt fine-dashe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Comma_20_2" style:data-style-name="N138">
      <style:table-cell-properties fo:border-bottom="2.49pt double-thin #000000" style:border-line-width-bottom="0.18mm 0.53mm 0.18mm" fo:background-color="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0" style:family="table-cell" style:parent-style-name="Comma_20_2" style:data-style-name="N138">
      <style:table-cell-properties fo:border-bottom="2.49pt double-thin #000000" style:border-line-width-bottom="0.18mm 0.53mm 0.18mm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1" style:family="table-cell" style:parent-style-name="Comma_20_2" style:data-style-name="N138">
      <style:table-cell-properties fo:border-bottom="2.49pt double-thin #000000" style:border-line-width-bottom="0.18mm 0.53mm 0.18mm" fo:background-color="#007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2" style:family="table-cell" style:parent-style-name="Comma_20_2" style:data-style-name="N138">
      <style:table-cell-properties fo:border-bottom="2.49pt double-thin #000000" style:border-line-width-bottom="0.18mm 0.53mm 0.18mm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3" style:family="table-cell" style:parent-style-name="Comma_20_2" style:data-style-name="N138">
      <style:table-cell-properties fo:border-bottom="2.49pt double-thin #000000" style:border-line-width-bottom="0.18mm 0.53mm 0.18mm" fo:background-color="#8eb4e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fo:border-bottom="0.74pt solid #000000" fo:background-color="#b9cde5" style:diagonal-bl-tr="none" style:diagonal-tl-br="none" fo:border-left="0.74pt solid #000000" fo:border-right="0.74pt solid #000000" style:rotation-align="none" fo:border-top="non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Normal_20_2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6" style:family="table-cell" style:parent-style-name="Comma_20_2" style:data-style-name="N125">
      <style:table-cell-properties fo:border-bottom="0.74pt fine-dashed #000000" fo:background-color="#ffc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Comma_20_2" style:data-style-name="N125">
      <style:table-cell-properties fo:border-bottom="2.49pt double-thin #000000" style:border-line-width-bottom="0.18mm 0.53mm 0.18mm" fo:background-color="#ff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8" style:family="table-cell" style:parent-style-name="Comma_20_2" style:data-style-name="N125">
      <style:table-cell-properties fo:border-bottom="2.49pt double-thin #000000" style:border-line-width-bottom="0.18mm 0.53mm 0.18mm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9" style:family="table-cell" style:parent-style-name="Comma_20_2" style:data-style-name="N125">
      <style:table-cell-properties fo:border-bottom="2.49pt double-thin #000000" style:border-line-width-bottom="0.18mm 0.53mm 0.18mm" fo:background-color="#007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40" style:family="table-cell" style:parent-style-name="Comma_20_2" style:data-style-name="N125">
      <style:table-cell-properties fo:border-bottom="2.49pt double-thin #000000" style:border-line-width-bottom="0.18mm 0.53mm 0.18mm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41" style:family="table-cell" style:parent-style-name="Comma_20_2" style:data-style-name="N125">
      <style:table-cell-properties fo:border-bottom="2.49pt double-thin #000000" style:border-line-width-bottom="0.18mm 0.53mm 0.18mm" fo:background-color="#8eb4e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2" style:family="table-cell" style:parent-style-name="Default">
      <style:table-cell-properties fo:border-bottom="0.74pt solid #000000" fo:background-color="#3185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3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7" style:family="table-cell" style:parent-style-name="Normal_20_2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8" style:family="table-cell" style:parent-style-name="Default">
      <style:table-cell-properties fo:border-bottom="2.49pt double-thin #000000" style:border-line-width-bottom="0.18mm 0.53mm 0.18mm" fo:background-color="#ff00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0" style:family="table-cell" style:parent-style-name="Default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Normal_20_2">
      <style:table-cell-properties fo:border-bottom="0.74pt solid #000000" fo:background-color="#0070c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2" style:family="table-cell" style:parent-style-name="Default">
      <style:table-cell-properties fo:border-bottom="2.49pt double-thin #000000" style:border-line-width-bottom="0.18mm 0.53mm 0.18mm" fo:background-color="#0070c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Normal_20_2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order-bottom="2.49pt double-thin #000000" style:border-line-width-bottom="0.18mm 0.53mm 0.18mm" fo:background-color="#92d05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fo:border-bottom="2.49pt double-thin #000000" style:border-line-width-bottom="0.18mm 0.53mm 0.18mm" fo:background-color="#8eb4e3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3185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7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Normal_20_2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2" style:family="table-cell" style:parent-style-name="Default">
      <style:table-cell-properties fo:border-bottom="2.49pt double-thin #000000" style:border-line-width-bottom="0.18mm 0.53mm 0.18mm" fo:background-color="#ff000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Default">
      <style:table-cell-properties fo:border-bottom="2.49pt double-thin #000000" style:border-line-width-bottom="0.18mm 0.53mm 0.18mm" fo:background-color="#ffff00" style:diagonal-bl-tr="none" style:diagonal-tl-br="none" style:text-align-source="value-type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Normal_20_2">
      <style:table-cell-properties fo:border-bottom="0.74pt solid #000000" fo:background-color="#0070c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6" style:family="table-cell" style:parent-style-name="Default">
      <style:table-cell-properties fo:border-bottom="2.49pt double-thin #000000" style:border-line-width-bottom="0.18mm 0.53mm 0.18mm" fo:background-color="#0070c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Normal_20_2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fo:border-bottom="2.49pt double-thin #000000" style:border-line-width-bottom="0.18mm 0.53mm 0.18mm" fo:background-color="#92d05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fo:border-bottom="2.49pt double-thin #000000" style:border-line-width-bottom="0.18mm 0.53mm 0.18mm" fo:background-color="#8eb4e3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93cddd" style:diagonal-bl-tr="none" style:diagonal-tl-br="none" fo:border-left="0.74pt solid #000000" fo:border-right="2.49pt double-thin #000000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93cddd" style:diagonal-bl-tr="none" style:diagonal-tl-br="none" fo:border-left="0.74pt solid #000000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fo:border-bottom="none" fo:background-color="#93cddd" style:diagonal-bl-tr="none" style:diagonal-tl-br="none" fo:border-left="0.74pt solid #000000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5" style:family="table-cell" style:parent-style-name="Normal_20_3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6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Normal_20_3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9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Normal_20_3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1" style:family="table-cell" style:parent-style-name="Normal_20_3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2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3" style:family="table-cell" style:parent-style-name="Normal_20_3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4" style:family="table-cell" style:parent-style-name="Normal_20_3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5" style:family="table-cell" style:parent-style-name="Excel_20_Built-in_20_Comma" style:data-style-name="N134">
      <style:table-cell-properties fo:border-bottom="2.49pt double-thin #000000" style:border-line-width-bottom="0.18mm 0.53mm 0.18mm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6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Excel_20_Built-in_20_Comma" style:data-style-name="N13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Excel_20_Built-in_20_Comma" style:data-style-name="N134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Excel_20_Built-in_20_Comma" style:data-style-name="N134">
      <style:table-cell-properties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Normal_20_3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3" style:family="table-cell" style:parent-style-name="Normal_20_3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4" style:family="table-cell" style:parent-style-name="Normal_20_3">
      <style:table-cell-properties fo:border-bottom="2.49pt double-thin #000000" style:border-line-width-bottom="0.18mm 0.53mm 0.18mm" fo:background-color="#99ccff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5" style:family="table-cell" style:parent-style-name="Normal_20_3">
      <style:table-cell-properties fo:border-bottom="0.74pt solid #000000" fo:background-color="#93cddd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Normal_20_3">
      <style:table-cell-properties fo:border-bottom="0.74pt solid #000000" fo:background-color="#93cddd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Normal_20_3">
      <style:table-cell-properties fo:border-bottom="none" fo:background-color="#93cddd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Normal_20_3">
      <style:table-cell-properties fo:border-bottom="2.49pt double-thin #000000" style:border-line-width-bottom="0.18mm 0.53mm 0.18mm" fo:background-color="#93cddd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fo:background-color="#cccccc"/>
    </style:style>
    <style:style style:name="ce200" style:family="table-cell" style:parent-style-name="Default">
      <style:table-cell-properties fo:border-bottom="2.49pt double-thin #000000" style:border-line-width-bottom="0.18mm 0.53mm 0.18mm" fo:background-color="#b9cde5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1" style:family="table-cell" style:parent-style-name="Default">
      <style:table-cell-properties fo:border-bottom="2.49pt double-thin #000000" style:border-line-width-bottom="0.18mm 0.53mm 0.18mm" fo:background-color="#b9cde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2" style:family="table-cell" style:parent-style-name="Default">
      <style:table-cell-properties fo:border-bottom="2.49pt double-thin #000000" style:border-line-width-bottom="0.18mm 0.53mm 0.18mm" fo:background-color="#b9cd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3" style:family="table-cell" style:parent-style-name="Default">
      <style:table-cell-properties fo:border-bottom="2.49pt double-thin #000000" style:border-line-width-bottom="0.18mm 0.53mm 0.18mm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4" style:family="table-cell" style:parent-style-name="Default">
      <style:table-cell-properties fo:border-bottom="2.49pt double-thin #000000" style:border-line-width-bottom="0.18mm 0.53mm 0.18mm" fo:background-color="#b9cde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5" style:family="table-cell" style:parent-style-name="Default">
      <style:table-cell-properties fo:border-bottom="2.49pt double-thin #000000" style:border-line-width-bottom="0.18mm 0.53mm 0.18mm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6" style:family="table-cell" style:parent-style-name="Normal_20_3">
      <style:table-cell-properties fo:border-bottom="2.49pt double-thin #000000" style:border-line-width-bottom="0.18mm 0.53mm 0.18mm" fo:background-color="#b7dee8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 style:data-style-name="C121">
      <style:graphic-properties draw:textarea-vertical-align="middle" fo:background-color="#ffffff" fo:border="solid"/>
    </style:style>
    <style:style style:name="gr2" style:family="graphic">
      <style:graphic-properties draw:textarea-vertical-align="middle" fo:background-color="#ffffff" fo:border="solid"/>
    </style:style>
    <style:style style:name="gr3" style:family="graphic">
      <style:graphic-properties fo:background-color="#ffffff" fo:border="solid"/>
    </style:style>
    <style:style style:name="gr4" style:family="graphic">
      <style:graphic-properties draw:textarea-vertical-align="middle" fo:background-color="#9999ff" fo:border="solid"/>
    </style:style>
    <style:style style:name="gr5" style:family="graphic" style:data-style-name="C121">
      <style:graphic-properties draw:textarea-vertical-align="middle" fo:background-color="#9999ff" fo:border="solid"/>
    </style:style>
    <style:style style:name="gr6" style:family="graphic">
      <style:graphic-properties draw:stroke="none" svg:stroke-color="#000000" draw:fill="none" draw:fill-color="#ffffff" draw:textarea-vertical-align="middle" fo:min-height="26.72mm"/>
    </style:style>
    <style:style style:name="gr7" style:family="graphic" style:data-style-name="C10038">
      <style:graphic-properties draw:textarea-vertical-align="middle" fo:background-color="#ffffff" fo:border="solid"/>
    </style:style>
    <style:style style:name="gr8" style:family="graphic">
      <style:graphic-properties draw:fill="bitmap" draw:fill-color="#009900" draw:fill-image-name="Aqua" draw:textarea-horizontal-align="justify" draw:textarea-vertical-align="middle" draw:auto-grow-height="false" fo:min-height="225.77mm" fo:min-width="105.39mm"/>
    </style:style>
    <style:style style:name="gr9" style:family="graphic">
      <style:graphic-properties draw:fill="bitmap" draw:fill-color="#9999ff" draw:fill-image-name="Aqua" draw:textarea-horizontal-align="justify" draw:textarea-vertical-align="middle" draw:auto-grow-height="false" fo:min-height="224.49mm" fo:min-width="14.19mm"/>
    </style:style>
    <style:style style:name="gr10" style:family="graphic">
      <style:graphic-properties draw:fill="bitmap" draw:fill-color="#009900" draw:fill-image-name="Aqua" draw:textarea-horizontal-align="justify" draw:textarea-vertical-align="middle" draw:auto-grow-height="false" fo:min-height="224.49mm" fo:min-width="134.26mm"/>
    </style:style>
    <style:style style:name="ta_extref" style:family="table">
      <style:table-properties table:display="false"/>
    </style:style>
    <style:style style:name="P1" style:family="paragraph">
      <style:paragraph-properties fo:text-align="start"/>
      <style:text-properties style:text-line-through-style="none" style:text-line-through-type="none" fo:font-family="'Liberation Mono'" style:font-style-name="Regular" style:font-family-generic="modern" fo:font-size="10pt" fo:font-style="normal" style:text-underline-style="none"/>
    </style:style>
    <style:style style:name="P2" style:family="paragraph">
      <style:paragraph-properties fo:text-align="start"/>
      <style:text-properties fo:font-family="'Liberation Mono'" style:font-style-name="Regular" style:font-family-generic="modern"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color="#009900" draw:fill-image-name="Aqua"/>
    </style:style>
    <style:style style:name="P7" style:family="paragraph">
      <loext:graphic-properties draw:fill="bitmap" draw:fill-color="#9999ff" draw:fill-image-name="Aqua"/>
    </style:style>
    <style:style style:name="P8" style:family="paragraph">
      <style:paragraph-properties fo:text-align="end"/>
      <style:text-properties style:text-line-through-style="none" style:text-line-through-type="none" fo:font-family="'Liberation Mono'" style:font-style-name="Regular" style:font-family-generic="modern" fo:font-size="10pt" fo:font-style="normal" style:text-underline-style="none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DataPulsaElektrik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visibility="collapse" table:number-columns-repeated="1014" table:default-cell-style-name="ce4"/>
        <table:table-row table:style-name="ro1">
          <table:table-cell table:style-name="ce2" office:value-type="string" calcext:value-type="string">
            <text:p>KODE ID</text:p>
          </table:table-cell>
          <table:table-cell table:style-name="ce5" office:value-type="string" calcext:value-type="string">
            <text:p>JENIS PROVIDER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JENIS REFILL</text:p>
          </table:table-cell>
          <table:table-cell table:style-name="ce5" office:value-type="string" calcext:value-type="string">
            <text:p>HARGA BELI</text:p>
          </table:table-cell>
          <table:table-cell table:style-name="ce5" office:value-type="string" calcext:value-type="string">
            <text:p>HARGA JUAL</text:p>
          </table:table-cell>
          <table:table-cell table:style-name="ce5" office:value-type="string" calcext:value-type="string">
            <text:p>KEUNTUNGAN</text:p>
          </table:table-cell>
          <table:table-cell table:style-name="ce7" office:value-type="string" calcext:value-type="string">
            <text:p>NOMINAL</text:p>
          </table:table-cell>
          <table:table-cell table:style-name="ce5" office:value-type="string" calcext:value-type="string">
            <text:p>NOMOR HANDPHONE</text:p>
          </table:table-cell>
          <table:table-cell table:style-name="ce5" office:value-type="string" calcext:value-type="string">
            <text:p>JENIS PROVIDER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string" calcext:value-type="string">
            <text:p>XL DOMPUL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office:value-type="float" office:value="3000" calcext:value-type="float">
            <text:p>300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string" calcext:value-type="string">
            <text:p>XL DOMPUL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DOMPUL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852" calcext:value-type="float">
            <text:p>852</text:p>
          </table:table-cell>
          <table:table-cell table:style-name="ce6" office:value-type="string" calcext:value-type="string">
            <text:p>MKIOS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DOMPUL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55000" calcext:value-type="float">
            <text:p>55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string" calcext:value-type="string">
            <text:p>MKIOS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XL DOMPU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DOMPUL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2000" calcext:value-type="float">
            <text:p>10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15" calcext:value-type="float">
            <text:p>15</text:p>
          </table:table-cell>
          <table:table-cell table:style-name="ce6" office:value-type="float" office:value="813" calcext:value-type="float">
            <text:p>813</text:p>
          </table:table-cell>
          <table:table-cell table:style-name="ce6" office:value-type="string" calcext:value-type="string">
            <text:p>MKIOS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20" calcext:value-type="float">
            <text:p>20</text:p>
          </table:table-cell>
          <table:table-cell table:style-name="ce6" office:value-type="float" office:value="815" calcext:value-type="float">
            <text:p>815</text:p>
          </table:table-cell>
          <table:table-cell table:style-name="ce6" office:value-type="string" calcext:value-type="string">
            <text:p>INDOSAT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string" calcext:value-type="string">
            <text:p>INDOSAT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22000" calcext:value-type="float">
            <text:p>2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794" calcext:value-type="float">
            <text:p>794</text:p>
          </table:table-cell>
          <table:table-cell table:style-name="ce6" office:value-type="string" calcext:value-type="string">
            <text:p>ESIA</text:p>
          </table:table-cell>
          <table:table-cell table:style-name="ce6" table:number-columns-repeated="5"/>
          <table:table-cell table:style-name="ce6" table:formula="of:=[DataPulsaElektrik.O9]-[DataPulsaElektrik.N9]" office:value-type="float" office:value="0" calcext:value-type="float">
            <text:p>0</text:p>
          </table:table-cell>
          <table:table-cell table:style-name="ce9"/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27000" calcext:value-type="float">
            <text:p>27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float" office:value="609" calcext:value-type="float">
            <text:p>609</text:p>
          </table:table-cell>
          <table:table-cell table:style-name="ce6" office:value-type="string" calcext:value-type="string">
            <text:p>FLEXI</text:p>
          </table:table-cell>
          <table:table-cell table:style-name="ce6" table:number-columns-repeated="5"/>
          <table:table-cell table:style-name="ce6" table:formula="of:=[DataPulsaElektrik.O10]-[DataPulsaElektrik.N10]" office:value-type="float" office:value="0" calcext:value-type="float">
            <text:p>0</text:p>
          </table:table-cell>
          <table:table-cell table:style-name="ce9"/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52000" calcext:value-type="float">
            <text:p>5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150" calcext:value-type="float">
            <text:p>150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string" calcext:value-type="string">
            <text:p>THREE</text:p>
          </table:table-cell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MKIO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3000" calcext:value-type="float">
            <text:p>103000</text:p>
          </table:table-cell>
          <table:table-cell table:style-name="ce6" office:value-type="float" office:value="3000" calcext:value-type="float">
            <text:p>3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office:value-type="float" office:value="1500" calcext:value-type="float">
            <text:p>15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23000" calcext:value-type="float">
            <text:p>23000</text:p>
          </table:table-cell>
          <table:table-cell table:style-name="ce6" office:value-type="float" office:value="3000" calcext:value-type="float">
            <text:p>3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27000" calcext:value-type="float">
            <text:p>27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52000" calcext:value-type="float">
            <text:p>5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INDOSAT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5000" calcext:value-type="float">
            <text:p>105000</text:p>
          </table:table-cell>
          <table:table-cell table:style-name="ce6" office:value-type="float" office:value="5000" calcext:value-type="float">
            <text:p>5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2500" calcext:value-type="float">
            <text:p>25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OK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float" office:value="2000" calcext:value-type="float">
            <text:p>2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SALDO ESIA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26000" calcext:value-type="float">
            <text:p>26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SALDO ESIA</text:p>
          </table:table-cell>
          <table:table-cell table:style-name="ce6" office:value-type="float" office:value="50000" calcext:value-type="float">
            <text:p>50000</text:p>
          </table:table-cell>
          <table:table-cell table:style-name="ce6" office:value-type="float" office:value="54000" calcext:value-type="float">
            <text:p>54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ESI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ALDO ESIA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float" office:value="104000" calcext:value-type="float">
            <text:p>104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 table:number-rows-repeated="22">
          <table:table-cell table:style-name="ce3"/>
          <table:table-cell table:style-name="ce6" table:number-columns-repeated="6"/>
          <table:table-cell table:style-name="ce8"/>
          <table:table-cell table:style-name="ce6" table:number-columns-repeated="2"/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likasiIsianElektrik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Formatted Field 1" form:control-implementation="ooo:com.sun.star.form.component.FormattedField" xml:id="control1" form:id="control1" form:printable="false" form:tab-index="3" form:value="0" form:convert-empty-to-null="true" form:linked-cell="AplikasiIsianElektrik.B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878"/>
              </form:properties>
              <office:event-listeners>
                <script:event-listener script:language="ooo:script" script:event-name="dom:DOMFocusIn" xlink:href="vnd.sun.star.script:JakartaBaru.PulsaElektrik.HapusData?language=Basic&amp;location=document" xlink:type="simple"/>
                <script:event-listener script:language="ooo:script" script:event-name="dom:DOMFocusOut" xlink:href="vnd.sun.star.script:JakartaBaru.PulsaElektrik.NomorHandphone?language=Basic&amp;location=document" xlink:type="simple"/>
                <script:event-listener script:language="ooo:script" script:event-name="form:textchange" xlink:href="vnd.sun.star.script:JakartaBaru.PulsaElektrik.NomorHandphone?language=Basic&amp;location=document" xlink:type="simple"/>
              </office:event-listeners>
            </form:formatted-text>
            <form:fixed-text form:name="Label Field 2" form:control-implementation="ooo:com.sun.star.form.component.FixedText" xml:id="control2" form:id="control2" form:label="NOMOR HANDPHONE" form:title="Form untuk isian Handphone" form:printable="false" form:for="control1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listbox form:name="Nomor Handphone" form:control-implementation="ooo:com.sun.star.form.component.ListBox" xml:id="control3" form:id="control3" form:dropdown="true" form:printable="false" form:tab-index="5" form:bound-column="1" form:linked-cell="AplikasiIsianElektrik.D52" form:list-linkage-type="selection" form:source-cell-range="DataPulsaElektrik.H2:DataPulsaElektrik.H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</form:properties>
              <office:event-listeners>
                <script:event-listener script:language="ooo:script" script:event-name="dom:change" xlink:href="vnd.sun.star.script:JakartaBaru.PulsaElektrik.JenisRefill?language=Basic&amp;location=document" xlink:type="simple"/>
              </office:event-listeners>
            </form:listbox>
            <form:fixed-text form:name="Nomina" form:control-implementation="ooo:com.sun.star.form.component.FixedText" xml:id="control4" form:id="control4" form:label="NOMINAL" form:title="Form untuk isian Handphone" form:printable="false" form:for="control3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1" form:control-implementation="ooo:com.sun.star.form.component.TextField" xml:id="control5" form:id="control5" form:printable="false" form:readonly="true" form:tab-stop="false" form:tab-index="8" form:convert-empty-to-null="true" form:linked-cell="AplikasiIsianElektrik.C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Jenis Provider" form:control-implementation="ooo:com.sun.star.form.component.FixedText" xml:id="control6" form:id="control6" form:label="JENIS PROVIDER" form:title="Form untuk isian Handphone" form:printable="false" form:for="control5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Jenis Refill" form:control-implementation="ooo:com.sun.star.form.component.TextField" xml:id="control7" form:id="control7" form:printable="false" form:readonly="true" form:tab-stop="false" form:tab-index="6" form:convert-empty-to-null="true" form:linked-cell="AplikasiIsianElektrik.O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8" form:id="control8" form:printable="false" form:readonly="true" form:tab-stop="false" form:tab-index="10" form:convert-empty-to-null="true" form:linked-cell="AplikasiIsianElektrik.E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O" form:control-implementation="ooo:com.sun.star.form.component.FixedText" xml:id="control9" form:id="control9" form:label="SO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Text Box 1" form:control-implementation="ooo:com.sun.star.form.component.FormattedField" xml:id="control10" form:id="control10" form:printable="false" form:tab-index="11" form:value="0" form:convert-empty-to-null="true" form:linked-cell="AplikasiIsianElektrik.F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  <office:event-listeners>
                <script:event-listener script:language="ooo:script" script:event-name="dom:DOMFocusIn" xlink:href="vnd.sun.star.script:JakartaBaru.PulsaElektrik.StokData?language=Basic&amp;location=document" xlink:type="simple"/>
                <script:event-listener script:language="ooo:script" script:event-name="dom:DOMFocusOut" xlink:href="vnd.sun.star.script:JakartaBaru.PulsaElektrik.StokData?language=Basic&amp;location=document" xlink:type="simple"/>
                <script:event-listener script:language="ooo:script" script:event-name="form:textchange" xlink:href="vnd.sun.star.script:JakartaBaru.PulsaElektrik.StokData?language=Basic&amp;location=document" xlink:type="simple"/>
              </office:event-listeners>
            </form:formatted-text>
            <form:fixed-text form:name="+" form:control-implementation="ooo:com.sun.star.form.component.FixedText" xml:id="control11" form:id="control11" form:label="+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1" form:control-implementation="ooo:com.sun.star.form.component.TextField" xml:id="control12" form:id="control12" form:printable="false" form:readonly="true" form:tab-stop="false" form:tab-index="13" form:convert-empty-to-null="true" form:linked-cell="AplikasiIsianElektrik.G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O+" form:control-implementation="ooo:com.sun.star.form.component.FixedText" xml:id="control13" form:id="control13" form:label="SO+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Text Box 1" form:control-implementation="ooo:com.sun.star.form.component.FormattedField" xml:id="control14" form:id="control14" form:printable="false" form:readonly="true" form:tab-stop="false" form:tab-index="15" form:value="0" form:convert-empty-to-null="true" form:linked-cell="AplikasiIsianElektrik.H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-1"/>
              </form:properties>
              <office:event-listeners>
                <script:event-listener script:language="ooo:script" script:event-name="dom:DOMFocusIn" xlink:href="vnd.sun.star.script:JakartaBaru.PulsaElektrik.StokData?language=Basic&amp;location=document" xlink:type="simple"/>
                <script:event-listener script:language="ooo:script" script:event-name="dom:DOMFocusOut" xlink:href="vnd.sun.star.script:JakartaBaru.PulsaElektrik.StokData?language=Basic&amp;location=document" xlink:type="simple"/>
              </office:event-listeners>
            </form:formatted-text>
            <form:fixed-text form:name="SA" form:control-implementation="ooo:com.sun.star.form.component.FixedText" xml:id="control15" form:id="control15" form:label="SA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2" form:control-implementation="ooo:com.sun.star.form.component.TextField" xml:id="control16" form:id="control16" form:printable="false" form:readonly="true" form:tab-stop="false" form:tab-index="4" form:convert-empty-to-null="true" form:linked-cell="AplikasiIsianElektrik.I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ALE" form:control-implementation="ooo:com.sun.star.form.component.FixedText" xml:id="control17" form:id="control17" form:label="SALE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3" form:control-implementation="ooo:com.sun.star.form.component.TextField" xml:id="control18" form:id="control18" form:printable="false" form:readonly="true" form:tab-stop="false" form:tab-index="7" form:convert-empty-to-null="true" form:linked-cell="AplikasiIsianElektrik.J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RP" form:control-implementation="ooo:com.sun.star.form.component.FixedText" xml:id="control19" form:id="control19" form:label="RP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4" form:control-implementation="ooo:com.sun.star.form.component.TextField" xml:id="control20" form:id="control20" form:printable="false" form:readonly="true" form:tab-stop="false" form:tab-index="9" form:convert-empty-to-null="true" form:linked-cell="AplikasiIsianElektrik.K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IGMA" form:control-implementation="ooo:com.sun.star.form.component.FixedText" xml:id="control21" form:id="control21" form:label="SIGMA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5" form:control-implementation="ooo:com.sun.star.form.component.TextField" xml:id="control22" form:id="control22" form:printable="false" form:readonly="true" form:tab-stop="false" form:tab-index="12" form:convert-empty-to-null="true" form:linked-cell="AplikasiIsianElektrik.L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JUMLAH SALE" form:control-implementation="ooo:com.sun.star.form.component.FixedText" xml:id="control23" form:id="control23" form:label="JUMLAH SALE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Text Box 6" form:control-implementation="ooo:com.sun.star.form.component.TextField" xml:id="control24" form:id="control24" form:printable="false" form:readonly="true" form:tab-stop="false" form:tab-index="14" form:convert-empty-to-null="true" form:linked-cell="AplikasiIsianElektrik.M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JUMLAH SIGMA" form:control-implementation="ooo:com.sun.star.form.component.FixedText" xml:id="control25" form:id="control25" form:label="JUMLAH SIGMA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area form:name="Text Box 7" form:control-implementation="ooo:com.sun.star.form.component.TextField" xml:id="control26" form:id="control26" form:printable="false" form:tab-stop="false" form:tab-index="16" form:convert-empty-to-null="true" form:linked-cell="AplikasiIsianElektrik.N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</form:textarea>
            <form:fixed-text form:name="KETERANGAN" form:control-implementation="ooo:com.sun.star.form.component.FixedText" xml:id="control27" form:id="control27" form:label="KETERANGAN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Tanggal" form:control-implementation="ooo:com.sun.star.form.component.FormattedField" xml:id="control28" form:id="control28" form:printable="false" form:tab-stop="false" form:tab-index="1" form:value="42005" form:convert-empty-to-null="true" form:linked-cell="AplikasiIsianElektrik.A52" form:min-value="4200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22 Desember 2015"/>
              </form:properties>
            </form:formatted-text>
            <form:button form:name="Tanggal Hari Ini" form:control-implementation="ooo:com.sun.star.form.component.CommandButton" xml:id="control29" form:id="control29" form:label="Tanggal Hari ini" form:tab-stop="false" form:tab-index="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TglHrini?language=Basic&amp;location=document" xlink:type="simple"/>
              </office:event-listeners>
            </form:button>
            <form:button form:name="Tanggal Hari Ini" form:control-implementation="ooo:com.sun.star.form.component.CommandButton" xml:id="control30" form:id="control30" form:label="Hapuskan Data" form:tab-stop="false" form:tab-index="1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HapusData?language=Basic&amp;location=document" xlink:type="simple"/>
              </office:event-listeners>
            </form:button>
            <form:button form:name="Tanggal Hari Ini" form:control-implementation="ooo:com.sun.star.form.component.CommandButton" xml:id="control31" form:id="control31" form:label="Segarkan" form:tab-stop="false" form:tab-index="1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JenisRefill?language=Basic&amp;location=document" xlink:type="simple"/>
              </office:event-listeners>
            </form:button>
            <form:button form:name="Masukan Data" form:control-implementation="ooo:com.sun.star.form.component.CommandButton" xml:id="control32" form:id="control32" form:label="Masukan Data" form:tab-stop="true" form:tab-index="1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PindahDataKeStokAtauSaldo?language=Basic&amp;location=document" xlink:type="simple"/>
              </office:event-listeners>
            </form:button>
            <form:button form:name="Tambahkan" form:control-implementation="ooo:com.sun.star.form.component.CommandButton" xml:id="control33" form:id="control33" form:label="Tambah" form:tab-stop="false" form:tab-index="1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PulsaElektrik.TambahStokSaldo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86.3mm" svg:height="10mm" svg:x="78.68mm" svg:y="31mm" draw:control="control1"/>
          <draw:control draw:z-index="1" draw:style-name="gr2" draw:text-style-name="P2" svg:width="50mm" svg:height="10mm" svg:x="19.32mm" svg:y="31mm" draw:control="control2"/>
          <draw:control draw:z-index="2" draw:style-name="gr3" draw:text-style-name="P1" svg:width="20mm" svg:height="10mm" svg:x="78.3mm" svg:y="42.9mm" draw:control="control3"/>
          <draw:control draw:z-index="3" draw:style-name="gr2" draw:text-style-name="P2" svg:width="50mm" svg:height="10mm" svg:x="18.94mm" svg:y="42.9mm" draw:control="control4"/>
          <draw:control draw:z-index="4" draw:style-name="gr4" draw:text-style-name="P1" svg:width="50mm" svg:height="10mm" svg:x="78.28mm" svg:y="54.69mm" draw:control="control5"/>
          <draw:control draw:z-index="5" draw:style-name="gr2" draw:text-style-name="P2" svg:width="50mm" svg:height="10mm" svg:x="18.56mm" svg:y="54.69mm" draw:control="control6"/>
          <draw:control draw:z-index="6" draw:style-name="gr4" draw:text-style-name="P1" svg:width="50mm" svg:height="10mm" svg:x="100.38mm" svg:y="42.9mm" draw:control="control7"/>
          <draw:control draw:z-index="7" draw:style-name="gr4" draw:text-style-name="P1" svg:width="50mm" svg:height="10mm" svg:x="78.35mm" svg:y="66.24mm" draw:control="control8"/>
          <draw:control draw:z-index="8" draw:style-name="gr2" draw:text-style-name="P2" svg:width="50mm" svg:height="10mm" svg:x="18.63mm" svg:y="66.24mm" draw:control="control9"/>
          <draw:control draw:z-index="9" draw:style-name="gr1" draw:text-style-name="P1" svg:width="50mm" svg:height="10mm" svg:x="78.17mm" svg:y="77.51mm" draw:control="control10"/>
          <draw:control draw:z-index="10" draw:style-name="gr2" draw:text-style-name="P2" svg:width="50mm" svg:height="10mm" svg:x="18.45mm" svg:y="77.51mm" draw:control="control11"/>
          <draw:control draw:z-index="11" draw:style-name="gr4" draw:text-style-name="P1" svg:width="50mm" svg:height="10mm" svg:x="78.18mm" svg:y="89.55mm" draw:control="control12"/>
          <draw:control draw:z-index="12" draw:style-name="gr2" draw:text-style-name="P2" svg:width="50mm" svg:height="10mm" svg:x="18.46mm" svg:y="89.55mm" draw:control="control13"/>
          <draw:control draw:z-index="13" draw:style-name="gr5" draw:text-style-name="P1" svg:width="50mm" svg:height="10mm" svg:x="78.19mm" svg:y="101.1mm" draw:control="control14"/>
          <draw:control draw:z-index="14" draw:style-name="gr2" draw:text-style-name="P2" svg:width="50mm" svg:height="10mm" svg:x="18.56mm" svg:y="101.1mm" draw:control="control15"/>
          <draw:control draw:z-index="15" draw:style-name="gr4" draw:text-style-name="P1" svg:width="50mm" svg:height="10mm" svg:x="224.91mm" svg:y="42.24mm" draw:control="control16"/>
          <draw:control draw:z-index="16" draw:style-name="gr2" draw:text-style-name="P2" svg:width="50mm" svg:height="10mm" svg:x="165.55mm" svg:y="42.24mm" draw:control="control17"/>
          <draw:control draw:z-index="17" draw:style-name="gr4" draw:text-style-name="P1" svg:width="50mm" svg:height="10mm" svg:x="225.01mm" svg:y="53.53mm" draw:control="control18"/>
          <draw:control draw:z-index="18" draw:style-name="gr2" draw:text-style-name="P2" svg:width="50mm" svg:height="10mm" svg:x="165.65mm" svg:y="53.53mm" draw:control="control19"/>
          <draw:control draw:z-index="19" draw:style-name="gr4" draw:text-style-name="P1" svg:width="50mm" svg:height="10mm" svg:x="225.09mm" svg:y="65.18mm" draw:control="control20"/>
          <draw:control draw:z-index="20" draw:style-name="gr2" draw:text-style-name="P2" svg:width="50mm" svg:height="10mm" svg:x="165.73mm" svg:y="65.18mm" draw:control="control21"/>
          <draw:control draw:z-index="21" draw:style-name="gr4" draw:text-style-name="P1" svg:width="50mm" svg:height="10mm" svg:x="225.01mm" svg:y="77.61mm" draw:control="control22"/>
          <draw:control draw:z-index="22" draw:style-name="gr2" draw:text-style-name="P2" svg:width="50mm" svg:height="10mm" svg:x="165.65mm" svg:y="77.61mm" draw:control="control23"/>
          <draw:control draw:z-index="23" draw:style-name="gr4" draw:text-style-name="P1" svg:width="50mm" svg:height="10mm" svg:x="224.93mm" svg:y="90.03mm" draw:control="control24"/>
          <draw:control draw:z-index="24" draw:style-name="gr2" draw:text-style-name="P2" svg:width="50mm" svg:height="10mm" svg:x="165.57mm" svg:y="90.03mm" draw:control="control25"/>
          <draw:control draw:z-index="25" draw:style-name="gr2" draw:text-style-name="P1" svg:width="89.69mm" svg:height="24.74mm" svg:x="224.92mm" svg:y="101.69mm" draw:control="control26"/>
          <draw:control draw:z-index="26" draw:style-name="gr2" draw:text-style-name="P2" svg:width="50mm" svg:height="10mm" svg:x="165.56mm" svg:y="101.69mm" draw:control="control27"/>
          <draw:frame draw:z-index="27" draw:style-name="gr6" draw:text-style-name="P4" svg:width="254.39mm" svg:height="26.72mm" svg:x="19.73mm" svg:y="1.13mm">
            <draw:text-box>
              <text:p text:style-name="P3"><text:span text:style-name="T1">SILAHKAN MASUKAN DATA TRANSAKSI PULSA</text:span></text:p>
            </draw:text-box>
          </draw:frame>
          <draw:control draw:z-index="28" draw:style-name="gr7" draw:text-style-name="P1" svg:width="59.22mm" svg:height="10mm" svg:x="165.71mm" svg:y="30.48mm" draw:control="control28"/>
          <draw:control draw:z-index="29" draw:text-style-name="P5" svg:width="32.85mm" svg:height="10mm" svg:x="226.61mm" svg:y="30.48mm" draw:control="control29"/>
          <draw:control draw:z-index="30" draw:text-style-name="P5" svg:width="32.85mm" svg:height="10mm" svg:x="77.29mm" svg:y="114.02mm" draw:control="control30"/>
          <draw:control draw:z-index="31" draw:text-style-name="P5" svg:width="32.85mm" svg:height="10mm" svg:x="112.69mm" svg:y="114.15mm" draw:control="control31"/>
          <draw:control draw:z-index="32" draw:text-style-name="P5" svg:width="32.85mm" svg:height="10mm" svg:x="76.65mm" svg:y="125.95mm" draw:control="control32"/>
          <draw:control draw:z-index="33" draw:text-style-name="P5" svg:width="32.85mm" svg:height="10mm" svg:x="130.12mm" svg:y="77.52mm" draw:control="control33"/>
          <draw:custom-shape draw:z-index="34" draw:style-name="gr8" draw:text-style-name="P6" svg:width="105.39mm" svg:height="225.77mm" svg:x="320.42mm" svg:y="0.01mm">
            <text:p/>
            <draw:enhanced-geometry svg:viewBox="0 0 21600 21600" draw:type="rectangle" draw:enhanced-path="M 0 0 L 21600 0 21600 21600 0 21600 0 0 Z N"/>
          </draw:custom-shape>
          <draw:custom-shape draw:z-index="35" draw:style-name="gr9" draw:text-style-name="P7" svg:width="14.19mm" svg:height="224.49mm" svg:x="0.03mm" svg:y="0.0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visibility="collapse" table:number-columns-repeated="1009" table:default-cell-style-name="Default"/>
        <table:table-row table:style-name="ro1">
          <table:table-cell table:style-name="ce10" table:number-columns-spanned="15" table:number-rows-spanned="50"/>
          <table:covered-table-cell table:number-columns-repeated="14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 table:visibility="collapse">
          <table:table-cell table:style-name="ce11" office:value-type="string" calcext:value-type="string">
            <text:p>TANGGAL</text:p>
          </table:table-cell>
          <table:table-cell table:style-name="ce11" office:value-type="string" calcext:value-type="string">
            <text:p>NOMOR HANDPHONE</text:p>
          </table:table-cell>
          <table:table-cell table:style-name="ce11" office:value-type="string" calcext:value-type="string">
            <text:p>JENIS PROVIDER</text:p>
          </table:table-cell>
          <table:table-cell table:style-name="ce11" office:value-type="string" calcext:value-type="string">
            <text:p>NOMINAL</text:p>
          </table:table-cell>
          <table:table-cell table:style-name="ce11" office:value-type="string" calcext:value-type="string">
            <text:p>SO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text:p>SO+</text:p>
          </table:table-cell>
          <table:table-cell table:style-name="ce11" office:value-type="string" calcext:value-type="string">
            <text:p>SA</text:p>
          </table:table-cell>
          <table:table-cell table:style-name="ce11" office:value-type="string" calcext:value-type="string">
            <text:p>SALE</text:p>
          </table:table-cell>
          <table:table-cell table:style-name="ce11" office:value-type="string" calcext:value-type="string">
            <text:p>RP</text:p>
          </table:table-cell>
          <table:table-cell table:style-name="ce11" office:value-type="string" calcext:value-type="string">
            <text:p>SIGMA</text:p>
          </table:table-cell>
          <table:table-cell table:style-name="ce11" office:value-type="string" calcext:value-type="string">
            <text:p>JMLH SALE</text:p>
          </table:table-cell>
          <table:table-cell table:style-name="ce11" office:value-type="string" calcext:value-type="string">
            <text:p>JUMLAH SIGMA</text:p>
          </table:table-cell>
          <table:table-cell table:style-name="ce11" office:value-type="string" calcext:value-type="string">
            <text:p>KETERANGAN</text:p>
          </table:table-cell>
          <table:table-cell table:style-name="ce11" office:value-type="string" calcext:value-type="string">
            <text:p>JENIS REFILL</text:p>
          </table:table-cell>
          <table:table-cell table:number-columns-repeated="1009"/>
        </table:table-row>
        <table:table-row table:style-name="ro1" table:visibility="collapse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</text:p>
          </table:table-cell>
          <table:table-cell table:style-name="ce11" office:value-type="float" office:value="69" calcext:value-type="float">
            <text:p>69</text:p>
          </table:table-cell>
          <table:table-cell table:style-name="ce11"/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/>
          <table:table-cell table:style-name="ce11" office:value-type="string" calcext:value-type="string">
            <text:p>STOK</text:p>
          </table:table-cell>
          <table:table-cell table:number-columns-repeated="1009"/>
        </table:table-row>
        <table:table-row table:style-name="ro1" table:visibility="collapse">
          <table:table-cell table:number-columns-repeated="4"/>
          <table:table-cell office:value-type="string" calcext:value-type="string">
            <text:p>SO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+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SIGMA</text:p>
          </table:table-cell>
          <table:table-cell table:number-columns-repeated="2"/>
          <table:table-cell office:value-type="string" calcext:value-type="string">
            <text:p>KETERANGAN</text:p>
          </table:table-cell>
          <table:table-cell table:number-columns-repeated="1010"/>
        </table:table-row>
        <table:table-row table:style-name="ro1" table:visibility="collapse" table:number-rows-repeated="104852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HasilPenjualanPulsaStok" table:style-name="ta1">
        <table:table-column table:style-name="co14" table:default-cell-style-name="ce15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9" table:visibility="collapse" table:number-columns-repeated="1009" table:default-cell-style-name="Default"/>
        <table:table-row table:style-name="ro1">
          <table:table-cell table:style-name="ce14" office:value-type="string" calcext:value-type="string">
            <text:p>TANGGAL</text:p>
          </table:table-cell>
          <table:table-cell table:style-name="ce16" office:value-type="string" calcext:value-type="string">
            <text:p>NOMOR HANDPHONE</text:p>
          </table:table-cell>
          <table:table-cell table:style-name="ce16" office:value-type="string" calcext:value-type="string">
            <text:p>JENIS PROVIDER</text:p>
          </table:table-cell>
          <table:table-cell table:style-name="ce16" office:value-type="string" calcext:value-type="string">
            <text:p>NOMINAL</text:p>
          </table:table-cell>
          <table:table-cell table:style-name="ce16" office:value-type="string" calcext:value-type="string">
            <text:p>SO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SO+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ALE</text:p>
          </table:table-cell>
          <table:table-cell table:style-name="ce16" office:value-type="string" calcext:value-type="string">
            <text:p>RP</text:p>
          </table:table-cell>
          <table:table-cell table:style-name="ce16" office:value-type="string" calcext:value-type="string">
            <text:p>SIGMA</text:p>
          </table:table-cell>
          <table:table-cell table:style-name="ce16" office:value-type="string" calcext:value-type="string">
            <text:p>JMLH SALE</text:p>
          </table:table-cell>
          <table:table-cell table:style-name="ce16" office:value-type="string" calcext:value-type="string">
            <text:p>JUMLAH SIGMA</text:p>
          </table:table-cell>
          <table:table-cell table:style-name="ce16" office:value-type="string" calcext:value-type="string">
            <text:p>KETERANGAN</text:p>
          </table:table-cell>
          <table:table-cell table:style-name="ce17" table:number-columns-repeated="1010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</text:p>
          </table:table-cell>
          <table:table-cell table:style-name="ce11" office:value-type="float" office:value="70" calcext:value-type="float">
            <text:p>70</text:p>
          </table:table-cell>
          <table:table-cell table:style-name="ce11"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13000" calcext:value-type="float">
            <text:p>13000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/>
          <table:table-cell table:style-name="ce11" office:value-type="string" calcext:value-type="string">
            <text:p>STOK</text:p>
          </table:table-cell>
          <table:table-cell table:number-columns-repeated="1009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70" calcext:value-type="float">
            <text:p>70</text:p>
          </table:table-cell>
          <table:table-cell table:style-name="ce11" table:number-columns-repeated="6"/>
          <table:table-cell table:style-name="ce11" office:value-type="string" calcext:value-type="string">
            <text:p>STOK</text:p>
          </table:table-cell>
          <table:table-cell table:number-columns-repeated="1009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table:number-columns-repeated="6"/>
          <table:table-cell table:style-name="ce11" office:value-type="string" calcext:value-type="string">
            <text:p>STOK</text:p>
          </table:table-cell>
          <table:table-cell table:number-columns-repeated="1009"/>
        </table:table-row>
        <table:table-row table:style-name="ro1">
          <table:table-cell table:style-name="ce12" office:value-type="date" office:date-value="2015-12-05" calcext:value-type="date">
            <text:p>05 Desember 2015</text:p>
          </table:table-cell>
          <table:table-cell table:style-name="ce11" office:value-type="float" office:value="878123456" calcext:value-type="float">
            <text:p>878123456</text:p>
          </table:table-cell>
          <table:table-cell table:style-name="ce11" office:value-type="string" calcext:value-type="string">
            <text:p>XL DOMPUL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00" calcext:value-type="float">
            <text:p>7000</text:p>
          </table:table-cell>
          <table:table-cell table:style-name="ce11" office:value-type="float" office:value="1700" calcext:value-type="float">
            <text:p>1700</text:p>
          </table:table-cell>
          <table:table-cell table:style-name="ce11" office:value-type="float" office:value="140000" calcext:value-type="float">
            <text:p>140000</text:p>
          </table:table-cell>
          <table:table-cell table:style-name="ce11" office:value-type="float" office:value="34000" calcext:value-type="float">
            <text:p>34000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12" office:value-type="date" office:date-value="2015-12-06" calcext:value-type="date">
            <text:p>06 Desember 2015</text:p>
          </table:table-cell>
          <table:table-cell table:style-name="ce11" office:value-type="float" office:value="852897567" calcext:value-type="float">
            <text:p>852897567</text:p>
          </table:table-cell>
          <table:table-cell table:style-name="ce11" office:value-type="string" calcext:value-type="string">
            <text:p>MKIO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000" calcext:value-type="float">
            <text:p>12000</text:p>
          </table:table-cell>
          <table:table-cell table:style-name="ce11" office:value-type="float" office:value="1800" calcext:value-type="float">
            <text:p>1800</text:p>
          </table:table-cell>
          <table:table-cell table:style-name="ce11" office:value-type="float" office:value="96000" calcext:value-type="float">
            <text:p>96000</text:p>
          </table:table-cell>
          <table:table-cell table:style-name="ce11" office:value-type="float" office:value="14400" calcext:value-type="float">
            <text:p>14400</text:p>
          </table:table-cell>
          <table:table-cell table:style-name="ce11"/>
          <table:table-cell table:number-columns-repeated="1010"/>
        </table:table-row>
        <table:table-row table:style-name="ro1" table:number-rows-repeated="9">
          <table:table-cell table:style-name="ce12"/>
          <table:table-cell table:style-name="ce11" table:number-columns-repeated="13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silPenjualanPulsaSaldo" table:style-name="ta1">
        <office:forms form:automatic-focus="false" form:apply-design-mode="false"/>
        <table:table-column table:style-name="co10" table:default-cell-style-name="ce15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visibility="collapse" table:number-columns-repeated="1010" table:default-cell-style-name="Default"/>
        <table:table-row table:style-name="ro1">
          <table:table-cell table:style-name="ce14" office:value-type="string" calcext:value-type="string">
            <text:p>TANGGAL</text:p>
          </table:table-cell>
          <table:table-cell table:style-name="ce16" office:value-type="string" calcext:value-type="string">
            <text:p>NOMOR HANDPHONE</text:p>
          </table:table-cell>
          <table:table-cell table:style-name="ce16" office:value-type="string" calcext:value-type="string">
            <text:p>JENIS PROVIDER</text:p>
          </table:table-cell>
          <table:table-cell table:style-name="ce16" office:value-type="string" calcext:value-type="string">
            <text:p>NOMINAL</text:p>
          </table:table-cell>
          <table:table-cell table:style-name="ce16" office:value-type="string" calcext:value-type="string">
            <text:p>SO</text:p>
          </table:table-cell>
          <table:table-cell table:style-name="ce16" office:value-type="string" calcext:value-type="string">
            <text:p>+</text:p>
          </table:table-cell>
          <table:table-cell table:style-name="ce16" office:value-type="string" calcext:value-type="string">
            <text:p>SO+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ALE</text:p>
          </table:table-cell>
          <table:table-cell table:style-name="ce16" office:value-type="string" calcext:value-type="string">
            <text:p>RP</text:p>
          </table:table-cell>
          <table:table-cell table:style-name="ce16" office:value-type="string" calcext:value-type="string">
            <text:p>SIGMA</text:p>
          </table:table-cell>
          <table:table-cell table:style-name="ce16" office:value-type="string" calcext:value-type="string">
            <text:p>JMLH SALE</text:p>
          </table:table-cell>
          <table:table-cell table:style-name="ce16" office:value-type="string" calcext:value-type="string">
            <text:p>JUMLAH SIGMA</text:p>
          </table:table-cell>
          <table:table-cell table:style-name="ce16" office:value-type="string" calcext:value-type="string">
            <text:p>KETERANGAN</text:p>
          </table:table-cell>
          <table:table-cell table:style-name="ce17" table:number-columns-repeated="1010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731000" calcext:value-type="float">
            <text:p>731000</text:p>
          </table:table-cell>
          <table:table-cell table:style-name="ce11"/>
          <table:table-cell table:style-name="ce11" office:value-type="float" office:value="731000" calcext:value-type="float">
            <text:p>731000</text:p>
          </table:table-cell>
          <table:table-cell table:style-name="ce11" office:value-type="float" office:value="701000" calcext:value-type="float">
            <text:p>701000</text:p>
          </table:table-cell>
          <table:table-cell table:number-columns-repeated="2" table:style-name="ce11" office:value-type="float" office:value="30000" calcext:value-type="float">
            <text:p>30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PERMEN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731000" calcext:value-type="float">
            <text:p>731000</text:p>
          </table:table-cell>
          <table:table-cell table:style-name="ce11"/>
          <table:table-cell table:number-columns-repeated="2" table:style-name="ce11" office:value-type="float" office:value="731000" calcext:value-type="float">
            <text:p>731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0</text:p>
          </table:table-cell>
          <table:table-cell table:style-name="ce11" office:value-type="float" office:value="730000" calcext:value-type="float">
            <text:p>7300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731000" calcext:value-type="float">
            <text:p>731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25</text:p>
          </table:table-cell>
          <table:table-cell table:style-name="ce11" office:value-type="float" office:value="729000" calcext:value-type="float">
            <text:p>72900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730000" calcext:value-type="float">
            <text:p>73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0</text:p>
          </table:table-cell>
          <table:table-cell table:style-name="ce11" office:value-type="float" office:value="831000" calcext:value-type="float">
            <text:p>831000</text:p>
          </table:table-cell>
          <table:table-cell table:style-name="ce11"/>
          <table:table-cell table:style-name="ce11" office:value-type="float" office:value="831000" calcext:value-type="float">
            <text:p>831000</text:p>
          </table:table-cell>
          <table:table-cell table:style-name="ce11" office:value-type="float" office:value="729000" calcext:value-type="float">
            <text:p>729000</text:p>
          </table:table-cell>
          <table:table-cell table:number-columns-repeated="2" table:style-name="ce11" office:value-type="float" office:value="102000" calcext:value-type="float">
            <text:p>102000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0</text:p>
          </table:table-cell>
          <table:table-cell table:style-name="ce11" office:value-type="float" office:value="933000" calcext:value-type="float">
            <text:p>933000</text:p>
          </table:table-cell>
          <table:table-cell table:style-name="ce11"/>
          <table:table-cell table:style-name="ce11" office:value-type="float" office:value="933000" calcext:value-type="float">
            <text:p>933000</text:p>
          </table:table-cell>
          <table:table-cell table:style-name="ce11" office:value-type="float" office:value="831000" calcext:value-type="float">
            <text:p>831000</text:p>
          </table:table-cell>
          <table:table-cell table:number-columns-repeated="2" table:style-name="ce11" office:value-type="float" office:value="102000" calcext:value-type="float">
            <text:p>102000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100</text:p>
          </table:table-cell>
          <table:table-cell table:style-name="ce11" office:value-type="float" office:value="1035000" calcext:value-type="float">
            <text:p>1035000</text:p>
          </table:table-cell>
          <table:table-cell table:style-name="ce11"/>
          <table:table-cell table:style-name="ce11" office:value-type="float" office:value="1035000" calcext:value-type="float">
            <text:p>1035000</text:p>
          </table:table-cell>
          <table:table-cell table:style-name="ce11" office:value-type="float" office:value="933000" calcext:value-type="float">
            <text:p>933000</text:p>
          </table:table-cell>
          <table:table-cell table:number-columns-repeated="2" table:style-name="ce11" office:value-type="float" office:value="102000" calcext:value-type="float">
            <text:p>102000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790000" calcext:value-type="float">
            <text:p>790000</text:p>
          </table:table-cell>
          <table:table-cell table:style-name="ce11" office:value-type="float" office:value="300000" calcext:value-type="float">
            <text:p>300000</text:p>
          </table:table-cell>
          <table:table-cell table:style-name="ce11" office:value-type="float" office:value="1090000" calcext:value-type="float">
            <text:p>1090000</text:p>
          </table:table-cell>
          <table:table-cell table:style-name="ce11" office:value-type="float" office:value="1035000" calcext:value-type="float">
            <text:p>10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490000" calcext:value-type="float">
            <text:p>4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790000" calcext:value-type="float">
            <text:p>7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490000" calcext:value-type="float">
            <text:p>4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490000" calcext:value-type="float">
            <text:p>4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490000" calcext:value-type="float">
            <text:p>4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490000" calcext:value-type="float">
            <text:p>4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490000" calcext:value-type="float">
            <text:p>4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490000" calcext:value-type="float">
            <text:p>4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490000" calcext:value-type="float">
            <text:p>4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number-columns-repeated="2" table:style-name="ce11" office:value-type="float" office:value="190000" calcext:value-type="float">
            <text:p>1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number-columns-repeated="2" table:style-name="ce11" office:value-type="float" office:value="190000" calcext:value-type="float">
            <text:p>190000</text:p>
          </table:table-cell>
          <table:table-cell table:style-name="ce11" table:number-columns-repeated="6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number-columns-repeated="2" table:style-name="ce11" office:value-type="float" office:value="190000" calcext:value-type="float">
            <text:p>19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135000" calcext:value-type="float">
            <text:p>1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135000" calcext:value-type="float">
            <text:p>1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135000" calcext:value-type="float">
            <text:p>1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190000" calcext:value-type="float">
            <text:p>190000</text:p>
          </table:table-cell>
          <table:table-cell table:style-name="ce11"/>
          <table:table-cell table:style-name="ce11" office:value-type="float" office:value="190000" calcext:value-type="float">
            <text:p>190000</text:p>
          </table:table-cell>
          <table:table-cell table:style-name="ce11" office:value-type="float" office:value="135000" calcext:value-type="float">
            <text:p>13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245000" calcext:value-type="float">
            <text:p>245000</text:p>
          </table:table-cell>
          <table:table-cell table:style-name="ce11"/>
          <table:table-cell table:style-name="ce11" office:value-type="float" office:value="245000" calcext:value-type="float">
            <text:p>245000</text:p>
          </table:table-cell>
          <table:table-cell table:style-name="ce11" office:value-type="float" office:value="190000" calcext:value-type="float">
            <text:p>19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300000" calcext:value-type="float">
            <text:p>300000</text:p>
          </table:table-cell>
          <table:table-cell table:style-name="ce11"/>
          <table:table-cell table:style-name="ce11" office:value-type="float" office:value="300000" calcext:value-type="float">
            <text:p>300000</text:p>
          </table:table-cell>
          <table:table-cell table:style-name="ce11" office:value-type="float" office:value="245000" calcext:value-type="float">
            <text:p>245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5000" calcext:value-type="float">
            <text:p>355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>
          <table:table-cell table:style-name="ce12" office:value-type="date" office:date-value="2015-12-22" calcext:value-type="date">
            <text:p>22 Desember 2015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5000" calcext:value-type="float">
            <text:p>355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 table:number-rows-repeated="50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>
          <table:table-cell table:style-name="ce11" office:value-type="float" office:value="42360" calcext:value-type="float">
            <text:p>42360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5000" calcext:value-type="float">
            <text:p>355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 table:number-rows-repeated="50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>
          <table:table-cell table:style-name="ce11"/>
          <table:table-cell table:style-name="ce11" office:value-type="float" office:value="819" calcext:value-type="float">
            <text:p>819</text:p>
          </table:table-cell>
          <table:table-cell table:style-name="ce11" office:value-type="string" calcext:value-type="string">
            <text:p>XL DOMPUL</text:p>
          </table:table-cell>
          <table:table-cell table:style-name="ce13" office:value-type="string" calcext:value-type="string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55000" calcext:value-type="float">
            <text:p>355000</text:p>
          </table:table-cell>
          <table:table-cell table:style-name="ce11" office:value-type="float" office:value="300000" calcext:value-type="float">
            <text:p>300000</text:p>
          </table:table-cell>
          <table:table-cell table:number-columns-repeated="2" table:style-name="ce11" office:value-type="float" office:value="55000" calcext:value-type="float">
            <text:p>55000</text:p>
          </table:table-cell>
          <table:table-cell table:style-name="ce11" office:value-type="float" office:value="5000" calcext:value-type="float">
            <text:p>5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OMPUL</text:p>
          </table:table-cell>
          <table:table-cell table:style-name="ce17" table:number-columns-repeated="394"/>
          <table:table-cell table:number-columns-repeated="615"/>
        </table:table-row>
        <table:table-row table:style-name="ro1" table:number-rows-repeated="50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>
          <table:table-cell table:style-name="ce11" table:number-columns-repeated="15"/>
          <table:table-cell table:style-name="ce17" table:number-columns-repeated="394"/>
          <table:table-cell table:number-columns-repeated="615"/>
        </table:table-row>
        <table:table-row table:style-name="ro1" table:number-rows-repeated="50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>
          <table:table-cell table:style-name="Default"/>
          <table:table-cell table:number-columns-repeated="14"/>
          <table:table-cell table:style-name="ce17" table:number-columns-repeated="394"/>
          <table:table-cell table:number-columns-repeated="615"/>
        </table:table-row>
        <table:table-row table:style-name="ro1" table:number-rows-repeated="27">
          <table:table-cell table:style-name="ce14"/>
          <table:table-cell table:style-name="ce16" table:number-columns-repeated="13"/>
          <table:table-cell table:style-name="ce17" table:number-columns-repeated="395"/>
          <table:table-cell table:number-columns-repeated="615"/>
        </table:table-row>
        <table:table-row table:style-name="ro1" table:number-rows-repeated="23">
          <table:table-cell table:style-name="ce14"/>
          <table:table-cell table:style-name="ce16" table:number-columns-repeated="13"/>
          <table:table-cell table:style-name="ce17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date" office:date-value="2015-12-05" calcext:value-type="date">
            <text:p>05 Desember 2015</text:p>
          </table:table-cell>
          <table:table-cell table:style-name="ce11" office:value-type="float" office:value="878123834" calcext:value-type="float">
            <text:p>878123834</text:p>
          </table:table-cell>
          <table:table-cell table:style-name="ce11" office:value-type="string" calcext:value-type="string">
            <text:p>XL DOMPUL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number-columns-repeated="10"/>
          <table:table-cell table:number-columns-repeated="1010"/>
        </table:table-row>
        <table:table-row table:style-name="ro1">
          <table:table-cell table:style-name="ce12" office:value-type="date" office:date-value="2015-12-05" calcext:value-type="date">
            <text:p>05 Desember 2015</text:p>
          </table:table-cell>
          <table:table-cell table:style-name="ce11" office:value-type="float" office:value="813998000" calcext:value-type="float">
            <text:p>813998000</text:p>
          </table:table-cell>
          <table:table-cell table:style-name="ce11" office:value-type="string" calcext:value-type="string">
            <text:p>MKIOS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"/>
          <table:table-cell table:number-columns-repeated="1010"/>
        </table:table-row>
        <table:table-row table:style-name="ro1">
          <table:table-cell table:style-name="ce12" office:value-type="date" office:date-value="2015-12-05" calcext:value-type="date">
            <text:p>05 Desember 2015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string" calcext:value-type="string">
            <text:p>ESIA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30000" calcext:value-type="float">
            <text:p>330000</text:p>
          </table:table-cell>
          <table:table-cell table:style-name="ce11" table:number-columns-repeated="9"/>
          <table:table-cell table:number-columns-repeated="1010"/>
        </table:table-row>
        <table:table-row table:style-name="ro1" table:number-rows-repeated="12">
          <table:table-cell table:style-name="ce12"/>
          <table:table-cell table:style-name="ce11" table:number-columns-repeated="13"/>
          <table:table-cell table:number-columns-repeated="1010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poran" table:style-name="ta1" table:print="false">
        <table:table-column table:style-name="co9" table:default-cell-style-name="ce33"/>
        <table:table-column table:style-name="co9" table:default-cell-style-name="ce58"/>
        <table:table-column table:style-name="co9" table:default-cell-style-name="ce75"/>
        <table:table-column table:style-name="co9" table:default-cell-style-name="ce82"/>
        <table:table-column table:style-name="co9" table:default-cell-style-name="ce92"/>
        <table:table-column table:style-name="co9" table:default-cell-style-name="ce106"/>
        <table:table-column table:style-name="co9" table:default-cell-style-name="ce109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ce58"/>
        <table:table-column table:style-name="co9" table:default-cell-style-name="ce134"/>
        <table:table-column table:style-name="co9" table:default-cell-style-name="ce187"/>
        <table:table-column table:style-name="co9" table:default-cell-style-name="ce190"/>
        <table:table-column table:style-name="co9" table:default-cell-style-name="ce196"/>
        <table:table-row table:style-name="ro1">
          <table:table-cell table:style-name="ce18" office:value-type="string" calcext:value-type="string">
            <text:p>Tgl :</text:p>
          </table:table-cell>
          <table:table-cell table:style-name="ce36" office:value-type="string" calcext:value-type="string">
            <text:p>0</text:p>
          </table:table-cell>
          <table:table-cell table:style-name="ce36"/>
          <table:table-cell table:style-name="Default" table:number-columns-repeated="4"/>
          <table:table-cell table:number-columns-repeated="4"/>
          <table:table-cell table:style-name="ce110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19" office:value-type="string" calcext:value-type="string">
            <text:p>No.</text:p>
          </table:table-cell>
          <table:table-cell table:style-name="ce37" office:value-type="string" calcext:value-type="string">
            <text:p>Pulsa</text:p>
          </table:table-cell>
          <table:table-cell table:style-name="ce60" office:value-type="string" calcext:value-type="string">
            <text:p>SO</text:p>
          </table:table-cell>
          <table:table-cell table:style-name="ce76" office:value-type="string" calcext:value-type="string">
            <text:p>+</text:p>
          </table:table-cell>
          <table:table-cell table:style-name="ce86" office:value-type="string" calcext:value-type="string">
            <text:p>SO+</text:p>
          </table:table-cell>
          <table:table-cell table:style-name="ce60" office:value-type="string" calcext:value-type="string">
            <text:p>SA</text:p>
          </table:table-cell>
          <table:table-cell table:style-name="ce37" office:value-type="string" calcext:value-type="string">
            <text:p>Sale</text:p>
          </table:table-cell>
          <table:table-cell table:style-name="ce37" office:value-type="string" calcext:value-type="string">
            <text:p>Rp</text:p>
          </table:table-cell>
          <table:table-cell table:style-name="ce120" office:value-type="string" calcext:value-type="string">
            <text:p>∑</text:p>
          </table:table-cell>
          <table:table-cell table:style-name="ce120" office:value-type="string" calcext:value-type="string">
            <text:p>Jmlh Sale</text:p>
          </table:table-cell>
          <table:table-cell table:style-name="ce135" office:value-type="string" calcext:value-type="string">
            <text:p>Jmlh ∑</text:p>
          </table:table-cell>
          <table:table-cell table:style-name="ce146" office:value-type="string" calcext:value-type="string" table:number-columns-spanned="2" table:number-rows-spanned="1">
            <text:p>Ket</text:p>
          </table:table-cell>
          <table:covered-table-cell table:style-name="ce160"/>
          <table:table-cell/>
          <table:table-cell table:style-name="ce173" office:value-type="string" calcext:value-type="string" table:number-columns-spanned="3" table:number-rows-spanned="2">
            <text:p>Voucher</text:p>
          </table:table-cell>
          <table:covered-table-cell table:style-name="ce178"/>
          <table:covered-table-cell table:style-name="ce181"/>
          <table:table-cell table:style-name="ce183" office:value-type="string" calcext:value-type="string" table:number-columns-spanned="2" table:number-rows-spanned="1">
            <text:p>Dompet 3</text:p>
          </table:table-cell>
          <table:covered-table-cell table:style-name="ce183"/>
          <table:table-cell table:style-name="ce192" office:value-type="string" calcext:value-type="string">
            <text:p>K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38"/>
          <table:table-cell table:style-name="ce61" table:number-columns-repeated="4"/>
          <table:table-cell table:style-name="ce61" office:value-type="string" calcext:value-type="string">
            <text:p>MKIOS</text:p>
          </table:table-cell>
          <table:table-cell table:style-name="ce61" table:number-columns-repeated="4"/>
          <table:table-cell table:style-name="ce147" table:number-columns-spanned="2" table:number-rows-spanned="1"/>
          <table:covered-table-cell table:style-name="ce161"/>
          <table:table-cell/>
          <table:covered-table-cell table:style-name="ce174"/>
          <table:covered-table-cell table:style-name="ce179"/>
          <table:covered-table-cell table:style-name="ce182"/>
          <table:table-cell table:style-name="ce184" office:value-type="string" calcext:value-type="string" table:number-columns-spanned="2" table:number-rows-spanned="1">
            <text:p>SO</text:p>
          </table:table-cell>
          <table:covered-table-cell table:style-name="ce184"/>
          <table:table-cell table:style-name="ce193" office:value-type="string" calcext:value-type="string">
            <text:p>e</text:p>
          </table:table-cell>
        </table:table-row>
        <table:table-row table:style-name="ro1">
          <table:table-cell table:style-name="ce21"/>
          <table:table-cell table:style-name="ce39" office:value-type="float" office:value="5" calcext:value-type="float">
            <text:p>5</text:p>
          </table:table-cell>
          <table:table-cell table:style-name="ce62" table:formula="of:=SUM(['file:///home/richie/Dropbox/Project%20Richie/Jakarta/MASTER/01.%20Januari%202016.xlsx'#$'10'.F4])" office:value-type="float" office:value="0" calcext:value-type="float">
            <text:p>- </text:p>
          </table:table-cell>
          <table:table-cell table:style-name="ce62"/>
          <table:table-cell table:style-name="ce87" table:formula="of:=SUM([.C4]+[.D4])" office:value-type="float" office:value="0" calcext:value-type="float">
            <text:p>- </text:p>
          </table:table-cell>
          <table:table-cell table:style-name="ce62"/>
          <table:table-cell table:formula="of:=SUM([.E4]-[.F4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4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B4])" office:value-type="float" office:value="0" calcext:value-type="float">
            <text:p>- </text:p>
          </table:table-cell>
          <table:table-cell table:style-name="ce128" table:formula="of:=SUM([.G4]*[.H4])" office:value-type="float" office:value="0" calcext:value-type="float">
            <text:p>- </text:p>
          </table:table-cell>
          <table:table-cell table:style-name="ce136" table:formula="of:=SUM([.G4]*[.I4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/>
          <table:table-cell table:style-name="ce175" office:value-type="string" calcext:value-type="string">
            <text:p>Pls</text:p>
          </table:table-cell>
          <table:table-cell table:style-name="ce180" office:value-type="string" calcext:value-type="string">
            <text:p>Hrg</text:p>
          </table:table-cell>
          <table:table-cell table:style-name="ce180" office:value-type="string" calcext:value-type="string">
            <text:p>∑</text:p>
          </table:table-cell>
          <table:table-cell table:style-name="ce185" table:formula="of:=SUM(['file:///home/richie/Dropbox/Project%20Richie/Jakarta/MASTER/01.%20Januari%202016.xlsx'#$'10'.R52:.S52])" office:value-type="float" office:value="0" calcext:value-type="float" table:number-columns-spanned="2" table:number-rows-spanned="1">
            <text:p>- </text:p>
          </table:table-cell>
          <table:covered-table-cell table:style-name="ce185"/>
          <table:table-cell table:style-name="ce194" office:value-type="string" calcext:value-type="string">
            <text:p>t</text:p>
          </table:table-cell>
        </table:table-row>
        <table:table-row table:style-name="ro1">
          <table:table-cell table:style-name="ce21"/>
          <table:table-cell table:style-name="ce39" office:value-type="float" office:value="10" calcext:value-type="float">
            <text:p>10</text:p>
          </table:table-cell>
          <table:table-cell table:style-name="ce62" table:formula="of:=SUM(['file:///home/richie/Dropbox/Project%20Richie/Jakarta/MASTER/01.%20Januari%202016.xlsx'#$'10'.F5])" office:value-type="float" office:value="0" calcext:value-type="float">
            <text:p>- </text:p>
          </table:table-cell>
          <table:table-cell table:style-name="ce62"/>
          <table:table-cell table:style-name="ce87" table:formula="of:=SUM([.C5]+[.D5])" office:value-type="float" office:value="0" calcext:value-type="float">
            <text:p>- </text:p>
          </table:table-cell>
          <table:table-cell table:style-name="ce62"/>
          <table:table-cell table:formula="of:=SUM([.E5]-[.F5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5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B5])" office:value-type="float" office:value="0" calcext:value-type="float">
            <text:p>- </text:p>
          </table:table-cell>
          <table:table-cell table:style-name="ce128" table:formula="of:=SUM([.G5]*[.H5])" office:value-type="float" office:value="0" calcext:value-type="float">
            <text:p>- </text:p>
          </table:table-cell>
          <table:table-cell table:style-name="ce136" table:formula="of:=SUM([.G5]*[.I5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/>
          <table:table-cell table:style-name="ce176"/>
          <table:table-cell table:formula="of:=IF([.O5]=1;['file:///home/richie/Dropbox/Project%20Richie/Jakarta/MASTER/01.%20Januari%202016.xlsx'#$Dt.$N$6];IF([.O5]=5;['file:///home/richie/Dropbox/Project%20Richie/Jakarta/MASTER/01.%20Januari%202016.xlsx'#$Dt.$N$7];IF([.O5]=10;['file:///home/richie/Dropbox/Project%20Richie/Jakarta/MASTER/01.%20Januari%202016.xlsx'#$Dt.$N$8];IF([.O5]=20;['file:///home/richie/Dropbox/Project%20Richie/Jakarta/MASTER/01.%20Januari%202016.xlsx'#$Dt.$N$9];IF([.O5]=25;['file:///home/richie/Dropbox/Project%20Richie/Jakarta/MASTER/01.%20Januari%202016.xlsx'#$Dt.$N$10];IF([.O5]=30;['file:///home/richie/Dropbox/Project%20Richie/Jakarta/MASTER/01.%20Januari%202016.xlsx'#$Dt.$N$11];IF([.O5]=50;['file:///home/richie/Dropbox/Project%20Richie/Jakarta/MASTER/01.%20Januari%202016.xlsx'#$Dt.$N$12];IF([.O5]=75;['file:///home/richie/Dropbox/Project%20Richie/Jakarta/MASTER/01.%20Januari%202016.xlsx'#$Dt.$N$13];IF([.O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5]=1;['file:///home/richie/Dropbox/Project%20Richie/Jakarta/MASTER/01.%20Januari%202016.xlsx'#$Dt.$O$6];IF([.O5]=5;['file:///home/richie/Dropbox/Project%20Richie/Jakarta/MASTER/01.%20Januari%202016.xlsx'#$Dt.$O$7];IF([.O5]=10;['file:///home/richie/Dropbox/Project%20Richie/Jakarta/MASTER/01.%20Januari%202016.xlsx'#$Dt.$O$8];IF([.O5]=20;['file:///home/richie/Dropbox/Project%20Richie/Jakarta/MASTER/01.%20Januari%202016.xlsx'#$Dt.$O$9];IF([.O5]=25;['file:///home/richie/Dropbox/Project%20Richie/Jakarta/MASTER/01.%20Januari%202016.xlsx'#$Dt.$O$10];IF([.O5]=30;['file:///home/richie/Dropbox/Project%20Richie/Jakarta/MASTER/01.%20Januari%202016.xlsx'#$Dt.$O$11];IF([.O5]=50;['file:///home/richie/Dropbox/Project%20Richie/Jakarta/MASTER/01.%20Januari%202016.xlsx'#$Dt.$O$12];IF([.O5]=75;['file:///home/richie/Dropbox/Project%20Richie/Jakarta/MASTER/01.%20Januari%202016.xlsx'#$Dt.$O$13];IF([.O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style-name="ce186" table:formula="of:=SUM([.R4]-[.O5])" office:value-type="float" office:value="0" calcext:value-type="float" table:number-columns-spanned="2" table:number-rows-spanned="1">
            <text:p>- </text:p>
          </table:table-cell>
          <table:covered-table-cell table:style-name="ce186"/>
          <table:table-cell table:style-name="ce195"/>
        </table:table-row>
        <table:table-row table:style-name="ro1">
          <table:table-cell table:style-name="ce21"/>
          <table:table-cell table:style-name="ce39" office:value-type="float" office:value="20" calcext:value-type="float">
            <text:p>20</text:p>
          </table:table-cell>
          <table:table-cell table:style-name="ce62" table:formula="of:=SUM(['file:///home/richie/Dropbox/Project%20Richie/Jakarta/MASTER/01.%20Januari%202016.xlsx'#$'10'.F6])" office:value-type="float" office:value="0" calcext:value-type="float">
            <text:p>- </text:p>
          </table:table-cell>
          <table:table-cell table:style-name="ce62"/>
          <table:table-cell table:style-name="ce87" table:formula="of:=SUM([.C6]+[.D6])" office:value-type="float" office:value="0" calcext:value-type="float">
            <text:p>- </text:p>
          </table:table-cell>
          <table:table-cell table:style-name="ce62"/>
          <table:table-cell table:formula="of:=SUM([.E6]-[.F6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6])" office:value-type="float" office:value="5" calcext:value-type="float">
            <text:p>5 </text:p>
          </table:table-cell>
          <table:table-cell table:style-name="ce121" table:formula="of:=SUM(['file:///home/richie/Dropbox/Project%20Richie/Jakarta/MASTER/01.%20Januari%202016.xlsx'#$Dt.B6])" office:value-type="float" office:value="7" calcext:value-type="float">
            <text:p>7.00 </text:p>
          </table:table-cell>
          <table:table-cell table:style-name="ce128" table:formula="of:=SUM([.G6]*[.H6])" office:value-type="float" office:value="0" calcext:value-type="float">
            <text:p>- </text:p>
          </table:table-cell>
          <table:table-cell table:style-name="ce136" table:formula="of:=SUM([.G6]*[.I6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/>
          <table:table-cell table:style-name="ce177"/>
          <table:table-cell table:formula="of:=IF([.O6]=1;['file:///home/richie/Dropbox/Project%20Richie/Jakarta/MASTER/01.%20Januari%202016.xlsx'#$Dt.$N$6];IF([.O6]=5;['file:///home/richie/Dropbox/Project%20Richie/Jakarta/MASTER/01.%20Januari%202016.xlsx'#$Dt.$N$7];IF([.O6]=10;['file:///home/richie/Dropbox/Project%20Richie/Jakarta/MASTER/01.%20Januari%202016.xlsx'#$Dt.$N$8];IF([.O6]=20;['file:///home/richie/Dropbox/Project%20Richie/Jakarta/MASTER/01.%20Januari%202016.xlsx'#$Dt.$N$9];IF([.O6]=25;['file:///home/richie/Dropbox/Project%20Richie/Jakarta/MASTER/01.%20Januari%202016.xlsx'#$Dt.$N$10];IF([.O6]=30;['file:///home/richie/Dropbox/Project%20Richie/Jakarta/MASTER/01.%20Januari%202016.xlsx'#$Dt.$N$11];IF([.O6]=50;['file:///home/richie/Dropbox/Project%20Richie/Jakarta/MASTER/01.%20Januari%202016.xlsx'#$Dt.$N$12];IF([.O6]=75;['file:///home/richie/Dropbox/Project%20Richie/Jakarta/MASTER/01.%20Januari%202016.xlsx'#$Dt.$N$13];IF([.O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6]=1;['file:///home/richie/Dropbox/Project%20Richie/Jakarta/MASTER/01.%20Januari%202016.xlsx'#$Dt.$O$6];IF([.O6]=5;['file:///home/richie/Dropbox/Project%20Richie/Jakarta/MASTER/01.%20Januari%202016.xlsx'#$Dt.$O$7];IF([.O6]=10;['file:///home/richie/Dropbox/Project%20Richie/Jakarta/MASTER/01.%20Januari%202016.xlsx'#$Dt.$O$8];IF([.O6]=20;['file:///home/richie/Dropbox/Project%20Richie/Jakarta/MASTER/01.%20Januari%202016.xlsx'#$Dt.$O$9];IF([.O6]=25;['file:///home/richie/Dropbox/Project%20Richie/Jakarta/MASTER/01.%20Januari%202016.xlsx'#$Dt.$O$10];IF([.O6]=30;['file:///home/richie/Dropbox/Project%20Richie/Jakarta/MASTER/01.%20Januari%202016.xlsx'#$Dt.$O$11];IF([.O6]=50;['file:///home/richie/Dropbox/Project%20Richie/Jakarta/MASTER/01.%20Januari%202016.xlsx'#$Dt.$O$12];IF([.O6]=75;['file:///home/richie/Dropbox/Project%20Richie/Jakarta/MASTER/01.%20Januari%202016.xlsx'#$Dt.$O$13];IF([.O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5]-[.O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1"/>
          <table:table-cell table:style-name="ce39" office:value-type="float" office:value="25" calcext:value-type="float">
            <text:p>25</text:p>
          </table:table-cell>
          <table:table-cell table:style-name="ce62" table:formula="of:=SUM(['file:///home/richie/Dropbox/Project%20Richie/Jakarta/MASTER/01.%20Januari%202016.xlsx'#$'10'.F7])" office:value-type="float" office:value="0" calcext:value-type="float">
            <text:p>- </text:p>
          </table:table-cell>
          <table:table-cell table:style-name="ce62"/>
          <table:table-cell table:style-name="ce87" table:formula="of:=SUM([.C7]+[.D7])" office:value-type="float" office:value="0" calcext:value-type="float">
            <text:p>- </text:p>
          </table:table-cell>
          <table:table-cell table:style-name="ce62"/>
          <table:table-cell table:formula="of:=SUM([.E7]-[.F7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7])" office:value-type="float" office:value="10" calcext:value-type="float">
            <text:p>10 </text:p>
          </table:table-cell>
          <table:table-cell table:style-name="ce121" table:formula="of:=SUM(['file:///home/richie/Dropbox/Project%20Richie/Jakarta/MASTER/01.%20Januari%202016.xlsx'#$Dt.B7])" office:value-type="float" office:value="12" calcext:value-type="float">
            <text:p>12.00 </text:p>
          </table:table-cell>
          <table:table-cell table:style-name="ce128" table:formula="of:=SUM([.G7]*[.H7])" office:value-type="float" office:value="0" calcext:value-type="float">
            <text:p>- </text:p>
          </table:table-cell>
          <table:table-cell table:style-name="ce136" table:formula="of:=SUM([.G7]*[.I7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7]=1;['file:///home/richie/Dropbox/Project%20Richie/Jakarta/MASTER/01.%20Januari%202016.xlsx'#$Dt.$N$6];IF([.O7]=5;['file:///home/richie/Dropbox/Project%20Richie/Jakarta/MASTER/01.%20Januari%202016.xlsx'#$Dt.$N$7];IF([.O7]=10;['file:///home/richie/Dropbox/Project%20Richie/Jakarta/MASTER/01.%20Januari%202016.xlsx'#$Dt.$N$8];IF([.O7]=20;['file:///home/richie/Dropbox/Project%20Richie/Jakarta/MASTER/01.%20Januari%202016.xlsx'#$Dt.$N$9];IF([.O7]=25;['file:///home/richie/Dropbox/Project%20Richie/Jakarta/MASTER/01.%20Januari%202016.xlsx'#$Dt.$N$10];IF([.O7]=30;['file:///home/richie/Dropbox/Project%20Richie/Jakarta/MASTER/01.%20Januari%202016.xlsx'#$Dt.$N$11];IF([.O7]=50;['file:///home/richie/Dropbox/Project%20Richie/Jakarta/MASTER/01.%20Januari%202016.xlsx'#$Dt.$N$12];IF([.O7]=75;['file:///home/richie/Dropbox/Project%20Richie/Jakarta/MASTER/01.%20Januari%202016.xlsx'#$Dt.$N$13];IF([.O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7]=1;['file:///home/richie/Dropbox/Project%20Richie/Jakarta/MASTER/01.%20Januari%202016.xlsx'#$Dt.$O$6];IF([.O7]=5;['file:///home/richie/Dropbox/Project%20Richie/Jakarta/MASTER/01.%20Januari%202016.xlsx'#$Dt.$O$7];IF([.O7]=10;['file:///home/richie/Dropbox/Project%20Richie/Jakarta/MASTER/01.%20Januari%202016.xlsx'#$Dt.$O$8];IF([.O7]=20;['file:///home/richie/Dropbox/Project%20Richie/Jakarta/MASTER/01.%20Januari%202016.xlsx'#$Dt.$O$9];IF([.O7]=25;['file:///home/richie/Dropbox/Project%20Richie/Jakarta/MASTER/01.%20Januari%202016.xlsx'#$Dt.$O$10];IF([.O7]=30;['file:///home/richie/Dropbox/Project%20Richie/Jakarta/MASTER/01.%20Januari%202016.xlsx'#$Dt.$O$11];IF([.O7]=50;['file:///home/richie/Dropbox/Project%20Richie/Jakarta/MASTER/01.%20Januari%202016.xlsx'#$Dt.$O$12];IF([.O7]=75;['file:///home/richie/Dropbox/Project%20Richie/Jakarta/MASTER/01.%20Januari%202016.xlsx'#$Dt.$O$13];IF([.O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6]-[.O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1"/>
          <table:table-cell table:style-name="ce39" office:value-type="float" office:value="50" calcext:value-type="float">
            <text:p>50</text:p>
          </table:table-cell>
          <table:table-cell table:style-name="ce62" table:formula="of:=SUM(['file:///home/richie/Dropbox/Project%20Richie/Jakarta/MASTER/01.%20Januari%202016.xlsx'#$'10'.F8])" office:value-type="float" office:value="0" calcext:value-type="float">
            <text:p>- </text:p>
          </table:table-cell>
          <table:table-cell table:style-name="ce62"/>
          <table:table-cell table:style-name="ce87" table:formula="of:=SUM([.C8]+[.D8])" office:value-type="float" office:value="0" calcext:value-type="float">
            <text:p>- </text:p>
          </table:table-cell>
          <table:table-cell table:style-name="ce62"/>
          <table:table-cell table:formula="of:=SUM([.E8]-[.F8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8])" office:value-type="float" office:value="20" calcext:value-type="float">
            <text:p>20 </text:p>
          </table:table-cell>
          <table:table-cell table:style-name="ce121" table:formula="of:=SUM(['file:///home/richie/Dropbox/Project%20Richie/Jakarta/MASTER/01.%20Januari%202016.xlsx'#$Dt.B8])" office:value-type="float" office:value="22" calcext:value-type="float">
            <text:p>22.00 </text:p>
          </table:table-cell>
          <table:table-cell table:style-name="ce128" table:formula="of:=SUM([.G8]*[.H8])" office:value-type="float" office:value="0" calcext:value-type="float">
            <text:p>- </text:p>
          </table:table-cell>
          <table:table-cell table:style-name="ce136" table:formula="of:=SUM([.G8]*[.I8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8]=1;['file:///home/richie/Dropbox/Project%20Richie/Jakarta/MASTER/01.%20Januari%202016.xlsx'#$Dt.$N$6];IF([.O8]=5;['file:///home/richie/Dropbox/Project%20Richie/Jakarta/MASTER/01.%20Januari%202016.xlsx'#$Dt.$N$7];IF([.O8]=10;['file:///home/richie/Dropbox/Project%20Richie/Jakarta/MASTER/01.%20Januari%202016.xlsx'#$Dt.$N$8];IF([.O8]=20;['file:///home/richie/Dropbox/Project%20Richie/Jakarta/MASTER/01.%20Januari%202016.xlsx'#$Dt.$N$9];IF([.O8]=25;['file:///home/richie/Dropbox/Project%20Richie/Jakarta/MASTER/01.%20Januari%202016.xlsx'#$Dt.$N$10];IF([.O8]=30;['file:///home/richie/Dropbox/Project%20Richie/Jakarta/MASTER/01.%20Januari%202016.xlsx'#$Dt.$N$11];IF([.O8]=50;['file:///home/richie/Dropbox/Project%20Richie/Jakarta/MASTER/01.%20Januari%202016.xlsx'#$Dt.$N$12];IF([.O8]=75;['file:///home/richie/Dropbox/Project%20Richie/Jakarta/MASTER/01.%20Januari%202016.xlsx'#$Dt.$N$13];IF([.O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8]=1;['file:///home/richie/Dropbox/Project%20Richie/Jakarta/MASTER/01.%20Januari%202016.xlsx'#$Dt.$O$6];IF([.O8]=5;['file:///home/richie/Dropbox/Project%20Richie/Jakarta/MASTER/01.%20Januari%202016.xlsx'#$Dt.$O$7];IF([.O8]=10;['file:///home/richie/Dropbox/Project%20Richie/Jakarta/MASTER/01.%20Januari%202016.xlsx'#$Dt.$O$8];IF([.O8]=20;['file:///home/richie/Dropbox/Project%20Richie/Jakarta/MASTER/01.%20Januari%202016.xlsx'#$Dt.$O$9];IF([.O8]=25;['file:///home/richie/Dropbox/Project%20Richie/Jakarta/MASTER/01.%20Januari%202016.xlsx'#$Dt.$O$10];IF([.O8]=30;['file:///home/richie/Dropbox/Project%20Richie/Jakarta/MASTER/01.%20Januari%202016.xlsx'#$Dt.$O$11];IF([.O8]=50;['file:///home/richie/Dropbox/Project%20Richie/Jakarta/MASTER/01.%20Januari%202016.xlsx'#$Dt.$O$12];IF([.O8]=75;['file:///home/richie/Dropbox/Project%20Richie/Jakarta/MASTER/01.%20Januari%202016.xlsx'#$Dt.$O$13];IF([.O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7]-[.O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1"/>
          <table:table-cell table:style-name="ce40" office:value-type="float" office:value="100" calcext:value-type="float">
            <text:p>100</text:p>
          </table:table-cell>
          <table:table-cell table:style-name="ce62" table:formula="of:=SUM(['file:///home/richie/Dropbox/Project%20Richie/Jakarta/MASTER/01.%20Januari%202016.xlsx'#$'10'.F9])" office:value-type="float" office:value="0" calcext:value-type="float">
            <text:p>- </text:p>
          </table:table-cell>
          <table:table-cell table:style-name="ce77"/>
          <table:table-cell table:style-name="ce88" table:formula="of:=SUM([.C9]+[.D9])" office:value-type="float" office:value="0" calcext:value-type="float">
            <text:p>- </text:p>
          </table:table-cell>
          <table:table-cell table:style-name="ce77"/>
          <table:table-cell table:formula="of:=SUM([.E9]-[.F9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9])" office:value-type="float" office:value="25" calcext:value-type="float">
            <text:p>25 </text:p>
          </table:table-cell>
          <table:table-cell table:style-name="ce121" table:formula="of:=SUM(['file:///home/richie/Dropbox/Project%20Richie/Jakarta/MASTER/01.%20Januari%202016.xlsx'#$Dt.B9])" office:value-type="float" office:value="27" calcext:value-type="float">
            <text:p>27.00 </text:p>
          </table:table-cell>
          <table:table-cell table:style-name="ce128" table:formula="of:=SUM([.G9]*[.H9])" office:value-type="float" office:value="0" calcext:value-type="float">
            <text:p>- </text:p>
          </table:table-cell>
          <table:table-cell table:style-name="ce136" table:formula="of:=SUM([.G9]*[.I9])" office:value-type="float" office:value="0" calcext:value-type="float">
            <text:p>- </text:p>
          </table:table-cell>
          <table:table-cell table:style-name="ce107" table:number-columns-spanned="2" table:number-rows-spanned="1"/>
          <table:covered-table-cell table:style-name="ce116"/>
          <table:table-cell table:number-columns-repeated="2"/>
          <table:table-cell table:formula="of:=IF([.O9]=1;['file:///home/richie/Dropbox/Project%20Richie/Jakarta/MASTER/01.%20Januari%202016.xlsx'#$Dt.$N$6];IF([.O9]=5;['file:///home/richie/Dropbox/Project%20Richie/Jakarta/MASTER/01.%20Januari%202016.xlsx'#$Dt.$N$7];IF([.O9]=10;['file:///home/richie/Dropbox/Project%20Richie/Jakarta/MASTER/01.%20Januari%202016.xlsx'#$Dt.$N$8];IF([.O9]=20;['file:///home/richie/Dropbox/Project%20Richie/Jakarta/MASTER/01.%20Januari%202016.xlsx'#$Dt.$N$9];IF([.O9]=25;['file:///home/richie/Dropbox/Project%20Richie/Jakarta/MASTER/01.%20Januari%202016.xlsx'#$Dt.$N$10];IF([.O9]=30;['file:///home/richie/Dropbox/Project%20Richie/Jakarta/MASTER/01.%20Januari%202016.xlsx'#$Dt.$N$11];IF([.O9]=50;['file:///home/richie/Dropbox/Project%20Richie/Jakarta/MASTER/01.%20Januari%202016.xlsx'#$Dt.$N$12];IF([.O9]=75;['file:///home/richie/Dropbox/Project%20Richie/Jakarta/MASTER/01.%20Januari%202016.xlsx'#$Dt.$N$13];IF([.O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9]=1;['file:///home/richie/Dropbox/Project%20Richie/Jakarta/MASTER/01.%20Januari%202016.xlsx'#$Dt.$O$6];IF([.O9]=5;['file:///home/richie/Dropbox/Project%20Richie/Jakarta/MASTER/01.%20Januari%202016.xlsx'#$Dt.$O$7];IF([.O9]=10;['file:///home/richie/Dropbox/Project%20Richie/Jakarta/MASTER/01.%20Januari%202016.xlsx'#$Dt.$O$8];IF([.O9]=20;['file:///home/richie/Dropbox/Project%20Richie/Jakarta/MASTER/01.%20Januari%202016.xlsx'#$Dt.$O$9];IF([.O9]=25;['file:///home/richie/Dropbox/Project%20Richie/Jakarta/MASTER/01.%20Januari%202016.xlsx'#$Dt.$O$10];IF([.O9]=30;['file:///home/richie/Dropbox/Project%20Richie/Jakarta/MASTER/01.%20Januari%202016.xlsx'#$Dt.$O$11];IF([.O9]=50;['file:///home/richie/Dropbox/Project%20Richie/Jakarta/MASTER/01.%20Januari%202016.xlsx'#$Dt.$O$12];IF([.O9]=75;['file:///home/richie/Dropbox/Project%20Richie/Jakarta/MASTER/01.%20Januari%202016.xlsx'#$Dt.$O$13];IF([.O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8]-[.O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2"/>
          <table:table-cell table:style-name="ce41"/>
          <table:table-cell table:style-name="ce63" table:number-columns-repeated="4"/>
          <table:table-cell table:style-name="ce63" office:value-type="string" calcext:value-type="string">
            <text:p>Jumlah</text:p>
          </table:table-cell>
          <table:table-cell table:style-name="ce63"/>
          <table:table-cell table:style-name="ce122"/>
          <table:table-cell table:style-name="ce129" table:formula="of:=SUM([.J4:.J9])" office:value-type="float" office:value="0" calcext:value-type="float">
            <text:p>- </text:p>
          </table:table-cell>
          <table:table-cell table:style-name="ce137" table:formula="of:=SUM([.K4:.K9])" office:value-type="float" office:value="0" calcext:value-type="float">
            <text:p>- </text:p>
          </table:table-cell>
          <table:table-cell table:style-name="ce148" table:number-columns-spanned="2" table:number-rows-spanned="1"/>
          <table:covered-table-cell table:style-name="ce162"/>
          <table:table-cell table:number-columns-repeated="2"/>
          <table:table-cell table:formula="of:=IF([.O10]=1;['file:///home/richie/Dropbox/Project%20Richie/Jakarta/MASTER/01.%20Januari%202016.xlsx'#$Dt.$N$6];IF([.O10]=5;['file:///home/richie/Dropbox/Project%20Richie/Jakarta/MASTER/01.%20Januari%202016.xlsx'#$Dt.$N$7];IF([.O10]=10;['file:///home/richie/Dropbox/Project%20Richie/Jakarta/MASTER/01.%20Januari%202016.xlsx'#$Dt.$N$8];IF([.O10]=20;['file:///home/richie/Dropbox/Project%20Richie/Jakarta/MASTER/01.%20Januari%202016.xlsx'#$Dt.$N$9];IF([.O10]=25;['file:///home/richie/Dropbox/Project%20Richie/Jakarta/MASTER/01.%20Januari%202016.xlsx'#$Dt.$N$10];IF([.O10]=30;['file:///home/richie/Dropbox/Project%20Richie/Jakarta/MASTER/01.%20Januari%202016.xlsx'#$Dt.$N$11];IF([.O10]=50;['file:///home/richie/Dropbox/Project%20Richie/Jakarta/MASTER/01.%20Januari%202016.xlsx'#$Dt.$N$12];IF([.O10]=75;['file:///home/richie/Dropbox/Project%20Richie/Jakarta/MASTER/01.%20Januari%202016.xlsx'#$Dt.$N$13];IF([.O1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0]=1;['file:///home/richie/Dropbox/Project%20Richie/Jakarta/MASTER/01.%20Januari%202016.xlsx'#$Dt.$O$6];IF([.O10]=5;['file:///home/richie/Dropbox/Project%20Richie/Jakarta/MASTER/01.%20Januari%202016.xlsx'#$Dt.$O$7];IF([.O10]=10;['file:///home/richie/Dropbox/Project%20Richie/Jakarta/MASTER/01.%20Januari%202016.xlsx'#$Dt.$O$8];IF([.O10]=20;['file:///home/richie/Dropbox/Project%20Richie/Jakarta/MASTER/01.%20Januari%202016.xlsx'#$Dt.$O$9];IF([.O10]=25;['file:///home/richie/Dropbox/Project%20Richie/Jakarta/MASTER/01.%20Januari%202016.xlsx'#$Dt.$O$10];IF([.O10]=30;['file:///home/richie/Dropbox/Project%20Richie/Jakarta/MASTER/01.%20Januari%202016.xlsx'#$Dt.$O$11];IF([.O10]=50;['file:///home/richie/Dropbox/Project%20Richie/Jakarta/MASTER/01.%20Januari%202016.xlsx'#$Dt.$O$12];IF([.O10]=75;['file:///home/richie/Dropbox/Project%20Richie/Jakarta/MASTER/01.%20Januari%202016.xlsx'#$Dt.$O$13];IF([.O1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9]-[.O1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42"/>
          <table:table-cell table:style-name="ce64" table:number-columns-repeated="4"/>
          <table:table-cell table:style-name="ce64" office:value-type="string" calcext:value-type="string">
            <text:p>MTRONIK</text:p>
          </table:table-cell>
          <table:table-cell table:style-name="ce64" table:number-columns-repeated="4"/>
          <table:table-cell table:style-name="ce149" table:number-columns-spanned="2" table:number-rows-spanned="1"/>
          <table:covered-table-cell table:style-name="ce163"/>
          <table:table-cell table:number-columns-repeated="2"/>
          <table:table-cell table:formula="of:=IF([.O11]=1;['file:///home/richie/Dropbox/Project%20Richie/Jakarta/MASTER/01.%20Januari%202016.xlsx'#$Dt.$N$6];IF([.O11]=5;['file:///home/richie/Dropbox/Project%20Richie/Jakarta/MASTER/01.%20Januari%202016.xlsx'#$Dt.$N$7];IF([.O11]=10;['file:///home/richie/Dropbox/Project%20Richie/Jakarta/MASTER/01.%20Januari%202016.xlsx'#$Dt.$N$8];IF([.O11]=20;['file:///home/richie/Dropbox/Project%20Richie/Jakarta/MASTER/01.%20Januari%202016.xlsx'#$Dt.$N$9];IF([.O11]=25;['file:///home/richie/Dropbox/Project%20Richie/Jakarta/MASTER/01.%20Januari%202016.xlsx'#$Dt.$N$10];IF([.O11]=30;['file:///home/richie/Dropbox/Project%20Richie/Jakarta/MASTER/01.%20Januari%202016.xlsx'#$Dt.$N$11];IF([.O11]=50;['file:///home/richie/Dropbox/Project%20Richie/Jakarta/MASTER/01.%20Januari%202016.xlsx'#$Dt.$N$12];IF([.O11]=75;['file:///home/richie/Dropbox/Project%20Richie/Jakarta/MASTER/01.%20Januari%202016.xlsx'#$Dt.$N$13];IF([.O1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1]=1;['file:///home/richie/Dropbox/Project%20Richie/Jakarta/MASTER/01.%20Januari%202016.xlsx'#$Dt.$O$6];IF([.O11]=5;['file:///home/richie/Dropbox/Project%20Richie/Jakarta/MASTER/01.%20Januari%202016.xlsx'#$Dt.$O$7];IF([.O11]=10;['file:///home/richie/Dropbox/Project%20Richie/Jakarta/MASTER/01.%20Januari%202016.xlsx'#$Dt.$O$8];IF([.O11]=20;['file:///home/richie/Dropbox/Project%20Richie/Jakarta/MASTER/01.%20Januari%202016.xlsx'#$Dt.$O$9];IF([.O11]=25;['file:///home/richie/Dropbox/Project%20Richie/Jakarta/MASTER/01.%20Januari%202016.xlsx'#$Dt.$O$10];IF([.O11]=30;['file:///home/richie/Dropbox/Project%20Richie/Jakarta/MASTER/01.%20Januari%202016.xlsx'#$Dt.$O$11];IF([.O11]=50;['file:///home/richie/Dropbox/Project%20Richie/Jakarta/MASTER/01.%20Januari%202016.xlsx'#$Dt.$O$12];IF([.O11]=75;['file:///home/richie/Dropbox/Project%20Richie/Jakarta/MASTER/01.%20Januari%202016.xlsx'#$Dt.$O$13];IF([.O1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0]-[.O11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2" calcext:value-type="float">
            <text:p>2</text:p>
          </table:table-cell>
          <table:table-cell table:style-name="ce62" table:formula="of:=SUM(['file:///home/richie/Dropbox/Project%20Richie/Jakarta/MASTER/01.%20Januari%202016.xlsx'#$'10'.F12])" office:value-type="float" office:value="0" calcext:value-type="float">
            <text:p>- </text:p>
          </table:table-cell>
          <table:table-cell table:style-name="ce62"/>
          <table:table-cell table:style-name="ce87" table:formula="of:=SUM([.C12]+[.D12])" office:value-type="float" office:value="0" calcext:value-type="float">
            <text:p>- </text:p>
          </table:table-cell>
          <table:table-cell table:style-name="ce62"/>
          <table:table-cell table:formula="of:=SUM([.E12]-[.F12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3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B13])" office:value-type="float" office:value="0" calcext:value-type="float">
            <text:p>- </text:p>
          </table:table-cell>
          <table:table-cell table:style-name="ce128" table:formula="of:=SUM([.G12]*[.H12])" office:value-type="float" office:value="0" calcext:value-type="float">
            <text:p>- </text:p>
          </table:table-cell>
          <table:table-cell table:style-name="ce136" table:formula="of:=SUM([.G12]*[.I12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2]=1;['file:///home/richie/Dropbox/Project%20Richie/Jakarta/MASTER/01.%20Januari%202016.xlsx'#$Dt.$N$6];IF([.O12]=5;['file:///home/richie/Dropbox/Project%20Richie/Jakarta/MASTER/01.%20Januari%202016.xlsx'#$Dt.$N$7];IF([.O12]=10;['file:///home/richie/Dropbox/Project%20Richie/Jakarta/MASTER/01.%20Januari%202016.xlsx'#$Dt.$N$8];IF([.O12]=20;['file:///home/richie/Dropbox/Project%20Richie/Jakarta/MASTER/01.%20Januari%202016.xlsx'#$Dt.$N$9];IF([.O12]=25;['file:///home/richie/Dropbox/Project%20Richie/Jakarta/MASTER/01.%20Januari%202016.xlsx'#$Dt.$N$10];IF([.O12]=30;['file:///home/richie/Dropbox/Project%20Richie/Jakarta/MASTER/01.%20Januari%202016.xlsx'#$Dt.$N$11];IF([.O12]=50;['file:///home/richie/Dropbox/Project%20Richie/Jakarta/MASTER/01.%20Januari%202016.xlsx'#$Dt.$N$12];IF([.O12]=75;['file:///home/richie/Dropbox/Project%20Richie/Jakarta/MASTER/01.%20Januari%202016.xlsx'#$Dt.$N$13];IF([.O12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2]=1;['file:///home/richie/Dropbox/Project%20Richie/Jakarta/MASTER/01.%20Januari%202016.xlsx'#$Dt.$O$6];IF([.O12]=5;['file:///home/richie/Dropbox/Project%20Richie/Jakarta/MASTER/01.%20Januari%202016.xlsx'#$Dt.$O$7];IF([.O12]=10;['file:///home/richie/Dropbox/Project%20Richie/Jakarta/MASTER/01.%20Januari%202016.xlsx'#$Dt.$O$8];IF([.O12]=20;['file:///home/richie/Dropbox/Project%20Richie/Jakarta/MASTER/01.%20Januari%202016.xlsx'#$Dt.$O$9];IF([.O12]=25;['file:///home/richie/Dropbox/Project%20Richie/Jakarta/MASTER/01.%20Januari%202016.xlsx'#$Dt.$O$10];IF([.O12]=30;['file:///home/richie/Dropbox/Project%20Richie/Jakarta/MASTER/01.%20Januari%202016.xlsx'#$Dt.$O$11];IF([.O12]=50;['file:///home/richie/Dropbox/Project%20Richie/Jakarta/MASTER/01.%20Januari%202016.xlsx'#$Dt.$O$12];IF([.O12]=75;['file:///home/richie/Dropbox/Project%20Richie/Jakarta/MASTER/01.%20Januari%202016.xlsx'#$Dt.$O$13];IF([.O12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1]-[.O12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5" calcext:value-type="float">
            <text:p>5</text:p>
          </table:table-cell>
          <table:table-cell table:style-name="ce62" table:formula="of:=SUM(['file:///home/richie/Dropbox/Project%20Richie/Jakarta/MASTER/01.%20Januari%202016.xlsx'#$'10'.F13])" office:value-type="float" office:value="0" calcext:value-type="float">
            <text:p>- </text:p>
          </table:table-cell>
          <table:table-cell table:style-name="ce62"/>
          <table:table-cell table:style-name="ce87" table:formula="of:=SUM([.C13]+[.D13])" office:value-type="float" office:value="0" calcext:value-type="float">
            <text:p>- </text:p>
          </table:table-cell>
          <table:table-cell table:style-name="ce62"/>
          <table:table-cell table:formula="of:=SUM([.E13]-[.F13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4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B14])" office:value-type="float" office:value="0" calcext:value-type="float">
            <text:p>- </text:p>
          </table:table-cell>
          <table:table-cell table:style-name="ce128" table:formula="of:=SUM([.G13]*[.H13])" office:value-type="float" office:value="0" calcext:value-type="float">
            <text:p>- </text:p>
          </table:table-cell>
          <table:table-cell table:style-name="ce136" table:formula="of:=SUM([.G13]*[.I13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3]=1;['file:///home/richie/Dropbox/Project%20Richie/Jakarta/MASTER/01.%20Januari%202016.xlsx'#$Dt.$N$6];IF([.O13]=5;['file:///home/richie/Dropbox/Project%20Richie/Jakarta/MASTER/01.%20Januari%202016.xlsx'#$Dt.$N$7];IF([.O13]=10;['file:///home/richie/Dropbox/Project%20Richie/Jakarta/MASTER/01.%20Januari%202016.xlsx'#$Dt.$N$8];IF([.O13]=20;['file:///home/richie/Dropbox/Project%20Richie/Jakarta/MASTER/01.%20Januari%202016.xlsx'#$Dt.$N$9];IF([.O13]=25;['file:///home/richie/Dropbox/Project%20Richie/Jakarta/MASTER/01.%20Januari%202016.xlsx'#$Dt.$N$10];IF([.O13]=30;['file:///home/richie/Dropbox/Project%20Richie/Jakarta/MASTER/01.%20Januari%202016.xlsx'#$Dt.$N$11];IF([.O13]=50;['file:///home/richie/Dropbox/Project%20Richie/Jakarta/MASTER/01.%20Januari%202016.xlsx'#$Dt.$N$12];IF([.O13]=75;['file:///home/richie/Dropbox/Project%20Richie/Jakarta/MASTER/01.%20Januari%202016.xlsx'#$Dt.$N$13];IF([.O13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3]=1;['file:///home/richie/Dropbox/Project%20Richie/Jakarta/MASTER/01.%20Januari%202016.xlsx'#$Dt.$O$6];IF([.O13]=5;['file:///home/richie/Dropbox/Project%20Richie/Jakarta/MASTER/01.%20Januari%202016.xlsx'#$Dt.$O$7];IF([.O13]=10;['file:///home/richie/Dropbox/Project%20Richie/Jakarta/MASTER/01.%20Januari%202016.xlsx'#$Dt.$O$8];IF([.O13]=20;['file:///home/richie/Dropbox/Project%20Richie/Jakarta/MASTER/01.%20Januari%202016.xlsx'#$Dt.$O$9];IF([.O13]=25;['file:///home/richie/Dropbox/Project%20Richie/Jakarta/MASTER/01.%20Januari%202016.xlsx'#$Dt.$O$10];IF([.O13]=30;['file:///home/richie/Dropbox/Project%20Richie/Jakarta/MASTER/01.%20Januari%202016.xlsx'#$Dt.$O$11];IF([.O13]=50;['file:///home/richie/Dropbox/Project%20Richie/Jakarta/MASTER/01.%20Januari%202016.xlsx'#$Dt.$O$12];IF([.O13]=75;['file:///home/richie/Dropbox/Project%20Richie/Jakarta/MASTER/01.%20Januari%202016.xlsx'#$Dt.$O$13];IF([.O13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2]-[.O13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10" calcext:value-type="float">
            <text:p>10</text:p>
          </table:table-cell>
          <table:table-cell table:style-name="ce62" table:formula="of:=SUM(['file:///home/richie/Dropbox/Project%20Richie/Jakarta/MASTER/01.%20Januari%202016.xlsx'#$'10'.F14])" office:value-type="float" office:value="0" calcext:value-type="float">
            <text:p>- </text:p>
          </table:table-cell>
          <table:table-cell table:style-name="ce62"/>
          <table:table-cell table:style-name="ce87" table:formula="of:=SUM([.C14]+[.D14])" office:value-type="float" office:value="0" calcext:value-type="float">
            <text:p>- </text:p>
          </table:table-cell>
          <table:table-cell table:style-name="ce62"/>
          <table:table-cell table:formula="of:=SUM([.E14]-[.F14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5])" office:value-type="float" office:value="2" calcext:value-type="float">
            <text:p>2 </text:p>
          </table:table-cell>
          <table:table-cell table:style-name="ce121" table:formula="of:=SUM(['file:///home/richie/Dropbox/Project%20Richie/Jakarta/MASTER/01.%20Januari%202016.xlsx'#$Dt.B15])" office:value-type="float" office:value="3" calcext:value-type="float">
            <text:p>3.00 </text:p>
          </table:table-cell>
          <table:table-cell table:style-name="ce128" table:formula="of:=SUM([.G14]*[.H14])" office:value-type="float" office:value="0" calcext:value-type="float">
            <text:p>- </text:p>
          </table:table-cell>
          <table:table-cell table:style-name="ce136" table:formula="of:=SUM([.G14]*[.I14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4]=1;['file:///home/richie/Dropbox/Project%20Richie/Jakarta/MASTER/01.%20Januari%202016.xlsx'#$Dt.$N$6];IF([.O14]=5;['file:///home/richie/Dropbox/Project%20Richie/Jakarta/MASTER/01.%20Januari%202016.xlsx'#$Dt.$N$7];IF([.O14]=10;['file:///home/richie/Dropbox/Project%20Richie/Jakarta/MASTER/01.%20Januari%202016.xlsx'#$Dt.$N$8];IF([.O14]=20;['file:///home/richie/Dropbox/Project%20Richie/Jakarta/MASTER/01.%20Januari%202016.xlsx'#$Dt.$N$9];IF([.O14]=25;['file:///home/richie/Dropbox/Project%20Richie/Jakarta/MASTER/01.%20Januari%202016.xlsx'#$Dt.$N$10];IF([.O14]=30;['file:///home/richie/Dropbox/Project%20Richie/Jakarta/MASTER/01.%20Januari%202016.xlsx'#$Dt.$N$11];IF([.O14]=50;['file:///home/richie/Dropbox/Project%20Richie/Jakarta/MASTER/01.%20Januari%202016.xlsx'#$Dt.$N$12];IF([.O14]=75;['file:///home/richie/Dropbox/Project%20Richie/Jakarta/MASTER/01.%20Januari%202016.xlsx'#$Dt.$N$13];IF([.O14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4]=1;['file:///home/richie/Dropbox/Project%20Richie/Jakarta/MASTER/01.%20Januari%202016.xlsx'#$Dt.$O$6];IF([.O14]=5;['file:///home/richie/Dropbox/Project%20Richie/Jakarta/MASTER/01.%20Januari%202016.xlsx'#$Dt.$O$7];IF([.O14]=10;['file:///home/richie/Dropbox/Project%20Richie/Jakarta/MASTER/01.%20Januari%202016.xlsx'#$Dt.$O$8];IF([.O14]=20;['file:///home/richie/Dropbox/Project%20Richie/Jakarta/MASTER/01.%20Januari%202016.xlsx'#$Dt.$O$9];IF([.O14]=25;['file:///home/richie/Dropbox/Project%20Richie/Jakarta/MASTER/01.%20Januari%202016.xlsx'#$Dt.$O$10];IF([.O14]=30;['file:///home/richie/Dropbox/Project%20Richie/Jakarta/MASTER/01.%20Januari%202016.xlsx'#$Dt.$O$11];IF([.O14]=50;['file:///home/richie/Dropbox/Project%20Richie/Jakarta/MASTER/01.%20Januari%202016.xlsx'#$Dt.$O$12];IF([.O14]=75;['file:///home/richie/Dropbox/Project%20Richie/Jakarta/MASTER/01.%20Januari%202016.xlsx'#$Dt.$O$13];IF([.O14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3]-[.O14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12" calcext:value-type="float">
            <text:p>12</text:p>
          </table:table-cell>
          <table:table-cell table:style-name="ce62" table:formula="of:=SUM(['file:///home/richie/Dropbox/Project%20Richie/Jakarta/MASTER/01.%20Januari%202016.xlsx'#$'10'.F15])" office:value-type="float" office:value="0" calcext:value-type="float">
            <text:p>- </text:p>
          </table:table-cell>
          <table:table-cell table:style-name="ce78"/>
          <table:table-cell table:style-name="ce87" table:formula="of:=SUM([.C15]+[.D15])" office:value-type="float" office:value="0" calcext:value-type="float">
            <text:p>- </text:p>
          </table:table-cell>
          <table:table-cell table:style-name="ce78"/>
          <table:table-cell table:formula="of:=SUM([.E15]-[.F15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6])" office:value-type="float" office:value="5" calcext:value-type="float">
            <text:p>5 </text:p>
          </table:table-cell>
          <table:table-cell table:style-name="ce121" table:formula="of:=SUM(['file:///home/richie/Dropbox/Project%20Richie/Jakarta/MASTER/01.%20Januari%202016.xlsx'#$Dt.B16])" office:value-type="float" office:value="7" calcext:value-type="float">
            <text:p>7.00 </text:p>
          </table:table-cell>
          <table:table-cell table:style-name="ce128" table:formula="of:=SUM([.G15]*[.H15])" office:value-type="float" office:value="0" calcext:value-type="float">
            <text:p>- </text:p>
          </table:table-cell>
          <table:table-cell table:style-name="ce136" table:formula="of:=SUM([.G15]*[.I15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5]=1;['file:///home/richie/Dropbox/Project%20Richie/Jakarta/MASTER/01.%20Januari%202016.xlsx'#$Dt.$N$6];IF([.O15]=5;['file:///home/richie/Dropbox/Project%20Richie/Jakarta/MASTER/01.%20Januari%202016.xlsx'#$Dt.$N$7];IF([.O15]=10;['file:///home/richie/Dropbox/Project%20Richie/Jakarta/MASTER/01.%20Januari%202016.xlsx'#$Dt.$N$8];IF([.O15]=20;['file:///home/richie/Dropbox/Project%20Richie/Jakarta/MASTER/01.%20Januari%202016.xlsx'#$Dt.$N$9];IF([.O15]=25;['file:///home/richie/Dropbox/Project%20Richie/Jakarta/MASTER/01.%20Januari%202016.xlsx'#$Dt.$N$10];IF([.O15]=30;['file:///home/richie/Dropbox/Project%20Richie/Jakarta/MASTER/01.%20Januari%202016.xlsx'#$Dt.$N$11];IF([.O15]=50;['file:///home/richie/Dropbox/Project%20Richie/Jakarta/MASTER/01.%20Januari%202016.xlsx'#$Dt.$N$12];IF([.O15]=75;['file:///home/richie/Dropbox/Project%20Richie/Jakarta/MASTER/01.%20Januari%202016.xlsx'#$Dt.$N$13];IF([.O1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5]=1;['file:///home/richie/Dropbox/Project%20Richie/Jakarta/MASTER/01.%20Januari%202016.xlsx'#$Dt.$O$6];IF([.O15]=5;['file:///home/richie/Dropbox/Project%20Richie/Jakarta/MASTER/01.%20Januari%202016.xlsx'#$Dt.$O$7];IF([.O15]=10;['file:///home/richie/Dropbox/Project%20Richie/Jakarta/MASTER/01.%20Januari%202016.xlsx'#$Dt.$O$8];IF([.O15]=20;['file:///home/richie/Dropbox/Project%20Richie/Jakarta/MASTER/01.%20Januari%202016.xlsx'#$Dt.$O$9];IF([.O15]=25;['file:///home/richie/Dropbox/Project%20Richie/Jakarta/MASTER/01.%20Januari%202016.xlsx'#$Dt.$O$10];IF([.O15]=30;['file:///home/richie/Dropbox/Project%20Richie/Jakarta/MASTER/01.%20Januari%202016.xlsx'#$Dt.$O$11];IF([.O15]=50;['file:///home/richie/Dropbox/Project%20Richie/Jakarta/MASTER/01.%20Januari%202016.xlsx'#$Dt.$O$12];IF([.O15]=75;['file:///home/richie/Dropbox/Project%20Richie/Jakarta/MASTER/01.%20Januari%202016.xlsx'#$Dt.$O$13];IF([.O1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4]-[.O15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25" calcext:value-type="float">
            <text:p>25</text:p>
          </table:table-cell>
          <table:table-cell table:style-name="ce62" table:formula="of:=SUM(['file:///home/richie/Dropbox/Project%20Richie/Jakarta/MASTER/01.%20Januari%202016.xlsx'#$'10'.F16])" office:value-type="float" office:value="0" calcext:value-type="float">
            <text:p>- </text:p>
          </table:table-cell>
          <table:table-cell table:style-name="ce62"/>
          <table:table-cell table:style-name="ce87" table:formula="of:=SUM([.C16]+[.D16])" office:value-type="float" office:value="0" calcext:value-type="float">
            <text:p>- </text:p>
          </table:table-cell>
          <table:table-cell table:style-name="ce62"/>
          <table:table-cell table:formula="of:=SUM([.E16]-[.F16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7])" office:value-type="float" office:value="10" calcext:value-type="float">
            <text:p>10 </text:p>
          </table:table-cell>
          <table:table-cell table:style-name="ce121" table:formula="of:=SUM(['file:///home/richie/Dropbox/Project%20Richie/Jakarta/MASTER/01.%20Januari%202016.xlsx'#$Dt.B17])" office:value-type="float" office:value="12" calcext:value-type="float">
            <text:p>12.00 </text:p>
          </table:table-cell>
          <table:table-cell table:style-name="ce128" table:formula="of:=SUM([.G16]*[.H16])" office:value-type="float" office:value="0" calcext:value-type="float">
            <text:p>- </text:p>
          </table:table-cell>
          <table:table-cell table:style-name="ce136" table:formula="of:=SUM([.G16]*[.I16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6]=1;['file:///home/richie/Dropbox/Project%20Richie/Jakarta/MASTER/01.%20Januari%202016.xlsx'#$Dt.$N$6];IF([.O16]=5;['file:///home/richie/Dropbox/Project%20Richie/Jakarta/MASTER/01.%20Januari%202016.xlsx'#$Dt.$N$7];IF([.O16]=10;['file:///home/richie/Dropbox/Project%20Richie/Jakarta/MASTER/01.%20Januari%202016.xlsx'#$Dt.$N$8];IF([.O16]=20;['file:///home/richie/Dropbox/Project%20Richie/Jakarta/MASTER/01.%20Januari%202016.xlsx'#$Dt.$N$9];IF([.O16]=25;['file:///home/richie/Dropbox/Project%20Richie/Jakarta/MASTER/01.%20Januari%202016.xlsx'#$Dt.$N$10];IF([.O16]=30;['file:///home/richie/Dropbox/Project%20Richie/Jakarta/MASTER/01.%20Januari%202016.xlsx'#$Dt.$N$11];IF([.O16]=50;['file:///home/richie/Dropbox/Project%20Richie/Jakarta/MASTER/01.%20Januari%202016.xlsx'#$Dt.$N$12];IF([.O16]=75;['file:///home/richie/Dropbox/Project%20Richie/Jakarta/MASTER/01.%20Januari%202016.xlsx'#$Dt.$N$13];IF([.O1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6]=1;['file:///home/richie/Dropbox/Project%20Richie/Jakarta/MASTER/01.%20Januari%202016.xlsx'#$Dt.$O$6];IF([.O16]=5;['file:///home/richie/Dropbox/Project%20Richie/Jakarta/MASTER/01.%20Januari%202016.xlsx'#$Dt.$O$7];IF([.O16]=10;['file:///home/richie/Dropbox/Project%20Richie/Jakarta/MASTER/01.%20Januari%202016.xlsx'#$Dt.$O$8];IF([.O16]=20;['file:///home/richie/Dropbox/Project%20Richie/Jakarta/MASTER/01.%20Januari%202016.xlsx'#$Dt.$O$9];IF([.O16]=25;['file:///home/richie/Dropbox/Project%20Richie/Jakarta/MASTER/01.%20Januari%202016.xlsx'#$Dt.$O$10];IF([.O16]=30;['file:///home/richie/Dropbox/Project%20Richie/Jakarta/MASTER/01.%20Januari%202016.xlsx'#$Dt.$O$11];IF([.O16]=50;['file:///home/richie/Dropbox/Project%20Richie/Jakarta/MASTER/01.%20Januari%202016.xlsx'#$Dt.$O$12];IF([.O16]=75;['file:///home/richie/Dropbox/Project%20Richie/Jakarta/MASTER/01.%20Januari%202016.xlsx'#$Dt.$O$13];IF([.O1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5]-[.O1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3" office:value-type="float" office:value="50" calcext:value-type="float">
            <text:p>50</text:p>
          </table:table-cell>
          <table:table-cell table:style-name="ce62" table:formula="of:=SUM(['file:///home/richie/Dropbox/Project%20Richie/Jakarta/MASTER/01.%20Januari%202016.xlsx'#$'10'.F17])" office:value-type="float" office:value="0" calcext:value-type="float">
            <text:p>- </text:p>
          </table:table-cell>
          <table:table-cell table:style-name="ce62"/>
          <table:table-cell table:style-name="ce87" table:formula="of:=SUM([.C17]+[.D17])" office:value-type="float" office:value="0" calcext:value-type="float">
            <text:p>- </text:p>
          </table:table-cell>
          <table:table-cell table:style-name="ce62"/>
          <table:table-cell table:formula="of:=SUM([.E17]-[.F17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8])" office:value-type="float" office:value="12" calcext:value-type="float">
            <text:p>12 </text:p>
          </table:table-cell>
          <table:table-cell table:style-name="ce121" table:formula="of:=SUM(['file:///home/richie/Dropbox/Project%20Richie/Jakarta/MASTER/01.%20Januari%202016.xlsx'#$Dt.B18])" office:value-type="float" office:value="13" calcext:value-type="float">
            <text:p>13.00 </text:p>
          </table:table-cell>
          <table:table-cell table:style-name="ce128" table:formula="of:=SUM([.G17]*[.H17])" office:value-type="float" office:value="0" calcext:value-type="float">
            <text:p>- </text:p>
          </table:table-cell>
          <table:table-cell table:style-name="ce136" table:formula="of:=SUM([.G17]*[.I17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17]=1;['file:///home/richie/Dropbox/Project%20Richie/Jakarta/MASTER/01.%20Januari%202016.xlsx'#$Dt.$N$6];IF([.O17]=5;['file:///home/richie/Dropbox/Project%20Richie/Jakarta/MASTER/01.%20Januari%202016.xlsx'#$Dt.$N$7];IF([.O17]=10;['file:///home/richie/Dropbox/Project%20Richie/Jakarta/MASTER/01.%20Januari%202016.xlsx'#$Dt.$N$8];IF([.O17]=20;['file:///home/richie/Dropbox/Project%20Richie/Jakarta/MASTER/01.%20Januari%202016.xlsx'#$Dt.$N$9];IF([.O17]=25;['file:///home/richie/Dropbox/Project%20Richie/Jakarta/MASTER/01.%20Januari%202016.xlsx'#$Dt.$N$10];IF([.O17]=30;['file:///home/richie/Dropbox/Project%20Richie/Jakarta/MASTER/01.%20Januari%202016.xlsx'#$Dt.$N$11];IF([.O17]=50;['file:///home/richie/Dropbox/Project%20Richie/Jakarta/MASTER/01.%20Januari%202016.xlsx'#$Dt.$N$12];IF([.O17]=75;['file:///home/richie/Dropbox/Project%20Richie/Jakarta/MASTER/01.%20Januari%202016.xlsx'#$Dt.$N$13];IF([.O1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7]=1;['file:///home/richie/Dropbox/Project%20Richie/Jakarta/MASTER/01.%20Januari%202016.xlsx'#$Dt.$O$6];IF([.O17]=5;['file:///home/richie/Dropbox/Project%20Richie/Jakarta/MASTER/01.%20Januari%202016.xlsx'#$Dt.$O$7];IF([.O17]=10;['file:///home/richie/Dropbox/Project%20Richie/Jakarta/MASTER/01.%20Januari%202016.xlsx'#$Dt.$O$8];IF([.O17]=20;['file:///home/richie/Dropbox/Project%20Richie/Jakarta/MASTER/01.%20Januari%202016.xlsx'#$Dt.$O$9];IF([.O17]=25;['file:///home/richie/Dropbox/Project%20Richie/Jakarta/MASTER/01.%20Januari%202016.xlsx'#$Dt.$O$10];IF([.O17]=30;['file:///home/richie/Dropbox/Project%20Richie/Jakarta/MASTER/01.%20Januari%202016.xlsx'#$Dt.$O$11];IF([.O17]=50;['file:///home/richie/Dropbox/Project%20Richie/Jakarta/MASTER/01.%20Januari%202016.xlsx'#$Dt.$O$12];IF([.O17]=75;['file:///home/richie/Dropbox/Project%20Richie/Jakarta/MASTER/01.%20Januari%202016.xlsx'#$Dt.$O$13];IF([.O1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6]-[.O1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3"/>
          <table:table-cell table:style-name="ce44" office:value-type="float" office:value="100" calcext:value-type="float">
            <text:p>100</text:p>
          </table:table-cell>
          <table:table-cell table:style-name="ce62" table:formula="of:=SUM(['file:///home/richie/Dropbox/Project%20Richie/Jakarta/MASTER/01.%20Januari%202016.xlsx'#$'10'.F18])" office:value-type="float" office:value="0" calcext:value-type="float">
            <text:p>- </text:p>
          </table:table-cell>
          <table:table-cell table:style-name="ce77"/>
          <table:table-cell table:style-name="ce88" table:formula="of:=SUM([.C18]+[.D18])" office:value-type="float" office:value="0" calcext:value-type="float">
            <text:p>- </text:p>
          </table:table-cell>
          <table:table-cell table:style-name="ce77"/>
          <table:table-cell table:formula="of:=SUM([.E18]-[.F18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A19])" office:value-type="float" office:value="25" calcext:value-type="float">
            <text:p>25 </text:p>
          </table:table-cell>
          <table:table-cell table:style-name="ce121" table:formula="of:=SUM(['file:///home/richie/Dropbox/Project%20Richie/Jakarta/MASTER/01.%20Januari%202016.xlsx'#$Dt.B19])" office:value-type="float" office:value="27" calcext:value-type="float">
            <text:p>27.00 </text:p>
          </table:table-cell>
          <table:table-cell table:style-name="ce128" table:formula="of:=SUM([.G18]*[.H18])" office:value-type="float" office:value="0" calcext:value-type="float">
            <text:p>- </text:p>
          </table:table-cell>
          <table:table-cell table:style-name="ce136" table:formula="of:=SUM([.G18]*[.I18])" office:value-type="float" office:value="0" calcext:value-type="float">
            <text:p>- </text:p>
          </table:table-cell>
          <table:table-cell table:style-name="ce107" table:number-columns-spanned="2" table:number-rows-spanned="1"/>
          <table:covered-table-cell table:style-name="ce116"/>
          <table:table-cell table:number-columns-repeated="2"/>
          <table:table-cell table:formula="of:=IF([.O18]=1;['file:///home/richie/Dropbox/Project%20Richie/Jakarta/MASTER/01.%20Januari%202016.xlsx'#$Dt.$N$6];IF([.O18]=5;['file:///home/richie/Dropbox/Project%20Richie/Jakarta/MASTER/01.%20Januari%202016.xlsx'#$Dt.$N$7];IF([.O18]=10;['file:///home/richie/Dropbox/Project%20Richie/Jakarta/MASTER/01.%20Januari%202016.xlsx'#$Dt.$N$8];IF([.O18]=20;['file:///home/richie/Dropbox/Project%20Richie/Jakarta/MASTER/01.%20Januari%202016.xlsx'#$Dt.$N$9];IF([.O18]=25;['file:///home/richie/Dropbox/Project%20Richie/Jakarta/MASTER/01.%20Januari%202016.xlsx'#$Dt.$N$10];IF([.O18]=30;['file:///home/richie/Dropbox/Project%20Richie/Jakarta/MASTER/01.%20Januari%202016.xlsx'#$Dt.$N$11];IF([.O18]=50;['file:///home/richie/Dropbox/Project%20Richie/Jakarta/MASTER/01.%20Januari%202016.xlsx'#$Dt.$N$12];IF([.O18]=75;['file:///home/richie/Dropbox/Project%20Richie/Jakarta/MASTER/01.%20Januari%202016.xlsx'#$Dt.$N$13];IF([.O1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8]=1;['file:///home/richie/Dropbox/Project%20Richie/Jakarta/MASTER/01.%20Januari%202016.xlsx'#$Dt.$O$6];IF([.O18]=5;['file:///home/richie/Dropbox/Project%20Richie/Jakarta/MASTER/01.%20Januari%202016.xlsx'#$Dt.$O$7];IF([.O18]=10;['file:///home/richie/Dropbox/Project%20Richie/Jakarta/MASTER/01.%20Januari%202016.xlsx'#$Dt.$O$8];IF([.O18]=20;['file:///home/richie/Dropbox/Project%20Richie/Jakarta/MASTER/01.%20Januari%202016.xlsx'#$Dt.$O$9];IF([.O18]=25;['file:///home/richie/Dropbox/Project%20Richie/Jakarta/MASTER/01.%20Januari%202016.xlsx'#$Dt.$O$10];IF([.O18]=30;['file:///home/richie/Dropbox/Project%20Richie/Jakarta/MASTER/01.%20Januari%202016.xlsx'#$Dt.$O$11];IF([.O18]=50;['file:///home/richie/Dropbox/Project%20Richie/Jakarta/MASTER/01.%20Januari%202016.xlsx'#$Dt.$O$12];IF([.O18]=75;['file:///home/richie/Dropbox/Project%20Richie/Jakarta/MASTER/01.%20Januari%202016.xlsx'#$Dt.$O$13];IF([.O1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7]-[.O1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4"/>
          <table:table-cell table:style-name="ce45"/>
          <table:table-cell table:style-name="ce65" table:number-columns-repeated="4"/>
          <table:table-cell table:style-name="ce65" office:value-type="string" calcext:value-type="string">
            <text:p>Jumlah</text:p>
          </table:table-cell>
          <table:table-cell table:style-name="ce65"/>
          <table:table-cell table:style-name="ce123"/>
          <table:table-cell table:style-name="ce130" table:formula="of:=SUM([.J12:.J18])" office:value-type="float" office:value="0" calcext:value-type="float">
            <text:p>- </text:p>
          </table:table-cell>
          <table:table-cell table:style-name="ce138" table:formula="of:=SUM([.K12:.K18])" office:value-type="float" office:value="0" calcext:value-type="float">
            <text:p>- </text:p>
          </table:table-cell>
          <table:table-cell table:style-name="ce150"/>
          <table:table-cell table:style-name="ce164"/>
          <table:table-cell table:number-columns-repeated="2"/>
          <table:table-cell table:formula="of:=IF([.O19]=1;['file:///home/richie/Dropbox/Project%20Richie/Jakarta/MASTER/01.%20Januari%202016.xlsx'#$Dt.$N$6];IF([.O19]=5;['file:///home/richie/Dropbox/Project%20Richie/Jakarta/MASTER/01.%20Januari%202016.xlsx'#$Dt.$N$7];IF([.O19]=10;['file:///home/richie/Dropbox/Project%20Richie/Jakarta/MASTER/01.%20Januari%202016.xlsx'#$Dt.$N$8];IF([.O19]=20;['file:///home/richie/Dropbox/Project%20Richie/Jakarta/MASTER/01.%20Januari%202016.xlsx'#$Dt.$N$9];IF([.O19]=25;['file:///home/richie/Dropbox/Project%20Richie/Jakarta/MASTER/01.%20Januari%202016.xlsx'#$Dt.$N$10];IF([.O19]=30;['file:///home/richie/Dropbox/Project%20Richie/Jakarta/MASTER/01.%20Januari%202016.xlsx'#$Dt.$N$11];IF([.O19]=50;['file:///home/richie/Dropbox/Project%20Richie/Jakarta/MASTER/01.%20Januari%202016.xlsx'#$Dt.$N$12];IF([.O19]=75;['file:///home/richie/Dropbox/Project%20Richie/Jakarta/MASTER/01.%20Januari%202016.xlsx'#$Dt.$N$13];IF([.O1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19]=1;['file:///home/richie/Dropbox/Project%20Richie/Jakarta/MASTER/01.%20Januari%202016.xlsx'#$Dt.$O$6];IF([.O19]=5;['file:///home/richie/Dropbox/Project%20Richie/Jakarta/MASTER/01.%20Januari%202016.xlsx'#$Dt.$O$7];IF([.O19]=10;['file:///home/richie/Dropbox/Project%20Richie/Jakarta/MASTER/01.%20Januari%202016.xlsx'#$Dt.$O$8];IF([.O19]=20;['file:///home/richie/Dropbox/Project%20Richie/Jakarta/MASTER/01.%20Januari%202016.xlsx'#$Dt.$O$9];IF([.O19]=25;['file:///home/richie/Dropbox/Project%20Richie/Jakarta/MASTER/01.%20Januari%202016.xlsx'#$Dt.$O$10];IF([.O19]=30;['file:///home/richie/Dropbox/Project%20Richie/Jakarta/MASTER/01.%20Januari%202016.xlsx'#$Dt.$O$11];IF([.O19]=50;['file:///home/richie/Dropbox/Project%20Richie/Jakarta/MASTER/01.%20Januari%202016.xlsx'#$Dt.$O$12];IF([.O19]=75;['file:///home/richie/Dropbox/Project%20Richie/Jakarta/MASTER/01.%20Januari%202016.xlsx'#$Dt.$O$13];IF([.O1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8]-[.O1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46"/>
          <table:table-cell table:style-name="ce66" table:number-columns-repeated="4"/>
          <table:table-cell table:style-name="ce66" office:value-type="string" calcext:value-type="string">
            <text:p>DOMPUL</text:p>
          </table:table-cell>
          <table:table-cell table:style-name="ce66" table:number-columns-repeated="4"/>
          <table:table-cell table:style-name="ce151" table:number-columns-spanned="2" table:number-rows-spanned="1"/>
          <table:covered-table-cell table:style-name="ce165"/>
          <table:table-cell table:number-columns-repeated="2"/>
          <table:table-cell table:formula="of:=IF([.O20]=1;['file:///home/richie/Dropbox/Project%20Richie/Jakarta/MASTER/01.%20Januari%202016.xlsx'#$Dt.$N$6];IF([.O20]=5;['file:///home/richie/Dropbox/Project%20Richie/Jakarta/MASTER/01.%20Januari%202016.xlsx'#$Dt.$N$7];IF([.O20]=10;['file:///home/richie/Dropbox/Project%20Richie/Jakarta/MASTER/01.%20Januari%202016.xlsx'#$Dt.$N$8];IF([.O20]=20;['file:///home/richie/Dropbox/Project%20Richie/Jakarta/MASTER/01.%20Januari%202016.xlsx'#$Dt.$N$9];IF([.O20]=25;['file:///home/richie/Dropbox/Project%20Richie/Jakarta/MASTER/01.%20Januari%202016.xlsx'#$Dt.$N$10];IF([.O20]=30;['file:///home/richie/Dropbox/Project%20Richie/Jakarta/MASTER/01.%20Januari%202016.xlsx'#$Dt.$N$11];IF([.O20]=50;['file:///home/richie/Dropbox/Project%20Richie/Jakarta/MASTER/01.%20Januari%202016.xlsx'#$Dt.$N$12];IF([.O20]=75;['file:///home/richie/Dropbox/Project%20Richie/Jakarta/MASTER/01.%20Januari%202016.xlsx'#$Dt.$N$13];IF([.O2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0]=1;['file:///home/richie/Dropbox/Project%20Richie/Jakarta/MASTER/01.%20Januari%202016.xlsx'#$Dt.$O$6];IF([.O20]=5;['file:///home/richie/Dropbox/Project%20Richie/Jakarta/MASTER/01.%20Januari%202016.xlsx'#$Dt.$O$7];IF([.O20]=10;['file:///home/richie/Dropbox/Project%20Richie/Jakarta/MASTER/01.%20Januari%202016.xlsx'#$Dt.$O$8];IF([.O20]=20;['file:///home/richie/Dropbox/Project%20Richie/Jakarta/MASTER/01.%20Januari%202016.xlsx'#$Dt.$O$9];IF([.O20]=25;['file:///home/richie/Dropbox/Project%20Richie/Jakarta/MASTER/01.%20Januari%202016.xlsx'#$Dt.$O$10];IF([.O20]=30;['file:///home/richie/Dropbox/Project%20Richie/Jakarta/MASTER/01.%20Januari%202016.xlsx'#$Dt.$O$11];IF([.O20]=50;['file:///home/richie/Dropbox/Project%20Richie/Jakarta/MASTER/01.%20Januari%202016.xlsx'#$Dt.$O$12];IF([.O20]=75;['file:///home/richie/Dropbox/Project%20Richie/Jakarta/MASTER/01.%20Januari%202016.xlsx'#$Dt.$O$13];IF([.O2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19]-[.O2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5"/>
          <table:table-cell table:style-name="ce47" office:value-type="float" office:value="1" calcext:value-type="float">
            <text:p>1</text:p>
          </table:table-cell>
          <table:table-cell table:style-name="ce62" table:formula="of:=SUM(['file:///home/richie/Dropbox/Project%20Richie/Jakarta/MASTER/01.%20Januari%202016.xlsx'#$'10'.F21])" office:value-type="float" office:value="0" calcext:value-type="float">
            <text:p>- </text:p>
          </table:table-cell>
          <table:table-cell table:style-name="ce62"/>
          <table:table-cell table:style-name="ce87" table:formula="of:=SUM([.C21]+[.D21])" office:value-type="float" office:value="0" calcext:value-type="float">
            <text:p>- </text:p>
          </table:table-cell>
          <table:table-cell table:style-name="ce62"/>
          <table:table-cell table:formula="of:=SUM([.E21]-[.F21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E5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F5])" office:value-type="float" office:value="0" calcext:value-type="float">
            <text:p>- </text:p>
          </table:table-cell>
          <table:table-cell table:style-name="ce128" table:formula="of:=SUM([.G21]*[.H21])" office:value-type="float" office:value="0" calcext:value-type="float">
            <text:p>- </text:p>
          </table:table-cell>
          <table:table-cell table:style-name="ce136" table:formula="of:=SUM([.G21]*[.I21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21]=1;['file:///home/richie/Dropbox/Project%20Richie/Jakarta/MASTER/01.%20Januari%202016.xlsx'#$Dt.$N$6];IF([.O21]=5;['file:///home/richie/Dropbox/Project%20Richie/Jakarta/MASTER/01.%20Januari%202016.xlsx'#$Dt.$N$7];IF([.O21]=10;['file:///home/richie/Dropbox/Project%20Richie/Jakarta/MASTER/01.%20Januari%202016.xlsx'#$Dt.$N$8];IF([.O21]=20;['file:///home/richie/Dropbox/Project%20Richie/Jakarta/MASTER/01.%20Januari%202016.xlsx'#$Dt.$N$9];IF([.O21]=25;['file:///home/richie/Dropbox/Project%20Richie/Jakarta/MASTER/01.%20Januari%202016.xlsx'#$Dt.$N$10];IF([.O21]=30;['file:///home/richie/Dropbox/Project%20Richie/Jakarta/MASTER/01.%20Januari%202016.xlsx'#$Dt.$N$11];IF([.O21]=50;['file:///home/richie/Dropbox/Project%20Richie/Jakarta/MASTER/01.%20Januari%202016.xlsx'#$Dt.$N$12];IF([.O21]=75;['file:///home/richie/Dropbox/Project%20Richie/Jakarta/MASTER/01.%20Januari%202016.xlsx'#$Dt.$N$13];IF([.O2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1]=1;['file:///home/richie/Dropbox/Project%20Richie/Jakarta/MASTER/01.%20Januari%202016.xlsx'#$Dt.$O$6];IF([.O21]=5;['file:///home/richie/Dropbox/Project%20Richie/Jakarta/MASTER/01.%20Januari%202016.xlsx'#$Dt.$O$7];IF([.O21]=10;['file:///home/richie/Dropbox/Project%20Richie/Jakarta/MASTER/01.%20Januari%202016.xlsx'#$Dt.$O$8];IF([.O21]=20;['file:///home/richie/Dropbox/Project%20Richie/Jakarta/MASTER/01.%20Januari%202016.xlsx'#$Dt.$O$9];IF([.O21]=25;['file:///home/richie/Dropbox/Project%20Richie/Jakarta/MASTER/01.%20Januari%202016.xlsx'#$Dt.$O$10];IF([.O21]=30;['file:///home/richie/Dropbox/Project%20Richie/Jakarta/MASTER/01.%20Januari%202016.xlsx'#$Dt.$O$11];IF([.O21]=50;['file:///home/richie/Dropbox/Project%20Richie/Jakarta/MASTER/01.%20Januari%202016.xlsx'#$Dt.$O$12];IF([.O21]=75;['file:///home/richie/Dropbox/Project%20Richie/Jakarta/MASTER/01.%20Januari%202016.xlsx'#$Dt.$O$13];IF([.O2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0]-[.O21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5"/>
          <table:table-cell table:style-name="ce47" office:value-type="float" office:value="5" calcext:value-type="float">
            <text:p>5</text:p>
          </table:table-cell>
          <table:table-cell table:style-name="ce62" table:formula="of:=SUM(['file:///home/richie/Dropbox/Project%20Richie/Jakarta/MASTER/01.%20Januari%202016.xlsx'#$'10'.F22])" office:value-type="float" office:value="0" calcext:value-type="float">
            <text:p>- </text:p>
          </table:table-cell>
          <table:table-cell table:style-name="ce62"/>
          <table:table-cell table:style-name="ce87" table:formula="of:=SUM([.C22]+[.D22])" office:value-type="float" office:value="0" calcext:value-type="float">
            <text:p>- </text:p>
          </table:table-cell>
          <table:table-cell table:style-name="ce62"/>
          <table:table-cell table:formula="of:=SUM([.E22]-[.F22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E6])" office:value-type="float" office:value="0" calcext:value-type="float">
            <text:p>- </text:p>
          </table:table-cell>
          <table:table-cell table:style-name="ce121" table:formula="of:=SUM(['file:///home/richie/Dropbox/Project%20Richie/Jakarta/MASTER/01.%20Januari%202016.xlsx'#$Dt.F6])" office:value-type="float" office:value="0" calcext:value-type="float">
            <text:p>- </text:p>
          </table:table-cell>
          <table:table-cell table:style-name="ce128" table:formula="of:=SUM([.G22]*[.H22])" office:value-type="float" office:value="0" calcext:value-type="float">
            <text:p>- </text:p>
          </table:table-cell>
          <table:table-cell table:style-name="ce136" table:formula="of:=SUM([.G22]*[.I22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22]=1;['file:///home/richie/Dropbox/Project%20Richie/Jakarta/MASTER/01.%20Januari%202016.xlsx'#$Dt.$N$6];IF([.O22]=5;['file:///home/richie/Dropbox/Project%20Richie/Jakarta/MASTER/01.%20Januari%202016.xlsx'#$Dt.$N$7];IF([.O22]=10;['file:///home/richie/Dropbox/Project%20Richie/Jakarta/MASTER/01.%20Januari%202016.xlsx'#$Dt.$N$8];IF([.O22]=20;['file:///home/richie/Dropbox/Project%20Richie/Jakarta/MASTER/01.%20Januari%202016.xlsx'#$Dt.$N$9];IF([.O22]=25;['file:///home/richie/Dropbox/Project%20Richie/Jakarta/MASTER/01.%20Januari%202016.xlsx'#$Dt.$N$10];IF([.O22]=30;['file:///home/richie/Dropbox/Project%20Richie/Jakarta/MASTER/01.%20Januari%202016.xlsx'#$Dt.$N$11];IF([.O22]=50;['file:///home/richie/Dropbox/Project%20Richie/Jakarta/MASTER/01.%20Januari%202016.xlsx'#$Dt.$N$12];IF([.O22]=75;['file:///home/richie/Dropbox/Project%20Richie/Jakarta/MASTER/01.%20Januari%202016.xlsx'#$Dt.$N$13];IF([.O22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2]=1;['file:///home/richie/Dropbox/Project%20Richie/Jakarta/MASTER/01.%20Januari%202016.xlsx'#$Dt.$O$6];IF([.O22]=5;['file:///home/richie/Dropbox/Project%20Richie/Jakarta/MASTER/01.%20Januari%202016.xlsx'#$Dt.$O$7];IF([.O22]=10;['file:///home/richie/Dropbox/Project%20Richie/Jakarta/MASTER/01.%20Januari%202016.xlsx'#$Dt.$O$8];IF([.O22]=20;['file:///home/richie/Dropbox/Project%20Richie/Jakarta/MASTER/01.%20Januari%202016.xlsx'#$Dt.$O$9];IF([.O22]=25;['file:///home/richie/Dropbox/Project%20Richie/Jakarta/MASTER/01.%20Januari%202016.xlsx'#$Dt.$O$10];IF([.O22]=30;['file:///home/richie/Dropbox/Project%20Richie/Jakarta/MASTER/01.%20Januari%202016.xlsx'#$Dt.$O$11];IF([.O22]=50;['file:///home/richie/Dropbox/Project%20Richie/Jakarta/MASTER/01.%20Januari%202016.xlsx'#$Dt.$O$12];IF([.O22]=75;['file:///home/richie/Dropbox/Project%20Richie/Jakarta/MASTER/01.%20Januari%202016.xlsx'#$Dt.$O$13];IF([.O22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1]-[.O22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5"/>
          <table:table-cell table:style-name="ce48" office:value-type="float" office:value="10" calcext:value-type="float">
            <text:p>10</text:p>
          </table:table-cell>
          <table:table-cell table:style-name="ce62" table:formula="of:=SUM(['file:///home/richie/Dropbox/Project%20Richie/Jakarta/MASTER/01.%20Januari%202016.xlsx'#$'10'.F23])" office:value-type="float" office:value="0" calcext:value-type="float">
            <text:p>- </text:p>
          </table:table-cell>
          <table:table-cell table:style-name="ce77"/>
          <table:table-cell table:style-name="ce88" table:formula="of:=SUM([.C23]+[.D23])" office:value-type="float" office:value="0" calcext:value-type="float">
            <text:p>- </text:p>
          </table:table-cell>
          <table:table-cell table:style-name="ce77"/>
          <table:table-cell table:formula="of:=SUM([.E23]-[.F23])" office:value-type="float" office:value="0" calcext:value-type="float">
            <text:p>- </text:p>
          </table:table-cell>
          <table:table-cell table:style-name="ce109" table:formula="of:=SUM(['file:///home/richie/Dropbox/Project%20Richie/Jakarta/MASTER/01.%20Januari%202016.xlsx'#$Dt.E7])" office:value-type="float" office:value="1" calcext:value-type="float">
            <text:p>1 </text:p>
          </table:table-cell>
          <table:table-cell table:style-name="ce121" table:formula="of:=SUM(['file:///home/richie/Dropbox/Project%20Richie/Jakarta/MASTER/01.%20Januari%202016.xlsx'#$Dt.F7])" office:value-type="float" office:value="2" calcext:value-type="float">
            <text:p>2.00 </text:p>
          </table:table-cell>
          <table:table-cell table:style-name="ce128" table:formula="of:=SUM([.G23]*[.H23])" office:value-type="float" office:value="0" calcext:value-type="float">
            <text:p>- </text:p>
          </table:table-cell>
          <table:table-cell table:style-name="ce136" table:formula="of:=SUM([.G23]*[.I23])" office:value-type="float" office:value="0" calcext:value-type="float">
            <text:p>- </text:p>
          </table:table-cell>
          <table:table-cell table:style-name="ce107" table:number-columns-spanned="2" table:number-rows-spanned="1"/>
          <table:covered-table-cell table:style-name="ce116"/>
          <table:table-cell table:number-columns-repeated="2"/>
          <table:table-cell table:formula="of:=IF([.O23]=1;['file:///home/richie/Dropbox/Project%20Richie/Jakarta/MASTER/01.%20Januari%202016.xlsx'#$Dt.$N$6];IF([.O23]=5;['file:///home/richie/Dropbox/Project%20Richie/Jakarta/MASTER/01.%20Januari%202016.xlsx'#$Dt.$N$7];IF([.O23]=10;['file:///home/richie/Dropbox/Project%20Richie/Jakarta/MASTER/01.%20Januari%202016.xlsx'#$Dt.$N$8];IF([.O23]=20;['file:///home/richie/Dropbox/Project%20Richie/Jakarta/MASTER/01.%20Januari%202016.xlsx'#$Dt.$N$9];IF([.O23]=25;['file:///home/richie/Dropbox/Project%20Richie/Jakarta/MASTER/01.%20Januari%202016.xlsx'#$Dt.$N$10];IF([.O23]=30;['file:///home/richie/Dropbox/Project%20Richie/Jakarta/MASTER/01.%20Januari%202016.xlsx'#$Dt.$N$11];IF([.O23]=50;['file:///home/richie/Dropbox/Project%20Richie/Jakarta/MASTER/01.%20Januari%202016.xlsx'#$Dt.$N$12];IF([.O23]=75;['file:///home/richie/Dropbox/Project%20Richie/Jakarta/MASTER/01.%20Januari%202016.xlsx'#$Dt.$N$13];IF([.O23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3]=1;['file:///home/richie/Dropbox/Project%20Richie/Jakarta/MASTER/01.%20Januari%202016.xlsx'#$Dt.$O$6];IF([.O23]=5;['file:///home/richie/Dropbox/Project%20Richie/Jakarta/MASTER/01.%20Januari%202016.xlsx'#$Dt.$O$7];IF([.O23]=10;['file:///home/richie/Dropbox/Project%20Richie/Jakarta/MASTER/01.%20Januari%202016.xlsx'#$Dt.$O$8];IF([.O23]=20;['file:///home/richie/Dropbox/Project%20Richie/Jakarta/MASTER/01.%20Januari%202016.xlsx'#$Dt.$O$9];IF([.O23]=25;['file:///home/richie/Dropbox/Project%20Richie/Jakarta/MASTER/01.%20Januari%202016.xlsx'#$Dt.$O$10];IF([.O23]=30;['file:///home/richie/Dropbox/Project%20Richie/Jakarta/MASTER/01.%20Januari%202016.xlsx'#$Dt.$O$11];IF([.O23]=50;['file:///home/richie/Dropbox/Project%20Richie/Jakarta/MASTER/01.%20Januari%202016.xlsx'#$Dt.$O$12];IF([.O23]=75;['file:///home/richie/Dropbox/Project%20Richie/Jakarta/MASTER/01.%20Januari%202016.xlsx'#$Dt.$O$13];IF([.O23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2]-[.O23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6"/>
          <table:table-cell table:style-name="ce49"/>
          <table:table-cell table:style-name="ce67" table:number-columns-repeated="4"/>
          <table:table-cell table:style-name="ce67" office:value-type="string" calcext:value-type="string">
            <text:p>Jumlah</text:p>
          </table:table-cell>
          <table:table-cell table:style-name="ce67"/>
          <table:table-cell table:style-name="ce124"/>
          <table:table-cell table:style-name="ce131" table:formula="of:=SUM([.J21:.J23])" office:value-type="float" office:value="0" calcext:value-type="float">
            <text:p>- </text:p>
          </table:table-cell>
          <table:table-cell table:style-name="ce139" table:formula="of:=SUM([.K21:.K23])" office:value-type="float" office:value="0" calcext:value-type="float">
            <text:p>- </text:p>
          </table:table-cell>
          <table:table-cell table:style-name="ce152" table:number-columns-spanned="2" table:number-rows-spanned="1"/>
          <table:covered-table-cell table:style-name="ce166"/>
          <table:table-cell table:number-columns-repeated="2"/>
          <table:table-cell table:formula="of:=IF([.O24]=1;['file:///home/richie/Dropbox/Project%20Richie/Jakarta/MASTER/01.%20Januari%202016.xlsx'#$Dt.$N$6];IF([.O24]=5;['file:///home/richie/Dropbox/Project%20Richie/Jakarta/MASTER/01.%20Januari%202016.xlsx'#$Dt.$N$7];IF([.O24]=10;['file:///home/richie/Dropbox/Project%20Richie/Jakarta/MASTER/01.%20Januari%202016.xlsx'#$Dt.$N$8];IF([.O24]=20;['file:///home/richie/Dropbox/Project%20Richie/Jakarta/MASTER/01.%20Januari%202016.xlsx'#$Dt.$N$9];IF([.O24]=25;['file:///home/richie/Dropbox/Project%20Richie/Jakarta/MASTER/01.%20Januari%202016.xlsx'#$Dt.$N$10];IF([.O24]=30;['file:///home/richie/Dropbox/Project%20Richie/Jakarta/MASTER/01.%20Januari%202016.xlsx'#$Dt.$N$11];IF([.O24]=50;['file:///home/richie/Dropbox/Project%20Richie/Jakarta/MASTER/01.%20Januari%202016.xlsx'#$Dt.$N$12];IF([.O24]=75;['file:///home/richie/Dropbox/Project%20Richie/Jakarta/MASTER/01.%20Januari%202016.xlsx'#$Dt.$N$13];IF([.O24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4]=1;['file:///home/richie/Dropbox/Project%20Richie/Jakarta/MASTER/01.%20Januari%202016.xlsx'#$Dt.$O$6];IF([.O24]=5;['file:///home/richie/Dropbox/Project%20Richie/Jakarta/MASTER/01.%20Januari%202016.xlsx'#$Dt.$O$7];IF([.O24]=10;['file:///home/richie/Dropbox/Project%20Richie/Jakarta/MASTER/01.%20Januari%202016.xlsx'#$Dt.$O$8];IF([.O24]=20;['file:///home/richie/Dropbox/Project%20Richie/Jakarta/MASTER/01.%20Januari%202016.xlsx'#$Dt.$O$9];IF([.O24]=25;['file:///home/richie/Dropbox/Project%20Richie/Jakarta/MASTER/01.%20Januari%202016.xlsx'#$Dt.$O$10];IF([.O24]=30;['file:///home/richie/Dropbox/Project%20Richie/Jakarta/MASTER/01.%20Januari%202016.xlsx'#$Dt.$O$11];IF([.O24]=50;['file:///home/richie/Dropbox/Project%20Richie/Jakarta/MASTER/01.%20Januari%202016.xlsx'#$Dt.$O$12];IF([.O24]=75;['file:///home/richie/Dropbox/Project%20Richie/Jakarta/MASTER/01.%20Januari%202016.xlsx'#$Dt.$O$13];IF([.O24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3]-[.O24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50"/>
          <table:table-cell table:style-name="ce68" table:number-columns-repeated="4"/>
          <table:table-cell table:style-name="ce68" office:value-type="string" calcext:value-type="string">
            <text:p>ISI ESIA</text:p>
          </table:table-cell>
          <table:table-cell table:style-name="ce68" table:number-columns-repeated="4"/>
          <table:table-cell table:style-name="ce153" table:number-columns-spanned="2" table:number-rows-spanned="1"/>
          <table:covered-table-cell table:style-name="ce167"/>
          <table:table-cell table:number-columns-repeated="2"/>
          <table:table-cell table:formula="of:=IF([.O25]=1;['file:///home/richie/Dropbox/Project%20Richie/Jakarta/MASTER/01.%20Januari%202016.xlsx'#$Dt.$N$6];IF([.O25]=5;['file:///home/richie/Dropbox/Project%20Richie/Jakarta/MASTER/01.%20Januari%202016.xlsx'#$Dt.$N$7];IF([.O25]=10;['file:///home/richie/Dropbox/Project%20Richie/Jakarta/MASTER/01.%20Januari%202016.xlsx'#$Dt.$N$8];IF([.O25]=20;['file:///home/richie/Dropbox/Project%20Richie/Jakarta/MASTER/01.%20Januari%202016.xlsx'#$Dt.$N$9];IF([.O25]=25;['file:///home/richie/Dropbox/Project%20Richie/Jakarta/MASTER/01.%20Januari%202016.xlsx'#$Dt.$N$10];IF([.O25]=30;['file:///home/richie/Dropbox/Project%20Richie/Jakarta/MASTER/01.%20Januari%202016.xlsx'#$Dt.$N$11];IF([.O25]=50;['file:///home/richie/Dropbox/Project%20Richie/Jakarta/MASTER/01.%20Januari%202016.xlsx'#$Dt.$N$12];IF([.O25]=75;['file:///home/richie/Dropbox/Project%20Richie/Jakarta/MASTER/01.%20Januari%202016.xlsx'#$Dt.$N$13];IF([.O2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5]=1;['file:///home/richie/Dropbox/Project%20Richie/Jakarta/MASTER/01.%20Januari%202016.xlsx'#$Dt.$O$6];IF([.O25]=5;['file:///home/richie/Dropbox/Project%20Richie/Jakarta/MASTER/01.%20Januari%202016.xlsx'#$Dt.$O$7];IF([.O25]=10;['file:///home/richie/Dropbox/Project%20Richie/Jakarta/MASTER/01.%20Januari%202016.xlsx'#$Dt.$O$8];IF([.O25]=20;['file:///home/richie/Dropbox/Project%20Richie/Jakarta/MASTER/01.%20Januari%202016.xlsx'#$Dt.$O$9];IF([.O25]=25;['file:///home/richie/Dropbox/Project%20Richie/Jakarta/MASTER/01.%20Januari%202016.xlsx'#$Dt.$O$10];IF([.O25]=30;['file:///home/richie/Dropbox/Project%20Richie/Jakarta/MASTER/01.%20Januari%202016.xlsx'#$Dt.$O$11];IF([.O25]=50;['file:///home/richie/Dropbox/Project%20Richie/Jakarta/MASTER/01.%20Januari%202016.xlsx'#$Dt.$O$12];IF([.O25]=75;['file:///home/richie/Dropbox/Project%20Richie/Jakarta/MASTER/01.%20Januari%202016.xlsx'#$Dt.$O$13];IF([.O2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4]-[.O25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/>
          <table:table-cell table:style-name="ce51" office:value-type="float" office:value="1" calcext:value-type="float">
            <text:p>1</text:p>
          </table:table-cell>
          <table:table-cell table:style-name="ce62" table:formula="of:=SUM(['file:///home/richie/Dropbox/Project%20Richie/Jakarta/MASTER/01.%20Januari%202016.xlsx'#$'10'.F26])" office:value-type="float" office:value="0" calcext:value-type="float">
            <text:p>- </text:p>
          </table:table-cell>
          <table:table-cell table:style-name="ce62"/>
          <table:table-cell table:style-name="ce87" table:formula="of:=SUM([.C26]+[.D26])" office:value-type="float" office:value="0" calcext:value-type="float">
            <text:p>- </text:p>
          </table:table-cell>
          <table:table-cell table:style-name="ce62"/>
          <table:table-cell table:formula="of:=SUM([.E26]-[.F26])" office:value-type="float" office:value="0" calcext:value-type="float">
            <text:p>- </text:p>
          </table:table-cell>
          <table:table-cell table:style-name="ce118" table:formula="of:=SUM(['file:///home/richie/Dropbox/Project%20Richie/Jakarta/MASTER/01.%20Januari%202016.xlsx'#$Dt.I4])" office:value-type="float" office:value="0" calcext:value-type="float">
            <text:p>- </text:p>
          </table:table-cell>
          <table:table-cell table:style-name="ce125" table:formula="of:=SUM(['file:///home/richie/Dropbox/Project%20Richie/Jakarta/MASTER/01.%20Januari%202016.xlsx'#$Dt.J4])" office:value-type="float" office:value="0" calcext:value-type="float">
            <text:p>- </text:p>
          </table:table-cell>
          <table:table-cell table:style-name="ce128" table:formula="of:=SUM([.G26]*[.H26])" office:value-type="float" office:value="0" calcext:value-type="float">
            <text:p>- </text:p>
          </table:table-cell>
          <table:table-cell table:style-name="ce136" table:formula="of:=SUM([.G26]*[.I26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26]=1;['file:///home/richie/Dropbox/Project%20Richie/Jakarta/MASTER/01.%20Januari%202016.xlsx'#$Dt.$N$6];IF([.O26]=5;['file:///home/richie/Dropbox/Project%20Richie/Jakarta/MASTER/01.%20Januari%202016.xlsx'#$Dt.$N$7];IF([.O26]=10;['file:///home/richie/Dropbox/Project%20Richie/Jakarta/MASTER/01.%20Januari%202016.xlsx'#$Dt.$N$8];IF([.O26]=20;['file:///home/richie/Dropbox/Project%20Richie/Jakarta/MASTER/01.%20Januari%202016.xlsx'#$Dt.$N$9];IF([.O26]=25;['file:///home/richie/Dropbox/Project%20Richie/Jakarta/MASTER/01.%20Januari%202016.xlsx'#$Dt.$N$10];IF([.O26]=30;['file:///home/richie/Dropbox/Project%20Richie/Jakarta/MASTER/01.%20Januari%202016.xlsx'#$Dt.$N$11];IF([.O26]=50;['file:///home/richie/Dropbox/Project%20Richie/Jakarta/MASTER/01.%20Januari%202016.xlsx'#$Dt.$N$12];IF([.O26]=75;['file:///home/richie/Dropbox/Project%20Richie/Jakarta/MASTER/01.%20Januari%202016.xlsx'#$Dt.$N$13];IF([.O2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6]=1;['file:///home/richie/Dropbox/Project%20Richie/Jakarta/MASTER/01.%20Januari%202016.xlsx'#$Dt.$O$6];IF([.O26]=5;['file:///home/richie/Dropbox/Project%20Richie/Jakarta/MASTER/01.%20Januari%202016.xlsx'#$Dt.$O$7];IF([.O26]=10;['file:///home/richie/Dropbox/Project%20Richie/Jakarta/MASTER/01.%20Januari%202016.xlsx'#$Dt.$O$8];IF([.O26]=20;['file:///home/richie/Dropbox/Project%20Richie/Jakarta/MASTER/01.%20Januari%202016.xlsx'#$Dt.$O$9];IF([.O26]=25;['file:///home/richie/Dropbox/Project%20Richie/Jakarta/MASTER/01.%20Januari%202016.xlsx'#$Dt.$O$10];IF([.O26]=30;['file:///home/richie/Dropbox/Project%20Richie/Jakarta/MASTER/01.%20Januari%202016.xlsx'#$Dt.$O$11];IF([.O26]=50;['file:///home/richie/Dropbox/Project%20Richie/Jakarta/MASTER/01.%20Januari%202016.xlsx'#$Dt.$O$12];IF([.O26]=75;['file:///home/richie/Dropbox/Project%20Richie/Jakarta/MASTER/01.%20Januari%202016.xlsx'#$Dt.$O$13];IF([.O2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5]-[.O2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/>
          <table:table-cell table:style-name="ce51" office:value-type="float" office:value="5" calcext:value-type="float">
            <text:p>5</text:p>
          </table:table-cell>
          <table:table-cell table:style-name="ce62" table:formula="of:=SUM(['file:///home/richie/Dropbox/Project%20Richie/Jakarta/MASTER/01.%20Januari%202016.xlsx'#$'10'.F27])" office:value-type="float" office:value="0" calcext:value-type="float">
            <text:p>- </text:p>
          </table:table-cell>
          <table:table-cell table:style-name="ce62"/>
          <table:table-cell table:style-name="ce87" table:formula="of:=SUM([.C27]+[.D27])" office:value-type="float" office:value="0" calcext:value-type="float">
            <text:p>- </text:p>
          </table:table-cell>
          <table:table-cell table:style-name="ce62"/>
          <table:table-cell table:formula="of:=SUM([.E27]-[.F27])" office:value-type="float" office:value="0" calcext:value-type="float">
            <text:p>- </text:p>
          </table:table-cell>
          <table:table-cell table:style-name="ce118" table:formula="of:=SUM(['file:///home/richie/Dropbox/Project%20Richie/Jakarta/MASTER/01.%20Januari%202016.xlsx'#$Dt.I5])" office:value-type="float" office:value="0" calcext:value-type="float">
            <text:p>- </text:p>
          </table:table-cell>
          <table:table-cell table:style-name="ce125" table:formula="of:=SUM(['file:///home/richie/Dropbox/Project%20Richie/Jakarta/MASTER/01.%20Januari%202016.xlsx'#$Dt.J5])" office:value-type="float" office:value="0" calcext:value-type="float">
            <text:p>- </text:p>
          </table:table-cell>
          <table:table-cell table:style-name="ce128" table:formula="of:=SUM([.G27]*[.H27])" office:value-type="float" office:value="0" calcext:value-type="float">
            <text:p>- </text:p>
          </table:table-cell>
          <table:table-cell table:style-name="ce136" table:formula="of:=SUM([.G27]*[.I27])" office:value-type="float" office:value="0" calcext:value-type="float">
            <text:p>- </text:p>
          </table:table-cell>
          <table:table-cell table:style-name="ce106" table:number-columns-spanned="2" table:number-rows-spanned="1"/>
          <table:covered-table-cell table:style-name="ce115"/>
          <table:table-cell table:number-columns-repeated="2"/>
          <table:table-cell table:formula="of:=IF([.O27]=1;['file:///home/richie/Dropbox/Project%20Richie/Jakarta/MASTER/01.%20Januari%202016.xlsx'#$Dt.$N$6];IF([.O27]=5;['file:///home/richie/Dropbox/Project%20Richie/Jakarta/MASTER/01.%20Januari%202016.xlsx'#$Dt.$N$7];IF([.O27]=10;['file:///home/richie/Dropbox/Project%20Richie/Jakarta/MASTER/01.%20Januari%202016.xlsx'#$Dt.$N$8];IF([.O27]=20;['file:///home/richie/Dropbox/Project%20Richie/Jakarta/MASTER/01.%20Januari%202016.xlsx'#$Dt.$N$9];IF([.O27]=25;['file:///home/richie/Dropbox/Project%20Richie/Jakarta/MASTER/01.%20Januari%202016.xlsx'#$Dt.$N$10];IF([.O27]=30;['file:///home/richie/Dropbox/Project%20Richie/Jakarta/MASTER/01.%20Januari%202016.xlsx'#$Dt.$N$11];IF([.O27]=50;['file:///home/richie/Dropbox/Project%20Richie/Jakarta/MASTER/01.%20Januari%202016.xlsx'#$Dt.$N$12];IF([.O27]=75;['file:///home/richie/Dropbox/Project%20Richie/Jakarta/MASTER/01.%20Januari%202016.xlsx'#$Dt.$N$13];IF([.O2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7]=1;['file:///home/richie/Dropbox/Project%20Richie/Jakarta/MASTER/01.%20Januari%202016.xlsx'#$Dt.$O$6];IF([.O27]=5;['file:///home/richie/Dropbox/Project%20Richie/Jakarta/MASTER/01.%20Januari%202016.xlsx'#$Dt.$O$7];IF([.O27]=10;['file:///home/richie/Dropbox/Project%20Richie/Jakarta/MASTER/01.%20Januari%202016.xlsx'#$Dt.$O$8];IF([.O27]=20;['file:///home/richie/Dropbox/Project%20Richie/Jakarta/MASTER/01.%20Januari%202016.xlsx'#$Dt.$O$9];IF([.O27]=25;['file:///home/richie/Dropbox/Project%20Richie/Jakarta/MASTER/01.%20Januari%202016.xlsx'#$Dt.$O$10];IF([.O27]=30;['file:///home/richie/Dropbox/Project%20Richie/Jakarta/MASTER/01.%20Januari%202016.xlsx'#$Dt.$O$11];IF([.O27]=50;['file:///home/richie/Dropbox/Project%20Richie/Jakarta/MASTER/01.%20Januari%202016.xlsx'#$Dt.$O$12];IF([.O27]=75;['file:///home/richie/Dropbox/Project%20Richie/Jakarta/MASTER/01.%20Januari%202016.xlsx'#$Dt.$O$13];IF([.O2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6]-[.O2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/>
          <table:table-cell table:style-name="ce52" office:value-type="float" office:value="10" calcext:value-type="float">
            <text:p>10</text:p>
          </table:table-cell>
          <table:table-cell table:style-name="ce62" table:formula="of:=SUM(['file:///home/richie/Dropbox/Project%20Richie/Jakarta/MASTER/01.%20Januari%202016.xlsx'#$'10'.F28])" office:value-type="float" office:value="0" calcext:value-type="float">
            <text:p>- </text:p>
          </table:table-cell>
          <table:table-cell table:style-name="ce77"/>
          <table:table-cell table:style-name="ce88" table:formula="of:=SUM([.C28]+[.D28])" office:value-type="float" office:value="0" calcext:value-type="float">
            <text:p>- </text:p>
          </table:table-cell>
          <table:table-cell table:style-name="ce77"/>
          <table:table-cell table:formula="of:=SUM([.E28]-[.F28])" office:value-type="float" office:value="0" calcext:value-type="float">
            <text:p>- </text:p>
          </table:table-cell>
          <table:table-cell table:style-name="ce118" table:formula="of:=SUM(['file:///home/richie/Dropbox/Project%20Richie/Jakarta/MASTER/01.%20Januari%202016.xlsx'#$Dt.I6])" office:value-type="float" office:value="1" calcext:value-type="float">
            <text:p>1 </text:p>
          </table:table-cell>
          <table:table-cell table:style-name="ce125" table:formula="of:=SUM(['file:///home/richie/Dropbox/Project%20Richie/Jakarta/MASTER/01.%20Januari%202016.xlsx'#$Dt.J6])" office:value-type="float" office:value="2" calcext:value-type="float">
            <text:p>2.00 </text:p>
          </table:table-cell>
          <table:table-cell table:style-name="ce128" table:formula="of:=SUM([.G28]*[.H28])" office:value-type="float" office:value="0" calcext:value-type="float">
            <text:p>- </text:p>
          </table:table-cell>
          <table:table-cell table:style-name="ce136" table:formula="of:=SUM([.G28]*[.I28])" office:value-type="float" office:value="0" calcext:value-type="float">
            <text:p>- </text:p>
          </table:table-cell>
          <table:table-cell table:style-name="ce107" table:number-columns-spanned="2" table:number-rows-spanned="1"/>
          <table:covered-table-cell table:style-name="ce116"/>
          <table:table-cell table:number-columns-repeated="2"/>
          <table:table-cell table:formula="of:=IF([.O28]=1;['file:///home/richie/Dropbox/Project%20Richie/Jakarta/MASTER/01.%20Januari%202016.xlsx'#$Dt.$N$6];IF([.O28]=5;['file:///home/richie/Dropbox/Project%20Richie/Jakarta/MASTER/01.%20Januari%202016.xlsx'#$Dt.$N$7];IF([.O28]=10;['file:///home/richie/Dropbox/Project%20Richie/Jakarta/MASTER/01.%20Januari%202016.xlsx'#$Dt.$N$8];IF([.O28]=20;['file:///home/richie/Dropbox/Project%20Richie/Jakarta/MASTER/01.%20Januari%202016.xlsx'#$Dt.$N$9];IF([.O28]=25;['file:///home/richie/Dropbox/Project%20Richie/Jakarta/MASTER/01.%20Januari%202016.xlsx'#$Dt.$N$10];IF([.O28]=30;['file:///home/richie/Dropbox/Project%20Richie/Jakarta/MASTER/01.%20Januari%202016.xlsx'#$Dt.$N$11];IF([.O28]=50;['file:///home/richie/Dropbox/Project%20Richie/Jakarta/MASTER/01.%20Januari%202016.xlsx'#$Dt.$N$12];IF([.O28]=75;['file:///home/richie/Dropbox/Project%20Richie/Jakarta/MASTER/01.%20Januari%202016.xlsx'#$Dt.$N$13];IF([.O2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8]=1;['file:///home/richie/Dropbox/Project%20Richie/Jakarta/MASTER/01.%20Januari%202016.xlsx'#$Dt.$O$6];IF([.O28]=5;['file:///home/richie/Dropbox/Project%20Richie/Jakarta/MASTER/01.%20Januari%202016.xlsx'#$Dt.$O$7];IF([.O28]=10;['file:///home/richie/Dropbox/Project%20Richie/Jakarta/MASTER/01.%20Januari%202016.xlsx'#$Dt.$O$8];IF([.O28]=20;['file:///home/richie/Dropbox/Project%20Richie/Jakarta/MASTER/01.%20Januari%202016.xlsx'#$Dt.$O$9];IF([.O28]=25;['file:///home/richie/Dropbox/Project%20Richie/Jakarta/MASTER/01.%20Januari%202016.xlsx'#$Dt.$O$10];IF([.O28]=30;['file:///home/richie/Dropbox/Project%20Richie/Jakarta/MASTER/01.%20Januari%202016.xlsx'#$Dt.$O$11];IF([.O28]=50;['file:///home/richie/Dropbox/Project%20Richie/Jakarta/MASTER/01.%20Januari%202016.xlsx'#$Dt.$O$12];IF([.O28]=75;['file:///home/richie/Dropbox/Project%20Richie/Jakarta/MASTER/01.%20Januari%202016.xlsx'#$Dt.$O$13];IF([.O2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7]-[.O2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7"/>
          <table:table-cell table:style-name="ce53"/>
          <table:table-cell table:style-name="ce69" table:number-columns-repeated="4"/>
          <table:table-cell table:style-name="ce69" office:value-type="string" calcext:value-type="string">
            <text:p>Jumlah</text:p>
          </table:table-cell>
          <table:table-cell table:style-name="ce69"/>
          <table:table-cell table:style-name="ce126"/>
          <table:table-cell table:style-name="ce132" table:formula="of:=SUM([.J26:.J28])" office:value-type="float" office:value="0" calcext:value-type="float">
            <text:p>- </text:p>
          </table:table-cell>
          <table:table-cell table:style-name="ce140" table:formula="of:=SUM([.K26:.K28])" office:value-type="float" office:value="0" calcext:value-type="float">
            <text:p>- </text:p>
          </table:table-cell>
          <table:table-cell table:style-name="ce154" table:number-columns-spanned="2" table:number-rows-spanned="1"/>
          <table:covered-table-cell table:style-name="ce168"/>
          <table:table-cell table:number-columns-repeated="2"/>
          <table:table-cell table:formula="of:=IF([.O29]=1;['file:///home/richie/Dropbox/Project%20Richie/Jakarta/MASTER/01.%20Januari%202016.xlsx'#$Dt.$N$6];IF([.O29]=5;['file:///home/richie/Dropbox/Project%20Richie/Jakarta/MASTER/01.%20Januari%202016.xlsx'#$Dt.$N$7];IF([.O29]=10;['file:///home/richie/Dropbox/Project%20Richie/Jakarta/MASTER/01.%20Januari%202016.xlsx'#$Dt.$N$8];IF([.O29]=20;['file:///home/richie/Dropbox/Project%20Richie/Jakarta/MASTER/01.%20Januari%202016.xlsx'#$Dt.$N$9];IF([.O29]=25;['file:///home/richie/Dropbox/Project%20Richie/Jakarta/MASTER/01.%20Januari%202016.xlsx'#$Dt.$N$10];IF([.O29]=30;['file:///home/richie/Dropbox/Project%20Richie/Jakarta/MASTER/01.%20Januari%202016.xlsx'#$Dt.$N$11];IF([.O29]=50;['file:///home/richie/Dropbox/Project%20Richie/Jakarta/MASTER/01.%20Januari%202016.xlsx'#$Dt.$N$12];IF([.O29]=75;['file:///home/richie/Dropbox/Project%20Richie/Jakarta/MASTER/01.%20Januari%202016.xlsx'#$Dt.$N$13];IF([.O2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29]=1;['file:///home/richie/Dropbox/Project%20Richie/Jakarta/MASTER/01.%20Januari%202016.xlsx'#$Dt.$O$6];IF([.O29]=5;['file:///home/richie/Dropbox/Project%20Richie/Jakarta/MASTER/01.%20Januari%202016.xlsx'#$Dt.$O$7];IF([.O29]=10;['file:///home/richie/Dropbox/Project%20Richie/Jakarta/MASTER/01.%20Januari%202016.xlsx'#$Dt.$O$8];IF([.O29]=20;['file:///home/richie/Dropbox/Project%20Richie/Jakarta/MASTER/01.%20Januari%202016.xlsx'#$Dt.$O$9];IF([.O29]=25;['file:///home/richie/Dropbox/Project%20Richie/Jakarta/MASTER/01.%20Januari%202016.xlsx'#$Dt.$O$10];IF([.O29]=30;['file:///home/richie/Dropbox/Project%20Richie/Jakarta/MASTER/01.%20Januari%202016.xlsx'#$Dt.$O$11];IF([.O29]=50;['file:///home/richie/Dropbox/Project%20Richie/Jakarta/MASTER/01.%20Januari%202016.xlsx'#$Dt.$O$12];IF([.O29]=75;['file:///home/richie/Dropbox/Project%20Richie/Jakarta/MASTER/01.%20Januari%202016.xlsx'#$Dt.$O$13];IF([.O2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8]-[.O2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8"/>
          <table:table-cell table:style-name="ce54" office:value-type="string" calcext:value-type="string">
            <text:p>JUMLAH</text:p>
          </table:table-cell>
          <table:table-cell table:style-name="ce70" table:number-columns-repeated="6"/>
          <table:table-cell table:style-name="ce127"/>
          <table:table-cell table:style-name="ce133" table:formula="of:=SUM([.J10]+[.J19]+[.J24]+[.J29])" office:value-type="float" office:value="0" calcext:value-type="float">
            <text:p>- </text:p>
          </table:table-cell>
          <table:table-cell table:style-name="ce141" table:formula="of:=SUM([.K10]+[.K19]+[.K24]+[.K29])" office:value-type="float" office:value="0" calcext:value-type="float">
            <text:p>- </text:p>
          </table:table-cell>
          <table:table-cell table:style-name="ce155" table:number-columns-spanned="2" table:number-rows-spanned="1"/>
          <table:covered-table-cell table:style-name="ce169"/>
          <table:table-cell table:number-columns-repeated="2"/>
          <table:table-cell table:formula="of:=IF([.O30]=1;['file:///home/richie/Dropbox/Project%20Richie/Jakarta/MASTER/01.%20Januari%202016.xlsx'#$Dt.$N$6];IF([.O30]=5;['file:///home/richie/Dropbox/Project%20Richie/Jakarta/MASTER/01.%20Januari%202016.xlsx'#$Dt.$N$7];IF([.O30]=10;['file:///home/richie/Dropbox/Project%20Richie/Jakarta/MASTER/01.%20Januari%202016.xlsx'#$Dt.$N$8];IF([.O30]=20;['file:///home/richie/Dropbox/Project%20Richie/Jakarta/MASTER/01.%20Januari%202016.xlsx'#$Dt.$N$9];IF([.O30]=25;['file:///home/richie/Dropbox/Project%20Richie/Jakarta/MASTER/01.%20Januari%202016.xlsx'#$Dt.$N$10];IF([.O30]=30;['file:///home/richie/Dropbox/Project%20Richie/Jakarta/MASTER/01.%20Januari%202016.xlsx'#$Dt.$N$11];IF([.O30]=50;['file:///home/richie/Dropbox/Project%20Richie/Jakarta/MASTER/01.%20Januari%202016.xlsx'#$Dt.$N$12];IF([.O30]=75;['file:///home/richie/Dropbox/Project%20Richie/Jakarta/MASTER/01.%20Januari%202016.xlsx'#$Dt.$N$13];IF([.O3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0]=1;['file:///home/richie/Dropbox/Project%20Richie/Jakarta/MASTER/01.%20Januari%202016.xlsx'#$Dt.$O$6];IF([.O30]=5;['file:///home/richie/Dropbox/Project%20Richie/Jakarta/MASTER/01.%20Januari%202016.xlsx'#$Dt.$O$7];IF([.O30]=10;['file:///home/richie/Dropbox/Project%20Richie/Jakarta/MASTER/01.%20Januari%202016.xlsx'#$Dt.$O$8];IF([.O30]=20;['file:///home/richie/Dropbox/Project%20Richie/Jakarta/MASTER/01.%20Januari%202016.xlsx'#$Dt.$O$9];IF([.O30]=25;['file:///home/richie/Dropbox/Project%20Richie/Jakarta/MASTER/01.%20Januari%202016.xlsx'#$Dt.$O$10];IF([.O30]=30;['file:///home/richie/Dropbox/Project%20Richie/Jakarta/MASTER/01.%20Januari%202016.xlsx'#$Dt.$O$11];IF([.O30]=50;['file:///home/richie/Dropbox/Project%20Richie/Jakarta/MASTER/01.%20Januari%202016.xlsx'#$Dt.$O$12];IF([.O30]=75;['file:///home/richie/Dropbox/Project%20Richie/Jakarta/MASTER/01.%20Januari%202016.xlsx'#$Dt.$O$13];IF([.O3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29]-[.O3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Default" table:number-columns-repeated="7"/>
          <table:table-cell table:number-columns-repeated="8"/>
          <table:table-cell table:formula="of:=IF([.O31]=1;['file:///home/richie/Dropbox/Project%20Richie/Jakarta/MASTER/01.%20Januari%202016.xlsx'#$Dt.$N$6];IF([.O31]=5;['file:///home/richie/Dropbox/Project%20Richie/Jakarta/MASTER/01.%20Januari%202016.xlsx'#$Dt.$N$7];IF([.O31]=10;['file:///home/richie/Dropbox/Project%20Richie/Jakarta/MASTER/01.%20Januari%202016.xlsx'#$Dt.$N$8];IF([.O31]=20;['file:///home/richie/Dropbox/Project%20Richie/Jakarta/MASTER/01.%20Januari%202016.xlsx'#$Dt.$N$9];IF([.O31]=25;['file:///home/richie/Dropbox/Project%20Richie/Jakarta/MASTER/01.%20Januari%202016.xlsx'#$Dt.$N$10];IF([.O31]=30;['file:///home/richie/Dropbox/Project%20Richie/Jakarta/MASTER/01.%20Januari%202016.xlsx'#$Dt.$N$11];IF([.O31]=50;['file:///home/richie/Dropbox/Project%20Richie/Jakarta/MASTER/01.%20Januari%202016.xlsx'#$Dt.$N$12];IF([.O31]=75;['file:///home/richie/Dropbox/Project%20Richie/Jakarta/MASTER/01.%20Januari%202016.xlsx'#$Dt.$N$13];IF([.O3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1]=1;['file:///home/richie/Dropbox/Project%20Richie/Jakarta/MASTER/01.%20Januari%202016.xlsx'#$Dt.$O$6];IF([.O31]=5;['file:///home/richie/Dropbox/Project%20Richie/Jakarta/MASTER/01.%20Januari%202016.xlsx'#$Dt.$O$7];IF([.O31]=10;['file:///home/richie/Dropbox/Project%20Richie/Jakarta/MASTER/01.%20Januari%202016.xlsx'#$Dt.$O$8];IF([.O31]=20;['file:///home/richie/Dropbox/Project%20Richie/Jakarta/MASTER/01.%20Januari%202016.xlsx'#$Dt.$O$9];IF([.O31]=25;['file:///home/richie/Dropbox/Project%20Richie/Jakarta/MASTER/01.%20Januari%202016.xlsx'#$Dt.$O$10];IF([.O31]=30;['file:///home/richie/Dropbox/Project%20Richie/Jakarta/MASTER/01.%20Januari%202016.xlsx'#$Dt.$O$11];IF([.O31]=50;['file:///home/richie/Dropbox/Project%20Richie/Jakarta/MASTER/01.%20Januari%202016.xlsx'#$Dt.$O$12];IF([.O31]=75;['file:///home/richie/Dropbox/Project%20Richie/Jakarta/MASTER/01.%20Januari%202016.xlsx'#$Dt.$O$13];IF([.O3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0]-[.O31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29" office:value-type="string" calcext:value-type="string" table:number-columns-spanned="3" table:number-rows-spanned="2">
            <text:p>Voucher</text:p>
          </table:table-cell>
          <table:covered-table-cell table:style-name="ce55"/>
          <table:covered-table-cell table:style-name="ce71"/>
          <table:table-cell table:style-name="ce79" office:value-type="string" calcext:value-type="string" table:number-columns-spanned="2" table:number-rows-spanned="1">
            <text:p>Isi Esia</text:p>
          </table:table-cell>
          <table:covered-table-cell table:style-name="ce89"/>
          <table:table-cell table:style-name="ce96" office:value-type="string" calcext:value-type="string" table:number-columns-spanned="1" table:number-rows-spanned="3">
            <text:p>Ket</text:p>
          </table:table-cell>
          <table:table-cell table:style-name="ce110"/>
          <table:table-cell table:style-name="ce29" office:value-type="string" calcext:value-type="string" table:number-columns-spanned="3" table:number-rows-spanned="2">
            <text:p>Voucher</text:p>
          </table:table-cell>
          <table:covered-table-cell table:style-name="ce55"/>
          <table:covered-table-cell table:style-name="ce71"/>
          <table:table-cell table:style-name="ce142" office:value-type="string" calcext:value-type="string" table:number-columns-spanned="2" table:number-rows-spanned="1">
            <text:p>3 Sakti</text:p>
          </table:table-cell>
          <table:covered-table-cell table:style-name="ce156"/>
          <table:table-cell table:style-name="ce96" office:value-type="string" calcext:value-type="string" table:number-columns-spanned="1" table:number-rows-spanned="3">
            <text:p>Ket</text:p>
          </table:table-cell>
          <table:table-cell table:number-columns-repeated="2"/>
          <table:table-cell table:formula="of:=IF([.O32]=1;['file:///home/richie/Dropbox/Project%20Richie/Jakarta/MASTER/01.%20Januari%202016.xlsx'#$Dt.$N$6];IF([.O32]=5;['file:///home/richie/Dropbox/Project%20Richie/Jakarta/MASTER/01.%20Januari%202016.xlsx'#$Dt.$N$7];IF([.O32]=10;['file:///home/richie/Dropbox/Project%20Richie/Jakarta/MASTER/01.%20Januari%202016.xlsx'#$Dt.$N$8];IF([.O32]=20;['file:///home/richie/Dropbox/Project%20Richie/Jakarta/MASTER/01.%20Januari%202016.xlsx'#$Dt.$N$9];IF([.O32]=25;['file:///home/richie/Dropbox/Project%20Richie/Jakarta/MASTER/01.%20Januari%202016.xlsx'#$Dt.$N$10];IF([.O32]=30;['file:///home/richie/Dropbox/Project%20Richie/Jakarta/MASTER/01.%20Januari%202016.xlsx'#$Dt.$N$11];IF([.O32]=50;['file:///home/richie/Dropbox/Project%20Richie/Jakarta/MASTER/01.%20Januari%202016.xlsx'#$Dt.$N$12];IF([.O32]=75;['file:///home/richie/Dropbox/Project%20Richie/Jakarta/MASTER/01.%20Januari%202016.xlsx'#$Dt.$N$13];IF([.O32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2]=1;['file:///home/richie/Dropbox/Project%20Richie/Jakarta/MASTER/01.%20Januari%202016.xlsx'#$Dt.$O$6];IF([.O32]=5;['file:///home/richie/Dropbox/Project%20Richie/Jakarta/MASTER/01.%20Januari%202016.xlsx'#$Dt.$O$7];IF([.O32]=10;['file:///home/richie/Dropbox/Project%20Richie/Jakarta/MASTER/01.%20Januari%202016.xlsx'#$Dt.$O$8];IF([.O32]=20;['file:///home/richie/Dropbox/Project%20Richie/Jakarta/MASTER/01.%20Januari%202016.xlsx'#$Dt.$O$9];IF([.O32]=25;['file:///home/richie/Dropbox/Project%20Richie/Jakarta/MASTER/01.%20Januari%202016.xlsx'#$Dt.$O$10];IF([.O32]=30;['file:///home/richie/Dropbox/Project%20Richie/Jakarta/MASTER/01.%20Januari%202016.xlsx'#$Dt.$O$11];IF([.O32]=50;['file:///home/richie/Dropbox/Project%20Richie/Jakarta/MASTER/01.%20Januari%202016.xlsx'#$Dt.$O$12];IF([.O32]=75;['file:///home/richie/Dropbox/Project%20Richie/Jakarta/MASTER/01.%20Januari%202016.xlsx'#$Dt.$O$13];IF([.O32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1]-[.O32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covered-table-cell table:style-name="ce30"/>
          <table:covered-table-cell table:style-name="ce56"/>
          <table:covered-table-cell table:style-name="ce72"/>
          <table:table-cell table:style-name="ce80" office:value-type="string" calcext:value-type="string" table:number-columns-spanned="2" table:number-rows-spanned="1">
            <text:p>Nominal</text:p>
          </table:table-cell>
          <table:covered-table-cell table:style-name="ce90"/>
          <table:covered-table-cell table:style-name="ce97"/>
          <table:table-cell table:style-name="ce110"/>
          <table:covered-table-cell table:style-name="ce30"/>
          <table:covered-table-cell table:style-name="ce56"/>
          <table:covered-table-cell table:style-name="ce72"/>
          <table:table-cell table:style-name="ce80" office:value-type="string" calcext:value-type="string" table:number-columns-spanned="2" table:number-rows-spanned="1">
            <text:p>Nominal</text:p>
          </table:table-cell>
          <table:covered-table-cell table:style-name="ce90"/>
          <table:covered-table-cell table:style-name="ce97"/>
          <table:table-cell table:number-columns-repeated="2"/>
          <table:table-cell table:formula="of:=IF([.O33]=1;['file:///home/richie/Dropbox/Project%20Richie/Jakarta/MASTER/01.%20Januari%202016.xlsx'#$Dt.$N$6];IF([.O33]=5;['file:///home/richie/Dropbox/Project%20Richie/Jakarta/MASTER/01.%20Januari%202016.xlsx'#$Dt.$N$7];IF([.O33]=10;['file:///home/richie/Dropbox/Project%20Richie/Jakarta/MASTER/01.%20Januari%202016.xlsx'#$Dt.$N$8];IF([.O33]=20;['file:///home/richie/Dropbox/Project%20Richie/Jakarta/MASTER/01.%20Januari%202016.xlsx'#$Dt.$N$9];IF([.O33]=25;['file:///home/richie/Dropbox/Project%20Richie/Jakarta/MASTER/01.%20Januari%202016.xlsx'#$Dt.$N$10];IF([.O33]=30;['file:///home/richie/Dropbox/Project%20Richie/Jakarta/MASTER/01.%20Januari%202016.xlsx'#$Dt.$N$11];IF([.O33]=50;['file:///home/richie/Dropbox/Project%20Richie/Jakarta/MASTER/01.%20Januari%202016.xlsx'#$Dt.$N$12];IF([.O33]=75;['file:///home/richie/Dropbox/Project%20Richie/Jakarta/MASTER/01.%20Januari%202016.xlsx'#$Dt.$N$13];IF([.O33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3]=1;['file:///home/richie/Dropbox/Project%20Richie/Jakarta/MASTER/01.%20Januari%202016.xlsx'#$Dt.$O$6];IF([.O33]=5;['file:///home/richie/Dropbox/Project%20Richie/Jakarta/MASTER/01.%20Januari%202016.xlsx'#$Dt.$O$7];IF([.O33]=10;['file:///home/richie/Dropbox/Project%20Richie/Jakarta/MASTER/01.%20Januari%202016.xlsx'#$Dt.$O$8];IF([.O33]=20;['file:///home/richie/Dropbox/Project%20Richie/Jakarta/MASTER/01.%20Januari%202016.xlsx'#$Dt.$O$9];IF([.O33]=25;['file:///home/richie/Dropbox/Project%20Richie/Jakarta/MASTER/01.%20Januari%202016.xlsx'#$Dt.$O$10];IF([.O33]=30;['file:///home/richie/Dropbox/Project%20Richie/Jakarta/MASTER/01.%20Januari%202016.xlsx'#$Dt.$O$11];IF([.O33]=50;['file:///home/richie/Dropbox/Project%20Richie/Jakarta/MASTER/01.%20Januari%202016.xlsx'#$Dt.$O$12];IF([.O33]=75;['file:///home/richie/Dropbox/Project%20Richie/Jakarta/MASTER/01.%20Januari%202016.xlsx'#$Dt.$O$13];IF([.O33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2]-[.O33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31" office:value-type="string" calcext:value-type="string">
            <text:p>Pls</text:p>
          </table:table-cell>
          <table:table-cell table:style-name="ce57" office:value-type="string" calcext:value-type="string">
            <text:p>Hrg</text:p>
          </table:table-cell>
          <table:table-cell table:style-name="ce57" office:value-type="string" calcext:value-type="string">
            <text:p>∑</text:p>
          </table:table-cell>
          <table:table-cell table:style-name="ce81" table:formula="of:=SUM(['file:///home/richie/Dropbox/Project%20Richie/Jakarta/MASTER/01.%20Januari%202016.xlsx'#$'10'.D50:.E50])" office:value-type="float" office:value="0" calcext:value-type="float" table:number-columns-spanned="2" table:number-rows-spanned="1">
            <text:p>- </text:p>
          </table:table-cell>
          <table:covered-table-cell table:style-name="ce91"/>
          <table:covered-table-cell table:style-name="ce98"/>
          <table:table-cell table:style-name="ce110"/>
          <table:table-cell table:style-name="ce31" office:value-type="string" calcext:value-type="string">
            <text:p>Pls</text:p>
          </table:table-cell>
          <table:table-cell table:style-name="ce57" office:value-type="string" calcext:value-type="string">
            <text:p>Hrg</text:p>
          </table:table-cell>
          <table:table-cell table:style-name="ce57" office:value-type="string" calcext:value-type="string">
            <text:p>∑</text:p>
          </table:table-cell>
          <table:table-cell table:style-name="ce81" table:formula="of:=SUM(['file:///home/richie/Dropbox/Project%20Richie/Jakarta/MASTER/01.%20Januari%202016.xlsx'#$'10'.K50:.L50])" office:value-type="float" office:value="0" calcext:value-type="float" table:number-columns-spanned="2" table:number-rows-spanned="1">
            <text:p>- </text:p>
          </table:table-cell>
          <table:covered-table-cell table:style-name="ce91"/>
          <table:covered-table-cell table:style-name="ce98"/>
          <table:table-cell table:number-columns-repeated="2"/>
          <table:table-cell table:formula="of:=IF([.O34]=1;['file:///home/richie/Dropbox/Project%20Richie/Jakarta/MASTER/01.%20Januari%202016.xlsx'#$Dt.$N$6];IF([.O34]=5;['file:///home/richie/Dropbox/Project%20Richie/Jakarta/MASTER/01.%20Januari%202016.xlsx'#$Dt.$N$7];IF([.O34]=10;['file:///home/richie/Dropbox/Project%20Richie/Jakarta/MASTER/01.%20Januari%202016.xlsx'#$Dt.$N$8];IF([.O34]=20;['file:///home/richie/Dropbox/Project%20Richie/Jakarta/MASTER/01.%20Januari%202016.xlsx'#$Dt.$N$9];IF([.O34]=25;['file:///home/richie/Dropbox/Project%20Richie/Jakarta/MASTER/01.%20Januari%202016.xlsx'#$Dt.$N$10];IF([.O34]=30;['file:///home/richie/Dropbox/Project%20Richie/Jakarta/MASTER/01.%20Januari%202016.xlsx'#$Dt.$N$11];IF([.O34]=50;['file:///home/richie/Dropbox/Project%20Richie/Jakarta/MASTER/01.%20Januari%202016.xlsx'#$Dt.$N$12];IF([.O34]=75;['file:///home/richie/Dropbox/Project%20Richie/Jakarta/MASTER/01.%20Januari%202016.xlsx'#$Dt.$N$13];IF([.O34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4]=1;['file:///home/richie/Dropbox/Project%20Richie/Jakarta/MASTER/01.%20Januari%202016.xlsx'#$Dt.$O$6];IF([.O34]=5;['file:///home/richie/Dropbox/Project%20Richie/Jakarta/MASTER/01.%20Januari%202016.xlsx'#$Dt.$O$7];IF([.O34]=10;['file:///home/richie/Dropbox/Project%20Richie/Jakarta/MASTER/01.%20Januari%202016.xlsx'#$Dt.$O$8];IF([.O34]=20;['file:///home/richie/Dropbox/Project%20Richie/Jakarta/MASTER/01.%20Januari%202016.xlsx'#$Dt.$O$9];IF([.O34]=25;['file:///home/richie/Dropbox/Project%20Richie/Jakarta/MASTER/01.%20Januari%202016.xlsx'#$Dt.$O$10];IF([.O34]=30;['file:///home/richie/Dropbox/Project%20Richie/Jakarta/MASTER/01.%20Januari%202016.xlsx'#$Dt.$O$11];IF([.O34]=50;['file:///home/richie/Dropbox/Project%20Richie/Jakarta/MASTER/01.%20Januari%202016.xlsx'#$Dt.$O$12];IF([.O34]=75;['file:///home/richie/Dropbox/Project%20Richie/Jakarta/MASTER/01.%20Januari%202016.xlsx'#$Dt.$O$13];IF([.O34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3]-[.O34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32"/>
          <table:table-cell table:formula="of:=IF([.A35]=25;['file:///home/richie/Dropbox/Project%20Richie/Jakarta/MASTER/01.%20Januari%202016.xlsx'#$Dt.$J$9];IF([.A35]=50;['file:///home/richie/Dropbox/Project%20Richie/Jakarta/MASTER/01.%20Januari%202016.xlsx'#$Dt.$J$10];IF([.A35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5]=25;['file:///home/richie/Dropbox/Project%20Richie/Jakarta/MASTER/01.%20Januari%202016.xlsx'#$Dt.$K$9];IF([.A35]=50;['file:///home/richie/Dropbox/Project%20Richie/Jakarta/MASTER/01.%20Januari%202016.xlsx'#$Dt.$K$10];IF([.A35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4]-[.A35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99"/>
          <table:table-cell table:style-name="ce110"/>
          <table:table-cell table:style-name="ce32"/>
          <table:table-cell table:style-name="ce58" table:formula="of:=IF([.H35]=5;['file:///home/richie/Dropbox/Project%20Richie/Jakarta/MASTER/01.%20Januari%202016.xlsx'#$Dt.$J$15];IF([.H35]=10;['file:///home/richie/Dropbox/Project%20Richie/Jakarta/MASTER/01.%20Januari%202016.xlsx'#$Dt.$J$16];IF([.H35]=20;['file:///home/richie/Dropbox/Project%20Richie/Jakarta/MASTER/01.%20Januari%202016.xlsx'#$Dt.$J$17];IF([.H35]=25;['file:///home/richie/Dropbox/Project%20Richie/Jakarta/MASTER/01.%20Januari%202016.xlsx'#$Dt.$J$18];IF([.H35]=30;['file:///home/richie/Dropbox/Project%20Richie/Jakarta/MASTER/01.%20Januari%202016.xlsx'#$Dt.$J$19];IF([.H35]=50;['file:///home/richie/Dropbox/Project%20Richie/Jakarta/MASTER/01.%20Januari%202016.xlsx'#$Dt.$J$20];IF([.H35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5]=5;['file:///home/richie/Dropbox/Project%20Richie/Jakarta/MASTER/01.%20Januari%202016.xlsx'#$Dt.$K$15];IF([.H35]=10;['file:///home/richie/Dropbox/Project%20Richie/Jakarta/MASTER/01.%20Januari%202016.xlsx'#$Dt.$K$16];IF([.H35]=20;['file:///home/richie/Dropbox/Project%20Richie/Jakarta/MASTER/01.%20Januari%202016.xlsx'#$Dt.$K$17];IF([.H35]=25;['file:///home/richie/Dropbox/Project%20Richie/Jakarta/MASTER/01.%20Januari%202016.xlsx'#$Dt.$K$18];IF([.H35]=30;['file:///home/richie/Dropbox/Project%20Richie/Jakarta/MASTER/01.%20Januari%202016.xlsx'#$Dt.$K$19];IF([.H35]=50;['file:///home/richie/Dropbox/Project%20Richie/Jakarta/MASTER/01.%20Januari%202016.xlsx'#$Dt.$K$20];IF([.H35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0"/>
          <table:table-cell table:number-columns-repeated="2"/>
          <table:table-cell table:formula="of:=IF([.O35]=1;['file:///home/richie/Dropbox/Project%20Richie/Jakarta/MASTER/01.%20Januari%202016.xlsx'#$Dt.$N$6];IF([.O35]=5;['file:///home/richie/Dropbox/Project%20Richie/Jakarta/MASTER/01.%20Januari%202016.xlsx'#$Dt.$N$7];IF([.O35]=10;['file:///home/richie/Dropbox/Project%20Richie/Jakarta/MASTER/01.%20Januari%202016.xlsx'#$Dt.$N$8];IF([.O35]=20;['file:///home/richie/Dropbox/Project%20Richie/Jakarta/MASTER/01.%20Januari%202016.xlsx'#$Dt.$N$9];IF([.O35]=25;['file:///home/richie/Dropbox/Project%20Richie/Jakarta/MASTER/01.%20Januari%202016.xlsx'#$Dt.$N$10];IF([.O35]=30;['file:///home/richie/Dropbox/Project%20Richie/Jakarta/MASTER/01.%20Januari%202016.xlsx'#$Dt.$N$11];IF([.O35]=50;['file:///home/richie/Dropbox/Project%20Richie/Jakarta/MASTER/01.%20Januari%202016.xlsx'#$Dt.$N$12];IF([.O35]=75;['file:///home/richie/Dropbox/Project%20Richie/Jakarta/MASTER/01.%20Januari%202016.xlsx'#$Dt.$N$13];IF([.O3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5]=1;['file:///home/richie/Dropbox/Project%20Richie/Jakarta/MASTER/01.%20Januari%202016.xlsx'#$Dt.$O$6];IF([.O35]=5;['file:///home/richie/Dropbox/Project%20Richie/Jakarta/MASTER/01.%20Januari%202016.xlsx'#$Dt.$O$7];IF([.O35]=10;['file:///home/richie/Dropbox/Project%20Richie/Jakarta/MASTER/01.%20Januari%202016.xlsx'#$Dt.$O$8];IF([.O35]=20;['file:///home/richie/Dropbox/Project%20Richie/Jakarta/MASTER/01.%20Januari%202016.xlsx'#$Dt.$O$9];IF([.O35]=25;['file:///home/richie/Dropbox/Project%20Richie/Jakarta/MASTER/01.%20Januari%202016.xlsx'#$Dt.$O$10];IF([.O35]=30;['file:///home/richie/Dropbox/Project%20Richie/Jakarta/MASTER/01.%20Januari%202016.xlsx'#$Dt.$O$11];IF([.O35]=50;['file:///home/richie/Dropbox/Project%20Richie/Jakarta/MASTER/01.%20Januari%202016.xlsx'#$Dt.$O$12];IF([.O35]=75;['file:///home/richie/Dropbox/Project%20Richie/Jakarta/MASTER/01.%20Januari%202016.xlsx'#$Dt.$O$13];IF([.O3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4]-[.O35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36]=25;['file:///home/richie/Dropbox/Project%20Richie/Jakarta/MASTER/01.%20Januari%202016.xlsx'#$Dt.$J$9];IF([.A36]=50;['file:///home/richie/Dropbox/Project%20Richie/Jakarta/MASTER/01.%20Januari%202016.xlsx'#$Dt.$J$10];IF([.A36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6]=25;['file:///home/richie/Dropbox/Project%20Richie/Jakarta/MASTER/01.%20Januari%202016.xlsx'#$Dt.$K$9];IF([.A36]=50;['file:///home/richie/Dropbox/Project%20Richie/Jakarta/MASTER/01.%20Januari%202016.xlsx'#$Dt.$K$10];IF([.A36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5]-[.A36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36]=5;['file:///home/richie/Dropbox/Project%20Richie/Jakarta/MASTER/01.%20Januari%202016.xlsx'#$Dt.$J$15];IF([.H36]=10;['file:///home/richie/Dropbox/Project%20Richie/Jakarta/MASTER/01.%20Januari%202016.xlsx'#$Dt.$J$16];IF([.H36]=20;['file:///home/richie/Dropbox/Project%20Richie/Jakarta/MASTER/01.%20Januari%202016.xlsx'#$Dt.$J$17];IF([.H36]=25;['file:///home/richie/Dropbox/Project%20Richie/Jakarta/MASTER/01.%20Januari%202016.xlsx'#$Dt.$J$18];IF([.H36]=30;['file:///home/richie/Dropbox/Project%20Richie/Jakarta/MASTER/01.%20Januari%202016.xlsx'#$Dt.$J$19];IF([.H36]=50;['file:///home/richie/Dropbox/Project%20Richie/Jakarta/MASTER/01.%20Januari%202016.xlsx'#$Dt.$J$20];IF([.H36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6]=5;['file:///home/richie/Dropbox/Project%20Richie/Jakarta/MASTER/01.%20Januari%202016.xlsx'#$Dt.$K$15];IF([.H36]=10;['file:///home/richie/Dropbox/Project%20Richie/Jakarta/MASTER/01.%20Januari%202016.xlsx'#$Dt.$K$16];IF([.H36]=20;['file:///home/richie/Dropbox/Project%20Richie/Jakarta/MASTER/01.%20Januari%202016.xlsx'#$Dt.$K$17];IF([.H36]=25;['file:///home/richie/Dropbox/Project%20Richie/Jakarta/MASTER/01.%20Januari%202016.xlsx'#$Dt.$K$18];IF([.H36]=30;['file:///home/richie/Dropbox/Project%20Richie/Jakarta/MASTER/01.%20Januari%202016.xlsx'#$Dt.$K$19];IF([.H36]=50;['file:///home/richie/Dropbox/Project%20Richie/Jakarta/MASTER/01.%20Januari%202016.xlsx'#$Dt.$K$20];IF([.H36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36]=1;['file:///home/richie/Dropbox/Project%20Richie/Jakarta/MASTER/01.%20Januari%202016.xlsx'#$Dt.$N$6];IF([.O36]=5;['file:///home/richie/Dropbox/Project%20Richie/Jakarta/MASTER/01.%20Januari%202016.xlsx'#$Dt.$N$7];IF([.O36]=10;['file:///home/richie/Dropbox/Project%20Richie/Jakarta/MASTER/01.%20Januari%202016.xlsx'#$Dt.$N$8];IF([.O36]=20;['file:///home/richie/Dropbox/Project%20Richie/Jakarta/MASTER/01.%20Januari%202016.xlsx'#$Dt.$N$9];IF([.O36]=25;['file:///home/richie/Dropbox/Project%20Richie/Jakarta/MASTER/01.%20Januari%202016.xlsx'#$Dt.$N$10];IF([.O36]=30;['file:///home/richie/Dropbox/Project%20Richie/Jakarta/MASTER/01.%20Januari%202016.xlsx'#$Dt.$N$11];IF([.O36]=50;['file:///home/richie/Dropbox/Project%20Richie/Jakarta/MASTER/01.%20Januari%202016.xlsx'#$Dt.$N$12];IF([.O36]=75;['file:///home/richie/Dropbox/Project%20Richie/Jakarta/MASTER/01.%20Januari%202016.xlsx'#$Dt.$N$13];IF([.O3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6]=1;['file:///home/richie/Dropbox/Project%20Richie/Jakarta/MASTER/01.%20Januari%202016.xlsx'#$Dt.$O$6];IF([.O36]=5;['file:///home/richie/Dropbox/Project%20Richie/Jakarta/MASTER/01.%20Januari%202016.xlsx'#$Dt.$O$7];IF([.O36]=10;['file:///home/richie/Dropbox/Project%20Richie/Jakarta/MASTER/01.%20Januari%202016.xlsx'#$Dt.$O$8];IF([.O36]=20;['file:///home/richie/Dropbox/Project%20Richie/Jakarta/MASTER/01.%20Januari%202016.xlsx'#$Dt.$O$9];IF([.O36]=25;['file:///home/richie/Dropbox/Project%20Richie/Jakarta/MASTER/01.%20Januari%202016.xlsx'#$Dt.$O$10];IF([.O36]=30;['file:///home/richie/Dropbox/Project%20Richie/Jakarta/MASTER/01.%20Januari%202016.xlsx'#$Dt.$O$11];IF([.O36]=50;['file:///home/richie/Dropbox/Project%20Richie/Jakarta/MASTER/01.%20Januari%202016.xlsx'#$Dt.$O$12];IF([.O36]=75;['file:///home/richie/Dropbox/Project%20Richie/Jakarta/MASTER/01.%20Januari%202016.xlsx'#$Dt.$O$13];IF([.O3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5]-[.O3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37]=25;['file:///home/richie/Dropbox/Project%20Richie/Jakarta/MASTER/01.%20Januari%202016.xlsx'#$Dt.$J$9];IF([.A37]=50;['file:///home/richie/Dropbox/Project%20Richie/Jakarta/MASTER/01.%20Januari%202016.xlsx'#$Dt.$J$10];IF([.A37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7]=25;['file:///home/richie/Dropbox/Project%20Richie/Jakarta/MASTER/01.%20Januari%202016.xlsx'#$Dt.$K$9];IF([.A37]=50;['file:///home/richie/Dropbox/Project%20Richie/Jakarta/MASTER/01.%20Januari%202016.xlsx'#$Dt.$K$10];IF([.A37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6]-[.A37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37]=5;['file:///home/richie/Dropbox/Project%20Richie/Jakarta/MASTER/01.%20Januari%202016.xlsx'#$Dt.$J$15];IF([.H37]=10;['file:///home/richie/Dropbox/Project%20Richie/Jakarta/MASTER/01.%20Januari%202016.xlsx'#$Dt.$J$16];IF([.H37]=20;['file:///home/richie/Dropbox/Project%20Richie/Jakarta/MASTER/01.%20Januari%202016.xlsx'#$Dt.$J$17];IF([.H37]=25;['file:///home/richie/Dropbox/Project%20Richie/Jakarta/MASTER/01.%20Januari%202016.xlsx'#$Dt.$J$18];IF([.H37]=30;['file:///home/richie/Dropbox/Project%20Richie/Jakarta/MASTER/01.%20Januari%202016.xlsx'#$Dt.$J$19];IF([.H37]=50;['file:///home/richie/Dropbox/Project%20Richie/Jakarta/MASTER/01.%20Januari%202016.xlsx'#$Dt.$J$20];IF([.H37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7]=5;['file:///home/richie/Dropbox/Project%20Richie/Jakarta/MASTER/01.%20Januari%202016.xlsx'#$Dt.$K$15];IF([.H37]=10;['file:///home/richie/Dropbox/Project%20Richie/Jakarta/MASTER/01.%20Januari%202016.xlsx'#$Dt.$K$16];IF([.H37]=20;['file:///home/richie/Dropbox/Project%20Richie/Jakarta/MASTER/01.%20Januari%202016.xlsx'#$Dt.$K$17];IF([.H37]=25;['file:///home/richie/Dropbox/Project%20Richie/Jakarta/MASTER/01.%20Januari%202016.xlsx'#$Dt.$K$18];IF([.H37]=30;['file:///home/richie/Dropbox/Project%20Richie/Jakarta/MASTER/01.%20Januari%202016.xlsx'#$Dt.$K$19];IF([.H37]=50;['file:///home/richie/Dropbox/Project%20Richie/Jakarta/MASTER/01.%20Januari%202016.xlsx'#$Dt.$K$20];IF([.H37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37]=1;['file:///home/richie/Dropbox/Project%20Richie/Jakarta/MASTER/01.%20Januari%202016.xlsx'#$Dt.$N$6];IF([.O37]=5;['file:///home/richie/Dropbox/Project%20Richie/Jakarta/MASTER/01.%20Januari%202016.xlsx'#$Dt.$N$7];IF([.O37]=10;['file:///home/richie/Dropbox/Project%20Richie/Jakarta/MASTER/01.%20Januari%202016.xlsx'#$Dt.$N$8];IF([.O37]=20;['file:///home/richie/Dropbox/Project%20Richie/Jakarta/MASTER/01.%20Januari%202016.xlsx'#$Dt.$N$9];IF([.O37]=25;['file:///home/richie/Dropbox/Project%20Richie/Jakarta/MASTER/01.%20Januari%202016.xlsx'#$Dt.$N$10];IF([.O37]=30;['file:///home/richie/Dropbox/Project%20Richie/Jakarta/MASTER/01.%20Januari%202016.xlsx'#$Dt.$N$11];IF([.O37]=50;['file:///home/richie/Dropbox/Project%20Richie/Jakarta/MASTER/01.%20Januari%202016.xlsx'#$Dt.$N$12];IF([.O37]=75;['file:///home/richie/Dropbox/Project%20Richie/Jakarta/MASTER/01.%20Januari%202016.xlsx'#$Dt.$N$13];IF([.O3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7]=1;['file:///home/richie/Dropbox/Project%20Richie/Jakarta/MASTER/01.%20Januari%202016.xlsx'#$Dt.$O$6];IF([.O37]=5;['file:///home/richie/Dropbox/Project%20Richie/Jakarta/MASTER/01.%20Januari%202016.xlsx'#$Dt.$O$7];IF([.O37]=10;['file:///home/richie/Dropbox/Project%20Richie/Jakarta/MASTER/01.%20Januari%202016.xlsx'#$Dt.$O$8];IF([.O37]=20;['file:///home/richie/Dropbox/Project%20Richie/Jakarta/MASTER/01.%20Januari%202016.xlsx'#$Dt.$O$9];IF([.O37]=25;['file:///home/richie/Dropbox/Project%20Richie/Jakarta/MASTER/01.%20Januari%202016.xlsx'#$Dt.$O$10];IF([.O37]=30;['file:///home/richie/Dropbox/Project%20Richie/Jakarta/MASTER/01.%20Januari%202016.xlsx'#$Dt.$O$11];IF([.O37]=50;['file:///home/richie/Dropbox/Project%20Richie/Jakarta/MASTER/01.%20Januari%202016.xlsx'#$Dt.$O$12];IF([.O37]=75;['file:///home/richie/Dropbox/Project%20Richie/Jakarta/MASTER/01.%20Januari%202016.xlsx'#$Dt.$O$13];IF([.O3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6]-[.O3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38]=25;['file:///home/richie/Dropbox/Project%20Richie/Jakarta/MASTER/01.%20Januari%202016.xlsx'#$Dt.$J$9];IF([.A38]=50;['file:///home/richie/Dropbox/Project%20Richie/Jakarta/MASTER/01.%20Januari%202016.xlsx'#$Dt.$J$10];IF([.A38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8]=25;['file:///home/richie/Dropbox/Project%20Richie/Jakarta/MASTER/01.%20Januari%202016.xlsx'#$Dt.$K$9];IF([.A38]=50;['file:///home/richie/Dropbox/Project%20Richie/Jakarta/MASTER/01.%20Januari%202016.xlsx'#$Dt.$K$10];IF([.A38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7]-[.A38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38]=5;['file:///home/richie/Dropbox/Project%20Richie/Jakarta/MASTER/01.%20Januari%202016.xlsx'#$Dt.$J$15];IF([.H38]=10;['file:///home/richie/Dropbox/Project%20Richie/Jakarta/MASTER/01.%20Januari%202016.xlsx'#$Dt.$J$16];IF([.H38]=20;['file:///home/richie/Dropbox/Project%20Richie/Jakarta/MASTER/01.%20Januari%202016.xlsx'#$Dt.$J$17];IF([.H38]=25;['file:///home/richie/Dropbox/Project%20Richie/Jakarta/MASTER/01.%20Januari%202016.xlsx'#$Dt.$J$18];IF([.H38]=30;['file:///home/richie/Dropbox/Project%20Richie/Jakarta/MASTER/01.%20Januari%202016.xlsx'#$Dt.$J$19];IF([.H38]=50;['file:///home/richie/Dropbox/Project%20Richie/Jakarta/MASTER/01.%20Januari%202016.xlsx'#$Dt.$J$20];IF([.H38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8]=5;['file:///home/richie/Dropbox/Project%20Richie/Jakarta/MASTER/01.%20Januari%202016.xlsx'#$Dt.$K$15];IF([.H38]=10;['file:///home/richie/Dropbox/Project%20Richie/Jakarta/MASTER/01.%20Januari%202016.xlsx'#$Dt.$K$16];IF([.H38]=20;['file:///home/richie/Dropbox/Project%20Richie/Jakarta/MASTER/01.%20Januari%202016.xlsx'#$Dt.$K$17];IF([.H38]=25;['file:///home/richie/Dropbox/Project%20Richie/Jakarta/MASTER/01.%20Januari%202016.xlsx'#$Dt.$K$18];IF([.H38]=30;['file:///home/richie/Dropbox/Project%20Richie/Jakarta/MASTER/01.%20Januari%202016.xlsx'#$Dt.$K$19];IF([.H38]=50;['file:///home/richie/Dropbox/Project%20Richie/Jakarta/MASTER/01.%20Januari%202016.xlsx'#$Dt.$K$20];IF([.H38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38]=1;['file:///home/richie/Dropbox/Project%20Richie/Jakarta/MASTER/01.%20Januari%202016.xlsx'#$Dt.$N$6];IF([.O38]=5;['file:///home/richie/Dropbox/Project%20Richie/Jakarta/MASTER/01.%20Januari%202016.xlsx'#$Dt.$N$7];IF([.O38]=10;['file:///home/richie/Dropbox/Project%20Richie/Jakarta/MASTER/01.%20Januari%202016.xlsx'#$Dt.$N$8];IF([.O38]=20;['file:///home/richie/Dropbox/Project%20Richie/Jakarta/MASTER/01.%20Januari%202016.xlsx'#$Dt.$N$9];IF([.O38]=25;['file:///home/richie/Dropbox/Project%20Richie/Jakarta/MASTER/01.%20Januari%202016.xlsx'#$Dt.$N$10];IF([.O38]=30;['file:///home/richie/Dropbox/Project%20Richie/Jakarta/MASTER/01.%20Januari%202016.xlsx'#$Dt.$N$11];IF([.O38]=50;['file:///home/richie/Dropbox/Project%20Richie/Jakarta/MASTER/01.%20Januari%202016.xlsx'#$Dt.$N$12];IF([.O38]=75;['file:///home/richie/Dropbox/Project%20Richie/Jakarta/MASTER/01.%20Januari%202016.xlsx'#$Dt.$N$13];IF([.O3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8]=1;['file:///home/richie/Dropbox/Project%20Richie/Jakarta/MASTER/01.%20Januari%202016.xlsx'#$Dt.$O$6];IF([.O38]=5;['file:///home/richie/Dropbox/Project%20Richie/Jakarta/MASTER/01.%20Januari%202016.xlsx'#$Dt.$O$7];IF([.O38]=10;['file:///home/richie/Dropbox/Project%20Richie/Jakarta/MASTER/01.%20Januari%202016.xlsx'#$Dt.$O$8];IF([.O38]=20;['file:///home/richie/Dropbox/Project%20Richie/Jakarta/MASTER/01.%20Januari%202016.xlsx'#$Dt.$O$9];IF([.O38]=25;['file:///home/richie/Dropbox/Project%20Richie/Jakarta/MASTER/01.%20Januari%202016.xlsx'#$Dt.$O$10];IF([.O38]=30;['file:///home/richie/Dropbox/Project%20Richie/Jakarta/MASTER/01.%20Januari%202016.xlsx'#$Dt.$O$11];IF([.O38]=50;['file:///home/richie/Dropbox/Project%20Richie/Jakarta/MASTER/01.%20Januari%202016.xlsx'#$Dt.$O$12];IF([.O38]=75;['file:///home/richie/Dropbox/Project%20Richie/Jakarta/MASTER/01.%20Januari%202016.xlsx'#$Dt.$O$13];IF([.O3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7]-[.O3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39]=25;['file:///home/richie/Dropbox/Project%20Richie/Jakarta/MASTER/01.%20Januari%202016.xlsx'#$Dt.$J$9];IF([.A39]=50;['file:///home/richie/Dropbox/Project%20Richie/Jakarta/MASTER/01.%20Januari%202016.xlsx'#$Dt.$J$10];IF([.A39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39]=25;['file:///home/richie/Dropbox/Project%20Richie/Jakarta/MASTER/01.%20Januari%202016.xlsx'#$Dt.$K$9];IF([.A39]=50;['file:///home/richie/Dropbox/Project%20Richie/Jakarta/MASTER/01.%20Januari%202016.xlsx'#$Dt.$K$10];IF([.A39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8]-[.A39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39]=5;['file:///home/richie/Dropbox/Project%20Richie/Jakarta/MASTER/01.%20Januari%202016.xlsx'#$Dt.$J$15];IF([.H39]=10;['file:///home/richie/Dropbox/Project%20Richie/Jakarta/MASTER/01.%20Januari%202016.xlsx'#$Dt.$J$16];IF([.H39]=20;['file:///home/richie/Dropbox/Project%20Richie/Jakarta/MASTER/01.%20Januari%202016.xlsx'#$Dt.$J$17];IF([.H39]=25;['file:///home/richie/Dropbox/Project%20Richie/Jakarta/MASTER/01.%20Januari%202016.xlsx'#$Dt.$J$18];IF([.H39]=30;['file:///home/richie/Dropbox/Project%20Richie/Jakarta/MASTER/01.%20Januari%202016.xlsx'#$Dt.$J$19];IF([.H39]=50;['file:///home/richie/Dropbox/Project%20Richie/Jakarta/MASTER/01.%20Januari%202016.xlsx'#$Dt.$J$20];IF([.H39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39]=5;['file:///home/richie/Dropbox/Project%20Richie/Jakarta/MASTER/01.%20Januari%202016.xlsx'#$Dt.$K$15];IF([.H39]=10;['file:///home/richie/Dropbox/Project%20Richie/Jakarta/MASTER/01.%20Januari%202016.xlsx'#$Dt.$K$16];IF([.H39]=20;['file:///home/richie/Dropbox/Project%20Richie/Jakarta/MASTER/01.%20Januari%202016.xlsx'#$Dt.$K$17];IF([.H39]=25;['file:///home/richie/Dropbox/Project%20Richie/Jakarta/MASTER/01.%20Januari%202016.xlsx'#$Dt.$K$18];IF([.H39]=30;['file:///home/richie/Dropbox/Project%20Richie/Jakarta/MASTER/01.%20Januari%202016.xlsx'#$Dt.$K$19];IF([.H39]=50;['file:///home/richie/Dropbox/Project%20Richie/Jakarta/MASTER/01.%20Januari%202016.xlsx'#$Dt.$K$20];IF([.H39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39]=1;['file:///home/richie/Dropbox/Project%20Richie/Jakarta/MASTER/01.%20Januari%202016.xlsx'#$Dt.$N$6];IF([.O39]=5;['file:///home/richie/Dropbox/Project%20Richie/Jakarta/MASTER/01.%20Januari%202016.xlsx'#$Dt.$N$7];IF([.O39]=10;['file:///home/richie/Dropbox/Project%20Richie/Jakarta/MASTER/01.%20Januari%202016.xlsx'#$Dt.$N$8];IF([.O39]=20;['file:///home/richie/Dropbox/Project%20Richie/Jakarta/MASTER/01.%20Januari%202016.xlsx'#$Dt.$N$9];IF([.O39]=25;['file:///home/richie/Dropbox/Project%20Richie/Jakarta/MASTER/01.%20Januari%202016.xlsx'#$Dt.$N$10];IF([.O39]=30;['file:///home/richie/Dropbox/Project%20Richie/Jakarta/MASTER/01.%20Januari%202016.xlsx'#$Dt.$N$11];IF([.O39]=50;['file:///home/richie/Dropbox/Project%20Richie/Jakarta/MASTER/01.%20Januari%202016.xlsx'#$Dt.$N$12];IF([.O39]=75;['file:///home/richie/Dropbox/Project%20Richie/Jakarta/MASTER/01.%20Januari%202016.xlsx'#$Dt.$N$13];IF([.O3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39]=1;['file:///home/richie/Dropbox/Project%20Richie/Jakarta/MASTER/01.%20Januari%202016.xlsx'#$Dt.$O$6];IF([.O39]=5;['file:///home/richie/Dropbox/Project%20Richie/Jakarta/MASTER/01.%20Januari%202016.xlsx'#$Dt.$O$7];IF([.O39]=10;['file:///home/richie/Dropbox/Project%20Richie/Jakarta/MASTER/01.%20Januari%202016.xlsx'#$Dt.$O$8];IF([.O39]=20;['file:///home/richie/Dropbox/Project%20Richie/Jakarta/MASTER/01.%20Januari%202016.xlsx'#$Dt.$O$9];IF([.O39]=25;['file:///home/richie/Dropbox/Project%20Richie/Jakarta/MASTER/01.%20Januari%202016.xlsx'#$Dt.$O$10];IF([.O39]=30;['file:///home/richie/Dropbox/Project%20Richie/Jakarta/MASTER/01.%20Januari%202016.xlsx'#$Dt.$O$11];IF([.O39]=50;['file:///home/richie/Dropbox/Project%20Richie/Jakarta/MASTER/01.%20Januari%202016.xlsx'#$Dt.$O$12];IF([.O39]=75;['file:///home/richie/Dropbox/Project%20Richie/Jakarta/MASTER/01.%20Januari%202016.xlsx'#$Dt.$O$13];IF([.O3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8]-[.O3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0]=25;['file:///home/richie/Dropbox/Project%20Richie/Jakarta/MASTER/01.%20Januari%202016.xlsx'#$Dt.$J$9];IF([.A40]=50;['file:///home/richie/Dropbox/Project%20Richie/Jakarta/MASTER/01.%20Januari%202016.xlsx'#$Dt.$J$10];IF([.A40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0]=25;['file:///home/richie/Dropbox/Project%20Richie/Jakarta/MASTER/01.%20Januari%202016.xlsx'#$Dt.$K$9];IF([.A40]=50;['file:///home/richie/Dropbox/Project%20Richie/Jakarta/MASTER/01.%20Januari%202016.xlsx'#$Dt.$K$10];IF([.A40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39]-[.A40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0]=5;['file:///home/richie/Dropbox/Project%20Richie/Jakarta/MASTER/01.%20Januari%202016.xlsx'#$Dt.$J$15];IF([.H40]=10;['file:///home/richie/Dropbox/Project%20Richie/Jakarta/MASTER/01.%20Januari%202016.xlsx'#$Dt.$J$16];IF([.H40]=20;['file:///home/richie/Dropbox/Project%20Richie/Jakarta/MASTER/01.%20Januari%202016.xlsx'#$Dt.$J$17];IF([.H40]=25;['file:///home/richie/Dropbox/Project%20Richie/Jakarta/MASTER/01.%20Januari%202016.xlsx'#$Dt.$J$18];IF([.H40]=30;['file:///home/richie/Dropbox/Project%20Richie/Jakarta/MASTER/01.%20Januari%202016.xlsx'#$Dt.$J$19];IF([.H40]=50;['file:///home/richie/Dropbox/Project%20Richie/Jakarta/MASTER/01.%20Januari%202016.xlsx'#$Dt.$J$20];IF([.H40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0]=5;['file:///home/richie/Dropbox/Project%20Richie/Jakarta/MASTER/01.%20Januari%202016.xlsx'#$Dt.$K$15];IF([.H40]=10;['file:///home/richie/Dropbox/Project%20Richie/Jakarta/MASTER/01.%20Januari%202016.xlsx'#$Dt.$K$16];IF([.H40]=20;['file:///home/richie/Dropbox/Project%20Richie/Jakarta/MASTER/01.%20Januari%202016.xlsx'#$Dt.$K$17];IF([.H40]=25;['file:///home/richie/Dropbox/Project%20Richie/Jakarta/MASTER/01.%20Januari%202016.xlsx'#$Dt.$K$18];IF([.H40]=30;['file:///home/richie/Dropbox/Project%20Richie/Jakarta/MASTER/01.%20Januari%202016.xlsx'#$Dt.$K$19];IF([.H40]=50;['file:///home/richie/Dropbox/Project%20Richie/Jakarta/MASTER/01.%20Januari%202016.xlsx'#$Dt.$K$20];IF([.H40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0]=1;['file:///home/richie/Dropbox/Project%20Richie/Jakarta/MASTER/01.%20Januari%202016.xlsx'#$Dt.$N$6];IF([.O40]=5;['file:///home/richie/Dropbox/Project%20Richie/Jakarta/MASTER/01.%20Januari%202016.xlsx'#$Dt.$N$7];IF([.O40]=10;['file:///home/richie/Dropbox/Project%20Richie/Jakarta/MASTER/01.%20Januari%202016.xlsx'#$Dt.$N$8];IF([.O40]=20;['file:///home/richie/Dropbox/Project%20Richie/Jakarta/MASTER/01.%20Januari%202016.xlsx'#$Dt.$N$9];IF([.O40]=25;['file:///home/richie/Dropbox/Project%20Richie/Jakarta/MASTER/01.%20Januari%202016.xlsx'#$Dt.$N$10];IF([.O40]=30;['file:///home/richie/Dropbox/Project%20Richie/Jakarta/MASTER/01.%20Januari%202016.xlsx'#$Dt.$N$11];IF([.O40]=50;['file:///home/richie/Dropbox/Project%20Richie/Jakarta/MASTER/01.%20Januari%202016.xlsx'#$Dt.$N$12];IF([.O40]=75;['file:///home/richie/Dropbox/Project%20Richie/Jakarta/MASTER/01.%20Januari%202016.xlsx'#$Dt.$N$13];IF([.O4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0]=1;['file:///home/richie/Dropbox/Project%20Richie/Jakarta/MASTER/01.%20Januari%202016.xlsx'#$Dt.$O$6];IF([.O40]=5;['file:///home/richie/Dropbox/Project%20Richie/Jakarta/MASTER/01.%20Januari%202016.xlsx'#$Dt.$O$7];IF([.O40]=10;['file:///home/richie/Dropbox/Project%20Richie/Jakarta/MASTER/01.%20Januari%202016.xlsx'#$Dt.$O$8];IF([.O40]=20;['file:///home/richie/Dropbox/Project%20Richie/Jakarta/MASTER/01.%20Januari%202016.xlsx'#$Dt.$O$9];IF([.O40]=25;['file:///home/richie/Dropbox/Project%20Richie/Jakarta/MASTER/01.%20Januari%202016.xlsx'#$Dt.$O$10];IF([.O40]=30;['file:///home/richie/Dropbox/Project%20Richie/Jakarta/MASTER/01.%20Januari%202016.xlsx'#$Dt.$O$11];IF([.O40]=50;['file:///home/richie/Dropbox/Project%20Richie/Jakarta/MASTER/01.%20Januari%202016.xlsx'#$Dt.$O$12];IF([.O40]=75;['file:///home/richie/Dropbox/Project%20Richie/Jakarta/MASTER/01.%20Januari%202016.xlsx'#$Dt.$O$13];IF([.O4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39]-[.O4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1]=25;['file:///home/richie/Dropbox/Project%20Richie/Jakarta/MASTER/01.%20Januari%202016.xlsx'#$Dt.$J$9];IF([.A41]=50;['file:///home/richie/Dropbox/Project%20Richie/Jakarta/MASTER/01.%20Januari%202016.xlsx'#$Dt.$J$10];IF([.A41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1]=25;['file:///home/richie/Dropbox/Project%20Richie/Jakarta/MASTER/01.%20Januari%202016.xlsx'#$Dt.$K$9];IF([.A41]=50;['file:///home/richie/Dropbox/Project%20Richie/Jakarta/MASTER/01.%20Januari%202016.xlsx'#$Dt.$K$10];IF([.A41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0]-[.A41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1]=5;['file:///home/richie/Dropbox/Project%20Richie/Jakarta/MASTER/01.%20Januari%202016.xlsx'#$Dt.$J$15];IF([.H41]=10;['file:///home/richie/Dropbox/Project%20Richie/Jakarta/MASTER/01.%20Januari%202016.xlsx'#$Dt.$J$16];IF([.H41]=20;['file:///home/richie/Dropbox/Project%20Richie/Jakarta/MASTER/01.%20Januari%202016.xlsx'#$Dt.$J$17];IF([.H41]=25;['file:///home/richie/Dropbox/Project%20Richie/Jakarta/MASTER/01.%20Januari%202016.xlsx'#$Dt.$J$18];IF([.H41]=30;['file:///home/richie/Dropbox/Project%20Richie/Jakarta/MASTER/01.%20Januari%202016.xlsx'#$Dt.$J$19];IF([.H41]=50;['file:///home/richie/Dropbox/Project%20Richie/Jakarta/MASTER/01.%20Januari%202016.xlsx'#$Dt.$J$20];IF([.H41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1]=5;['file:///home/richie/Dropbox/Project%20Richie/Jakarta/MASTER/01.%20Januari%202016.xlsx'#$Dt.$K$15];IF([.H41]=10;['file:///home/richie/Dropbox/Project%20Richie/Jakarta/MASTER/01.%20Januari%202016.xlsx'#$Dt.$K$16];IF([.H41]=20;['file:///home/richie/Dropbox/Project%20Richie/Jakarta/MASTER/01.%20Januari%202016.xlsx'#$Dt.$K$17];IF([.H41]=25;['file:///home/richie/Dropbox/Project%20Richie/Jakarta/MASTER/01.%20Januari%202016.xlsx'#$Dt.$K$18];IF([.H41]=30;['file:///home/richie/Dropbox/Project%20Richie/Jakarta/MASTER/01.%20Januari%202016.xlsx'#$Dt.$K$19];IF([.H41]=50;['file:///home/richie/Dropbox/Project%20Richie/Jakarta/MASTER/01.%20Januari%202016.xlsx'#$Dt.$K$20];IF([.H41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1]=1;['file:///home/richie/Dropbox/Project%20Richie/Jakarta/MASTER/01.%20Januari%202016.xlsx'#$Dt.$N$6];IF([.O41]=5;['file:///home/richie/Dropbox/Project%20Richie/Jakarta/MASTER/01.%20Januari%202016.xlsx'#$Dt.$N$7];IF([.O41]=10;['file:///home/richie/Dropbox/Project%20Richie/Jakarta/MASTER/01.%20Januari%202016.xlsx'#$Dt.$N$8];IF([.O41]=20;['file:///home/richie/Dropbox/Project%20Richie/Jakarta/MASTER/01.%20Januari%202016.xlsx'#$Dt.$N$9];IF([.O41]=25;['file:///home/richie/Dropbox/Project%20Richie/Jakarta/MASTER/01.%20Januari%202016.xlsx'#$Dt.$N$10];IF([.O41]=30;['file:///home/richie/Dropbox/Project%20Richie/Jakarta/MASTER/01.%20Januari%202016.xlsx'#$Dt.$N$11];IF([.O41]=50;['file:///home/richie/Dropbox/Project%20Richie/Jakarta/MASTER/01.%20Januari%202016.xlsx'#$Dt.$N$12];IF([.O41]=75;['file:///home/richie/Dropbox/Project%20Richie/Jakarta/MASTER/01.%20Januari%202016.xlsx'#$Dt.$N$13];IF([.O4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1]=1;['file:///home/richie/Dropbox/Project%20Richie/Jakarta/MASTER/01.%20Januari%202016.xlsx'#$Dt.$O$6];IF([.O41]=5;['file:///home/richie/Dropbox/Project%20Richie/Jakarta/MASTER/01.%20Januari%202016.xlsx'#$Dt.$O$7];IF([.O41]=10;['file:///home/richie/Dropbox/Project%20Richie/Jakarta/MASTER/01.%20Januari%202016.xlsx'#$Dt.$O$8];IF([.O41]=20;['file:///home/richie/Dropbox/Project%20Richie/Jakarta/MASTER/01.%20Januari%202016.xlsx'#$Dt.$O$9];IF([.O41]=25;['file:///home/richie/Dropbox/Project%20Richie/Jakarta/MASTER/01.%20Januari%202016.xlsx'#$Dt.$O$10];IF([.O41]=30;['file:///home/richie/Dropbox/Project%20Richie/Jakarta/MASTER/01.%20Januari%202016.xlsx'#$Dt.$O$11];IF([.O41]=50;['file:///home/richie/Dropbox/Project%20Richie/Jakarta/MASTER/01.%20Januari%202016.xlsx'#$Dt.$O$12];IF([.O41]=75;['file:///home/richie/Dropbox/Project%20Richie/Jakarta/MASTER/01.%20Januari%202016.xlsx'#$Dt.$O$13];IF([.O4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0]-[.O41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2]=25;['file:///home/richie/Dropbox/Project%20Richie/Jakarta/MASTER/01.%20Januari%202016.xlsx'#$Dt.$J$9];IF([.A42]=50;['file:///home/richie/Dropbox/Project%20Richie/Jakarta/MASTER/01.%20Januari%202016.xlsx'#$Dt.$J$10];IF([.A42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2]=25;['file:///home/richie/Dropbox/Project%20Richie/Jakarta/MASTER/01.%20Januari%202016.xlsx'#$Dt.$K$9];IF([.A42]=50;['file:///home/richie/Dropbox/Project%20Richie/Jakarta/MASTER/01.%20Januari%202016.xlsx'#$Dt.$K$10];IF([.A42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1]-[.A42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2]=5;['file:///home/richie/Dropbox/Project%20Richie/Jakarta/MASTER/01.%20Januari%202016.xlsx'#$Dt.$J$15];IF([.H42]=10;['file:///home/richie/Dropbox/Project%20Richie/Jakarta/MASTER/01.%20Januari%202016.xlsx'#$Dt.$J$16];IF([.H42]=20;['file:///home/richie/Dropbox/Project%20Richie/Jakarta/MASTER/01.%20Januari%202016.xlsx'#$Dt.$J$17];IF([.H42]=25;['file:///home/richie/Dropbox/Project%20Richie/Jakarta/MASTER/01.%20Januari%202016.xlsx'#$Dt.$J$18];IF([.H42]=30;['file:///home/richie/Dropbox/Project%20Richie/Jakarta/MASTER/01.%20Januari%202016.xlsx'#$Dt.$J$19];IF([.H42]=50;['file:///home/richie/Dropbox/Project%20Richie/Jakarta/MASTER/01.%20Januari%202016.xlsx'#$Dt.$J$20];IF([.H42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2]=5;['file:///home/richie/Dropbox/Project%20Richie/Jakarta/MASTER/01.%20Januari%202016.xlsx'#$Dt.$K$15];IF([.H42]=10;['file:///home/richie/Dropbox/Project%20Richie/Jakarta/MASTER/01.%20Januari%202016.xlsx'#$Dt.$K$16];IF([.H42]=20;['file:///home/richie/Dropbox/Project%20Richie/Jakarta/MASTER/01.%20Januari%202016.xlsx'#$Dt.$K$17];IF([.H42]=25;['file:///home/richie/Dropbox/Project%20Richie/Jakarta/MASTER/01.%20Januari%202016.xlsx'#$Dt.$K$18];IF([.H42]=30;['file:///home/richie/Dropbox/Project%20Richie/Jakarta/MASTER/01.%20Januari%202016.xlsx'#$Dt.$K$19];IF([.H42]=50;['file:///home/richie/Dropbox/Project%20Richie/Jakarta/MASTER/01.%20Januari%202016.xlsx'#$Dt.$K$20];IF([.H42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2]=1;['file:///home/richie/Dropbox/Project%20Richie/Jakarta/MASTER/01.%20Januari%202016.xlsx'#$Dt.$N$6];IF([.O42]=5;['file:///home/richie/Dropbox/Project%20Richie/Jakarta/MASTER/01.%20Januari%202016.xlsx'#$Dt.$N$7];IF([.O42]=10;['file:///home/richie/Dropbox/Project%20Richie/Jakarta/MASTER/01.%20Januari%202016.xlsx'#$Dt.$N$8];IF([.O42]=20;['file:///home/richie/Dropbox/Project%20Richie/Jakarta/MASTER/01.%20Januari%202016.xlsx'#$Dt.$N$9];IF([.O42]=25;['file:///home/richie/Dropbox/Project%20Richie/Jakarta/MASTER/01.%20Januari%202016.xlsx'#$Dt.$N$10];IF([.O42]=30;['file:///home/richie/Dropbox/Project%20Richie/Jakarta/MASTER/01.%20Januari%202016.xlsx'#$Dt.$N$11];IF([.O42]=50;['file:///home/richie/Dropbox/Project%20Richie/Jakarta/MASTER/01.%20Januari%202016.xlsx'#$Dt.$N$12];IF([.O42]=75;['file:///home/richie/Dropbox/Project%20Richie/Jakarta/MASTER/01.%20Januari%202016.xlsx'#$Dt.$N$13];IF([.O42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2]=1;['file:///home/richie/Dropbox/Project%20Richie/Jakarta/MASTER/01.%20Januari%202016.xlsx'#$Dt.$O$6];IF([.O42]=5;['file:///home/richie/Dropbox/Project%20Richie/Jakarta/MASTER/01.%20Januari%202016.xlsx'#$Dt.$O$7];IF([.O42]=10;['file:///home/richie/Dropbox/Project%20Richie/Jakarta/MASTER/01.%20Januari%202016.xlsx'#$Dt.$O$8];IF([.O42]=20;['file:///home/richie/Dropbox/Project%20Richie/Jakarta/MASTER/01.%20Januari%202016.xlsx'#$Dt.$O$9];IF([.O42]=25;['file:///home/richie/Dropbox/Project%20Richie/Jakarta/MASTER/01.%20Januari%202016.xlsx'#$Dt.$O$10];IF([.O42]=30;['file:///home/richie/Dropbox/Project%20Richie/Jakarta/MASTER/01.%20Januari%202016.xlsx'#$Dt.$O$11];IF([.O42]=50;['file:///home/richie/Dropbox/Project%20Richie/Jakarta/MASTER/01.%20Januari%202016.xlsx'#$Dt.$O$12];IF([.O42]=75;['file:///home/richie/Dropbox/Project%20Richie/Jakarta/MASTER/01.%20Januari%202016.xlsx'#$Dt.$O$13];IF([.O42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1]-[.O42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3]=25;['file:///home/richie/Dropbox/Project%20Richie/Jakarta/MASTER/01.%20Januari%202016.xlsx'#$Dt.$J$9];IF([.A43]=50;['file:///home/richie/Dropbox/Project%20Richie/Jakarta/MASTER/01.%20Januari%202016.xlsx'#$Dt.$J$10];IF([.A43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3]=25;['file:///home/richie/Dropbox/Project%20Richie/Jakarta/MASTER/01.%20Januari%202016.xlsx'#$Dt.$K$9];IF([.A43]=50;['file:///home/richie/Dropbox/Project%20Richie/Jakarta/MASTER/01.%20Januari%202016.xlsx'#$Dt.$K$10];IF([.A43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2]-[.A43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3]=5;['file:///home/richie/Dropbox/Project%20Richie/Jakarta/MASTER/01.%20Januari%202016.xlsx'#$Dt.$J$15];IF([.H43]=10;['file:///home/richie/Dropbox/Project%20Richie/Jakarta/MASTER/01.%20Januari%202016.xlsx'#$Dt.$J$16];IF([.H43]=20;['file:///home/richie/Dropbox/Project%20Richie/Jakarta/MASTER/01.%20Januari%202016.xlsx'#$Dt.$J$17];IF([.H43]=25;['file:///home/richie/Dropbox/Project%20Richie/Jakarta/MASTER/01.%20Januari%202016.xlsx'#$Dt.$J$18];IF([.H43]=30;['file:///home/richie/Dropbox/Project%20Richie/Jakarta/MASTER/01.%20Januari%202016.xlsx'#$Dt.$J$19];IF([.H43]=50;['file:///home/richie/Dropbox/Project%20Richie/Jakarta/MASTER/01.%20Januari%202016.xlsx'#$Dt.$J$20];IF([.H43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3]=5;['file:///home/richie/Dropbox/Project%20Richie/Jakarta/MASTER/01.%20Januari%202016.xlsx'#$Dt.$K$15];IF([.H43]=10;['file:///home/richie/Dropbox/Project%20Richie/Jakarta/MASTER/01.%20Januari%202016.xlsx'#$Dt.$K$16];IF([.H43]=20;['file:///home/richie/Dropbox/Project%20Richie/Jakarta/MASTER/01.%20Januari%202016.xlsx'#$Dt.$K$17];IF([.H43]=25;['file:///home/richie/Dropbox/Project%20Richie/Jakarta/MASTER/01.%20Januari%202016.xlsx'#$Dt.$K$18];IF([.H43]=30;['file:///home/richie/Dropbox/Project%20Richie/Jakarta/MASTER/01.%20Januari%202016.xlsx'#$Dt.$K$19];IF([.H43]=50;['file:///home/richie/Dropbox/Project%20Richie/Jakarta/MASTER/01.%20Januari%202016.xlsx'#$Dt.$K$20];IF([.H43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3]=1;['file:///home/richie/Dropbox/Project%20Richie/Jakarta/MASTER/01.%20Januari%202016.xlsx'#$Dt.$N$6];IF([.O43]=5;['file:///home/richie/Dropbox/Project%20Richie/Jakarta/MASTER/01.%20Januari%202016.xlsx'#$Dt.$N$7];IF([.O43]=10;['file:///home/richie/Dropbox/Project%20Richie/Jakarta/MASTER/01.%20Januari%202016.xlsx'#$Dt.$N$8];IF([.O43]=20;['file:///home/richie/Dropbox/Project%20Richie/Jakarta/MASTER/01.%20Januari%202016.xlsx'#$Dt.$N$9];IF([.O43]=25;['file:///home/richie/Dropbox/Project%20Richie/Jakarta/MASTER/01.%20Januari%202016.xlsx'#$Dt.$N$10];IF([.O43]=30;['file:///home/richie/Dropbox/Project%20Richie/Jakarta/MASTER/01.%20Januari%202016.xlsx'#$Dt.$N$11];IF([.O43]=50;['file:///home/richie/Dropbox/Project%20Richie/Jakarta/MASTER/01.%20Januari%202016.xlsx'#$Dt.$N$12];IF([.O43]=75;['file:///home/richie/Dropbox/Project%20Richie/Jakarta/MASTER/01.%20Januari%202016.xlsx'#$Dt.$N$13];IF([.O43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3]=1;['file:///home/richie/Dropbox/Project%20Richie/Jakarta/MASTER/01.%20Januari%202016.xlsx'#$Dt.$O$6];IF([.O43]=5;['file:///home/richie/Dropbox/Project%20Richie/Jakarta/MASTER/01.%20Januari%202016.xlsx'#$Dt.$O$7];IF([.O43]=10;['file:///home/richie/Dropbox/Project%20Richie/Jakarta/MASTER/01.%20Januari%202016.xlsx'#$Dt.$O$8];IF([.O43]=20;['file:///home/richie/Dropbox/Project%20Richie/Jakarta/MASTER/01.%20Januari%202016.xlsx'#$Dt.$O$9];IF([.O43]=25;['file:///home/richie/Dropbox/Project%20Richie/Jakarta/MASTER/01.%20Januari%202016.xlsx'#$Dt.$O$10];IF([.O43]=30;['file:///home/richie/Dropbox/Project%20Richie/Jakarta/MASTER/01.%20Januari%202016.xlsx'#$Dt.$O$11];IF([.O43]=50;['file:///home/richie/Dropbox/Project%20Richie/Jakarta/MASTER/01.%20Januari%202016.xlsx'#$Dt.$O$12];IF([.O43]=75;['file:///home/richie/Dropbox/Project%20Richie/Jakarta/MASTER/01.%20Januari%202016.xlsx'#$Dt.$O$13];IF([.O43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2]-[.O43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4]=25;['file:///home/richie/Dropbox/Project%20Richie/Jakarta/MASTER/01.%20Januari%202016.xlsx'#$Dt.$J$9];IF([.A44]=50;['file:///home/richie/Dropbox/Project%20Richie/Jakarta/MASTER/01.%20Januari%202016.xlsx'#$Dt.$J$10];IF([.A44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4]=25;['file:///home/richie/Dropbox/Project%20Richie/Jakarta/MASTER/01.%20Januari%202016.xlsx'#$Dt.$K$9];IF([.A44]=50;['file:///home/richie/Dropbox/Project%20Richie/Jakarta/MASTER/01.%20Januari%202016.xlsx'#$Dt.$K$10];IF([.A44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3]-[.A44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4]=5;['file:///home/richie/Dropbox/Project%20Richie/Jakarta/MASTER/01.%20Januari%202016.xlsx'#$Dt.$J$15];IF([.H44]=10;['file:///home/richie/Dropbox/Project%20Richie/Jakarta/MASTER/01.%20Januari%202016.xlsx'#$Dt.$J$16];IF([.H44]=20;['file:///home/richie/Dropbox/Project%20Richie/Jakarta/MASTER/01.%20Januari%202016.xlsx'#$Dt.$J$17];IF([.H44]=25;['file:///home/richie/Dropbox/Project%20Richie/Jakarta/MASTER/01.%20Januari%202016.xlsx'#$Dt.$J$18];IF([.H44]=30;['file:///home/richie/Dropbox/Project%20Richie/Jakarta/MASTER/01.%20Januari%202016.xlsx'#$Dt.$J$19];IF([.H44]=50;['file:///home/richie/Dropbox/Project%20Richie/Jakarta/MASTER/01.%20Januari%202016.xlsx'#$Dt.$J$20];IF([.H44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4]=5;['file:///home/richie/Dropbox/Project%20Richie/Jakarta/MASTER/01.%20Januari%202016.xlsx'#$Dt.$K$15];IF([.H44]=10;['file:///home/richie/Dropbox/Project%20Richie/Jakarta/MASTER/01.%20Januari%202016.xlsx'#$Dt.$K$16];IF([.H44]=20;['file:///home/richie/Dropbox/Project%20Richie/Jakarta/MASTER/01.%20Januari%202016.xlsx'#$Dt.$K$17];IF([.H44]=25;['file:///home/richie/Dropbox/Project%20Richie/Jakarta/MASTER/01.%20Januari%202016.xlsx'#$Dt.$K$18];IF([.H44]=30;['file:///home/richie/Dropbox/Project%20Richie/Jakarta/MASTER/01.%20Januari%202016.xlsx'#$Dt.$K$19];IF([.H44]=50;['file:///home/richie/Dropbox/Project%20Richie/Jakarta/MASTER/01.%20Januari%202016.xlsx'#$Dt.$K$20];IF([.H44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4]=1;['file:///home/richie/Dropbox/Project%20Richie/Jakarta/MASTER/01.%20Januari%202016.xlsx'#$Dt.$N$6];IF([.O44]=5;['file:///home/richie/Dropbox/Project%20Richie/Jakarta/MASTER/01.%20Januari%202016.xlsx'#$Dt.$N$7];IF([.O44]=10;['file:///home/richie/Dropbox/Project%20Richie/Jakarta/MASTER/01.%20Januari%202016.xlsx'#$Dt.$N$8];IF([.O44]=20;['file:///home/richie/Dropbox/Project%20Richie/Jakarta/MASTER/01.%20Januari%202016.xlsx'#$Dt.$N$9];IF([.O44]=25;['file:///home/richie/Dropbox/Project%20Richie/Jakarta/MASTER/01.%20Januari%202016.xlsx'#$Dt.$N$10];IF([.O44]=30;['file:///home/richie/Dropbox/Project%20Richie/Jakarta/MASTER/01.%20Januari%202016.xlsx'#$Dt.$N$11];IF([.O44]=50;['file:///home/richie/Dropbox/Project%20Richie/Jakarta/MASTER/01.%20Januari%202016.xlsx'#$Dt.$N$12];IF([.O44]=75;['file:///home/richie/Dropbox/Project%20Richie/Jakarta/MASTER/01.%20Januari%202016.xlsx'#$Dt.$N$13];IF([.O44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4]=1;['file:///home/richie/Dropbox/Project%20Richie/Jakarta/MASTER/01.%20Januari%202016.xlsx'#$Dt.$O$6];IF([.O44]=5;['file:///home/richie/Dropbox/Project%20Richie/Jakarta/MASTER/01.%20Januari%202016.xlsx'#$Dt.$O$7];IF([.O44]=10;['file:///home/richie/Dropbox/Project%20Richie/Jakarta/MASTER/01.%20Januari%202016.xlsx'#$Dt.$O$8];IF([.O44]=20;['file:///home/richie/Dropbox/Project%20Richie/Jakarta/MASTER/01.%20Januari%202016.xlsx'#$Dt.$O$9];IF([.O44]=25;['file:///home/richie/Dropbox/Project%20Richie/Jakarta/MASTER/01.%20Januari%202016.xlsx'#$Dt.$O$10];IF([.O44]=30;['file:///home/richie/Dropbox/Project%20Richie/Jakarta/MASTER/01.%20Januari%202016.xlsx'#$Dt.$O$11];IF([.O44]=50;['file:///home/richie/Dropbox/Project%20Richie/Jakarta/MASTER/01.%20Januari%202016.xlsx'#$Dt.$O$12];IF([.O44]=75;['file:///home/richie/Dropbox/Project%20Richie/Jakarta/MASTER/01.%20Januari%202016.xlsx'#$Dt.$O$13];IF([.O44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3]-[.O44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5]=25;['file:///home/richie/Dropbox/Project%20Richie/Jakarta/MASTER/01.%20Januari%202016.xlsx'#$Dt.$J$9];IF([.A45]=50;['file:///home/richie/Dropbox/Project%20Richie/Jakarta/MASTER/01.%20Januari%202016.xlsx'#$Dt.$J$10];IF([.A45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5]=25;['file:///home/richie/Dropbox/Project%20Richie/Jakarta/MASTER/01.%20Januari%202016.xlsx'#$Dt.$K$9];IF([.A45]=50;['file:///home/richie/Dropbox/Project%20Richie/Jakarta/MASTER/01.%20Januari%202016.xlsx'#$Dt.$K$10];IF([.A45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4]-[.A45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5]=5;['file:///home/richie/Dropbox/Project%20Richie/Jakarta/MASTER/01.%20Januari%202016.xlsx'#$Dt.$J$15];IF([.H45]=10;['file:///home/richie/Dropbox/Project%20Richie/Jakarta/MASTER/01.%20Januari%202016.xlsx'#$Dt.$J$16];IF([.H45]=20;['file:///home/richie/Dropbox/Project%20Richie/Jakarta/MASTER/01.%20Januari%202016.xlsx'#$Dt.$J$17];IF([.H45]=25;['file:///home/richie/Dropbox/Project%20Richie/Jakarta/MASTER/01.%20Januari%202016.xlsx'#$Dt.$J$18];IF([.H45]=30;['file:///home/richie/Dropbox/Project%20Richie/Jakarta/MASTER/01.%20Januari%202016.xlsx'#$Dt.$J$19];IF([.H45]=50;['file:///home/richie/Dropbox/Project%20Richie/Jakarta/MASTER/01.%20Januari%202016.xlsx'#$Dt.$J$20];IF([.H45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5]=5;['file:///home/richie/Dropbox/Project%20Richie/Jakarta/MASTER/01.%20Januari%202016.xlsx'#$Dt.$K$15];IF([.H45]=10;['file:///home/richie/Dropbox/Project%20Richie/Jakarta/MASTER/01.%20Januari%202016.xlsx'#$Dt.$K$16];IF([.H45]=20;['file:///home/richie/Dropbox/Project%20Richie/Jakarta/MASTER/01.%20Januari%202016.xlsx'#$Dt.$K$17];IF([.H45]=25;['file:///home/richie/Dropbox/Project%20Richie/Jakarta/MASTER/01.%20Januari%202016.xlsx'#$Dt.$K$18];IF([.H45]=30;['file:///home/richie/Dropbox/Project%20Richie/Jakarta/MASTER/01.%20Januari%202016.xlsx'#$Dt.$K$19];IF([.H45]=50;['file:///home/richie/Dropbox/Project%20Richie/Jakarta/MASTER/01.%20Januari%202016.xlsx'#$Dt.$K$20];IF([.H45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5]=1;['file:///home/richie/Dropbox/Project%20Richie/Jakarta/MASTER/01.%20Januari%202016.xlsx'#$Dt.$N$6];IF([.O45]=5;['file:///home/richie/Dropbox/Project%20Richie/Jakarta/MASTER/01.%20Januari%202016.xlsx'#$Dt.$N$7];IF([.O45]=10;['file:///home/richie/Dropbox/Project%20Richie/Jakarta/MASTER/01.%20Januari%202016.xlsx'#$Dt.$N$8];IF([.O45]=20;['file:///home/richie/Dropbox/Project%20Richie/Jakarta/MASTER/01.%20Januari%202016.xlsx'#$Dt.$N$9];IF([.O45]=25;['file:///home/richie/Dropbox/Project%20Richie/Jakarta/MASTER/01.%20Januari%202016.xlsx'#$Dt.$N$10];IF([.O45]=30;['file:///home/richie/Dropbox/Project%20Richie/Jakarta/MASTER/01.%20Januari%202016.xlsx'#$Dt.$N$11];IF([.O45]=50;['file:///home/richie/Dropbox/Project%20Richie/Jakarta/MASTER/01.%20Januari%202016.xlsx'#$Dt.$N$12];IF([.O45]=75;['file:///home/richie/Dropbox/Project%20Richie/Jakarta/MASTER/01.%20Januari%202016.xlsx'#$Dt.$N$13];IF([.O45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5]=1;['file:///home/richie/Dropbox/Project%20Richie/Jakarta/MASTER/01.%20Januari%202016.xlsx'#$Dt.$O$6];IF([.O45]=5;['file:///home/richie/Dropbox/Project%20Richie/Jakarta/MASTER/01.%20Januari%202016.xlsx'#$Dt.$O$7];IF([.O45]=10;['file:///home/richie/Dropbox/Project%20Richie/Jakarta/MASTER/01.%20Januari%202016.xlsx'#$Dt.$O$8];IF([.O45]=20;['file:///home/richie/Dropbox/Project%20Richie/Jakarta/MASTER/01.%20Januari%202016.xlsx'#$Dt.$O$9];IF([.O45]=25;['file:///home/richie/Dropbox/Project%20Richie/Jakarta/MASTER/01.%20Januari%202016.xlsx'#$Dt.$O$10];IF([.O45]=30;['file:///home/richie/Dropbox/Project%20Richie/Jakarta/MASTER/01.%20Januari%202016.xlsx'#$Dt.$O$11];IF([.O45]=50;['file:///home/richie/Dropbox/Project%20Richie/Jakarta/MASTER/01.%20Januari%202016.xlsx'#$Dt.$O$12];IF([.O45]=75;['file:///home/richie/Dropbox/Project%20Richie/Jakarta/MASTER/01.%20Januari%202016.xlsx'#$Dt.$O$13];IF([.O45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4]-[.O45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6]=25;['file:///home/richie/Dropbox/Project%20Richie/Jakarta/MASTER/01.%20Januari%202016.xlsx'#$Dt.$J$9];IF([.A46]=50;['file:///home/richie/Dropbox/Project%20Richie/Jakarta/MASTER/01.%20Januari%202016.xlsx'#$Dt.$J$10];IF([.A46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6]=25;['file:///home/richie/Dropbox/Project%20Richie/Jakarta/MASTER/01.%20Januari%202016.xlsx'#$Dt.$K$9];IF([.A46]=50;['file:///home/richie/Dropbox/Project%20Richie/Jakarta/MASTER/01.%20Januari%202016.xlsx'#$Dt.$K$10];IF([.A46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5]-[.A46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6]=5;['file:///home/richie/Dropbox/Project%20Richie/Jakarta/MASTER/01.%20Januari%202016.xlsx'#$Dt.$J$15];IF([.H46]=10;['file:///home/richie/Dropbox/Project%20Richie/Jakarta/MASTER/01.%20Januari%202016.xlsx'#$Dt.$J$16];IF([.H46]=20;['file:///home/richie/Dropbox/Project%20Richie/Jakarta/MASTER/01.%20Januari%202016.xlsx'#$Dt.$J$17];IF([.H46]=25;['file:///home/richie/Dropbox/Project%20Richie/Jakarta/MASTER/01.%20Januari%202016.xlsx'#$Dt.$J$18];IF([.H46]=30;['file:///home/richie/Dropbox/Project%20Richie/Jakarta/MASTER/01.%20Januari%202016.xlsx'#$Dt.$J$19];IF([.H46]=50;['file:///home/richie/Dropbox/Project%20Richie/Jakarta/MASTER/01.%20Januari%202016.xlsx'#$Dt.$J$20];IF([.H46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6]=5;['file:///home/richie/Dropbox/Project%20Richie/Jakarta/MASTER/01.%20Januari%202016.xlsx'#$Dt.$K$15];IF([.H46]=10;['file:///home/richie/Dropbox/Project%20Richie/Jakarta/MASTER/01.%20Januari%202016.xlsx'#$Dt.$K$16];IF([.H46]=20;['file:///home/richie/Dropbox/Project%20Richie/Jakarta/MASTER/01.%20Januari%202016.xlsx'#$Dt.$K$17];IF([.H46]=25;['file:///home/richie/Dropbox/Project%20Richie/Jakarta/MASTER/01.%20Januari%202016.xlsx'#$Dt.$K$18];IF([.H46]=30;['file:///home/richie/Dropbox/Project%20Richie/Jakarta/MASTER/01.%20Januari%202016.xlsx'#$Dt.$K$19];IF([.H46]=50;['file:///home/richie/Dropbox/Project%20Richie/Jakarta/MASTER/01.%20Januari%202016.xlsx'#$Dt.$K$20];IF([.H46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6]=1;['file:///home/richie/Dropbox/Project%20Richie/Jakarta/MASTER/01.%20Januari%202016.xlsx'#$Dt.$N$6];IF([.O46]=5;['file:///home/richie/Dropbox/Project%20Richie/Jakarta/MASTER/01.%20Januari%202016.xlsx'#$Dt.$N$7];IF([.O46]=10;['file:///home/richie/Dropbox/Project%20Richie/Jakarta/MASTER/01.%20Januari%202016.xlsx'#$Dt.$N$8];IF([.O46]=20;['file:///home/richie/Dropbox/Project%20Richie/Jakarta/MASTER/01.%20Januari%202016.xlsx'#$Dt.$N$9];IF([.O46]=25;['file:///home/richie/Dropbox/Project%20Richie/Jakarta/MASTER/01.%20Januari%202016.xlsx'#$Dt.$N$10];IF([.O46]=30;['file:///home/richie/Dropbox/Project%20Richie/Jakarta/MASTER/01.%20Januari%202016.xlsx'#$Dt.$N$11];IF([.O46]=50;['file:///home/richie/Dropbox/Project%20Richie/Jakarta/MASTER/01.%20Januari%202016.xlsx'#$Dt.$N$12];IF([.O46]=75;['file:///home/richie/Dropbox/Project%20Richie/Jakarta/MASTER/01.%20Januari%202016.xlsx'#$Dt.$N$13];IF([.O46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6]=1;['file:///home/richie/Dropbox/Project%20Richie/Jakarta/MASTER/01.%20Januari%202016.xlsx'#$Dt.$O$6];IF([.O46]=5;['file:///home/richie/Dropbox/Project%20Richie/Jakarta/MASTER/01.%20Januari%202016.xlsx'#$Dt.$O$7];IF([.O46]=10;['file:///home/richie/Dropbox/Project%20Richie/Jakarta/MASTER/01.%20Januari%202016.xlsx'#$Dt.$O$8];IF([.O46]=20;['file:///home/richie/Dropbox/Project%20Richie/Jakarta/MASTER/01.%20Januari%202016.xlsx'#$Dt.$O$9];IF([.O46]=25;['file:///home/richie/Dropbox/Project%20Richie/Jakarta/MASTER/01.%20Januari%202016.xlsx'#$Dt.$O$10];IF([.O46]=30;['file:///home/richie/Dropbox/Project%20Richie/Jakarta/MASTER/01.%20Januari%202016.xlsx'#$Dt.$O$11];IF([.O46]=50;['file:///home/richie/Dropbox/Project%20Richie/Jakarta/MASTER/01.%20Januari%202016.xlsx'#$Dt.$O$12];IF([.O46]=75;['file:///home/richie/Dropbox/Project%20Richie/Jakarta/MASTER/01.%20Januari%202016.xlsx'#$Dt.$O$13];IF([.O46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5]-[.O46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7]=25;['file:///home/richie/Dropbox/Project%20Richie/Jakarta/MASTER/01.%20Januari%202016.xlsx'#$Dt.$J$9];IF([.A47]=50;['file:///home/richie/Dropbox/Project%20Richie/Jakarta/MASTER/01.%20Januari%202016.xlsx'#$Dt.$J$10];IF([.A47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7]=25;['file:///home/richie/Dropbox/Project%20Richie/Jakarta/MASTER/01.%20Januari%202016.xlsx'#$Dt.$K$9];IF([.A47]=50;['file:///home/richie/Dropbox/Project%20Richie/Jakarta/MASTER/01.%20Januari%202016.xlsx'#$Dt.$K$10];IF([.A47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6]-[.A47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7]=5;['file:///home/richie/Dropbox/Project%20Richie/Jakarta/MASTER/01.%20Januari%202016.xlsx'#$Dt.$J$15];IF([.H47]=10;['file:///home/richie/Dropbox/Project%20Richie/Jakarta/MASTER/01.%20Januari%202016.xlsx'#$Dt.$J$16];IF([.H47]=20;['file:///home/richie/Dropbox/Project%20Richie/Jakarta/MASTER/01.%20Januari%202016.xlsx'#$Dt.$J$17];IF([.H47]=25;['file:///home/richie/Dropbox/Project%20Richie/Jakarta/MASTER/01.%20Januari%202016.xlsx'#$Dt.$J$18];IF([.H47]=30;['file:///home/richie/Dropbox/Project%20Richie/Jakarta/MASTER/01.%20Januari%202016.xlsx'#$Dt.$J$19];IF([.H47]=50;['file:///home/richie/Dropbox/Project%20Richie/Jakarta/MASTER/01.%20Januari%202016.xlsx'#$Dt.$J$20];IF([.H47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7]=5;['file:///home/richie/Dropbox/Project%20Richie/Jakarta/MASTER/01.%20Januari%202016.xlsx'#$Dt.$K$15];IF([.H47]=10;['file:///home/richie/Dropbox/Project%20Richie/Jakarta/MASTER/01.%20Januari%202016.xlsx'#$Dt.$K$16];IF([.H47]=20;['file:///home/richie/Dropbox/Project%20Richie/Jakarta/MASTER/01.%20Januari%202016.xlsx'#$Dt.$K$17];IF([.H47]=25;['file:///home/richie/Dropbox/Project%20Richie/Jakarta/MASTER/01.%20Januari%202016.xlsx'#$Dt.$K$18];IF([.H47]=30;['file:///home/richie/Dropbox/Project%20Richie/Jakarta/MASTER/01.%20Januari%202016.xlsx'#$Dt.$K$19];IF([.H47]=50;['file:///home/richie/Dropbox/Project%20Richie/Jakarta/MASTER/01.%20Januari%202016.xlsx'#$Dt.$K$20];IF([.H47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7]=1;['file:///home/richie/Dropbox/Project%20Richie/Jakarta/MASTER/01.%20Januari%202016.xlsx'#$Dt.$N$6];IF([.O47]=5;['file:///home/richie/Dropbox/Project%20Richie/Jakarta/MASTER/01.%20Januari%202016.xlsx'#$Dt.$N$7];IF([.O47]=10;['file:///home/richie/Dropbox/Project%20Richie/Jakarta/MASTER/01.%20Januari%202016.xlsx'#$Dt.$N$8];IF([.O47]=20;['file:///home/richie/Dropbox/Project%20Richie/Jakarta/MASTER/01.%20Januari%202016.xlsx'#$Dt.$N$9];IF([.O47]=25;['file:///home/richie/Dropbox/Project%20Richie/Jakarta/MASTER/01.%20Januari%202016.xlsx'#$Dt.$N$10];IF([.O47]=30;['file:///home/richie/Dropbox/Project%20Richie/Jakarta/MASTER/01.%20Januari%202016.xlsx'#$Dt.$N$11];IF([.O47]=50;['file:///home/richie/Dropbox/Project%20Richie/Jakarta/MASTER/01.%20Januari%202016.xlsx'#$Dt.$N$12];IF([.O47]=75;['file:///home/richie/Dropbox/Project%20Richie/Jakarta/MASTER/01.%20Januari%202016.xlsx'#$Dt.$N$13];IF([.O47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7]=1;['file:///home/richie/Dropbox/Project%20Richie/Jakarta/MASTER/01.%20Januari%202016.xlsx'#$Dt.$O$6];IF([.O47]=5;['file:///home/richie/Dropbox/Project%20Richie/Jakarta/MASTER/01.%20Januari%202016.xlsx'#$Dt.$O$7];IF([.O47]=10;['file:///home/richie/Dropbox/Project%20Richie/Jakarta/MASTER/01.%20Januari%202016.xlsx'#$Dt.$O$8];IF([.O47]=20;['file:///home/richie/Dropbox/Project%20Richie/Jakarta/MASTER/01.%20Januari%202016.xlsx'#$Dt.$O$9];IF([.O47]=25;['file:///home/richie/Dropbox/Project%20Richie/Jakarta/MASTER/01.%20Januari%202016.xlsx'#$Dt.$O$10];IF([.O47]=30;['file:///home/richie/Dropbox/Project%20Richie/Jakarta/MASTER/01.%20Januari%202016.xlsx'#$Dt.$O$11];IF([.O47]=50;['file:///home/richie/Dropbox/Project%20Richie/Jakarta/MASTER/01.%20Januari%202016.xlsx'#$Dt.$O$12];IF([.O47]=75;['file:///home/richie/Dropbox/Project%20Richie/Jakarta/MASTER/01.%20Januari%202016.xlsx'#$Dt.$O$13];IF([.O47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6]-[.O47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/>
          <table:table-cell table:formula="of:=IF([.A48]=25;['file:///home/richie/Dropbox/Project%20Richie/Jakarta/MASTER/01.%20Januari%202016.xlsx'#$Dt.$J$9];IF([.A48]=50;['file:///home/richie/Dropbox/Project%20Richie/Jakarta/MASTER/01.%20Januari%202016.xlsx'#$Dt.$J$10];IF([.A48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8]=25;['file:///home/richie/Dropbox/Project%20Richie/Jakarta/MASTER/01.%20Januari%202016.xlsx'#$Dt.$K$9];IF([.A48]=50;['file:///home/richie/Dropbox/Project%20Richie/Jakarta/MASTER/01.%20Januari%202016.xlsx'#$Dt.$K$10];IF([.A48]=100;['file:///home/richie/Dropbox/Project%20Richie/Jakarta/MASTER/01.%20Januari%202016.xlsx'#$Dt.$K$11];)))" office:value-type="float" office:value="0" calcext:value-type="float">
            <text:p>0</text:p>
          </table:table-cell>
          <table:table-cell table:formula="of:=SUM([.D47]-[.A48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0"/>
          <table:table-cell table:style-name="ce110"/>
          <table:table-cell table:style-name="ce33"/>
          <table:table-cell table:style-name="ce58" table:formula="of:=IF([.H48]=5;['file:///home/richie/Dropbox/Project%20Richie/Jakarta/MASTER/01.%20Januari%202016.xlsx'#$Dt.$J$15];IF([.H48]=10;['file:///home/richie/Dropbox/Project%20Richie/Jakarta/MASTER/01.%20Januari%202016.xlsx'#$Dt.$J$16];IF([.H48]=20;['file:///home/richie/Dropbox/Project%20Richie/Jakarta/MASTER/01.%20Januari%202016.xlsx'#$Dt.$J$17];IF([.H48]=25;['file:///home/richie/Dropbox/Project%20Richie/Jakarta/MASTER/01.%20Januari%202016.xlsx'#$Dt.$J$18];IF([.H48]=30;['file:///home/richie/Dropbox/Project%20Richie/Jakarta/MASTER/01.%20Januari%202016.xlsx'#$Dt.$J$19];IF([.H48]=50;['file:///home/richie/Dropbox/Project%20Richie/Jakarta/MASTER/01.%20Januari%202016.xlsx'#$Dt.$J$20];IF([.H48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8]=5;['file:///home/richie/Dropbox/Project%20Richie/Jakarta/MASTER/01.%20Januari%202016.xlsx'#$Dt.$K$15];IF([.H48]=10;['file:///home/richie/Dropbox/Project%20Richie/Jakarta/MASTER/01.%20Januari%202016.xlsx'#$Dt.$K$16];IF([.H48]=20;['file:///home/richie/Dropbox/Project%20Richie/Jakarta/MASTER/01.%20Januari%202016.xlsx'#$Dt.$K$17];IF([.H48]=25;['file:///home/richie/Dropbox/Project%20Richie/Jakarta/MASTER/01.%20Januari%202016.xlsx'#$Dt.$K$18];IF([.H48]=30;['file:///home/richie/Dropbox/Project%20Richie/Jakarta/MASTER/01.%20Januari%202016.xlsx'#$Dt.$K$19];IF([.H48]=50;['file:///home/richie/Dropbox/Project%20Richie/Jakarta/MASTER/01.%20Januari%202016.xlsx'#$Dt.$K$20];IF([.H48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3" table:number-columns-spanned="2" table:number-rows-spanned="1"/>
          <table:covered-table-cell table:style-name="ce157"/>
          <table:table-cell table:style-name="ce171"/>
          <table:table-cell table:number-columns-repeated="2"/>
          <table:table-cell table:formula="of:=IF([.O48]=1;['file:///home/richie/Dropbox/Project%20Richie/Jakarta/MASTER/01.%20Januari%202016.xlsx'#$Dt.$N$6];IF([.O48]=5;['file:///home/richie/Dropbox/Project%20Richie/Jakarta/MASTER/01.%20Januari%202016.xlsx'#$Dt.$N$7];IF([.O48]=10;['file:///home/richie/Dropbox/Project%20Richie/Jakarta/MASTER/01.%20Januari%202016.xlsx'#$Dt.$N$8];IF([.O48]=20;['file:///home/richie/Dropbox/Project%20Richie/Jakarta/MASTER/01.%20Januari%202016.xlsx'#$Dt.$N$9];IF([.O48]=25;['file:///home/richie/Dropbox/Project%20Richie/Jakarta/MASTER/01.%20Januari%202016.xlsx'#$Dt.$N$10];IF([.O48]=30;['file:///home/richie/Dropbox/Project%20Richie/Jakarta/MASTER/01.%20Januari%202016.xlsx'#$Dt.$N$11];IF([.O48]=50;['file:///home/richie/Dropbox/Project%20Richie/Jakarta/MASTER/01.%20Januari%202016.xlsx'#$Dt.$N$12];IF([.O48]=75;['file:///home/richie/Dropbox/Project%20Richie/Jakarta/MASTER/01.%20Januari%202016.xlsx'#$Dt.$N$13];IF([.O48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8]=1;['file:///home/richie/Dropbox/Project%20Richie/Jakarta/MASTER/01.%20Januari%202016.xlsx'#$Dt.$O$6];IF([.O48]=5;['file:///home/richie/Dropbox/Project%20Richie/Jakarta/MASTER/01.%20Januari%202016.xlsx'#$Dt.$O$7];IF([.O48]=10;['file:///home/richie/Dropbox/Project%20Richie/Jakarta/MASTER/01.%20Januari%202016.xlsx'#$Dt.$O$8];IF([.O48]=20;['file:///home/richie/Dropbox/Project%20Richie/Jakarta/MASTER/01.%20Januari%202016.xlsx'#$Dt.$O$9];IF([.O48]=25;['file:///home/richie/Dropbox/Project%20Richie/Jakarta/MASTER/01.%20Januari%202016.xlsx'#$Dt.$O$10];IF([.O48]=30;['file:///home/richie/Dropbox/Project%20Richie/Jakarta/MASTER/01.%20Januari%202016.xlsx'#$Dt.$O$11];IF([.O48]=50;['file:///home/richie/Dropbox/Project%20Richie/Jakarta/MASTER/01.%20Januari%202016.xlsx'#$Dt.$O$12];IF([.O48]=75;['file:///home/richie/Dropbox/Project%20Richie/Jakarta/MASTER/01.%20Januari%202016.xlsx'#$Dt.$O$13];IF([.O48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7]-[.O48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34"/>
          <table:table-cell table:formula="of:=IF([.A49]=25;['file:///home/richie/Dropbox/Project%20Richie/Jakarta/MASTER/01.%20Januari%202016.xlsx'#$Dt.$J$9];IF([.A49]=50;['file:///home/richie/Dropbox/Project%20Richie/Jakarta/MASTER/01.%20Januari%202016.xlsx'#$Dt.$J$10];IF([.A49]=100;['file:///home/richie/Dropbox/Project%20Richie/Jakarta/MASTER/01.%20Januari%202016.xlsx'#$Dt.$J$11];)))" office:value-type="float" office:value="0" calcext:value-type="float">
            <text:p>0</text:p>
          </table:table-cell>
          <table:table-cell table:style-name="ce73" table:formula="of:=IF([.A49]=25;['file:///home/richie/Dropbox/Project%20Richie/Jakarta/MASTER/01.%20Januari%202016.xlsx'#$Dt.$K$9];IF([.A49]=50;['file:///home/richie/Dropbox/Project%20Richie/Jakarta/MASTER/01.%20Januari%202016.xlsx'#$Dt.$K$10];IF([.A49]=100;['file:///home/richie/Dropbox/Project%20Richie/Jakarta/MASTER/01.%20Januari%202016.xlsx'#$Dt.$K$11];)))" office:value-type="float" office:value="0" calcext:value-type="float">
            <text:p>0</text:p>
          </table:table-cell>
          <table:table-cell table:style-name="ce83" table:formula="of:=SUM([.D48]-[.A49])" office:value-type="float" office:value="0" calcext:value-type="float" table:number-columns-spanned="2" table:number-rows-spanned="1">
            <text:p>- </text:p>
          </table:table-cell>
          <table:covered-table-cell table:style-name="ce93"/>
          <table:table-cell table:style-name="ce101"/>
          <table:table-cell table:style-name="ce110"/>
          <table:table-cell table:style-name="ce34"/>
          <table:table-cell table:style-name="ce58" table:formula="of:=IF([.H49]=5;['file:///home/richie/Dropbox/Project%20Richie/Jakarta/MASTER/01.%20Januari%202016.xlsx'#$Dt.$J$15];IF([.H49]=10;['file:///home/richie/Dropbox/Project%20Richie/Jakarta/MASTER/01.%20Januari%202016.xlsx'#$Dt.$J$16];IF([.H49]=20;['file:///home/richie/Dropbox/Project%20Richie/Jakarta/MASTER/01.%20Januari%202016.xlsx'#$Dt.$J$17];IF([.H49]=25;['file:///home/richie/Dropbox/Project%20Richie/Jakarta/MASTER/01.%20Januari%202016.xlsx'#$Dt.$J$18];IF([.H49]=30;['file:///home/richie/Dropbox/Project%20Richie/Jakarta/MASTER/01.%20Januari%202016.xlsx'#$Dt.$J$19];IF([.H49]=50;['file:///home/richie/Dropbox/Project%20Richie/Jakarta/MASTER/01.%20Januari%202016.xlsx'#$Dt.$J$20];IF([.H49]=100;['file:///home/richie/Dropbox/Project%20Richie/Jakarta/MASTER/01.%20Januari%202016.xlsx'#$Dt.$J$21];)))))))" office:value-type="float" office:value="0" calcext:value-type="float">
            <text:p>0</text:p>
          </table:table-cell>
          <table:table-cell table:style-name="ce134" table:formula="of:=IF([.H49]=5;['file:///home/richie/Dropbox/Project%20Richie/Jakarta/MASTER/01.%20Januari%202016.xlsx'#$Dt.$K$15];IF([.H49]=10;['file:///home/richie/Dropbox/Project%20Richie/Jakarta/MASTER/01.%20Januari%202016.xlsx'#$Dt.$K$16];IF([.H49]=20;['file:///home/richie/Dropbox/Project%20Richie/Jakarta/MASTER/01.%20Januari%202016.xlsx'#$Dt.$K$17];IF([.H49]=25;['file:///home/richie/Dropbox/Project%20Richie/Jakarta/MASTER/01.%20Januari%202016.xlsx'#$Dt.$K$18];IF([.H49]=30;['file:///home/richie/Dropbox/Project%20Richie/Jakarta/MASTER/01.%20Januari%202016.xlsx'#$Dt.$K$19];IF([.H49]=50;['file:///home/richie/Dropbox/Project%20Richie/Jakarta/MASTER/01.%20Januari%202016.xlsx'#$Dt.$K$20];IF([.H49]=100;['file:///home/richie/Dropbox/Project%20Richie/Jakarta/MASTER/01.%20Januari%202016.xlsx'#$Dt.$K$21];)))))))" office:value-type="float" office:value="0" calcext:value-type="float">
            <text:p>0</text:p>
          </table:table-cell>
          <table:table-cell table:style-name="ce144" table:number-columns-spanned="2" table:number-rows-spanned="1"/>
          <table:covered-table-cell table:style-name="ce158"/>
          <table:table-cell table:style-name="ce172"/>
          <table:table-cell table:number-columns-repeated="2"/>
          <table:table-cell table:formula="of:=IF([.O49]=1;['file:///home/richie/Dropbox/Project%20Richie/Jakarta/MASTER/01.%20Januari%202016.xlsx'#$Dt.$N$6];IF([.O49]=5;['file:///home/richie/Dropbox/Project%20Richie/Jakarta/MASTER/01.%20Januari%202016.xlsx'#$Dt.$N$7];IF([.O49]=10;['file:///home/richie/Dropbox/Project%20Richie/Jakarta/MASTER/01.%20Januari%202016.xlsx'#$Dt.$N$8];IF([.O49]=20;['file:///home/richie/Dropbox/Project%20Richie/Jakarta/MASTER/01.%20Januari%202016.xlsx'#$Dt.$N$9];IF([.O49]=25;['file:///home/richie/Dropbox/Project%20Richie/Jakarta/MASTER/01.%20Januari%202016.xlsx'#$Dt.$N$10];IF([.O49]=30;['file:///home/richie/Dropbox/Project%20Richie/Jakarta/MASTER/01.%20Januari%202016.xlsx'#$Dt.$N$11];IF([.O49]=50;['file:///home/richie/Dropbox/Project%20Richie/Jakarta/MASTER/01.%20Januari%202016.xlsx'#$Dt.$N$12];IF([.O49]=75;['file:///home/richie/Dropbox/Project%20Richie/Jakarta/MASTER/01.%20Januari%202016.xlsx'#$Dt.$N$13];IF([.O49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49]=1;['file:///home/richie/Dropbox/Project%20Richie/Jakarta/MASTER/01.%20Januari%202016.xlsx'#$Dt.$O$6];IF([.O49]=5;['file:///home/richie/Dropbox/Project%20Richie/Jakarta/MASTER/01.%20Januari%202016.xlsx'#$Dt.$O$7];IF([.O49]=10;['file:///home/richie/Dropbox/Project%20Richie/Jakarta/MASTER/01.%20Januari%202016.xlsx'#$Dt.$O$8];IF([.O49]=20;['file:///home/richie/Dropbox/Project%20Richie/Jakarta/MASTER/01.%20Januari%202016.xlsx'#$Dt.$O$9];IF([.O49]=25;['file:///home/richie/Dropbox/Project%20Richie/Jakarta/MASTER/01.%20Januari%202016.xlsx'#$Dt.$O$10];IF([.O49]=30;['file:///home/richie/Dropbox/Project%20Richie/Jakarta/MASTER/01.%20Januari%202016.xlsx'#$Dt.$O$11];IF([.O49]=50;['file:///home/richie/Dropbox/Project%20Richie/Jakarta/MASTER/01.%20Januari%202016.xlsx'#$Dt.$O$12];IF([.O49]=75;['file:///home/richie/Dropbox/Project%20Richie/Jakarta/MASTER/01.%20Januari%202016.xlsx'#$Dt.$O$13];IF([.O49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8]-[.O49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ce35"/>
          <table:table-cell table:style-name="ce59" table:formula="of:=SUM([.B35:.B49])" office:value-type="float" office:value="0" calcext:value-type="float">
            <text:p>0.0</text:p>
          </table:table-cell>
          <table:table-cell table:style-name="ce74" table:formula="of:=SUM([.C35:.C49])" office:value-type="float" office:value="0" calcext:value-type="float">
            <text:p>0.00</text:p>
          </table:table-cell>
          <table:table-cell table:style-name="ce84" table:formula="of:=SUM([.D49]-[.A50])" office:value-type="float" office:value="0" calcext:value-type="float" table:number-columns-spanned="2" table:number-rows-spanned="1">
            <text:p>- </text:p>
          </table:table-cell>
          <table:covered-table-cell table:style-name="ce94"/>
          <table:table-cell table:style-name="ce102"/>
          <table:table-cell table:style-name="ce110"/>
          <table:table-cell table:style-name="ce119"/>
          <table:table-cell table:style-name="ce59" table:formula="of:=SUM([.I35:.I49])" office:value-type="float" office:value="0" calcext:value-type="float">
            <text:p>0.0</text:p>
          </table:table-cell>
          <table:table-cell table:style-name="ce74" table:formula="of:=SUM([.J35:.J49])" office:value-type="float" office:value="0" calcext:value-type="float">
            <text:p>0.00</text:p>
          </table:table-cell>
          <table:table-cell table:style-name="ce145" table:number-columns-spanned="2" table:number-rows-spanned="1"/>
          <table:covered-table-cell table:style-name="ce159"/>
          <table:table-cell table:style-name="ce102"/>
          <table:table-cell table:number-columns-repeated="2"/>
          <table:table-cell table:formula="of:=IF([.O50]=1;['file:///home/richie/Dropbox/Project%20Richie/Jakarta/MASTER/01.%20Januari%202016.xlsx'#$Dt.$N$6];IF([.O50]=5;['file:///home/richie/Dropbox/Project%20Richie/Jakarta/MASTER/01.%20Januari%202016.xlsx'#$Dt.$N$7];IF([.O50]=10;['file:///home/richie/Dropbox/Project%20Richie/Jakarta/MASTER/01.%20Januari%202016.xlsx'#$Dt.$N$8];IF([.O50]=20;['file:///home/richie/Dropbox/Project%20Richie/Jakarta/MASTER/01.%20Januari%202016.xlsx'#$Dt.$N$9];IF([.O50]=25;['file:///home/richie/Dropbox/Project%20Richie/Jakarta/MASTER/01.%20Januari%202016.xlsx'#$Dt.$N$10];IF([.O50]=30;['file:///home/richie/Dropbox/Project%20Richie/Jakarta/MASTER/01.%20Januari%202016.xlsx'#$Dt.$N$11];IF([.O50]=50;['file:///home/richie/Dropbox/Project%20Richie/Jakarta/MASTER/01.%20Januari%202016.xlsx'#$Dt.$N$12];IF([.O50]=75;['file:///home/richie/Dropbox/Project%20Richie/Jakarta/MASTER/01.%20Januari%202016.xlsx'#$Dt.$N$13];IF([.O50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50]=1;['file:///home/richie/Dropbox/Project%20Richie/Jakarta/MASTER/01.%20Januari%202016.xlsx'#$Dt.$O$6];IF([.O50]=5;['file:///home/richie/Dropbox/Project%20Richie/Jakarta/MASTER/01.%20Januari%202016.xlsx'#$Dt.$O$7];IF([.O50]=10;['file:///home/richie/Dropbox/Project%20Richie/Jakarta/MASTER/01.%20Januari%202016.xlsx'#$Dt.$O$8];IF([.O50]=20;['file:///home/richie/Dropbox/Project%20Richie/Jakarta/MASTER/01.%20Januari%202016.xlsx'#$Dt.$O$9];IF([.O50]=25;['file:///home/richie/Dropbox/Project%20Richie/Jakarta/MASTER/01.%20Januari%202016.xlsx'#$Dt.$O$10];IF([.O50]=30;['file:///home/richie/Dropbox/Project%20Richie/Jakarta/MASTER/01.%20Januari%202016.xlsx'#$Dt.$O$11];IF([.O50]=50;['file:///home/richie/Dropbox/Project%20Richie/Jakarta/MASTER/01.%20Januari%202016.xlsx'#$Dt.$O$12];IF([.O50]=75;['file:///home/richie/Dropbox/Project%20Richie/Jakarta/MASTER/01.%20Januari%202016.xlsx'#$Dt.$O$13];IF([.O50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formula="of:=SUM([.R49]-[.O50])" office:value-type="float" office:value="0" calcext:value-type="float" table:number-columns-spanned="2" table:number-rows-spanned="1">
            <text:p>- </text:p>
          </table:table-cell>
          <table:covered-table-cell/>
          <table:table-cell/>
        </table:table-row>
        <table:table-row table:style-name="ro1">
          <table:table-cell table:style-name="Default" table:number-columns-repeated="7"/>
          <table:table-cell table:number-columns-repeated="7"/>
          <table:table-cell table:style-name="ce34"/>
          <table:table-cell table:formula="of:=IF([.O51]=1;['file:///home/richie/Dropbox/Project%20Richie/Jakarta/MASTER/01.%20Januari%202016.xlsx'#$Dt.$N$6];IF([.O51]=5;['file:///home/richie/Dropbox/Project%20Richie/Jakarta/MASTER/01.%20Januari%202016.xlsx'#$Dt.$N$7];IF([.O51]=10;['file:///home/richie/Dropbox/Project%20Richie/Jakarta/MASTER/01.%20Januari%202016.xlsx'#$Dt.$N$8];IF([.O51]=20;['file:///home/richie/Dropbox/Project%20Richie/Jakarta/MASTER/01.%20Januari%202016.xlsx'#$Dt.$N$9];IF([.O51]=25;['file:///home/richie/Dropbox/Project%20Richie/Jakarta/MASTER/01.%20Januari%202016.xlsx'#$Dt.$N$10];IF([.O51]=30;['file:///home/richie/Dropbox/Project%20Richie/Jakarta/MASTER/01.%20Januari%202016.xlsx'#$Dt.$N$11];IF([.O51]=50;['file:///home/richie/Dropbox/Project%20Richie/Jakarta/MASTER/01.%20Januari%202016.xlsx'#$Dt.$N$12];IF([.O51]=75;['file:///home/richie/Dropbox/Project%20Richie/Jakarta/MASTER/01.%20Januari%202016.xlsx'#$Dt.$N$13];IF([.O51]=100;['file:///home/richie/Dropbox/Project%20Richie/Jakarta/MASTER/01.%20Januari%202016.xlsx'#$Dt.$N$14];)))))))))" office:value-type="float" office:value="0" calcext:value-type="float">
            <text:p>0</text:p>
          </table:table-cell>
          <table:table-cell table:formula="of:=IF([.O51]=1;['file:///home/richie/Dropbox/Project%20Richie/Jakarta/MASTER/01.%20Januari%202016.xlsx'#$Dt.$O$6];IF([.O51]=5;['file:///home/richie/Dropbox/Project%20Richie/Jakarta/MASTER/01.%20Januari%202016.xlsx'#$Dt.$O$7];IF([.O51]=10;['file:///home/richie/Dropbox/Project%20Richie/Jakarta/MASTER/01.%20Januari%202016.xlsx'#$Dt.$O$8];IF([.O51]=20;['file:///home/richie/Dropbox/Project%20Richie/Jakarta/MASTER/01.%20Januari%202016.xlsx'#$Dt.$O$9];IF([.O51]=25;['file:///home/richie/Dropbox/Project%20Richie/Jakarta/MASTER/01.%20Januari%202016.xlsx'#$Dt.$O$10];IF([.O51]=30;['file:///home/richie/Dropbox/Project%20Richie/Jakarta/MASTER/01.%20Januari%202016.xlsx'#$Dt.$O$11];IF([.O51]=50;['file:///home/richie/Dropbox/Project%20Richie/Jakarta/MASTER/01.%20Januari%202016.xlsx'#$Dt.$O$12];IF([.O51]=75;['file:///home/richie/Dropbox/Project%20Richie/Jakarta/MASTER/01.%20Januari%202016.xlsx'#$Dt.$O$13];IF([.O51]=100;['file:///home/richie/Dropbox/Project%20Richie/Jakarta/MASTER/01.%20Januari%202016.xlsx'#$Dt.$O$14];)))))))))" office:value-type="float" office:value="0" calcext:value-type="float">
            <text:p>0</text:p>
          </table:table-cell>
          <table:table-cell table:style-name="ce188" table:formula="of:=SUM([.R50]-[.O51])" office:value-type="float" office:value="0" calcext:value-type="float" table:number-columns-spanned="2" table:number-rows-spanned="1">
            <text:p>- </text:p>
          </table:table-cell>
          <table:covered-table-cell table:style-name="ce188"/>
          <table:table-cell table:style-name="ce197"/>
        </table:table-row>
        <table:table-row table:style-name="ro1">
          <table:table-cell table:style-name="ce29" office:value-type="string" calcext:value-type="string" table:number-columns-spanned="3" table:number-rows-spanned="2">
            <text:p>Voucher</text:p>
          </table:table-cell>
          <table:covered-table-cell table:style-name="ce55"/>
          <table:covered-table-cell table:style-name="ce71"/>
          <table:table-cell table:style-name="ce85" office:value-type="string" calcext:value-type="string" table:number-columns-spanned="2" table:number-rows-spanned="1">
            <text:p>Dompul</text:p>
          </table:table-cell>
          <table:covered-table-cell table:style-name="ce95"/>
          <table:table-cell table:style-name="ce96" office:value-type="string" calcext:value-type="string" table:number-columns-spanned="2" table:number-rows-spanned="3">
            <text:p>Ket</text:p>
          </table:table-cell>
          <table:covered-table-cell table:style-name="ce111"/>
          <table:table-cell table:number-columns-repeated="7"/>
          <table:table-cell table:style-name="ce119"/>
          <table:table-cell table:style-name="ce59" table:formula="of:=SUM([.P5:.P51])" office:value-type="float" office:value="0" calcext:value-type="float">
            <text:p>0.0</text:p>
          </table:table-cell>
          <table:table-cell table:style-name="ce74" table:formula="of:=SUM([.Q5:.Q51])" office:value-type="float" office:value="0" calcext:value-type="float">
            <text:p>0.00</text:p>
          </table:table-cell>
          <table:table-cell table:style-name="ce189" table:formula="of:=SUM([.R51]-[.O52])" office:value-type="float" office:value="0" calcext:value-type="float" table:number-columns-spanned="2" table:number-rows-spanned="1">
            <text:p>- </text:p>
          </table:table-cell>
          <table:covered-table-cell table:style-name="ce191"/>
          <table:table-cell table:style-name="ce198"/>
        </table:table-row>
        <table:table-row table:style-name="ro1">
          <table:covered-table-cell table:style-name="ce30"/>
          <table:covered-table-cell table:style-name="ce56"/>
          <table:covered-table-cell table:style-name="ce72"/>
          <table:table-cell table:style-name="ce80" office:value-type="string" calcext:value-type="string" table:number-columns-spanned="2" table:number-rows-spanned="1">
            <text:p>Nominal</text:p>
          </table:table-cell>
          <table:covered-table-cell table:style-name="ce90"/>
          <table:covered-table-cell table:style-name="ce103"/>
          <table:covered-table-cell table:style-name="ce112"/>
          <table:table-cell table:number-columns-repeated="7"/>
          <table:table-cell table:style-name="Default" table:number-columns-repeated="6"/>
        </table:table-row>
        <table:table-row table:style-name="ro1">
          <table:table-cell table:style-name="ce31" office:value-type="string" calcext:value-type="string">
            <text:p>Pls</text:p>
          </table:table-cell>
          <table:table-cell table:style-name="ce57" office:value-type="string" calcext:value-type="string">
            <text:p>Hrg</text:p>
          </table:table-cell>
          <table:table-cell table:style-name="ce57" office:value-type="string" calcext:value-type="string">
            <text:p>∑</text:p>
          </table:table-cell>
          <table:table-cell table:style-name="ce81" table:formula="of:=SUM(['file:///home/richie/Dropbox/Project%20Richie/Jakarta/MASTER/01.%20Januari%202016.xlsx'#$'10'.D75:.E75])" office:value-type="float" office:value="0" calcext:value-type="float" table:number-columns-spanned="2" table:number-rows-spanned="1">
            <text:p>- </text:p>
          </table:table-cell>
          <table:covered-table-cell table:style-name="ce91"/>
          <table:covered-table-cell table:style-name="ce104"/>
          <table:covered-table-cell table:style-name="ce113"/>
          <table:table-cell table:number-columns-repeated="7"/>
          <table:table-cell table:style-name="Default" table:number-columns-repeated="6"/>
        </table:table-row>
        <table:table-row table:style-name="ro1">
          <table:table-cell table:style-name="ce32"/>
          <table:table-cell table:formula="of:=IF([.A55]=20;['file:///home/richie/Dropbox/Project%20Richie/Jakarta/MASTER/01.%20Januari%202016.xlsx'#$Dt.$F$15];IF([.A55]=25;['file:///home/richie/Dropbox/Project%20Richie/Jakarta/MASTER/01.%20Januari%202016.xlsx'#$Dt.$F$10];IF([.A55]=40;['file:///home/richie/Dropbox/Project%20Richie/Jakarta/MASTER/01.%20Januari%202016.xlsx'#$Dt.$F$17];IF([.A55]=45;['file:///home/richie/Dropbox/Project%20Richie/Jakarta/MASTER/01.%20Januari%202016.xlsx'#$Dt.$F$18];IF([.A55]=50;['file:///home/richie/Dropbox/Project%20Richie/Jakarta/MASTER/01.%20Januari%202016.xlsx'#$Dt.$F$11];IF([.A55]=70;['file:///home/richie/Dropbox/Project%20Richie/Jakarta/MASTER/01.%20Januari%202016.xlsx'#$Dt.$F$19];IF([.A55]=80;['file:///home/richie/Dropbox/Project%20Richie/Jakarta/MASTER/01.%20Januari%202016.xlsx'#$Dt.$F$20];IF([.A55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5]=20;['file:///home/richie/Dropbox/Project%20Richie/Jakarta/MASTER/01.%20Januari%202016.xlsx'#$Dt.$G$18];IF([.A55]=25;['file:///home/richie/Dropbox/Project%20Richie/Jakarta/MASTER/01.%20Januari%202016.xlsx'#$Dt.$G$10];IF([.A55]=40;['file:///home/richie/Dropbox/Project%20Richie/Jakarta/MASTER/01.%20Januari%202016.xlsx'#$Dt.$G$17];IF([.A55]=45;['file:///home/richie/Dropbox/Project%20Richie/Jakarta/MASTER/01.%20Januari%202016.xlsx'#$Dt.$G$18];IF([.A55]=50;['file:///home/richie/Dropbox/Project%20Richie/Jakarta/MASTER/01.%20Januari%202016.xlsx'#$Dt.$G$11];IF([.A55]=70;['file:///home/richie/Dropbox/Project%20Richie/Jakarta/MASTER/01.%20Januari%202016.xlsx'#$Dt.$G$19];IF([.A55]=80;['file:///home/richie/Dropbox/Project%20Richie/Jakarta/MASTER/01.%20Januari%202016.xlsx'#$Dt.$G$20];IF([.A55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4]-[.A55])" office:value-type="float" office:value="0" calcext:value-type="float" table:number-columns-spanned="2" table:number-rows-spanned="1">
            <text:p>- </text:p>
          </table:table-cell>
          <table:covered-table-cell/>
          <table:table-cell table:style-name="ce105" table:number-columns-spanned="2" table:number-rows-spanned="1"/>
          <table:covered-table-cell table:style-name="ce114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56]=20;['file:///home/richie/Dropbox/Project%20Richie/Jakarta/MASTER/01.%20Januari%202016.xlsx'#$Dt.$F$15];IF([.A56]=25;['file:///home/richie/Dropbox/Project%20Richie/Jakarta/MASTER/01.%20Januari%202016.xlsx'#$Dt.$F$10];IF([.A56]=40;['file:///home/richie/Dropbox/Project%20Richie/Jakarta/MASTER/01.%20Januari%202016.xlsx'#$Dt.$F$17];IF([.A56]=45;['file:///home/richie/Dropbox/Project%20Richie/Jakarta/MASTER/01.%20Januari%202016.xlsx'#$Dt.$F$18];IF([.A56]=50;['file:///home/richie/Dropbox/Project%20Richie/Jakarta/MASTER/01.%20Januari%202016.xlsx'#$Dt.$F$11];IF([.A56]=70;['file:///home/richie/Dropbox/Project%20Richie/Jakarta/MASTER/01.%20Januari%202016.xlsx'#$Dt.$F$19];IF([.A56]=80;['file:///home/richie/Dropbox/Project%20Richie/Jakarta/MASTER/01.%20Januari%202016.xlsx'#$Dt.$F$20];IF([.A56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6]=20;['file:///home/richie/Dropbox/Project%20Richie/Jakarta/MASTER/01.%20Januari%202016.xlsx'#$Dt.$G$18];IF([.A56]=25;['file:///home/richie/Dropbox/Project%20Richie/Jakarta/MASTER/01.%20Januari%202016.xlsx'#$Dt.$G$10];IF([.A56]=40;['file:///home/richie/Dropbox/Project%20Richie/Jakarta/MASTER/01.%20Januari%202016.xlsx'#$Dt.$G$17];IF([.A56]=45;['file:///home/richie/Dropbox/Project%20Richie/Jakarta/MASTER/01.%20Januari%202016.xlsx'#$Dt.$G$18];IF([.A56]=50;['file:///home/richie/Dropbox/Project%20Richie/Jakarta/MASTER/01.%20Januari%202016.xlsx'#$Dt.$G$11];IF([.A56]=70;['file:///home/richie/Dropbox/Project%20Richie/Jakarta/MASTER/01.%20Januari%202016.xlsx'#$Dt.$G$19];IF([.A56]=80;['file:///home/richie/Dropbox/Project%20Richie/Jakarta/MASTER/01.%20Januari%202016.xlsx'#$Dt.$G$20];IF([.A56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5]-[.A56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57]=20;['file:///home/richie/Dropbox/Project%20Richie/Jakarta/MASTER/01.%20Januari%202016.xlsx'#$Dt.$F$15];IF([.A57]=25;['file:///home/richie/Dropbox/Project%20Richie/Jakarta/MASTER/01.%20Januari%202016.xlsx'#$Dt.$F$10];IF([.A57]=40;['file:///home/richie/Dropbox/Project%20Richie/Jakarta/MASTER/01.%20Januari%202016.xlsx'#$Dt.$F$17];IF([.A57]=45;['file:///home/richie/Dropbox/Project%20Richie/Jakarta/MASTER/01.%20Januari%202016.xlsx'#$Dt.$F$18];IF([.A57]=50;['file:///home/richie/Dropbox/Project%20Richie/Jakarta/MASTER/01.%20Januari%202016.xlsx'#$Dt.$F$11];IF([.A57]=70;['file:///home/richie/Dropbox/Project%20Richie/Jakarta/MASTER/01.%20Januari%202016.xlsx'#$Dt.$F$19];IF([.A57]=80;['file:///home/richie/Dropbox/Project%20Richie/Jakarta/MASTER/01.%20Januari%202016.xlsx'#$Dt.$F$20];IF([.A57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7]=20;['file:///home/richie/Dropbox/Project%20Richie/Jakarta/MASTER/01.%20Januari%202016.xlsx'#$Dt.$G$18];IF([.A57]=25;['file:///home/richie/Dropbox/Project%20Richie/Jakarta/MASTER/01.%20Januari%202016.xlsx'#$Dt.$G$10];IF([.A57]=40;['file:///home/richie/Dropbox/Project%20Richie/Jakarta/MASTER/01.%20Januari%202016.xlsx'#$Dt.$G$17];IF([.A57]=45;['file:///home/richie/Dropbox/Project%20Richie/Jakarta/MASTER/01.%20Januari%202016.xlsx'#$Dt.$G$18];IF([.A57]=50;['file:///home/richie/Dropbox/Project%20Richie/Jakarta/MASTER/01.%20Januari%202016.xlsx'#$Dt.$G$11];IF([.A57]=70;['file:///home/richie/Dropbox/Project%20Richie/Jakarta/MASTER/01.%20Januari%202016.xlsx'#$Dt.$G$19];IF([.A57]=80;['file:///home/richie/Dropbox/Project%20Richie/Jakarta/MASTER/01.%20Januari%202016.xlsx'#$Dt.$G$20];IF([.A57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6]-[.A57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58]=20;['file:///home/richie/Dropbox/Project%20Richie/Jakarta/MASTER/01.%20Januari%202016.xlsx'#$Dt.$F$15];IF([.A58]=25;['file:///home/richie/Dropbox/Project%20Richie/Jakarta/MASTER/01.%20Januari%202016.xlsx'#$Dt.$F$10];IF([.A58]=40;['file:///home/richie/Dropbox/Project%20Richie/Jakarta/MASTER/01.%20Januari%202016.xlsx'#$Dt.$F$17];IF([.A58]=45;['file:///home/richie/Dropbox/Project%20Richie/Jakarta/MASTER/01.%20Januari%202016.xlsx'#$Dt.$F$18];IF([.A58]=50;['file:///home/richie/Dropbox/Project%20Richie/Jakarta/MASTER/01.%20Januari%202016.xlsx'#$Dt.$F$11];IF([.A58]=70;['file:///home/richie/Dropbox/Project%20Richie/Jakarta/MASTER/01.%20Januari%202016.xlsx'#$Dt.$F$19];IF([.A58]=80;['file:///home/richie/Dropbox/Project%20Richie/Jakarta/MASTER/01.%20Januari%202016.xlsx'#$Dt.$F$20];IF([.A58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8]=20;['file:///home/richie/Dropbox/Project%20Richie/Jakarta/MASTER/01.%20Januari%202016.xlsx'#$Dt.$G$18];IF([.A58]=25;['file:///home/richie/Dropbox/Project%20Richie/Jakarta/MASTER/01.%20Januari%202016.xlsx'#$Dt.$G$10];IF([.A58]=40;['file:///home/richie/Dropbox/Project%20Richie/Jakarta/MASTER/01.%20Januari%202016.xlsx'#$Dt.$G$17];IF([.A58]=45;['file:///home/richie/Dropbox/Project%20Richie/Jakarta/MASTER/01.%20Januari%202016.xlsx'#$Dt.$G$18];IF([.A58]=50;['file:///home/richie/Dropbox/Project%20Richie/Jakarta/MASTER/01.%20Januari%202016.xlsx'#$Dt.$G$11];IF([.A58]=70;['file:///home/richie/Dropbox/Project%20Richie/Jakarta/MASTER/01.%20Januari%202016.xlsx'#$Dt.$G$19];IF([.A58]=80;['file:///home/richie/Dropbox/Project%20Richie/Jakarta/MASTER/01.%20Januari%202016.xlsx'#$Dt.$G$20];IF([.A58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7]-[.A58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59]=20;['file:///home/richie/Dropbox/Project%20Richie/Jakarta/MASTER/01.%20Januari%202016.xlsx'#$Dt.$F$15];IF([.A59]=25;['file:///home/richie/Dropbox/Project%20Richie/Jakarta/MASTER/01.%20Januari%202016.xlsx'#$Dt.$F$10];IF([.A59]=40;['file:///home/richie/Dropbox/Project%20Richie/Jakarta/MASTER/01.%20Januari%202016.xlsx'#$Dt.$F$17];IF([.A59]=45;['file:///home/richie/Dropbox/Project%20Richie/Jakarta/MASTER/01.%20Januari%202016.xlsx'#$Dt.$F$18];IF([.A59]=50;['file:///home/richie/Dropbox/Project%20Richie/Jakarta/MASTER/01.%20Januari%202016.xlsx'#$Dt.$F$11];IF([.A59]=70;['file:///home/richie/Dropbox/Project%20Richie/Jakarta/MASTER/01.%20Januari%202016.xlsx'#$Dt.$F$19];IF([.A59]=80;['file:///home/richie/Dropbox/Project%20Richie/Jakarta/MASTER/01.%20Januari%202016.xlsx'#$Dt.$F$20];IF([.A59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59]=20;['file:///home/richie/Dropbox/Project%20Richie/Jakarta/MASTER/01.%20Januari%202016.xlsx'#$Dt.$G$18];IF([.A59]=25;['file:///home/richie/Dropbox/Project%20Richie/Jakarta/MASTER/01.%20Januari%202016.xlsx'#$Dt.$G$10];IF([.A59]=40;['file:///home/richie/Dropbox/Project%20Richie/Jakarta/MASTER/01.%20Januari%202016.xlsx'#$Dt.$G$17];IF([.A59]=45;['file:///home/richie/Dropbox/Project%20Richie/Jakarta/MASTER/01.%20Januari%202016.xlsx'#$Dt.$G$18];IF([.A59]=50;['file:///home/richie/Dropbox/Project%20Richie/Jakarta/MASTER/01.%20Januari%202016.xlsx'#$Dt.$G$11];IF([.A59]=70;['file:///home/richie/Dropbox/Project%20Richie/Jakarta/MASTER/01.%20Januari%202016.xlsx'#$Dt.$G$19];IF([.A59]=80;['file:///home/richie/Dropbox/Project%20Richie/Jakarta/MASTER/01.%20Januari%202016.xlsx'#$Dt.$G$20];IF([.A59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8]-[.A59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0]=20;['file:///home/richie/Dropbox/Project%20Richie/Jakarta/MASTER/01.%20Januari%202016.xlsx'#$Dt.$F$15];IF([.A60]=25;['file:///home/richie/Dropbox/Project%20Richie/Jakarta/MASTER/01.%20Januari%202016.xlsx'#$Dt.$F$10];IF([.A60]=40;['file:///home/richie/Dropbox/Project%20Richie/Jakarta/MASTER/01.%20Januari%202016.xlsx'#$Dt.$F$17];IF([.A60]=45;['file:///home/richie/Dropbox/Project%20Richie/Jakarta/MASTER/01.%20Januari%202016.xlsx'#$Dt.$F$18];IF([.A60]=50;['file:///home/richie/Dropbox/Project%20Richie/Jakarta/MASTER/01.%20Januari%202016.xlsx'#$Dt.$F$11];IF([.A60]=70;['file:///home/richie/Dropbox/Project%20Richie/Jakarta/MASTER/01.%20Januari%202016.xlsx'#$Dt.$F$19];IF([.A60]=80;['file:///home/richie/Dropbox/Project%20Richie/Jakarta/MASTER/01.%20Januari%202016.xlsx'#$Dt.$F$20];IF([.A60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0]=20;['file:///home/richie/Dropbox/Project%20Richie/Jakarta/MASTER/01.%20Januari%202016.xlsx'#$Dt.$G$18];IF([.A60]=25;['file:///home/richie/Dropbox/Project%20Richie/Jakarta/MASTER/01.%20Januari%202016.xlsx'#$Dt.$G$10];IF([.A60]=40;['file:///home/richie/Dropbox/Project%20Richie/Jakarta/MASTER/01.%20Januari%202016.xlsx'#$Dt.$G$17];IF([.A60]=45;['file:///home/richie/Dropbox/Project%20Richie/Jakarta/MASTER/01.%20Januari%202016.xlsx'#$Dt.$G$18];IF([.A60]=50;['file:///home/richie/Dropbox/Project%20Richie/Jakarta/MASTER/01.%20Januari%202016.xlsx'#$Dt.$G$11];IF([.A60]=70;['file:///home/richie/Dropbox/Project%20Richie/Jakarta/MASTER/01.%20Januari%202016.xlsx'#$Dt.$G$19];IF([.A60]=80;['file:///home/richie/Dropbox/Project%20Richie/Jakarta/MASTER/01.%20Januari%202016.xlsx'#$Dt.$G$20];IF([.A60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59]-[.A60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1]=20;['file:///home/richie/Dropbox/Project%20Richie/Jakarta/MASTER/01.%20Januari%202016.xlsx'#$Dt.$F$15];IF([.A61]=25;['file:///home/richie/Dropbox/Project%20Richie/Jakarta/MASTER/01.%20Januari%202016.xlsx'#$Dt.$F$10];IF([.A61]=40;['file:///home/richie/Dropbox/Project%20Richie/Jakarta/MASTER/01.%20Januari%202016.xlsx'#$Dt.$F$17];IF([.A61]=45;['file:///home/richie/Dropbox/Project%20Richie/Jakarta/MASTER/01.%20Januari%202016.xlsx'#$Dt.$F$18];IF([.A61]=50;['file:///home/richie/Dropbox/Project%20Richie/Jakarta/MASTER/01.%20Januari%202016.xlsx'#$Dt.$F$11];IF([.A61]=70;['file:///home/richie/Dropbox/Project%20Richie/Jakarta/MASTER/01.%20Januari%202016.xlsx'#$Dt.$F$19];IF([.A61]=80;['file:///home/richie/Dropbox/Project%20Richie/Jakarta/MASTER/01.%20Januari%202016.xlsx'#$Dt.$F$20];IF([.A61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1]=20;['file:///home/richie/Dropbox/Project%20Richie/Jakarta/MASTER/01.%20Januari%202016.xlsx'#$Dt.$G$18];IF([.A61]=25;['file:///home/richie/Dropbox/Project%20Richie/Jakarta/MASTER/01.%20Januari%202016.xlsx'#$Dt.$G$10];IF([.A61]=40;['file:///home/richie/Dropbox/Project%20Richie/Jakarta/MASTER/01.%20Januari%202016.xlsx'#$Dt.$G$17];IF([.A61]=45;['file:///home/richie/Dropbox/Project%20Richie/Jakarta/MASTER/01.%20Januari%202016.xlsx'#$Dt.$G$18];IF([.A61]=50;['file:///home/richie/Dropbox/Project%20Richie/Jakarta/MASTER/01.%20Januari%202016.xlsx'#$Dt.$G$11];IF([.A61]=70;['file:///home/richie/Dropbox/Project%20Richie/Jakarta/MASTER/01.%20Januari%202016.xlsx'#$Dt.$G$19];IF([.A61]=80;['file:///home/richie/Dropbox/Project%20Richie/Jakarta/MASTER/01.%20Januari%202016.xlsx'#$Dt.$G$20];IF([.A61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0]-[.A61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2]=20;['file:///home/richie/Dropbox/Project%20Richie/Jakarta/MASTER/01.%20Januari%202016.xlsx'#$Dt.$F$15];IF([.A62]=25;['file:///home/richie/Dropbox/Project%20Richie/Jakarta/MASTER/01.%20Januari%202016.xlsx'#$Dt.$F$10];IF([.A62]=40;['file:///home/richie/Dropbox/Project%20Richie/Jakarta/MASTER/01.%20Januari%202016.xlsx'#$Dt.$F$17];IF([.A62]=45;['file:///home/richie/Dropbox/Project%20Richie/Jakarta/MASTER/01.%20Januari%202016.xlsx'#$Dt.$F$18];IF([.A62]=50;['file:///home/richie/Dropbox/Project%20Richie/Jakarta/MASTER/01.%20Januari%202016.xlsx'#$Dt.$F$11];IF([.A62]=70;['file:///home/richie/Dropbox/Project%20Richie/Jakarta/MASTER/01.%20Januari%202016.xlsx'#$Dt.$F$19];IF([.A62]=80;['file:///home/richie/Dropbox/Project%20Richie/Jakarta/MASTER/01.%20Januari%202016.xlsx'#$Dt.$F$20];IF([.A62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2]=20;['file:///home/richie/Dropbox/Project%20Richie/Jakarta/MASTER/01.%20Januari%202016.xlsx'#$Dt.$G$18];IF([.A62]=25;['file:///home/richie/Dropbox/Project%20Richie/Jakarta/MASTER/01.%20Januari%202016.xlsx'#$Dt.$G$10];IF([.A62]=40;['file:///home/richie/Dropbox/Project%20Richie/Jakarta/MASTER/01.%20Januari%202016.xlsx'#$Dt.$G$17];IF([.A62]=45;['file:///home/richie/Dropbox/Project%20Richie/Jakarta/MASTER/01.%20Januari%202016.xlsx'#$Dt.$G$18];IF([.A62]=50;['file:///home/richie/Dropbox/Project%20Richie/Jakarta/MASTER/01.%20Januari%202016.xlsx'#$Dt.$G$11];IF([.A62]=70;['file:///home/richie/Dropbox/Project%20Richie/Jakarta/MASTER/01.%20Januari%202016.xlsx'#$Dt.$G$19];IF([.A62]=80;['file:///home/richie/Dropbox/Project%20Richie/Jakarta/MASTER/01.%20Januari%202016.xlsx'#$Dt.$G$20];IF([.A62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1]-[.A62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3]=20;['file:///home/richie/Dropbox/Project%20Richie/Jakarta/MASTER/01.%20Januari%202016.xlsx'#$Dt.$F$15];IF([.A63]=25;['file:///home/richie/Dropbox/Project%20Richie/Jakarta/MASTER/01.%20Januari%202016.xlsx'#$Dt.$F$10];IF([.A63]=40;['file:///home/richie/Dropbox/Project%20Richie/Jakarta/MASTER/01.%20Januari%202016.xlsx'#$Dt.$F$17];IF([.A63]=45;['file:///home/richie/Dropbox/Project%20Richie/Jakarta/MASTER/01.%20Januari%202016.xlsx'#$Dt.$F$18];IF([.A63]=50;['file:///home/richie/Dropbox/Project%20Richie/Jakarta/MASTER/01.%20Januari%202016.xlsx'#$Dt.$F$11];IF([.A63]=70;['file:///home/richie/Dropbox/Project%20Richie/Jakarta/MASTER/01.%20Januari%202016.xlsx'#$Dt.$F$19];IF([.A63]=80;['file:///home/richie/Dropbox/Project%20Richie/Jakarta/MASTER/01.%20Januari%202016.xlsx'#$Dt.$F$20];IF([.A63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3]=20;['file:///home/richie/Dropbox/Project%20Richie/Jakarta/MASTER/01.%20Januari%202016.xlsx'#$Dt.$G$18];IF([.A63]=25;['file:///home/richie/Dropbox/Project%20Richie/Jakarta/MASTER/01.%20Januari%202016.xlsx'#$Dt.$G$10];IF([.A63]=40;['file:///home/richie/Dropbox/Project%20Richie/Jakarta/MASTER/01.%20Januari%202016.xlsx'#$Dt.$G$17];IF([.A63]=45;['file:///home/richie/Dropbox/Project%20Richie/Jakarta/MASTER/01.%20Januari%202016.xlsx'#$Dt.$G$18];IF([.A63]=50;['file:///home/richie/Dropbox/Project%20Richie/Jakarta/MASTER/01.%20Januari%202016.xlsx'#$Dt.$G$11];IF([.A63]=70;['file:///home/richie/Dropbox/Project%20Richie/Jakarta/MASTER/01.%20Januari%202016.xlsx'#$Dt.$G$19];IF([.A63]=80;['file:///home/richie/Dropbox/Project%20Richie/Jakarta/MASTER/01.%20Januari%202016.xlsx'#$Dt.$G$20];IF([.A63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2]-[.A63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4]=20;['file:///home/richie/Dropbox/Project%20Richie/Jakarta/MASTER/01.%20Januari%202016.xlsx'#$Dt.$F$15];IF([.A64]=25;['file:///home/richie/Dropbox/Project%20Richie/Jakarta/MASTER/01.%20Januari%202016.xlsx'#$Dt.$F$10];IF([.A64]=40;['file:///home/richie/Dropbox/Project%20Richie/Jakarta/MASTER/01.%20Januari%202016.xlsx'#$Dt.$F$17];IF([.A64]=45;['file:///home/richie/Dropbox/Project%20Richie/Jakarta/MASTER/01.%20Januari%202016.xlsx'#$Dt.$F$18];IF([.A64]=50;['file:///home/richie/Dropbox/Project%20Richie/Jakarta/MASTER/01.%20Januari%202016.xlsx'#$Dt.$F$11];IF([.A64]=70;['file:///home/richie/Dropbox/Project%20Richie/Jakarta/MASTER/01.%20Januari%202016.xlsx'#$Dt.$F$19];IF([.A64]=80;['file:///home/richie/Dropbox/Project%20Richie/Jakarta/MASTER/01.%20Januari%202016.xlsx'#$Dt.$F$20];IF([.A64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4]=20;['file:///home/richie/Dropbox/Project%20Richie/Jakarta/MASTER/01.%20Januari%202016.xlsx'#$Dt.$G$18];IF([.A64]=25;['file:///home/richie/Dropbox/Project%20Richie/Jakarta/MASTER/01.%20Januari%202016.xlsx'#$Dt.$G$10];IF([.A64]=40;['file:///home/richie/Dropbox/Project%20Richie/Jakarta/MASTER/01.%20Januari%202016.xlsx'#$Dt.$G$17];IF([.A64]=45;['file:///home/richie/Dropbox/Project%20Richie/Jakarta/MASTER/01.%20Januari%202016.xlsx'#$Dt.$G$18];IF([.A64]=50;['file:///home/richie/Dropbox/Project%20Richie/Jakarta/MASTER/01.%20Januari%202016.xlsx'#$Dt.$G$11];IF([.A64]=70;['file:///home/richie/Dropbox/Project%20Richie/Jakarta/MASTER/01.%20Januari%202016.xlsx'#$Dt.$G$19];IF([.A64]=80;['file:///home/richie/Dropbox/Project%20Richie/Jakarta/MASTER/01.%20Januari%202016.xlsx'#$Dt.$G$20];IF([.A64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3]-[.A64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5]=20;['file:///home/richie/Dropbox/Project%20Richie/Jakarta/MASTER/01.%20Januari%202016.xlsx'#$Dt.$F$15];IF([.A65]=25;['file:///home/richie/Dropbox/Project%20Richie/Jakarta/MASTER/01.%20Januari%202016.xlsx'#$Dt.$F$10];IF([.A65]=40;['file:///home/richie/Dropbox/Project%20Richie/Jakarta/MASTER/01.%20Januari%202016.xlsx'#$Dt.$F$17];IF([.A65]=45;['file:///home/richie/Dropbox/Project%20Richie/Jakarta/MASTER/01.%20Januari%202016.xlsx'#$Dt.$F$18];IF([.A65]=50;['file:///home/richie/Dropbox/Project%20Richie/Jakarta/MASTER/01.%20Januari%202016.xlsx'#$Dt.$F$11];IF([.A65]=70;['file:///home/richie/Dropbox/Project%20Richie/Jakarta/MASTER/01.%20Januari%202016.xlsx'#$Dt.$F$19];IF([.A65]=80;['file:///home/richie/Dropbox/Project%20Richie/Jakarta/MASTER/01.%20Januari%202016.xlsx'#$Dt.$F$20];IF([.A65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5]=20;['file:///home/richie/Dropbox/Project%20Richie/Jakarta/MASTER/01.%20Januari%202016.xlsx'#$Dt.$G$18];IF([.A65]=25;['file:///home/richie/Dropbox/Project%20Richie/Jakarta/MASTER/01.%20Januari%202016.xlsx'#$Dt.$G$10];IF([.A65]=40;['file:///home/richie/Dropbox/Project%20Richie/Jakarta/MASTER/01.%20Januari%202016.xlsx'#$Dt.$G$17];IF([.A65]=45;['file:///home/richie/Dropbox/Project%20Richie/Jakarta/MASTER/01.%20Januari%202016.xlsx'#$Dt.$G$18];IF([.A65]=50;['file:///home/richie/Dropbox/Project%20Richie/Jakarta/MASTER/01.%20Januari%202016.xlsx'#$Dt.$G$11];IF([.A65]=70;['file:///home/richie/Dropbox/Project%20Richie/Jakarta/MASTER/01.%20Januari%202016.xlsx'#$Dt.$G$19];IF([.A65]=80;['file:///home/richie/Dropbox/Project%20Richie/Jakarta/MASTER/01.%20Januari%202016.xlsx'#$Dt.$G$20];IF([.A65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4]-[.A65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6]=20;['file:///home/richie/Dropbox/Project%20Richie/Jakarta/MASTER/01.%20Januari%202016.xlsx'#$Dt.$F$15];IF([.A66]=25;['file:///home/richie/Dropbox/Project%20Richie/Jakarta/MASTER/01.%20Januari%202016.xlsx'#$Dt.$F$10];IF([.A66]=40;['file:///home/richie/Dropbox/Project%20Richie/Jakarta/MASTER/01.%20Januari%202016.xlsx'#$Dt.$F$17];IF([.A66]=45;['file:///home/richie/Dropbox/Project%20Richie/Jakarta/MASTER/01.%20Januari%202016.xlsx'#$Dt.$F$18];IF([.A66]=50;['file:///home/richie/Dropbox/Project%20Richie/Jakarta/MASTER/01.%20Januari%202016.xlsx'#$Dt.$F$11];IF([.A66]=70;['file:///home/richie/Dropbox/Project%20Richie/Jakarta/MASTER/01.%20Januari%202016.xlsx'#$Dt.$F$19];IF([.A66]=80;['file:///home/richie/Dropbox/Project%20Richie/Jakarta/MASTER/01.%20Januari%202016.xlsx'#$Dt.$F$20];IF([.A66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6]=20;['file:///home/richie/Dropbox/Project%20Richie/Jakarta/MASTER/01.%20Januari%202016.xlsx'#$Dt.$G$18];IF([.A66]=25;['file:///home/richie/Dropbox/Project%20Richie/Jakarta/MASTER/01.%20Januari%202016.xlsx'#$Dt.$G$10];IF([.A66]=40;['file:///home/richie/Dropbox/Project%20Richie/Jakarta/MASTER/01.%20Januari%202016.xlsx'#$Dt.$G$17];IF([.A66]=45;['file:///home/richie/Dropbox/Project%20Richie/Jakarta/MASTER/01.%20Januari%202016.xlsx'#$Dt.$G$18];IF([.A66]=50;['file:///home/richie/Dropbox/Project%20Richie/Jakarta/MASTER/01.%20Januari%202016.xlsx'#$Dt.$G$11];IF([.A66]=70;['file:///home/richie/Dropbox/Project%20Richie/Jakarta/MASTER/01.%20Januari%202016.xlsx'#$Dt.$G$19];IF([.A66]=80;['file:///home/richie/Dropbox/Project%20Richie/Jakarta/MASTER/01.%20Januari%202016.xlsx'#$Dt.$G$20];IF([.A66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5]-[.A66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7]=20;['file:///home/richie/Dropbox/Project%20Richie/Jakarta/MASTER/01.%20Januari%202016.xlsx'#$Dt.$F$15];IF([.A67]=25;['file:///home/richie/Dropbox/Project%20Richie/Jakarta/MASTER/01.%20Januari%202016.xlsx'#$Dt.$F$10];IF([.A67]=40;['file:///home/richie/Dropbox/Project%20Richie/Jakarta/MASTER/01.%20Januari%202016.xlsx'#$Dt.$F$17];IF([.A67]=45;['file:///home/richie/Dropbox/Project%20Richie/Jakarta/MASTER/01.%20Januari%202016.xlsx'#$Dt.$F$18];IF([.A67]=50;['file:///home/richie/Dropbox/Project%20Richie/Jakarta/MASTER/01.%20Januari%202016.xlsx'#$Dt.$F$11];IF([.A67]=70;['file:///home/richie/Dropbox/Project%20Richie/Jakarta/MASTER/01.%20Januari%202016.xlsx'#$Dt.$F$19];IF([.A67]=80;['file:///home/richie/Dropbox/Project%20Richie/Jakarta/MASTER/01.%20Januari%202016.xlsx'#$Dt.$F$20];IF([.A67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7]=20;['file:///home/richie/Dropbox/Project%20Richie/Jakarta/MASTER/01.%20Januari%202016.xlsx'#$Dt.$G$18];IF([.A67]=25;['file:///home/richie/Dropbox/Project%20Richie/Jakarta/MASTER/01.%20Januari%202016.xlsx'#$Dt.$G$10];IF([.A67]=40;['file:///home/richie/Dropbox/Project%20Richie/Jakarta/MASTER/01.%20Januari%202016.xlsx'#$Dt.$G$17];IF([.A67]=45;['file:///home/richie/Dropbox/Project%20Richie/Jakarta/MASTER/01.%20Januari%202016.xlsx'#$Dt.$G$18];IF([.A67]=50;['file:///home/richie/Dropbox/Project%20Richie/Jakarta/MASTER/01.%20Januari%202016.xlsx'#$Dt.$G$11];IF([.A67]=70;['file:///home/richie/Dropbox/Project%20Richie/Jakarta/MASTER/01.%20Januari%202016.xlsx'#$Dt.$G$19];IF([.A67]=80;['file:///home/richie/Dropbox/Project%20Richie/Jakarta/MASTER/01.%20Januari%202016.xlsx'#$Dt.$G$20];IF([.A67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6]-[.A67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8]=20;['file:///home/richie/Dropbox/Project%20Richie/Jakarta/MASTER/01.%20Januari%202016.xlsx'#$Dt.$F$15];IF([.A68]=25;['file:///home/richie/Dropbox/Project%20Richie/Jakarta/MASTER/01.%20Januari%202016.xlsx'#$Dt.$F$10];IF([.A68]=40;['file:///home/richie/Dropbox/Project%20Richie/Jakarta/MASTER/01.%20Januari%202016.xlsx'#$Dt.$F$17];IF([.A68]=45;['file:///home/richie/Dropbox/Project%20Richie/Jakarta/MASTER/01.%20Januari%202016.xlsx'#$Dt.$F$18];IF([.A68]=50;['file:///home/richie/Dropbox/Project%20Richie/Jakarta/MASTER/01.%20Januari%202016.xlsx'#$Dt.$F$11];IF([.A68]=70;['file:///home/richie/Dropbox/Project%20Richie/Jakarta/MASTER/01.%20Januari%202016.xlsx'#$Dt.$F$19];IF([.A68]=80;['file:///home/richie/Dropbox/Project%20Richie/Jakarta/MASTER/01.%20Januari%202016.xlsx'#$Dt.$F$20];IF([.A68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8]=20;['file:///home/richie/Dropbox/Project%20Richie/Jakarta/MASTER/01.%20Januari%202016.xlsx'#$Dt.$G$18];IF([.A68]=25;['file:///home/richie/Dropbox/Project%20Richie/Jakarta/MASTER/01.%20Januari%202016.xlsx'#$Dt.$G$10];IF([.A68]=40;['file:///home/richie/Dropbox/Project%20Richie/Jakarta/MASTER/01.%20Januari%202016.xlsx'#$Dt.$G$17];IF([.A68]=45;['file:///home/richie/Dropbox/Project%20Richie/Jakarta/MASTER/01.%20Januari%202016.xlsx'#$Dt.$G$18];IF([.A68]=50;['file:///home/richie/Dropbox/Project%20Richie/Jakarta/MASTER/01.%20Januari%202016.xlsx'#$Dt.$G$11];IF([.A68]=70;['file:///home/richie/Dropbox/Project%20Richie/Jakarta/MASTER/01.%20Januari%202016.xlsx'#$Dt.$G$19];IF([.A68]=80;['file:///home/richie/Dropbox/Project%20Richie/Jakarta/MASTER/01.%20Januari%202016.xlsx'#$Dt.$G$20];IF([.A68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7]-[.A68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69]=20;['file:///home/richie/Dropbox/Project%20Richie/Jakarta/MASTER/01.%20Januari%202016.xlsx'#$Dt.$F$15];IF([.A69]=25;['file:///home/richie/Dropbox/Project%20Richie/Jakarta/MASTER/01.%20Januari%202016.xlsx'#$Dt.$F$10];IF([.A69]=40;['file:///home/richie/Dropbox/Project%20Richie/Jakarta/MASTER/01.%20Januari%202016.xlsx'#$Dt.$F$17];IF([.A69]=45;['file:///home/richie/Dropbox/Project%20Richie/Jakarta/MASTER/01.%20Januari%202016.xlsx'#$Dt.$F$18];IF([.A69]=50;['file:///home/richie/Dropbox/Project%20Richie/Jakarta/MASTER/01.%20Januari%202016.xlsx'#$Dt.$F$11];IF([.A69]=70;['file:///home/richie/Dropbox/Project%20Richie/Jakarta/MASTER/01.%20Januari%202016.xlsx'#$Dt.$F$19];IF([.A69]=80;['file:///home/richie/Dropbox/Project%20Richie/Jakarta/MASTER/01.%20Januari%202016.xlsx'#$Dt.$F$20];IF([.A69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69]=20;['file:///home/richie/Dropbox/Project%20Richie/Jakarta/MASTER/01.%20Januari%202016.xlsx'#$Dt.$G$18];IF([.A69]=25;['file:///home/richie/Dropbox/Project%20Richie/Jakarta/MASTER/01.%20Januari%202016.xlsx'#$Dt.$G$10];IF([.A69]=40;['file:///home/richie/Dropbox/Project%20Richie/Jakarta/MASTER/01.%20Januari%202016.xlsx'#$Dt.$G$17];IF([.A69]=45;['file:///home/richie/Dropbox/Project%20Richie/Jakarta/MASTER/01.%20Januari%202016.xlsx'#$Dt.$G$18];IF([.A69]=50;['file:///home/richie/Dropbox/Project%20Richie/Jakarta/MASTER/01.%20Januari%202016.xlsx'#$Dt.$G$11];IF([.A69]=70;['file:///home/richie/Dropbox/Project%20Richie/Jakarta/MASTER/01.%20Januari%202016.xlsx'#$Dt.$G$19];IF([.A69]=80;['file:///home/richie/Dropbox/Project%20Richie/Jakarta/MASTER/01.%20Januari%202016.xlsx'#$Dt.$G$20];IF([.A69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8]-[.A69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70]=20;['file:///home/richie/Dropbox/Project%20Richie/Jakarta/MASTER/01.%20Januari%202016.xlsx'#$Dt.$F$15];IF([.A70]=25;['file:///home/richie/Dropbox/Project%20Richie/Jakarta/MASTER/01.%20Januari%202016.xlsx'#$Dt.$F$10];IF([.A70]=40;['file:///home/richie/Dropbox/Project%20Richie/Jakarta/MASTER/01.%20Januari%202016.xlsx'#$Dt.$F$17];IF([.A70]=45;['file:///home/richie/Dropbox/Project%20Richie/Jakarta/MASTER/01.%20Januari%202016.xlsx'#$Dt.$F$18];IF([.A70]=50;['file:///home/richie/Dropbox/Project%20Richie/Jakarta/MASTER/01.%20Januari%202016.xlsx'#$Dt.$F$11];IF([.A70]=70;['file:///home/richie/Dropbox/Project%20Richie/Jakarta/MASTER/01.%20Januari%202016.xlsx'#$Dt.$F$19];IF([.A70]=80;['file:///home/richie/Dropbox/Project%20Richie/Jakarta/MASTER/01.%20Januari%202016.xlsx'#$Dt.$F$20];IF([.A70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0]=20;['file:///home/richie/Dropbox/Project%20Richie/Jakarta/MASTER/01.%20Januari%202016.xlsx'#$Dt.$G$18];IF([.A70]=25;['file:///home/richie/Dropbox/Project%20Richie/Jakarta/MASTER/01.%20Januari%202016.xlsx'#$Dt.$G$10];IF([.A70]=40;['file:///home/richie/Dropbox/Project%20Richie/Jakarta/MASTER/01.%20Januari%202016.xlsx'#$Dt.$G$17];IF([.A70]=45;['file:///home/richie/Dropbox/Project%20Richie/Jakarta/MASTER/01.%20Januari%202016.xlsx'#$Dt.$G$18];IF([.A70]=50;['file:///home/richie/Dropbox/Project%20Richie/Jakarta/MASTER/01.%20Januari%202016.xlsx'#$Dt.$G$11];IF([.A70]=70;['file:///home/richie/Dropbox/Project%20Richie/Jakarta/MASTER/01.%20Januari%202016.xlsx'#$Dt.$G$19];IF([.A70]=80;['file:///home/richie/Dropbox/Project%20Richie/Jakarta/MASTER/01.%20Januari%202016.xlsx'#$Dt.$G$20];IF([.A70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69]-[.A70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71]=20;['file:///home/richie/Dropbox/Project%20Richie/Jakarta/MASTER/01.%20Januari%202016.xlsx'#$Dt.$F$15];IF([.A71]=25;['file:///home/richie/Dropbox/Project%20Richie/Jakarta/MASTER/01.%20Januari%202016.xlsx'#$Dt.$F$10];IF([.A71]=40;['file:///home/richie/Dropbox/Project%20Richie/Jakarta/MASTER/01.%20Januari%202016.xlsx'#$Dt.$F$17];IF([.A71]=45;['file:///home/richie/Dropbox/Project%20Richie/Jakarta/MASTER/01.%20Januari%202016.xlsx'#$Dt.$F$18];IF([.A71]=50;['file:///home/richie/Dropbox/Project%20Richie/Jakarta/MASTER/01.%20Januari%202016.xlsx'#$Dt.$F$11];IF([.A71]=70;['file:///home/richie/Dropbox/Project%20Richie/Jakarta/MASTER/01.%20Januari%202016.xlsx'#$Dt.$F$19];IF([.A71]=80;['file:///home/richie/Dropbox/Project%20Richie/Jakarta/MASTER/01.%20Januari%202016.xlsx'#$Dt.$F$20];IF([.A71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1]=20;['file:///home/richie/Dropbox/Project%20Richie/Jakarta/MASTER/01.%20Januari%202016.xlsx'#$Dt.$G$18];IF([.A71]=25;['file:///home/richie/Dropbox/Project%20Richie/Jakarta/MASTER/01.%20Januari%202016.xlsx'#$Dt.$G$10];IF([.A71]=40;['file:///home/richie/Dropbox/Project%20Richie/Jakarta/MASTER/01.%20Januari%202016.xlsx'#$Dt.$G$17];IF([.A71]=45;['file:///home/richie/Dropbox/Project%20Richie/Jakarta/MASTER/01.%20Januari%202016.xlsx'#$Dt.$G$18];IF([.A71]=50;['file:///home/richie/Dropbox/Project%20Richie/Jakarta/MASTER/01.%20Januari%202016.xlsx'#$Dt.$G$11];IF([.A71]=70;['file:///home/richie/Dropbox/Project%20Richie/Jakarta/MASTER/01.%20Januari%202016.xlsx'#$Dt.$G$19];IF([.A71]=80;['file:///home/richie/Dropbox/Project%20Richie/Jakarta/MASTER/01.%20Januari%202016.xlsx'#$Dt.$G$20];IF([.A71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70]-[.A71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72]=20;['file:///home/richie/Dropbox/Project%20Richie/Jakarta/MASTER/01.%20Januari%202016.xlsx'#$Dt.$F$15];IF([.A72]=25;['file:///home/richie/Dropbox/Project%20Richie/Jakarta/MASTER/01.%20Januari%202016.xlsx'#$Dt.$F$10];IF([.A72]=40;['file:///home/richie/Dropbox/Project%20Richie/Jakarta/MASTER/01.%20Januari%202016.xlsx'#$Dt.$F$17];IF([.A72]=45;['file:///home/richie/Dropbox/Project%20Richie/Jakarta/MASTER/01.%20Januari%202016.xlsx'#$Dt.$F$18];IF([.A72]=50;['file:///home/richie/Dropbox/Project%20Richie/Jakarta/MASTER/01.%20Januari%202016.xlsx'#$Dt.$F$11];IF([.A72]=70;['file:///home/richie/Dropbox/Project%20Richie/Jakarta/MASTER/01.%20Januari%202016.xlsx'#$Dt.$F$19];IF([.A72]=80;['file:///home/richie/Dropbox/Project%20Richie/Jakarta/MASTER/01.%20Januari%202016.xlsx'#$Dt.$F$20];IF([.A72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2]=20;['file:///home/richie/Dropbox/Project%20Richie/Jakarta/MASTER/01.%20Januari%202016.xlsx'#$Dt.$G$18];IF([.A72]=25;['file:///home/richie/Dropbox/Project%20Richie/Jakarta/MASTER/01.%20Januari%202016.xlsx'#$Dt.$G$10];IF([.A72]=40;['file:///home/richie/Dropbox/Project%20Richie/Jakarta/MASTER/01.%20Januari%202016.xlsx'#$Dt.$G$17];IF([.A72]=45;['file:///home/richie/Dropbox/Project%20Richie/Jakarta/MASTER/01.%20Januari%202016.xlsx'#$Dt.$G$18];IF([.A72]=50;['file:///home/richie/Dropbox/Project%20Richie/Jakarta/MASTER/01.%20Januari%202016.xlsx'#$Dt.$G$11];IF([.A72]=70;['file:///home/richie/Dropbox/Project%20Richie/Jakarta/MASTER/01.%20Januari%202016.xlsx'#$Dt.$G$19];IF([.A72]=80;['file:///home/richie/Dropbox/Project%20Richie/Jakarta/MASTER/01.%20Januari%202016.xlsx'#$Dt.$G$20];IF([.A72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71]-[.A72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formula="of:=IF([.A73]=20;['file:///home/richie/Dropbox/Project%20Richie/Jakarta/MASTER/01.%20Januari%202016.xlsx'#$Dt.$F$15];IF([.A73]=25;['file:///home/richie/Dropbox/Project%20Richie/Jakarta/MASTER/01.%20Januari%202016.xlsx'#$Dt.$F$10];IF([.A73]=40;['file:///home/richie/Dropbox/Project%20Richie/Jakarta/MASTER/01.%20Januari%202016.xlsx'#$Dt.$F$17];IF([.A73]=45;['file:///home/richie/Dropbox/Project%20Richie/Jakarta/MASTER/01.%20Januari%202016.xlsx'#$Dt.$F$18];IF([.A73]=50;['file:///home/richie/Dropbox/Project%20Richie/Jakarta/MASTER/01.%20Januari%202016.xlsx'#$Dt.$F$11];IF([.A73]=70;['file:///home/richie/Dropbox/Project%20Richie/Jakarta/MASTER/01.%20Januari%202016.xlsx'#$Dt.$F$19];IF([.A73]=80;['file:///home/richie/Dropbox/Project%20Richie/Jakarta/MASTER/01.%20Januari%202016.xlsx'#$Dt.$F$20];IF([.A73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3]=20;['file:///home/richie/Dropbox/Project%20Richie/Jakarta/MASTER/01.%20Januari%202016.xlsx'#$Dt.$G$18];IF([.A73]=25;['file:///home/richie/Dropbox/Project%20Richie/Jakarta/MASTER/01.%20Januari%202016.xlsx'#$Dt.$G$10];IF([.A73]=40;['file:///home/richie/Dropbox/Project%20Richie/Jakarta/MASTER/01.%20Januari%202016.xlsx'#$Dt.$G$17];IF([.A73]=45;['file:///home/richie/Dropbox/Project%20Richie/Jakarta/MASTER/01.%20Januari%202016.xlsx'#$Dt.$G$18];IF([.A73]=50;['file:///home/richie/Dropbox/Project%20Richie/Jakarta/MASTER/01.%20Januari%202016.xlsx'#$Dt.$G$11];IF([.A73]=70;['file:///home/richie/Dropbox/Project%20Richie/Jakarta/MASTER/01.%20Januari%202016.xlsx'#$Dt.$G$19];IF([.A73]=80;['file:///home/richie/Dropbox/Project%20Richie/Jakarta/MASTER/01.%20Januari%202016.xlsx'#$Dt.$G$20];IF([.A73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formula="of:=SUM([.D72]-[.A73])" office:value-type="float" office:value="0" calcext:value-type="float" table:number-columns-spanned="2" table:number-rows-spanned="1">
            <text:p>- </text:p>
          </table:table-cell>
          <table:covered-table-cell/>
          <table:table-cell table:number-columns-spanned="2" table:number-rows-spanned="1"/>
          <table:covered-table-cell table:style-name="ce115"/>
          <table:table-cell table:number-columns-repeated="7"/>
          <table:table-cell table:style-name="Default" table:number-columns-repeated="6"/>
        </table:table-row>
        <table:table-row table:style-name="ro1">
          <table:table-cell table:style-name="ce34"/>
          <table:table-cell table:formula="of:=IF([.A74]=20;['file:///home/richie/Dropbox/Project%20Richie/Jakarta/MASTER/01.%20Januari%202016.xlsx'#$Dt.$F$15];IF([.A74]=25;['file:///home/richie/Dropbox/Project%20Richie/Jakarta/MASTER/01.%20Januari%202016.xlsx'#$Dt.$F$10];IF([.A74]=40;['file:///home/richie/Dropbox/Project%20Richie/Jakarta/MASTER/01.%20Januari%202016.xlsx'#$Dt.$F$17];IF([.A74]=45;['file:///home/richie/Dropbox/Project%20Richie/Jakarta/MASTER/01.%20Januari%202016.xlsx'#$Dt.$F$18];IF([.A74]=50;['file:///home/richie/Dropbox/Project%20Richie/Jakarta/MASTER/01.%20Januari%202016.xlsx'#$Dt.$F$11];IF([.A74]=70;['file:///home/richie/Dropbox/Project%20Richie/Jakarta/MASTER/01.%20Januari%202016.xlsx'#$Dt.$F$19];IF([.A74]=80;['file:///home/richie/Dropbox/Project%20Richie/Jakarta/MASTER/01.%20Januari%202016.xlsx'#$Dt.$F$20];IF([.A74]=100;['file:///home/richie/Dropbox/Project%20Richie/Jakarta/MASTER/01.%20Januari%202016.xlsx'#$Dt.$F$12];))))))))" office:value-type="float" office:value="0" calcext:value-type="float">
            <text:p>0</text:p>
          </table:table-cell>
          <table:table-cell table:formula="of:=IF([.A74]=20;['file:///home/richie/Dropbox/Project%20Richie/Jakarta/MASTER/01.%20Januari%202016.xlsx'#$Dt.$G$18];IF([.A74]=25;['file:///home/richie/Dropbox/Project%20Richie/Jakarta/MASTER/01.%20Januari%202016.xlsx'#$Dt.$G$10];IF([.A74]=40;['file:///home/richie/Dropbox/Project%20Richie/Jakarta/MASTER/01.%20Januari%202016.xlsx'#$Dt.$G$17];IF([.A74]=45;['file:///home/richie/Dropbox/Project%20Richie/Jakarta/MASTER/01.%20Januari%202016.xlsx'#$Dt.$G$18];IF([.A74]=50;['file:///home/richie/Dropbox/Project%20Richie/Jakarta/MASTER/01.%20Januari%202016.xlsx'#$Dt.$G$11];IF([.A74]=70;['file:///home/richie/Dropbox/Project%20Richie/Jakarta/MASTER/01.%20Januari%202016.xlsx'#$Dt.$G$19];IF([.A74]=80;['file:///home/richie/Dropbox/Project%20Richie/Jakarta/MASTER/01.%20Januari%202016.xlsx'#$Dt.$G$20];IF([.A74]=100;['file:///home/richie/Dropbox/Project%20Richie/Jakarta/MASTER/01.%20Januari%202016.xlsx'#$Dt.$G$12];))))))))" office:value-type="float" office:value="0" calcext:value-type="float">
            <text:p>0</text:p>
          </table:table-cell>
          <table:table-cell table:style-name="ce83" table:formula="of:=SUM([.D73]-[.A74])" office:value-type="float" office:value="0" calcext:value-type="float" table:number-columns-spanned="2" table:number-rows-spanned="1">
            <text:p>- </text:p>
          </table:table-cell>
          <table:covered-table-cell table:style-name="ce93"/>
          <table:table-cell table:style-name="ce107" table:number-columns-spanned="2" table:number-rows-spanned="1"/>
          <table:covered-table-cell table:style-name="ce116"/>
          <table:table-cell table:number-columns-repeated="7"/>
          <table:table-cell table:style-name="Default" table:number-columns-repeated="6"/>
        </table:table-row>
        <table:table-row table:style-name="ro1">
          <table:table-cell table:style-name="ce35"/>
          <table:table-cell table:style-name="ce59" table:formula="of:=SUM([.B55:.B74])" office:value-type="float" office:value="0" calcext:value-type="float">
            <text:p>0.0</text:p>
          </table:table-cell>
          <table:table-cell table:style-name="ce74" table:formula="of:=SUM([.C55:.C74])" office:value-type="float" office:value="0" calcext:value-type="float">
            <text:p>0.00</text:p>
          </table:table-cell>
          <table:table-cell table:style-name="ce84" table:formula="of:=SUM([.D74]-[.A75])" office:value-type="float" office:value="0" calcext:value-type="float" table:number-columns-spanned="2" table:number-rows-spanned="1">
            <text:p>- </text:p>
          </table:table-cell>
          <table:covered-table-cell table:style-name="ce94"/>
          <table:table-cell table:style-name="ce108" table:number-columns-spanned="2" table:number-rows-spanned="1"/>
          <table:covered-table-cell table:style-name="ce117"/>
          <table:table-cell table:number-columns-repeated="7"/>
          <table:table-cell table:style-name="Default" table:number-columns-repeated="6"/>
        </table:table-row>
      </table:table>
      <table:table table:name="DataKantin" table:style-name="ta1"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9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9" table:visibility="collapse" table:number-columns-repeated="1017" table:default-cell-style-name="Default"/>
        <table:table-row table:style-name="ro1">
          <table:table-cell office:value-type="string" calcext:value-type="string">
            <text:p>KODE ID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HARGA BELI</text:p>
          </table:table-cell>
          <table:table-cell office:value-type="string" calcext:value-type="string">
            <text:p>HARGA JUAL</text:p>
          </table:table-cell>
          <table:table-cell office:value-type="string" calcext:value-type="string">
            <text:p>KEUNTUNGA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H BOTOL SOSRO</text:p>
          </table:table-cell>
          <table:table-cell office:value-type="string" calcext:value-type="string">
            <text:p>BUAH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HIKI SNACK</text:p>
          </table:table-cell>
          <table:table-cell office:value-type="string" calcext:value-type="string">
            <text:p>BUAH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PERMEN</text:p>
          </table:table-cell>
          <table:table-cell office:value-type="string" calcext:value-type="string">
            <text:p>BUAH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MPRONG</text:p>
          </table:table-cell>
          <table:table-cell office:value-type="string" calcext:value-type="string">
            <text:p>BUAH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likasiIsianKantin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NAMA BARANG" form:control-implementation="ooo:com.sun.star.form.component.ListBox" xml:id="control34" form:id="control34" form:dropdown="true" form:printable="false" form:tab-index="3" form:bound-column="1" form:linked-cell="AplikasiIsianKantin.C52" form:list-linkage-type="selection" form:source-cell-range="DataKantin.C2:DataKantin.C2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</form:properties>
              <office:event-listeners>
                <script:event-listener script:language="ooo:script" script:event-name="dom:change" xlink:href="vnd.sun.star.script:JakartaBaru.Kantin.KetentuanHargaBarang?language=Basic&amp;location=document" xlink:type="simple"/>
              </office:event-listeners>
            </form:listbox>
            <form:fixed-text form:name="Nama Barang" form:control-implementation="ooo:com.sun.star.form.component.FixedText" xml:id="control35" form:id="control35" form:label="NAMA BARANG" form:title="Form untuk isian Handphone" form:printable="false" form:for="control34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Satuan" form:control-implementation="ooo:com.sun.star.form.component.FormattedField" xml:id="control36" form:id="control36" form:printable="false" form:tab-index="3" form:value="0" form:convert-empty-to-null="true" form:linked-cell="AplikasiIsianKantin.E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3"/>
              </form:properties>
              <office:event-listeners>
                <script:event-listener script:language="ooo:script" script:event-name="form:textchange" xlink:href="vnd.sun.star.script:JakartaBaru.Kantin.KetentuanHargaBarang?language=Basic&amp;location=document" xlink:type="simple"/>
              </office:event-listeners>
            </form:formatted-text>
            <form:fixed-text form:name="Kuantiti" form:control-implementation="ooo:com.sun.star.form.component.FixedText" xml:id="control37" form:id="control37" form:label="KUANTITI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text form:name="Formatted Field 1" form:control-implementation="ooo:com.sun.star.form.component.TextField" xml:id="control38" form:id="control38" form:printable="false" form:readonly="true" form:tab-stop="false" form:tab-index="3" form:convert-empty-to-null="true" form:linked-cell="AplikasiIsianKantin.D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Satuan" form:control-implementation="ooo:com.sun.star.form.component.FixedText" xml:id="control39" form:id="control39" form:label="SATUAN" form:title="Form untuk isian Handphone" form:printable="false" form:for="control36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Formatted Field 1" form:control-implementation="ooo:com.sun.star.form.component.FormattedField" xml:id="control40" form:id="control40" form:printable="false" form:readonly="true" form:tab-stop="false" form:tab-index="3" form:value="0" form:convert-empty-to-null="true" form:linked-cell="AplikasiIsianKantin.G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500"/>
              </form:properties>
            </form:formatted-text>
            <form:fixed-text form:name="Harga Jual" form:control-implementation="ooo:com.sun.star.form.component.FixedText" xml:id="control41" form:id="control41" form:label="HARGA JUAL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Formatted Field 1" form:control-implementation="ooo:com.sun.star.form.component.FormattedField" xml:id="control42" form:id="control42" form:printable="false" form:readonly="true" form:tab-stop="false" form:tab-index="3" form:value="0" form:convert-empty-to-null="true" form:linked-cell="AplikasiIsianKantin.H5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ext" office:value-type="string" office:string-value="1500"/>
              </form:properties>
            </form:formatted-text>
            <form:fixed-text form:name="Total Harga Jual" form:control-implementation="ooo:com.sun.star.form.component.FixedText" xml:id="control43" form:id="control43" form:label="TOTAL HARGA JUAL" form:title="Form untuk isian Handphone" form:printable="false" form:multi-line="true">
              <form:properties>
                <form:property form:property-name="HelpText" office:value-type="string" office:string-value="Isian untuk Nomor Handphone"/>
              </form:properties>
            </form:fixed-text>
            <form:formatted-text form:name="Tanggal" form:control-implementation="ooo:com.sun.star.form.component.FormattedField" xml:id="control44" form:id="control44" form:printable="false" form:tab-stop="false" form:tab-index="1" form:value="42005" form:convert-empty-to-null="true" form:linked-cell="AplikasiIsianKantin.A52" form:min-value="4200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22 Desember 2015"/>
              </form:properties>
            </form:formatted-text>
            <form:button form:name="Tanggal Hari Ini" form:control-implementation="ooo:com.sun.star.form.component.CommandButton" xml:id="control45" form:id="control45" form:label="Tanggal Hari ini" form:tab-stop="false" form:tab-index="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akartaBaru.Kantin.TglHrini?language=Basic&amp;location=document" xlink:type="simple"/>
              </office:event-listeners>
            </form:button>
          </form:form>
        </office:forms>
        <table:shapes>
          <draw:frame draw:z-index="0" draw:style-name="gr6" draw:text-style-name="P4" svg:width="254.39mm" svg:height="26.72mm" svg:x="23.01mm" svg:y="5mm">
            <draw:text-box>
              <text:p text:style-name="P3"><text:span text:style-name="T1">SILAHKAN MASUKAN DATA KANTIN</text:span></text:p>
            </draw:text-box>
          </draw:frame>
          <draw:control draw:z-index="1" draw:style-name="gr3" draw:text-style-name="P1" svg:width="86.3mm" svg:height="10mm" svg:x="83.39mm" svg:y="33.57mm" draw:control="control34"/>
          <draw:control draw:z-index="2" draw:style-name="gr2" draw:text-style-name="P2" svg:width="50mm" svg:height="10mm" svg:x="24.03mm" svg:y="33.57mm" draw:control="control35"/>
          <draw:control draw:z-index="3" draw:style-name="gr1" draw:text-style-name="P1" svg:width="32.31mm" svg:height="10mm" svg:x="83.3mm" svg:y="45.15mm" draw:control="control36"/>
          <draw:control draw:z-index="4" draw:style-name="gr2" draw:text-style-name="P2" svg:width="50mm" svg:height="10mm" svg:x="23.94mm" svg:y="45.15mm" draw:control="control37"/>
          <draw:control draw:z-index="5" draw:style-name="gr4" draw:text-style-name="P1" svg:width="32.96mm" svg:height="10mm" svg:x="83.02mm" svg:y="56.81mm" draw:control="control38"/>
          <draw:control draw:z-index="6" draw:style-name="gr2" draw:text-style-name="P2" svg:width="50mm" svg:height="10mm" svg:x="23.66mm" svg:y="56.81mm" draw:control="control39"/>
          <draw:control draw:z-index="7" draw:style-name="gr5" draw:text-style-name="P8" svg:width="44.4mm" svg:height="10mm" svg:x="82.9mm" svg:y="68.24mm" draw:control="control40"/>
          <draw:control draw:z-index="8" draw:style-name="gr2" draw:text-style-name="P2" svg:width="50mm" svg:height="10mm" svg:x="23.68mm" svg:y="68.24mm" draw:control="control41"/>
          <draw:control draw:z-index="9" draw:style-name="gr5" draw:text-style-name="P8" svg:width="44.39mm" svg:height="10mm" svg:x="82.76mm" svg:y="79.29mm" draw:control="control42"/>
          <draw:control draw:z-index="10" draw:style-name="gr2" draw:text-style-name="P2" svg:width="50mm" svg:height="10mm" svg:x="23.4mm" svg:y="79.29mm" draw:control="control43"/>
          <draw:control draw:z-index="11" draw:style-name="gr7" draw:text-style-name="P1" svg:width="59.22mm" svg:height="10mm" svg:x="173.34mm" svg:y="33.48mm" draw:control="control44"/>
          <draw:control draw:z-index="12" draw:text-style-name="P5" svg:width="32.85mm" svg:height="10mm" svg:x="234.24mm" svg:y="33.48mm" draw:control="control45"/>
          <draw:custom-shape draw:z-index="13" draw:style-name="gr9" draw:text-style-name="P7" svg:width="14.19mm" svg:height="224.49mm" svg:x="0.4mm" svg:y="0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" draw:style-name="gr10" draw:text-style-name="P6" svg:width="134.26mm" svg:height="224.49mm" svg:x="275.92mm" svg:y="0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9" table:number-columns-repeated="5" table:default-cell-style-name="Default"/>
        <table:table-row table:style-name="ro1">
          <table:table-cell table:style-name="ce199" table:number-columns-spanned="15" table:number-rows-spanned="50"/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 office:value-type="string" calcext:value-type="string">
            <text:p>TANGGAL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KUANTITI</text:p>
          </table:table-cell>
          <table:table-cell office:value-type="string" calcext:value-type="string">
            <text:p>HARGA BELI</text:p>
          </table:table-cell>
          <table:table-cell office:value-type="string" calcext:value-type="string">
            <text:p>HARGA JUAL</text:p>
          </table:table-cell>
          <table:table-cell office:value-type="string" calcext:value-type="string">
            <text:p>TOTAL HARGA JUAL</text:p>
          </table:table-cell>
          <table:table-cell office:value-type="string" calcext:value-type="string">
            <text:p>KEUNTUNGAN</text:p>
          </table:table-cell>
          <table:table-cell office:value-type="string" calcext:value-type="string">
            <text:p>KETERANGAN</text:p>
          </table:table-cell>
          <table:table-cell table:number-columns-repeated="5"/>
        </table:table-row>
        <table:table-row table:style-name="ro1">
          <table:table-cell table:style-name="ce15" office:value-type="date" office:date-value="2015-12-22" calcext:value-type="date">
            <text:p>22 Desember 2015</text:p>
          </table:table-cell>
          <table:table-cell/>
          <table:table-cell office:value-type="string" calcext:value-type="string">
            <text:p>PERMEN</text:p>
          </table:table-cell>
          <table:table-cell office:value-type="string" calcext:value-type="string">
            <text:p>BUA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</table:table>
      <table:table table:name="HasilPenjualanKantin" table:style-name="ta1" table:print="false">
        <table:table-column table:style-name="co9" table:default-cell-style-name="ce200"/>
        <table:table-column table:style-name="co43" table:default-cell-style-name="ce201"/>
        <table:table-column table:style-name="co9" table:default-cell-style-name="ce201"/>
        <table:table-column table:style-name="co9" table:number-columns-repeated="2" table:default-cell-style-name="ce202"/>
        <table:table-column table:style-name="co9" table:default-cell-style-name="ce201"/>
        <table:table-column table:style-name="co9" table:number-columns-repeated="2" table:default-cell-style-name="ce203"/>
        <table:table-column table:style-name="co9" table:default-cell-style-name="ce204"/>
        <table:table-column table:style-name="co9" table:default-cell-style-name="ce205"/>
        <table:table-column table:style-name="co9" table:default-cell-style-name="ce206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Produk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+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Jml</text:p>
          </table:table-cell>
          <table:table-cell office:value-type="string" calcext:value-type="string">
            <text:p>∑</text:p>
          </table:table-cell>
          <table:table-cell office:value-type="string" calcext:value-type="string">
            <text:p>Jmlh ∑</text:p>
          </table:table-cell>
        </table:table-row>
      </table:table>
      <table:table table:name="'file:///home/richie/Dropbox/Project%20Richie/Jakarta/MASTER/01.%20Januari%202016.xlsx'#Dt" table:print="false" table:style-name="ta_extref">
        <table:table-source xlink:type="simple" xlink:href="../MASTER/01.%20Januari%202016.xlsx" table:table-name="Dt" table:filter-name="Calc MS Excel 2007 XML" table:mode="copy-results-only"/>
        <table:table-column table:number-columns-repeated="10"/>
        <table:table-row table:number-rows-repeated="3">
          <table:table-cell table:number-columns-repeated="10"/>
        </table:table-row>
        <table:table-row>
          <table:table-cell table:style-name="ce1" office:value-type="string">
            <text:p>M KIOS</text:p>
          </table:table-cell>
          <table:table-cell table:number-columns-repeated="7"/>
          <table:table-cell table:style-name="ce1" office:value-type="string">
            <text:p>I ESIA</text:p>
          </table:table-cell>
        </table:table-row>
        <table:table-row>
          <table:table-cell table:style-name="ce1" office:value-type="string">
            <text:p>Pls</text:p>
          </table:table-cell>
          <table:table-cell table:style-name="ce1" office:value-type="string">
            <text:p>Pls</text:p>
          </table:table-cell>
          <table:table-cell table:number-columns-repeated="2"/>
          <table:table-cell table:style-name="ce1" office:value-type="string">
            <text:p>Regular</text:p>
          </table:table-cell>
          <table:table-cell table:number-columns-repeated="3"/>
          <table:table-cell table:style-name="ce1" office:value-type="string">
            <text:p>Pls</text:p>
          </table:table-cell>
          <table:table-cell table:style-name="ce1" office:value-type="string">
            <text:p>Rp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table:style-name="ce1" office:value-type="string">
            <text:p>Pls</text:p>
          </table:table-cell>
          <table:table-cell table:style-name="ce1" office:value-type="string">
            <text:p>Rp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</table:table-row>
        <table:table-row table:number-rows-repeated="3">
          <table:table-cell table:number-columns-repeated="10"/>
        </table:table-row>
        <table:table-row>
          <table:table-cell table:style-name="ce1" office:value-type="string">
            <text:p>M TRONIK</text:p>
          </table:table-cell>
        </table:table-row>
        <table:table-row>
          <table:table-cell table:style-name="ce1" office:value-type="string">
            <text:p>Pls</text:p>
          </table:table-cell>
          <table:table-cell table:style-name="ce1" office:value-type="string">
            <text:p>Rp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</table:table-row>
      </table:table>
      <table:table table:name="'file:///home/richie/Dropbox/Project%20Richie/Jakarta/MASTER/01.%20Januari%202016.xlsx'#10" table:print="false" table:style-name="ta_extref">
        <table:table-source xlink:type="simple" xlink:href="../MASTER/01.%20Januari%202016.xlsx" table:table-name="10" table:filter-name="Calc MS Excel 2007 XML" table:mode="copy-results-only"/>
        <table:table-column table:number-columns-repeated="19"/>
        <table:table-row table:number-rows-repeated="3">
          <table:table-cell table:number-columns-repeated="19"/>
        </table:table-row>
        <table:table-row>
          <table:table-cell table:number-columns-repeated="5"/>
          <table:table-cell table:style-name="ce1" office:value-type="string">
            <text:p>SO+</text:p>
          </table:table-cell>
        </table:table-row>
        <table:table-row>
          <table:table-cell table:number-columns-repeated="19"/>
        </table:table-row>
        <table:table-row>
          <table:table-cell table:number-columns-repeated="5"/>
          <table:table-cell table:style-name="ce1" office:value-type="string">
            <text:p>Rp</text:p>
          </table:table-cell>
        </table:table-row>
        <table:table-row>
          <table:table-cell table:number-columns-repeated="5"/>
          <table:table-cell table:style-name="ce1" office:value-type="float" office:value="2">
            <text:p>2</text:p>
          </table:table-cell>
        </table:table-row>
        <table:table-row>
          <table:table-cell table:number-columns-repeated="5"/>
          <table:table-cell table:style-name="ce1" office:value-type="float" office:value="7">
            <text:p>7</text:p>
          </table:table-cell>
        </table:table-row>
        <table:table-row>
          <table:table-cell table:number-columns-repeated="5"/>
          <table:table-cell table:style-name="ce1" office:value-type="float" office:value="12">
            <text:p>12</text:p>
          </table:table-cell>
        </table:table-row>
        <table:table-row table:number-rows-repeated="4">
          <table:table-cell table:number-columns-repeated="19"/>
        </table:table-row>
        <table:table-row>
          <table:table-cell table:number-columns-repeated="5"/>
          <table:table-cell table:style-name="ce1" office:value-type="string">
            <text:p>Rp</text:p>
          </table:table-cell>
        </table:table-row>
        <table:table-row>
          <table:table-cell table:number-columns-repeated="5"/>
          <table:table-cell table:style-name="ce1" office:value-type="float" office:value="30">
            <text:p>30</text:p>
          </table:table-cell>
        </table:table-row>
        <table:table-row>
          <table:table-cell table:number-columns-repeated="5"/>
          <table:table-cell table:style-name="ce1" office:value-type="float" office:value="30">
            <text:p>30</text:p>
          </table:table-cell>
        </table:table-row>
        <table:table-row>
          <table:table-cell table:number-columns-repeated="5"/>
          <table:table-cell table:style-name="ce1" office:value-type="float" office:value="54">
            <text:p>54</text:p>
          </table:table-cell>
        </table:table-row>
        <table:table-row>
          <table:table-cell table:number-columns-repeated="5"/>
          <table:table-cell table:style-name="ce1" office:value-type="float" office:value="54">
            <text:p>54</text:p>
          </table:table-cell>
        </table:table-row>
        <table:table-row table:number-rows-repeated="4">
          <table:table-cell table:number-columns-repeated="19"/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</table:table-row>
        <table:table-row table:number-rows-repeated="4">
          <table:table-cell table:number-columns-repeated="19"/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</table:table-row>
        <table:table-row table:number-rows-repeated="21">
          <table:table-cell table:number-columns-repeated="19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</table:table-row>
        <table:table-row>
          <table:table-cell table:number-columns-repeated="19"/>
        </table:table-row>
        <table:table-row>
          <table:table-cell table:number-columns-repeated="1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2">
          <table:table-cell table:number-columns-repeated="19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loext:min-decimal-places="0" number:min-integer-digits="1"/>
    </number:number-style>
    <number:number-style style:name="N135">
      <style:text-properties fo:color="#ff0000"/>
      <number:number number:decimal-places="0" loext:min-decimal-places="0" number:min-integer-digits="1"/>
      <style:map style:condition="value()&gt;=0" style:apply-style-name="N135P0"/>
    </number:number-style>
    <number:number-style style:name="N13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currency-style style:name="N1014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" style:display-name="Comma 2" style:family="table-cell" style:parent-style-name="Default" style:data-style-name="N125"/>
    <style:style style:name="Excel_20_Built-in_20_Comma" style:display-name="Excel Built-in Comma" style:family="table-cell" style:parent-style-name="Default" style:data-style-name="N125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1.02mm" draw:rotation="0"/>
    <draw:fill-image draw:name="Aqua" xlink:href="Pictures/100000000000005E0000005E01D0683C6212004A.png" xlink:type="simple" xlink:show="embed" xlink:actuate="onLoad"/>
    <draw:fill-image draw:name="Empty" xlink:href="Pictures/100000000000000800000008CE4222A95D42848C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21:17:39.182632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</meta:initial-creator>
    <meta:creation-date>2015-12-19T17:30:00.943192104</meta:creation-date>
    <meta:generator>LibreOffice/5.0.3.2$Linux_x86 LibreOffice_project/00m0$Build-2</meta:generator>
    <dc:date>2015-12-22T22:13:55.276342633</dc:date>
    <dc:creator>richie </dc:creator>
    <meta:editing-duration>PT11H13M32S</meta:editing-duration>
    <meta:editing-cycles>74</meta:editing-cycles>
    <meta:document-statistic meta:table-count="8" meta:cell-count="1215" meta:object-count="51"/>
  </office:meta>
</office:document-meta>
</file>

<file path=Basic/JakartaBaru/Kantin.xml><?xml version="1.0" encoding="utf-8"?>
<!DOCTYPE module  PUBLIC '-//OpenOffice.org//DTD OfficeDocument 1.0//EN'  'module.dtd'>
<script:module xmlns:script="http://openoffice.org/2000/script" script:name="Kantin" script:language="StarBasic">REM  *****  BASIC  *****

Sub Main

End Sub

Rem ---------Menghitung Untung Selisih antara Harga beli dan harga jual data kantin

Sub MenghitungUntung
Doc	=	ThisComponent
i = 0
Do  until JmlRow = ""
i = i+1
JmlRow			=	Doc.Sheets().getByName("DataKantin").getCellByPosition(2,i).string
TangkapCell		=	Doc.Sheets().getByName("DataKantin").getCellByPosition(4,i).value
TangkapCell2	=	Doc.Sheets().getByName("DataKantin").getCellByPosition(5,i).value
TargetCell		=	TangkapCell2-TangkapCell
Doc.Sheets().getByName("DataKantin").getCellByPosition(6,i).value=Targetcell
Loop
Doc.Sheets().getByName("DataKantin").getCellByPosition(6,i).string=""
End Sub

Rem --------------Menyesuaikan data barang dengan harga jual / harga beli


Sub KetentuanHargaBarang
Doc		= ThisComponent
i = 0
TangkapCellC52	= Doc.Sheets.getByName("AplikasiIsianKantin").getCellRangeByName("C52").String
Do 
i = i+1
TangkapCell	= Doc.Sheets.getByName("DataKantin").getCellByPosition(2,i).String
If TangkapCell = "" then
Exit Sub
else
End If
Loop Until TangkapCellC52=TangkapCell

HargaBeli	=	Doc.Sheets().getByName("DataKantin").getCellByPosition(4,i).value
HargaJual	=	Doc.Sheets().getByName("DataKantin").getCellByPosition(5,i).value
Satuan		=	Doc.Sheets().getByName("DataKantin").getCellByPosition(3,i).String
Doc.Sheets().getByName("AplikasiIsianKantin").getCellRangeByName("F52").Value = HargaBeli
Doc.Sheets().getByName("AplikasiIsianKantin").getCellRangeByName("G52").Value = HargaJual
Doc.Sheets().getByName("AplikasiIsianKantin").getCellRangeByName("D52").String = Satuan

'Keuntungan
Kuantiti	= 	Doc.Sheets().getByName("AplikasiIsianKantin").getCellRangeByName("E52").Value
Untung 		= HargaJual-HargaBeli

TotalKeuntungan 	= Untung*Kuantiti
TotalPenjualan		= HargaJual*Kuantiti
Doc.Sheets().getByName("AplikasiIsianKantin").getCellRangeByName("I52").value = TotalKeuntungan
Doc.Sheets().getByName("AplikasiIsianKantin").getCellRangeByName("H52").value = TotalPenjualan

End Sub

Rem ---------Menuju Ke Data Kantin,Aplikasi Isian kantin,Hasil Penjualan Kantin

Sub KeDataKantin
Doc			=	ThisComponent
TargetSheet	=	Doc.Sheets().getByName("DataKantin")
Doc.CurrentController.SetActiveSheet(TargetSheet)
End Sub


Sub KeAplikasiIsianKantin
Doc			=	ThisComponent
TargetSheet	=	Doc.Sheets().getByName("AplikasiIsianKantin")
Doc.CurrentController.SetActiveSheet(TargetSheet)
End Sub


Sub KePenjualanKantin
Doc			=	ThisComponent
TargetSheet	=	Doc.Sheets().getByName("HasilPenjualanKantin")
Doc.CurrentController.SetActiveSheet(TargetSheet)
End Sub


Rem --------- Ke Tanggal Hari Ini


Sub TglHrini
Doc	=	ThisComponent
Doc.Sheets().getByName("AplikasiIsianKantin").getCellRangeByName("A52").Value	= Date 
End Sub




</script:module>
</file>

<file path=Basic/JakartaBaru/PulsaElektrik.xml><?xml version="1.0" encoding="utf-8"?>
<!DOCTYPE module  PUBLIC '-//OpenOffice.org//DTD OfficeDocument 1.0//EN'  'module.dtd'>
<script:module xmlns:script="http://openoffice.org/2000/script" script:name="PulsaElektrik" script:language="StarBasic">REM  *****  BASIC  *****

Sub Main

End Sub

Rem	-----------ClearContents

Sub HapusData
Doc	=	ThisComponent
BersihB52052	=	Doc.Sheets().getByName("AplikasiIsianElektrik").getCellRangeByName("B52:O52").ClearContents (1+4+8+16)

End Sub

Rem --------------Ke Aplikasi Isian pulsa elektrik


Sub KeAplikasiIsianPulsa
Doc	=	ThisComponent
SheetAplikasiIsianPulsa	=	Doc.Sheets().getByName("AplikasiIsianElektrik")
Doc.CurrentController.Setactivesheet(SheetAplikasiIsianPulsa)
End Sub


Rem --------------Data Pulsa Elektrik


Sub KeDataPulsaElektrik
Doc	=	ThisComponent
SheetAplikasiIsianPulsa	=	Doc.Sheets().getByName("DataPulsaElektrik")
Doc.CurrentController.Setactivesheet(SheetAplikasiIsianPulsa)
End Sub

Rem ----------- Menuju Ke Hasil Data Pulsa Stok

Sub KeHasilDataPulsaStok
Doc	=	ThisComponent
SheetAplikasiIsianPulsa	=	Doc.Sheets().getByName("HasilPenjualanPulsaStok")
Doc.CurrentController.Setactivesheet(SheetAplikasiIsianPulsa)
End Sub

Rem ----------- Menuju Ke Hasil Data Pulsa Saldo

Sub KeHasilDataPulsaSaldo
Doc	=	ThisComponent
SheetAplikasiIsianPulsa	=	Doc.Sheets().getByName("HasilPenjualanPulsaSaldo")
Doc.CurrentController.Setactivesheet(SheetAplikasiIsianPulsa)
End Sub


Rem ------------


Sub SalinTempel
Doc = ThisComponent
Dim i as integer
i = 0
TangkapSheet	=	Doc.Sheets().getByName("DataPulsaElektrik")
Do While PosisiDataAwal = 0
TangkapCell		=	TangkapSheet.getCellByPosition(1,i)
PosisiDataAwal	=	TangkapCell.value
i = i + 1
Loop 
Print i
Print PosisiDataAwal
For i=i-1  to 10
TangkapRentangCell	= TangkapSheet.getCellRangeByPosition(0,i,5,i)
TangkapRentangCell2	= TangkapSheet.getCellRangeByPosition(6,i,11,i)
Sumber	=	TangkapRentangCell
Target	=	TangkapRentangCell2
Target.dataArray = Sumber.dataArray
next i
End Sub


Rem ------- Menentukan Jenis Provider


Sub NomorHandphone
Doc	=	ThisComponent
dim TempelNomor as string
ceknomorhandphone (TempelNomor)
'Print TempelNomor
Doc.Sheets().getByName("AplikasiIsianElektrik").getCellRangeByName("C52").string = TempelNomor
End Sub


Rem ------ Menentukan Jenis Refill berdasarkan Jenis Provider dan Nominal


Sub JenisRefill
'Inisialiasi
Doc	=	ThisComponent
dim TempelNomor as string
Dim TempeljenisRefill as string
'Memasukan Fungsi
ceknomorhandphone(TempelNomor)
ceknominal(TempelJenisRefill)
'print TempelNomor
'print TempelJenisRefill
'iterasi bilangan
i = 0
'Loop
Do 
TangkapCell		=	Doc.Sheets().getByName("DataPulsaElektrik").getCellByPosition(1,i).string
TangkapCell2	=	Doc.Sheets().getByName("DataPulsaElektrik").getCellByPosition(2,i).string
i=i+1
'Fungsi If didalam sebuah loop
if TempelNomor = TangkapCell and TempelJenisRefill = TangkapCell2 then  'if 1
TempelRefill	=	Doc.Sheets().getByName("DataPulsaElektrik").getCellByPosition(3,i-1).string
Doc.Sheets().getByName("AplikasiIsianElektrik").getCellRangeByName("O52").string = TempelRefill
else 'if 1
Doc.Sheets().getByName("AplikasiIsianElektrik").getCellRangeByName("O52").string = ""
'Fungsi if didalam sebuah if
if TangkapCell = "" then 'if 2
exit do
else 'if 2
end if 'if 2
end if ' if 1
Loop until TempelNomor = TangkapCell and TempelJenisRefill = TangkapCell2
'Memasukan sub macro secara berurutan
StokData
rumus
MenentukanNilaiG52
KetentuanHarga
JumlahPenjualanLaba
'print TempelRefill
'print TangkapCell &amp; TangkapCell2
'print TempelNomor &amp; TempelJenisRefill
End Sub


Rem ----------Menyesuaikan nomor handphone dengan output JenisProvider


Function ceknomorhandphone(optional TempelNomor)
Dim i as integer
Dim TangkapCell,Ambil4digit as string
Dim Doc as Object
i	=	1
Doc	=	ThisComponent
TangkapCell	=	Doc.Sheets().getByName("AplikasiIsianElektrik").getCellRangeByName("B52").string
Ambil4digit	=	Left(TangkapCell,3)
' Print Ambil4digit
' Loop

Do
TangkapCell2	=	Doc.Sheets().getByName("DataPulsaElektrik").getCellByPosition(8,i).string
i = i + 1
if TangkapCell2 = "" then
exit Do
Else
End if
Loop until TangkapCell2 = Ambil4digit
' print TangkapCell2
TangkapCell3	=	Doc.Sheets().getByName("DataPulsaElektrik").getCellByPosition(9,i-1).String
'print TangkapCell3
TempelNomor = TangkapCell3
End Function


Rem ---------------Output fungsi Nominal 


Function ceknominal(optional TempelJenisRefill)
Dim i as integer
Dim Doc as Object
Dim TangkapCell as string
Doc	=	ThisComponent
TangkapCell	=	Doc.Sheets().getByName("AplikasiIsianElektrik").getCellRangeByName("D52").STRING
TempelJenisRefill = TangkapCell
End Function


Rem ------ Menghapus nomor handphone elektrik


Sub HapusNomorTelepon
HapusData
Doc	=	ThisComponent
Doc.Sheets().getByName("AplikasiIsianElektrik").getCellRangeByName("C52").String = ""
Doc.Sheets().getByName("AplikasiIsianElektrik").getCellRangeByName("B52").String = ""
End Sub


Rem ------ Membuat rumusan untuk SO+,SA,Sale,Rp,Sigma,JumlahSale,dll
Function MenentukanNilaiG52

Doc	=	ThisComponent
TangkapE52	=	Doc.Sheets().getByName("AplikasiIsianElektrik").getCellRangeByName("E52").Value
TangkapF52	=	Doc.Sheets().getByName("AplikasiIsianElektrik").getCellRangeByName("F52").Value
TangkapG52	=	Doc.Sheets().getByName("AplikasiIsianElektrik").getCellRangeByName("G52").Value
TangkapH52	=	Doc.Sheets().getByName("AplikasiIsianElektrik").getCellRangeByName("H52").Value

TargetG52 	= 	TangkapE52+TangkapF52
Doc.Sheets().getByName("AplikasiIsianElektrik").getCellRangeByName("G52").Value	= TargetG52

End Function

Function Rumus

Doc	=	ThisComponent
TangkapE52	=	Doc.Sheets().getByName("AplikasiIsianElektrik").getCellRangeByName("E52").Value
TangkapF52	=	Doc.Sheets().getByName("AplikasiIsianElektrik").getCellRangeByName("F52").Value
TangkapG52	=	Doc.Sheets().getByName("AplikasiIsianElektrik").getCellRangeByName("G52").Value
TangkapH52	=	Doc.Sheets().getByName("AplikasiIsianElektrik").getCellRangeByName("H52").Value
'Formula untuk menentukan SO+,SA
TargetG52 	= 	TangkapE52+TangkapF52
Doc.Sheets().getByName("AplikasiIsianElektrik").getCellRangeByName("G52").Value	= TargetG52
'If TangkapH52 = 0 Then
TargetO52	=	Doc.Sheets().getByName("AplikasiIsianElektrik").getCellRangeByName("O52").String
'Select Case TargetO52
If TargetO52 = "STOK" then
'Case "STOK"
TangkapH52	= 1
'Case "DOMPUL","SALDO ESIA"
Else
If TargetO52 = ""then
goto selesai
else
End If
ceknomorhandphone(TempelNomor)
ceknominal(TempelJenisRefill)
i=0
Do until TempelNomor=TangkapCell and TempelJenisRefill=TangkapCell2
TangkapCell		=	Doc.Sheets().getByName("DataPulsaElektrik").getCellByPosition(1,i).string
TangkapCell2	=	Doc.Sheets().getByName("DataPulsaElektrik").getCellByPosition(2,i).string
TangkapH52 = Doc.Sheets().getByname("DataPulsaElektrik").getCellByPosition(5,i).value
i=i+1
loop

End if
Doc.Sheets().getByName("AplikasiIsianElektrik").getCellRangeByName("H52").Value	= TangkapH52
TargetH52	=	TargetG52-TangkapH52
Doc.Sheets().getByName("AplikasiIsianElektrik").getCellRangeByName("H52").Value = TargetH52
TargetI52	=	TargetG52-TargetH52
Doc.Sheets().getByName("AplikasiIsianElektrik").getCellRangeByName("I52").Value = TargetI52
Selesai:
'else
'TargetI52	=	TangkapG52-TangkapH52
'Doc.Sheets().getByName("AplikasiIsianElektrik").getCellRangeByName("I52").Value = TargetI52
'End If
End function


Rem ----- Menentukan harga Jual , Harga Beli berdasarkan data yg telah diinput


Sub KetentuanHarga
Doc	=	ThisComponent
Doc	=	ThisComponent
dim TempelNomor as string
Dim TempeljenisRefill as string
balik:
ceknomorhandphone(TempelNomor)
ceknominal(TempelJenisRefill)
'print TempelNomor
'print TempelJenisRefill
i = 0
Do 
TangkapCell		=	Doc.Sheets().getByName("DataPulsaElektrik").getCellByPosition(1,i).string
TangkapCell2	=	Doc.Sheets().getByName("DataPulsaElektrik").getCellByPosition(2,i).string
i=i+1
if TempelNomor = TangkapCell and TempelJenisRefill = TangkapCell2 then
TempelRefill	=	Doc.Sheets().getByName("DataPulsaElektrik").getCellByPosition(5,i-1).value
TempelRefill2	=	Doc.Sheets().getByName("DataPulsaElektrik").getCellByPosition(6,i-1).value
Doc.Sheets().getByName("AplikasiIsianElektrik").getCellRangeByName("J52").value = TempelRefill
Doc.Sheets().getByName("AplikasiIsianElektrik").getCellRangeByName("K52").value = TempelRefill2
else
Doc.Sheets().getByName("AplikasiIsianElektrik").getCellRangeByName("J52").value = ""
if TangkapCell = "" then 
exit do
else
end if
end if
Loop until TempelNomor = TangkapCell and TempelJenisRefill = TangkapCell2
'print TempelRefill
'print TangkapCell &amp; TangkapCell2
'print TempelNomor &amp; TempelJenisRefill
End Sub


Rem ------ Menentukan Stok


Sub StokData
Rumus
Doc	=	ThisComponent
dim TempelNomor as string
Dim TempeljenisRefill as string

ceknomorhandphone(TempelNomor)
ceknominal(TempelJenisRefill)
'print TempelNomor
'print TempelJenisRefill
i = 0
TangkapCell3	=	Doc.Sheets().getByName("AplikasiIsianElektrik").getCellRangeByName("O52").string
Do 
'PRINT TANGKAPCELL3
'Select Case	TangkapCell3
'Case "STOK"
If TangkapCell3 = "STOK" then
B = "HasilPenjualanPulsaStok"
TempelJenisRefill = TempelJenisRefill
j = 3
'Case "DOMPUL" , "SALDO ESIA"
else
B = "HasilPenjualanPulsaSaldo"
TempelJenisRefill = TempelNomor
j  =  2
if TangkapCell3 = "" then
'Case Else
BersihB52052	=	Doc.Sheets().getByName("AplikasiIsianElektrik").getCellRangeByName("E52:O52").ClearContents (1+4+8+16)
goto selesai
else
End If
End If
'end select
TangkapCell		=	Doc.Sheets().getByName(B).getCellByPosition(2,i).string
TangkapCell2	=	Doc.Sheets().getByName(B).getCellByPosition(j,i).string
i=i+1
if TempelNomor = TangkapCell and TempelJenisRefill = TangkapCell2 then
TempelRefill	=	Doc.Sheets().getByName(B).getCellByPosition(7,i-1).value
Doc.Sheets().getByName("AplikasiIsianElektrik").getCellRangeByName("E52").value = TempelRefill
else
Doc.Sheets().getByName("AplikasiIsianElektrik").getCellRangeByName("E52").value = ""
if TangkapCell = "" then 
exit do
else
end if
end if
Loop until TempelNomor = TangkapCell and TempelJenisRefill = TangkapCell2  

selesai:
JumlahPenjualanLaba
End Sub


Rem --------------Penjualan Laba


Sub JumlahPenjualanLaba
Doc	=	ThisComponent
TangkapCell		=	Doc.Sheets().getByName("AplikasiIsianElektrik").getCellRangeByName("I52").value
TangkapCell2	=	Doc.Sheets().getByName("AplikasiIsianElektrik").getCellRangeByName("J52").value
TangkapCell3	=	Doc.Sheets().getByName("AplikasiIsianElektrik").getCellRangeByName("K52").value
TangkapCell4	=	Doc.Sheets().getByName("AplikasiIsianElektrik").getCellRangeByName("O52").string

Select Case TangkapCell4
Case "STOK"
TargetCell	=	TangkapCell2*TangkapCell
TargetCell2	=	TangkapCell3*TangkapCell
Doc.Sheets().getByName("AplikasiIsianElektrik").getCellRangeByName("L52").value=TargetCell
Doc.Sheets().getByName("AplikasiIsianElektrik").getCellRangeByName("M52").value=TargetCell2
Case Else
Doc.Sheets().getByName("AplikasiIsianElektrik").getCellRangeByName("L52").value=  0
Doc.Sheets().getByName("AplikasiIsianElektrik").getCellRangeByName("M52").value=  0

Exit Sub
End Select
End Sub

Rem ----- Tanggal Hari ini

Sub TglHrini
Doc	=	ThisComponent
Doc.Sheets().getByName("AplikasiIsianElektrik").getCellRangeByName("A52").Value	= Date 
End Sub


Rem ------------Keuntungan


Sub MenghitungUntung
Doc	=	ThisComponent
i = 0
Do  until JmlRow = ""
i = i+1
JmlRow			=	Doc.Sheets().getByName("DataPulsaElektrik").getCellByPosition(1,i).string
TangkapCell		=	Doc.Sheets().getByName("DataPulsaElektrik").getCellByPosition(4,i).value
TangkapCell2	=	Doc.Sheets().getByName("DataPulsaElektrik").getCellByPosition(5,i).value
TargetCell		=	TangkapCell2-TangkapCell
Doc.Sheets().getByName("DataPulsaElektrik").getCellByPosition(6,i).value=Targetcell
Loop
Doc.Sheets().getByName("DataPulsaElektrik").getCellByPosition(6,i).string=""
End Sub


Sub PindahDataKeStokAtauSaldo
Doc	=	ThisComponent
TangkapO52	=	Doc.Sheets().getByName("AplikasiIsianElektrik").getCellRangeByName("O52").string
TangkapCell	=	Doc.Sheets().getByName("AplikasiIsianElektrik").getCellRangeByName("A52:O52").RangeAddress

If TangkapO52 = "STOK" then
B = "HasilPenjualanPulsaStok"
Else
B = "HasilPenjualanPulsaSaldo"
If TangkapO52=""Then
Exit Sub
else
End If

End If

TargetCell	=	Doc.Sheets().getByName(B).getcellrangebyname ("A2:O2")
Doc.Sheets().getByName(B).insertCells(TargetCell.RangeAddress, com.sun.star.sheet.CellInsertMode.DOWN)
TargetCell	=	Doc.Sheets().getByName(B).getCellRangeByName("A2").CellAddress
Doc.Sheets().getByName("AplikasiIsianElektrik").CopyRange(TargetCell,TangkapCell)
Doc.Sheets().getByName("AplikasiIsianElektrik").getCellRangeByName("B52:O52").ClearContents (1 + 4 + 8)
End Sub


Sub TambahStokSaldo
Doc	=	ThisComponent
TangkapO52	=	Doc.Sheets().getByName("AplikasiIsianElektrik").getCellRangeByName("O52").string
TangkapCell	=	Doc.Sheets().getByName("AplikasiIsianElektrik").getCellRangeByName("A52:O52").RangeAddress

If TangkapO52 = "STOK" then
B = "HasilPenjualanPulsaStok"
Else
B = "HasilPenjualanPulsaSaldo"
If TangkapO52=""Then
Exit Sub
else
End If

End If

TargetCell	=	Doc.Sheets().getByName(B).getcellrangebyname ("A2:O2")
Doc.Sheets().getByName(B).insertCells(TargetCell.RangeAddress, com.sun.star.sheet.CellInsertMode.DOWN)
TargetCell	=	Doc.Sheets().getByName(B).getCellRangeByName("A2").CellAddress
Doc.Sheets().getByName("AplikasiIsianElektrik").CopyRange(TargetCell,TangkapCell)

SumberCell	=	Doc.Sheets().getByName(B).getCellRangeByName("G2")
TargetCell2	=	Doc.Sheets().getByName(B).getCellRangeByName("H2")
TargetCell2.dataArray=SumberCell.dataArray
Doc.Sheets().getByName(B).getCellRangeByName("I2:N2").ClearContents (1 + 4 + 8)
Doc.Sheets().getByName("AplikasiIsianElektrik").getCellRangeByName("B52:O52").ClearContents (1 + 4 + 8)
End Sub


</script:module>
</file>

<file path=Basic/JakartaBaru/script-lb.xml><?xml version="1.0" encoding="utf-8"?>
<!DOCTYPE library  PUBLIC '-//OpenOffice.org//DTD OfficeDocument 1.0//EN'  'library.dtd'>
<library:library xmlns:library="http://openoffice.org/2000/library" library:name="JakartaBaru" library:readonly="false" library:passwordprotected="false">
  <library:element library:name="PulsaElektrik"/>
  <library:element library:name="Kantin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JakartaBaru" library:link="false"/>
</library:libraries>
</file>

<file path=Dialogs/JakartaBaru/dialog-lb.xml><?xml version="1.0" encoding="utf-8"?>
<!DOCTYPE library  PUBLIC '-//OpenOffice.org//DTD OfficeDocument 1.0//EN'  'library.dtd'>
<library:library xmlns:library="http://openoffice.org/2000/library" library:name="JakartaBaru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JakartaBaru" library:link="false"/>
</library:libraries>
</file>